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4" style:family="table-column">
      <style:table-column-properties fo:break-before="auto" style:column-width="96.21pt"/>
    </style:style>
    <style:style style:name="co15" style:family="table-column">
      <style:table-column-properties fo:break-before="auto" style:column-width="43.94pt"/>
    </style:style>
    <style:style style:name="co12" style:family="table-column">
      <style:table-column-properties fo:break-before="auto" style:column-width="45.69pt"/>
    </style:style>
    <style:style style:name="co16" style:family="table-column">
      <style:table-column-properties fo:break-before="auto" style:column-width="36.96pt"/>
    </style:style>
    <style:style style:name="co17" style:family="table-column">
      <style:table-column-properties fo:break-before="auto" style:column-width="37.84pt"/>
    </style:style>
    <style:style style:name="co4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94.45pt"/>
    </style:style>
    <style:style style:name="co18" style:family="table-column">
      <style:table-column-properties fo:break-before="auto" style:column-width="28.69pt"/>
    </style:style>
    <style:style style:name="co8" style:family="table-column">
      <style:table-column-properties fo:break-before="auto" style:column-width="59.61pt"/>
    </style:style>
    <style:style style:name="co13" style:family="table-column">
      <style:table-column-properties fo:break-before="auto" style:column-width="54.4pt"/>
    </style:style>
    <style:style style:name="co19" style:family="table-column">
      <style:table-column-properties fo:break-before="auto" style:column-width="21.29pt"/>
    </style:style>
    <style:style style:name="co20" style:family="table-column">
      <style:table-column-properties fo:break-before="auto" style:column-width="23.05pt"/>
    </style:style>
    <style:style style:name="co10" style:family="table-column">
      <style:table-column-properties fo:break-before="auto" style:column-width="175.41pt"/>
    </style:style>
    <style:style style:name="co21" style:family="table-column">
      <style:table-column-properties fo:break-before="auto" style:column-width="115.34pt"/>
    </style:style>
    <style:style style:name="co22" style:family="table-column">
      <style:table-column-properties fo:break-before="auto" style:column-width="31.75pt"/>
    </style:style>
    <style:style style:name="co23" style:family="table-column">
      <style:table-column-properties fo:break-before="auto" style:column-width="29.14pt"/>
    </style:style>
    <style:style style:name="co24" style:family="table-column">
      <style:table-column-properties fo:break-before="auto" style:column-width="33.51pt"/>
    </style:style>
    <style:style style:name="co25" style:family="table-column">
      <style:table-column-properties fo:break-before="auto" style:column-width="32.6pt"/>
    </style:style>
    <style:style style:name="co26" style:family="table-column">
      <style:table-column-properties fo:break-before="auto" style:column-width="30.9pt"/>
    </style:style>
    <style:style style:name="co27" style:family="table-column">
      <style:table-column-properties fo:break-before="auto" style:column-width="40.45pt"/>
    </style:style>
    <style:style style:name="co28" style:family="table-column">
      <style:table-column-properties fo:break-before="auto" style:column-width="144.96pt"/>
    </style:style>
    <style:style style:name="co29" style:family="table-column">
      <style:table-column-properties fo:break-before="auto" style:column-width="118.8pt"/>
    </style:style>
    <style:style style:name="co30" style:family="table-column">
      <style:table-column-properties fo:break-before="auto" style:column-width="57pt"/>
    </style:style>
    <style:style style:name="co31" style:family="table-column">
      <style:table-column-properties fo:break-before="auto" style:column-width="198.96pt"/>
    </style:style>
    <style:style style:name="co32" style:family="table-column">
      <style:table-column-properties fo:break-before="auto" style:column-width="161.49pt"/>
    </style:style>
    <style:style style:name="co34" style:family="table-column">
      <style:table-column-properties fo:break-before="auto" style:column-width="55.25pt"/>
    </style:style>
    <style:style style:name="co35" style:family="table-column">
      <style:table-column-properties fo:break-before="auto" style:column-width="16.5pt"/>
    </style:style>
    <style:style style:name="co36" style:family="table-column">
      <style:table-column-properties fo:break-before="auto" style:column-width="77.9pt"/>
    </style:style>
    <style:style style:name="co37" style:family="table-column">
      <style:table-column-properties fo:break-before="auto" style:column-width="53.49pt"/>
    </style:style>
    <style:style style:name="co38" style:family="table-column">
      <style:table-column-properties fo:break-before="auto" style:column-width="92.69pt"/>
    </style:style>
    <style:style style:name="co39" style:family="table-column">
      <style:table-column-properties fo:break-before="auto" style:column-width="69.19pt"/>
    </style:style>
    <style:style style:name="co40" style:family="table-column">
      <style:table-column-properties fo:break-before="auto" style:column-width="44.79pt"/>
    </style:style>
    <style:style style:name="ro3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ro4" style:family="table-row">
      <style:table-row-properties style:row-height="12.44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7" style:family="table-cell" style:parent-style-name="Default">
      <style:table-cell-properties fo:border-bottom="0.06pt solid #000000" fo:background-color="#eeeeee" fo:border-left="0.06pt solid #000000" fo:border-right="none" fo:border-top="0.06pt solid #000000"/>
      <style:text-properties style:text-position="" fo:font-weight="bold" style:font-weight-asian="bold" style:font-weight-complex="bold"/>
    </style:style>
    <style:style style:name="ce18" style:family="table-cell" style:parent-style-name="Default">
      <style:table-cell-properties fo:border-bottom="none" fo:border-left="0.06pt solid #000000" fo:border-right="none" fo:border-top="none"/>
      <style:text-properties style:text-position=""/>
    </style:style>
    <style:style style:name="ce19" style:family="table-cell" style:parent-style-name="Default">
      <style:table-cell-properties fo:border-bottom="0.06pt solid #000000" fo:border-left="0.06pt solid #000000" fo:border-right="none" fo:border-top="none"/>
      <style:text-properties style:text-position=""/>
    </style:style>
    <style:style style:name="ce20" style:family="table-cell" style:parent-style-name="Default">
      <style:table-cell-properties fo:background-color="#eeeeee" fo:border="0.06pt solid #000000"/>
      <style:text-properties style:text-position="" fo:font-weight="bold" style:font-weight-asian="bold" style:font-weight-complex="bold"/>
    </style:style>
    <style:style style:name="ce21" style:family="table-cell" style:parent-style-name="Default">
      <style:table-cell-properties fo:border-bottom="none" fo:border-left="0.06pt solid #000000" fo:border-right="none" fo:border-top="0.06pt solid #000000"/>
      <style:text-properties style:text-position=""/>
    </style:style>
    <style:style style:name="ce22" style:family="table-cell" style:parent-style-name="Default">
      <style:table-cell-properties fo:border-bottom="0.06pt solid #000000" fo:background-color="#eeeeee" fo:border-left="none" fo:border-right="0.06pt solid #000000" fo:border-top="0.06pt solid #000000"/>
      <style:text-properties style:text-position="" fo:font-weight="bold" style:font-weight-asian="bold" style:font-weight-complex="bold"/>
    </style:style>
    <style:style style:name="ce23" style:family="table-cell" style:parent-style-name="Default">
      <style:table-cell-properties fo:background-color="#ccff66" fo:border="0.06pt solid #000000"/>
      <style:text-properties style:text-position=""/>
    </style:style>
    <style:style style:name="ce24" style:family="table-cell" style:parent-style-name="Default">
      <style:table-cell-properties fo:border-bottom="none" fo:border-left="none" fo:border-right="0.06pt solid #000000" fo:border-top="none"/>
      <style:text-properties style:text-position=""/>
    </style:style>
    <style:style style:name="ce25" style:family="table-cell" style:parent-style-name="Default">
      <style:table-cell-properties fo:border-bottom="0.06pt solid #000000" fo:border-left="none" fo:border-right="0.06pt solid #000000" fo:border-top="none"/>
      <style:text-properties style:text-position=""/>
    </style:style>
    <style:style style:name="ce26" style:family="table-cell" style:parent-style-name="Default">
      <style:table-cell-properties fo:border-bottom="0.06pt solid #000000" fo:border-left="none" fo:border-right="none" fo:border-top="none"/>
      <style:text-properties style:text-position=""/>
    </style:style>
    <style:style style:name="ce27" style:family="table-cell" style:parent-style-name="Default">
      <style:table-cell-properties fo:border-bottom="0.99pt groove #000000" fo:background-color="#eeeeee" fo:border-left="0.06pt solid #000000" fo:border-right="0.99pt groove #000000" fo:border-top="0.06pt solid #000000"/>
      <style:text-properties style:text-position="" fo:font-weight="bold" style:font-weight-asian="bold" style:font-weight-complex="bold"/>
    </style:style>
    <style:style style:name="ce28" style:family="table-cell" style:parent-style-name="Default">
      <style:table-cell-properties fo:border-bottom="0.99pt groove #000000" fo:background-color="#eeeeee" fo:border-left="0.99pt groove #000000" fo:border-right="0.99pt groove #000000" fo:border-top="0.06pt solid #000000"/>
      <style:text-properties style:text-position="" fo:font-weight="bold" style:font-weight-asian="bold" style:font-weight-complex="bold"/>
    </style:style>
    <style:style style:name="ce29" style:family="table-cell" style:parent-style-name="Default">
      <style:table-cell-properties fo:border-bottom="0.99pt groove #000000" fo:background-color="#eeeeee" fo:border-left="0.99pt groove #000000" fo:border-right="0.06pt solid #000000" fo:border-top="0.06pt solid #000000"/>
      <style:text-properties style:text-position="" fo:font-weight="bold" style:font-weight-asian="bold" style:font-weight-complex="bold"/>
    </style:style>
    <style:style style:name="ce11" style:family="table-cell" style:parent-style-name="Default">
      <style:table-cell-properties fo:border-bottom="0.06pt solid #000000" fo:background-color="#dddddd" fo:border-left="0.06pt solid #000000" fo:border-right="none" fo:border-top="0.06pt solid #000000"/>
      <style:text-properties style:text-position="" fo:font-weight="bold" style:font-weight-asian="bold" style:font-weight-complex="bold"/>
    </style:style>
    <style:style style:name="ce13" style:family="table-cell" style:parent-style-name="Default">
      <style:table-cell-properties fo:border-bottom="0.06pt solid #000000" fo:background-color="#dddddd" fo:border-left="none" fo:border-right="none" fo:border-top="0.06pt solid #000000"/>
      <style:text-properties style:text-position="" fo:font-weight="bold" style:font-weight-asian="bold" style:font-weight-complex="bold"/>
    </style:style>
    <style:style style:name="ce15" style:family="table-cell" style:parent-style-name="Default">
      <style:text-properties style:text-position="" style:font-name="Liberation Sans" fo:language="en" fo:country="US" style:font-name-asian="Microsoft YaHei" style:language-asian="zh" style:country-asian="CN" style:font-name-complex="Arial1" style:language-complex="hi" style:country-complex="IN"/>
    </style:style>
    <style:style style:name="ce30" style:family="table-cell" style:parent-style-name="Default">
      <style:table-cell-properties fo:border-bottom="none" fo:border-left="none" fo:border-right="none" fo:border-top="0.06pt solid #000000"/>
      <style:text-properties style:text-position=""/>
    </style:style>
    <style:style style:name="ce31" style:family="table-cell" style:parent-style-name="Default">
      <style:table-cell-properties fo:border-bottom="0.06pt solid #000000" fo:background-color="#dddddd" fo:border-left="none" fo:border-right="0.06pt solid #000000" fo:border-top="0.06pt solid #000000"/>
      <style:text-properties style:text-position="" fo:font-weight="bold" style:font-weight-asian="bold" style:font-weight-complex="bold"/>
    </style:style>
    <style:style style:name="ce32" style:family="table-cell" style:parent-style-name="Default">
      <style:table-cell-properties fo:border-bottom="none" fo:border-left="none" fo:border-right="0.06pt solid #000000" fo:border-top="0.06pt solid #000000"/>
      <style:text-properties style:text-position=""/>
    </style:style>
    <style:style style:name="ce33" style:family="table-cell" style:parent-style-name="Default">
      <style:table-cell-properties fo:border-bottom="0.06pt solid #000000" fo:border-left="none" fo:border-right="none" fo:border-top="none"/>
      <style:text-properties style:text-position="" style:font-name="Liberation Sans" fo:language="en" fo:country="US" style:font-name-asian="Microsoft YaHei" style:language-asian="zh" style:country-asian="CN" style:font-name-complex="Arial1" style:language-complex="hi" style:country-complex="IN"/>
    </style:style>
    <style:style style:name="ce34" style:family="table-cell" style:parent-style-name="Default">
      <style:table-cell-properties fo:border-bottom="none" fo:border-left="none" fo:border-right="0.06pt solid #000000" fo:border-top="none"/>
      <style:text-properties style:text-position="" style:font-name="Liberation Sans" fo:language="en" fo:country="US" style:font-name-asian="Microsoft YaHei" style:language-asian="zh" style:country-asian="CN" style:font-name-complex="Arial1" style:language-complex="hi" style:country-complex="IN"/>
    </style:style>
    <style:style style:name="ce35" style:family="table-cell" style:parent-style-name="Default">
      <style:table-cell-properties fo:border-bottom="0.06pt solid #000000" fo:border-left="none" fo:border-right="0.06pt solid #000000" fo:border-top="none"/>
      <style:text-properties style:text-position="" style:font-name="Liberation Sans" fo:language="en" fo:country="US" style:font-name-asian="Microsoft YaHei" style:language-asian="zh" style:country-asian="CN" style:font-name-complex="Arial1" style:language-complex="hi" style:country-complex="IN"/>
    </style:style>
    <style:style style:name="ce36" style:family="table-cell" style:parent-style-name="Default">
      <style:table-cell-properties fo:background-color="#eeeeee" fo:border="0.99pt groove #000000"/>
      <style:text-properties style:text-position="" fo:font-weight="bold" style:font-weight-asian="bold" style:font-weight-complex="bold"/>
    </style:style>
    <style:style style:name="ce37" style:family="table-cell" style:parent-style-name="Default">
      <style:table-cell-properties fo:border-bottom="none" fo:border-left="0.99pt groove #000000" fo:border-right="none" fo:border-top="none"/>
      <style:text-properties style:text-position=""/>
    </style:style>
    <style:style style:name="ce38" style:family="table-cell" style:parent-style-name="Default">
      <style:table-cell-properties fo:border-bottom="0.99pt groove #000000" fo:border-left="0.99pt groove #000000" fo:border-right="none" fo:border-top="none"/>
      <style:text-properties style:text-position=""/>
    </style:style>
    <style:style style:name="ce39" style:family="table-cell" style:parent-style-name="Default">
      <style:table-cell-properties fo:border-bottom="0.99pt groove #000000" fo:border-left="none" fo:border-right="none" fo:border-top="none"/>
      <style:text-properties style:text-position=""/>
    </style:style>
    <style:style style:name="ce40" style:family="table-cell" style:parent-style-name="Default">
      <style:table-cell-properties fo:border-bottom="none" fo:border-left="none" fo:border-right="0.99pt groove #000000" fo:border-top="none"/>
      <style:text-properties style:text-position=""/>
    </style:style>
    <style:style style:name="ce41" style:family="table-cell" style:parent-style-name="Default">
      <style:table-cell-properties fo:border-bottom="0.99pt groove #000000" fo:border-left="none" fo:border-right="0.99pt groove #000000" fo:border-top="none"/>
      <style:text-properties style:text-position=""/>
    </style:style>
    <style:style style:name="ce42" style:family="table-cell" style:parent-style-name="Default">
      <style:table-cell-properties fo:background-color="#eeeeee" style:text-align-source="fix" style:repeat-content="false" fo:border="0.06pt solid #000000"/>
      <style:paragraph-properties fo:text-align="end" fo:margin-left="0pt"/>
      <style:text-properties fo:font-size="12pt" fo:font-weight="bold" style:font-size-asian="12pt" style:font-weight-asian="bold" style:font-size-complex="12pt" style:font-weight-complex="bold"/>
    </style:style>
    <style:style style:name="ce43" style:family="table-cell" style:parent-style-name="Default">
      <style:table-cell-properties fo:background-color="#999999"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45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10.01pt"/>
      <style:text-properties fo:font-size="11pt" style:font-size-asian="11pt" style:font-size-complex="11pt"/>
    </style:style>
    <style:style style:name="ce46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pt"/>
      <style:text-properties fo:font-size="11pt" style:font-size-asian="11pt" style:font-size-complex="11pt"/>
    </style:style>
    <style:style style:name="ce47" style:family="table-cell" style:parent-style-name="Default">
      <style:table-cell-properties fo:background-color="#999999" style:text-align-source="fix" style:repeat-content="false"/>
      <style:paragraph-properties fo:text-align="start" fo:margin-left="0pt"/>
    </style:style>
    <style:style style:name="ce48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pt"/>
      <style:text-properties fo:font-size="10.5pt" style:font-size-asian="10.5pt" style:font-size-complex="10.5pt"/>
    </style:style>
    <style:style style:name="ce49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50" style:family="table-cell" style:parent-style-name="Default">
      <style:table-cell-properties style:text-align-source="fix" style:repeat-content="false" fo:border="0.06pt solid #000000"/>
      <style:paragraph-properties fo:text-align="start" fo:margin-left="0pt"/>
    </style:style>
    <style:style style:name="ce51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10.01pt"/>
    </style:style>
    <style:style style:name="ce52" style:family="table-cell" style:parent-style-name="Default">
      <style:table-cell-properties fo:background-color="#ccff66" style:text-align-source="fix" style:repeat-content="false" fo:border="0.06pt solid #000000" style:vertical-align="middle"/>
      <style:paragraph-properties fo:text-align="start" fo:margin-left="10.01pt"/>
    </style:style>
    <style:style style:name="ce53" style:family="table-cell" style:parent-style-name="Default">
      <style:table-cell-properties fo:background-color="#ccf5ff" style:text-align-source="fix" style:repeat-content="false" fo:border="0.06pt solid #000000" style:vertical-align="middle"/>
      <style:paragraph-properties fo:text-align="start" fo:margin-left="10.01pt"/>
    </style:style>
    <style:style style:name="ce54" style:family="table-cell" style:parent-style-name="Default">
      <style:table-cell-properties fo:background-color="#99ffff" style:text-align-source="fix" style:repeat-content="false" fo:border="0.06pt solid #000000" style:vertical-align="middle"/>
      <style:paragraph-properties fo:text-align="start" fo:margin-left="10.01pt"/>
    </style:style>
    <style:style style:name="ce55" style:family="table-cell" style:parent-style-name="Default">
      <style:table-cell-properties fo:background-color="#ccff66" style:text-align-source="fix" style:repeat-content="false" fo:border="0.06pt solid #000000"/>
      <style:paragraph-properties fo:text-align="start" fo:margin-left="0pt"/>
    </style:style>
    <style:style style:name="ce56" style:family="table-cell" style:parent-style-name="Default">
      <style:table-cell-properties fo:background-color="#ccf5ff" style:text-align-source="fix" style:repeat-content="false" fo:border="0.06pt solid #000000"/>
      <style:paragraph-properties fo:text-align="start" fo:margin-left="10.01pt"/>
    </style:style>
    <style:style style:name="ce57" style:family="table-cell" style:parent-style-name="Default">
      <style:table-cell-properties fo:background-color="#ccff66" style:text-align-source="fix" style:repeat-content="false" fo:border="0.06pt solid #000000"/>
      <style:paragraph-properties fo:text-align="start" fo:margin-left="10.01pt"/>
    </style:style>
    <style:style style:name="ce58" style:family="table-cell" style:parent-style-name="Default">
      <style:table-cell-properties style:text-align-source="fix" style:repeat-content="false" fo:border="0.06pt solid #000000"/>
      <style:paragraph-properties fo:text-align="start" fo:margin-left="10.01pt"/>
    </style:style>
    <style:style style:name="ce59" style:family="table-cell" style:parent-style-name="Default">
      <style:table-cell-properties fo:background-color="#99ffff" style:text-align-source="fix" style:repeat-content="false" fo:border="0.06pt solid #000000"/>
      <style:paragraph-properties fo:text-align="start" fo:margin-left="10.01pt"/>
    </style:style>
    <style:style style:name="ce60" style:family="table-cell" style:parent-style-name="Default">
      <style:table-cell-properties fo:border="0.06pt solid #000000"/>
    </style:style>
    <style:style style:name="ce61" style:family="table-cell" style:parent-style-name="Default">
      <style:table-cell-properties fo:background-color="#999999"/>
    </style:style>
    <style:style style:name="ce62" style:family="table-cell" style:parent-style-name="Default">
      <style:table-cell-properties fo:border-bottom="0.06pt solid #000000" fo:background-color="#dddddd" fo:border-left="0.06pt solid #000000" fo:border-right="none" fo:border-top="0.06pt solid #000000"/>
      <style:text-properties fo:font-weight="bold" style:font-weight-asian="bold" style:font-weight-complex="bold"/>
    </style:style>
    <style:style style:name="ce63" style:family="table-cell" style:parent-style-name="Default">
      <style:table-cell-properties fo:background-color="#99ffff" fo:border="0.06pt solid #000000"/>
    </style:style>
    <style:style style:name="ce64" style:family="table-cell" style:parent-style-name="Default">
      <style:table-cell-properties fo:border-bottom="0.06pt solid #000000" fo:background-color="#dddddd" fo:border-left="none" fo:border-right="none" fo:border-top="0.06pt solid #000000"/>
      <style:text-properties fo:font-weight="bold" style:font-weight-asian="bold" style:font-weight-complex="bold"/>
    </style:style>
    <style:style style:name="ce65" style:family="table-cell" style:parent-style-name="Default">
      <style:table-cell-properties fo:background-color="#99ffff" fo:border="0.06pt solid #000000"/>
      <style:text-properties style:font-name="Liberation Sans" fo:language="en" fo:country="US" style:font-name-asian="Microsoft YaHei" style:language-asian="zh" style:country-asian="CN" style:font-name-complex="Arial1" style:language-complex="hi" style:country-complex="IN"/>
    </style:style>
    <style:style style:name="ce66" style:family="table-cell" style:parent-style-name="Default">
      <style:text-properties style:font-name="Liberation Sans" fo:language="en" fo:country="US" style:font-name-asian="Microsoft YaHei" style:language-asian="zh" style:country-asian="CN" style:font-name-complex="Arial1" style:language-complex="hi" style:country-complex="IN"/>
    </style:style>
    <style:style style:name="ce67" style:family="table-cell" style:parent-style-name="Default">
      <style:table-cell-properties fo:border-bottom="0.06pt solid #000000" fo:border-left="none" fo:border-right="none" fo:border-top="0.06pt solid #000000"/>
    </style:style>
    <style:style style:name="ce68" style:family="table-cell" style:parent-style-name="Default">
      <style:table-cell-properties fo:border-bottom="0.06pt solid #000000" fo:background-color="#eeeeee" fo:border-left="0.06pt solid #000000" fo:border-right="none" fo:border-top="0.06pt solid #000000"/>
      <style:text-properties fo:font-weight="bold" style:font-weight-asian="bold" style:font-weight-complex="bold"/>
    </style:style>
    <style:style style:name="ce69" style:family="table-cell" style:parent-style-name="Default">
      <style:table-cell-properties fo:border-bottom="none" fo:border-left="0.06pt solid #000000" fo:border-right="none" fo:border-top="none"/>
    </style:style>
    <style:style style:name="ce70" style:family="table-cell" style:parent-style-name="Default">
      <style:table-cell-properties fo:border-bottom="0.06pt solid #000000" fo:border-left="0.06pt solid #000000" fo:border-right="none" fo:border-top="none"/>
    </style:style>
    <style:style style:name="ce71" style:family="table-cell" style:parent-style-name="Default">
      <style:table-cell-properties fo:background-color="#eeeeee" fo:border="0.06pt solid #000000"/>
      <style:text-properties fo:font-weight="bold" style:font-weight-asian="bold" style:font-weight-complex="bold"/>
    </style:style>
    <style:style style:name="ce72" style:family="table-cell" style:parent-style-name="Default">
      <style:table-cell-properties fo:border-bottom="none" fo:border-left="0.06pt solid #000000" fo:border-right="none" fo:border-top="0.06pt solid #000000"/>
    </style:style>
    <style:style style:name="ce73" style:family="table-cell" style:parent-style-name="Default">
      <style:table-cell-properties fo:border-bottom="0.06pt solid #000000" fo:background-color="#eeeeee" fo:border-left="none" fo:border-right="0.06pt solid #000000" fo:border-top="0.06pt solid #000000"/>
      <style:text-properties fo:font-weight="bold" style:font-weight-asian="bold" style:font-weight-complex="bold"/>
    </style:style>
    <style:style style:name="ce74" style:family="table-cell" style:parent-style-name="Default">
      <style:table-cell-properties fo:background-color="#ccff66" fo:border="0.06pt solid #000000"/>
    </style:style>
    <style:style style:name="ce75" style:family="table-cell" style:parent-style-name="Default">
      <style:table-cell-properties fo:border-bottom="none" fo:border-left="none" fo:border-right="0.06pt solid #000000" fo:border-top="none"/>
    </style:style>
    <style:style style:name="ce76" style:family="table-cell" style:parent-style-name="Default">
      <style:table-cell-properties fo:border-bottom="0.06pt solid #000000" fo:border-left="none" fo:border-right="0.06pt solid #000000" fo:border-top="none"/>
    </style:style>
    <style:style style:name="ce77" style:family="table-cell" style:parent-style-name="Default">
      <style:table-cell-properties fo:border-bottom="0.06pt solid #000000" fo:border-left="none" fo:border-right="none" fo:border-top="none"/>
    </style:style>
    <style:style style:name="ce78" style:family="table-cell" style:parent-style-name="Default">
      <style:table-cell-properties fo:border-bottom="0.99pt groove #000000" fo:background-color="#eeeeee" fo:border-left="0.06pt solid #000000" fo:border-right="0.99pt groove #000000" fo:border-top="0.06pt solid #000000"/>
      <style:text-properties fo:font-weight="bold" style:font-weight-asian="bold" style:font-weight-complex="bold"/>
    </style:style>
    <style:style style:name="ce79" style:family="table-cell" style:parent-style-name="Default">
      <style:table-cell-properties fo:border-bottom="0.99pt groove #000000" fo:background-color="#eeeeee" fo:border-left="0.99pt groove #000000" fo:border-right="0.99pt groove #000000" fo:border-top="0.06pt solid #000000"/>
      <style:text-properties fo:font-weight="bold" style:font-weight-asian="bold" style:font-weight-complex="bold"/>
    </style:style>
    <style:style style:name="ce80" style:family="table-cell" style:parent-style-name="Default">
      <style:table-cell-properties fo:border-bottom="0.99pt groove #000000" fo:background-color="#eeeeee" fo:border-left="0.99pt groove #000000" fo:border-right="0.06pt solid #000000" fo:border-top="0.06pt solid #000000"/>
      <style:text-properties fo:font-weight="bold" style:font-weight-asian="bold" style:font-weight-complex="bold"/>
    </style:style>
    <style:style style:name="ce81" style:family="table-cell" style:parent-style-name="Default">
      <style:table-cell-properties fo:border-bottom="none" fo:border-left="none" fo:border-right="none" fo:border-top="0.06pt solid #000000"/>
    </style:style>
    <style:style style:name="ce82" style:family="table-cell" style:parent-style-name="Default">
      <style:table-cell-properties fo:border-bottom="0.06pt solid #000000" fo:background-color="#dddddd" fo:border-left="none" fo:border-right="0.06pt solid #000000" fo:border-top="0.06pt solid #000000"/>
      <style:text-properties fo:font-weight="bold" style:font-weight-asian="bold" style:font-weight-complex="bold"/>
    </style:style>
    <style:style style:name="ce83" style:family="table-cell" style:parent-style-name="Default">
      <style:table-cell-properties fo:background-color="#ccf5ff" fo:border="0.06pt solid #000000"/>
    </style:style>
    <style:style style:name="ce84" style:family="table-cell" style:parent-style-name="Default">
      <style:table-cell-properties fo:border-bottom="0.06pt solid #000000" fo:border-left="none" fo:border-right="none" fo:border-top="none"/>
      <style:text-properties style:font-name="Liberation Sans" fo:language="en" fo:country="US" style:font-name-asian="Microsoft YaHei" style:language-asian="zh" style:country-asian="CN" style:font-name-complex="Arial1" style:language-complex="hi" style:country-complex="IN"/>
    </style:style>
    <style:style style:name="ce85" style:family="table-cell" style:parent-style-name="Default">
      <style:table-cell-properties fo:border-bottom="none" fo:border-left="none" fo:border-right="0.06pt solid #000000" fo:border-top="none"/>
      <style:text-properties style:font-name="Liberation Sans" fo:language="en" fo:country="US" style:font-name-asian="Microsoft YaHei" style:language-asian="zh" style:country-asian="CN" style:font-name-complex="Arial1" style:language-complex="hi" style:country-complex="IN"/>
    </style:style>
    <style:style style:name="ce86" style:family="table-cell" style:parent-style-name="Default">
      <style:table-cell-properties fo:border-bottom="0.06pt solid #000000" fo:border-left="none" fo:border-right="0.06pt solid #000000" fo:border-top="none"/>
      <style:text-properties style:font-name="Liberation Sans" fo:language="en" fo:country="US" style:font-name-asian="Microsoft YaHei" style:language-asian="zh" style:country-asian="CN" style:font-name-complex="Arial1" style:language-complex="hi" style:country-complex="IN"/>
    </style:style>
    <style:style style:name="ce87" style:family="table-cell" style:parent-style-name="Default">
      <style:table-cell-properties fo:border-bottom="none" fo:border-left="none" fo:border-right="0.06pt solid #000000" fo:border-top="0.06pt solid #000000"/>
    </style:style>
    <style:style style:name="ce88" style:family="table-cell" style:parent-style-name="Default">
      <style:table-cell-properties fo:background-color="#eeeeee" fo:border="0.99pt groove #000000"/>
      <style:text-properties fo:font-weight="bold" style:font-weight-asian="bold" style:font-weight-complex="bold"/>
    </style:style>
    <style:style style:name="ce89" style:family="table-cell" style:parent-style-name="Default">
      <style:table-cell-properties fo:border-bottom="none" fo:border-left="0.99pt groove #000000" fo:border-right="none" fo:border-top="none"/>
    </style:style>
    <style:style style:name="ce90" style:family="table-cell" style:parent-style-name="Default">
      <style:table-cell-properties fo:border-bottom="0.99pt groove #000000" fo:border-left="0.99pt groove #000000" fo:border-right="none" fo:border-top="none"/>
    </style:style>
    <style:style style:name="ce91" style:family="table-cell" style:parent-style-name="Default">
      <style:table-cell-properties fo:border-bottom="0.99pt groove #000000" fo:border-left="none" fo:border-right="none" fo:border-top="none"/>
    </style:style>
    <style:style style:name="ce92" style:family="table-cell" style:parent-style-name="Default">
      <style:table-cell-properties fo:border-bottom="none" fo:border-left="none" fo:border-right="0.99pt groove #000000" fo:border-top="none"/>
    </style:style>
    <style:style style:name="ce93" style:family="table-cell" style:parent-style-name="Default">
      <style:table-cell-properties fo:border-bottom="0.99pt groove #000000" fo:border-left="none" fo:border-right="0.99pt groove #000000" fo:border-top="none"/>
    </style:style>
  </office:automatic-styles>
  <office:body>
    <office:spreadsheet>
      <table:table table:name="README" table:style-name="ta1">
        <office:forms form:automatic-focus="false" form:apply-design-mode="false"/>
        <table:table-column table:style-name="co34" table:default-cell-style-name="ce44"/>
        <table:table-column table:style-name="co35" table:default-cell-style-name="ce43"/>
        <table:table-column table:style-name="co36" table:default-cell-style-name="ce49"/>
        <table:table-column table:style-name="co4" table:number-columns-repeated="5" table:default-cell-style-name="ce49"/>
        <table:table-column table:style-name="co4" table:number-columns-repeated="1016" table:default-cell-style-name="Default"/>
        <table:table-row table:style-name="ro2">
          <table:table-cell table:style-name="ce42" office:value-type="string" calcext:value-type="string">
            <text:p>Goal</text:p>
          </table:table-cell>
          <table:table-cell/>
          <table:table-cell table:style-name="ce45" office:value-type="string" calcext:value-type="string" table:number-columns-spanned="8" table:number-rows-spanned="1">
            <text:p>Generate random characters for Pathfinder 2e</text:p>
          </table:table-cell>
          <table:covered-table-cell table:number-columns-repeated="5" table:style-name="ce50"/>
          <table:covered-table-cell table:number-columns-repeated="2" table:style-name="ce60"/>
          <table:table-cell table:number-columns-repeated="1014"/>
        </table:table-row>
        <table:table-row table:style-name="ro2">
          <table:table-cell table:style-name="ce42" office:value-type="string" calcext:value-type="string">
            <text:p>Step</text:p>
          </table:table-cell>
          <table:table-cell/>
          <table:table-cell table:style-name="ce46" office:value-type="string" calcext:value-type="string">
            <text:p>1 of 4</text:p>
          </table:table-cell>
          <table:table-cell table:style-name="ce51" office:value-type="string" calcext:value-type="string" table:number-columns-spanned="7" table:number-rows-spanned="1">
            <text:p>Randomly select race, heritage, class, class spec, and background</text:p>
          </table:table-cell>
          <table:covered-table-cell table:number-columns-repeated="4" table:style-name="ce50"/>
          <table:covered-table-cell table:number-columns-repeated="2" table:style-name="ce60"/>
          <table:table-cell table:number-columns-repeated="1014"/>
        </table:table-row>
        <table:table-row table:style-name="ro4">
          <table:table-cell table:style-name="ce43"/>
          <table:table-cell/>
          <table:table-cell table:style-name="ce47" table:number-columns-repeated="6"/>
          <table:table-cell table:style-name="ce61" table:number-columns-repeated="1016"/>
        </table:table-row>
        <table:table-row table:style-name="ro2">
          <table:table-cell table:style-name="ce42" office:value-type="string" calcext:value-type="string">
            <text:p>HOWTO</text:p>
          </table:table-cell>
          <table:table-cell/>
          <table:table-cell table:style-name="ce45" office:value-type="string" calcext:value-type="string" table:number-columns-spanned="8" table:number-rows-spanned="1">
            <text:p>Edit the weights to suit your setting, adjust row count for character count, recalculate, copy</text:p>
          </table:table-cell>
          <table:covered-table-cell table:number-columns-repeated="7"/>
          <table:table-cell table:number-columns-repeated="1014"/>
        </table:table-row>
        <table:table-row table:style-name="ro2">
          <table:table-cell table:style-name="ce42" office:value-type="string" calcext:value-type="string">
            <text:p>Step 1</text:p>
          </table:table-cell>
          <table:table-cell/>
          <table:table-cell table:style-name="ce46" office:value-type="string" calcext:value-type="string">
            <text:p>Ancestry+BG</text:p>
          </table:table-cell>
          <table:table-cell table:style-name="ce52" office:value-type="string" calcext:value-type="string" table:number-columns-spanned="7" table:number-rows-spanned="1">
            <text:p>Edit the weights (green) to fit the ratios of your setting</text:p>
          </table:table-cell>
          <table:covered-table-cell table:number-columns-repeated="6" table:style-name="ce55"/>
          <table:table-cell table:number-columns-repeated="1014"/>
        </table:table-row>
        <table:table-row table:style-name="ro2">
          <table:table-cell table:style-name="ce42" office:value-type="string" calcext:value-type="string">
            <text:p>Step 2</text:p>
          </table:table-cell>
          <table:table-cell/>
          <table:table-cell table:style-name="ce46" office:value-type="string" calcext:value-type="string">
            <text:p>Classes</text:p>
          </table:table-cell>
          <table:table-cell table:style-name="ce53" office:value-type="string" calcext:value-type="string" table:number-columns-spanned="7" table:number-rows-spanned="1">
            <text:p>Edit the deities for your setting. Enter twice, but with different (unique) wording</text:p>
          </table:table-cell>
          <table:covered-table-cell table:number-columns-repeated="6" table:style-name="ce56"/>
          <table:table-cell table:number-columns-repeated="1014"/>
        </table:table-row>
        <table:table-row table:style-name="ro2">
          <table:table-cell table:style-name="ce42" office:value-type="string" calcext:value-type="string">
            <text:p>Step 3</text:p>
          </table:table-cell>
          <table:table-cell/>
          <table:table-cell table:style-name="ce46" office:value-type="string" calcext:value-type="string">
            <text:p>Classes</text:p>
          </table:table-cell>
          <table:table-cell table:style-name="ce52" office:value-type="string" calcext:value-type="string" table:number-columns-spanned="7" table:number-rows-spanned="1">
            <text:p>Edit the weights (green) to fit the ratios of your setting</text:p>
          </table:table-cell>
          <table:covered-table-cell table:number-columns-repeated="6" table:style-name="ce57"/>
          <table:table-cell table:number-columns-repeated="1014"/>
        </table:table-row>
        <table:table-row table:style-name="ro2">
          <table:table-cell table:style-name="ce42" office:value-type="string" calcext:value-type="string">
            <text:p>Step 4</text:p>
          </table:table-cell>
          <table:table-cell/>
          <table:table-cell table:style-name="ce46" office:value-type="string" calcext:value-type="string">
            <text:p>Characters</text:p>
          </table:table-cell>
          <table:table-cell table:style-name="ce54" office:value-type="string" calcext:value-type="string" table:number-columns-spanned="7" table:number-rows-spanned="1">
            <text:p>Delete rows or copy/paste rows to get the right character count</text:p>
          </table:table-cell>
          <table:covered-table-cell table:number-columns-repeated="6" table:style-name="ce58"/>
          <table:table-cell table:number-columns-repeated="1014"/>
        </table:table-row>
        <table:table-row table:style-name="ro2">
          <table:table-cell table:style-name="ce42" office:value-type="string" calcext:value-type="string">
            <text:p>Step 5</text:p>
          </table:table-cell>
          <table:table-cell/>
          <table:table-cell table:style-name="ce46" office:value-type="string" calcext:value-type="string">
            <text:p>Characters</text:p>
          </table:table-cell>
          <table:table-cell table:style-name="ce54" office:value-type="string" calcext:value-type="string" table:number-columns-spanned="7" table:number-rows-spanned="1">
            <text:p>Recalculate (F9) until you like what you get</text:p>
          </table:table-cell>
          <table:covered-table-cell table:number-columns-repeated="6" table:style-name="ce59"/>
          <table:table-cell table:number-columns-repeated="1014"/>
        </table:table-row>
        <table:table-row table:style-name="ro2">
          <table:table-cell table:style-name="ce42" office:value-type="string" calcext:value-type="string">
            <text:p>Step 6</text:p>
          </table:table-cell>
          <table:table-cell/>
          <table:table-cell table:style-name="ce48" office:value-type="string" calcext:value-type="string">
            <text:p>Characters</text:p>
          </table:table-cell>
          <table:table-cell table:style-name="ce54" office:value-type="string" calcext:value-type="string" table:number-columns-spanned="7" table:number-rows-spanned="1">
            <text:p>Copy, then paste the values to The next major step (AbilityScores), or to some other media</text:p>
          </table:table-cell>
          <table:covered-table-cell table:number-columns-repeated="6" table:style-name="ce59"/>
          <table:table-cell table:number-columns-repeated="1014"/>
        </table:table-row>
        <table:table-row table:style-name="ro3" table:number-rows-repeated="104856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haracters" table:style-name="ta1">
        <office:forms form:automatic-focus="false" form:apply-design-mode="false"/>
        <table:table-column table:style-name="co37" table:default-cell-style-name="ce63"/>
        <table:table-column table:style-name="co38" table:default-cell-style-name="ce63"/>
        <table:table-column table:style-name="co7" table:default-cell-style-name="ce63"/>
        <table:table-column table:style-name="co8" table:default-cell-style-name="ce63"/>
        <table:table-column table:style-name="co39" table:default-cell-style-name="ce65"/>
        <table:table-column table:style-name="co10" table:default-cell-style-name="ce65"/>
        <table:table-column table:style-name="co40" table:default-cell-style-name="Default"/>
        <table:table-column table:style-name="co12" table:default-cell-style-name="Default"/>
        <table:table-column table:style-name="co13" table:default-cell-style-name="ce66"/>
        <table:table-column table:style-name="co4" table:number-columns-repeated="1015" table:default-cell-style-name="Default"/>
        <table:table-row table:style-name="ro3">
          <table:table-cell table:style-name="ce62" office:value-type="string" calcext:value-type="string">
            <text:p>Ancestry</text:p>
          </table:table-cell>
          <table:table-cell table:style-name="ce64" office:value-type="string" calcext:value-type="string">
            <text:p>Heritage</text:p>
          </table:table-cell>
          <table:table-cell table:style-name="ce64" office:value-type="string" calcext:value-type="string">
            <text:p>Background</text:p>
          </table:table-cell>
          <table:table-cell table:style-name="ce64" office:value-type="string" calcext:value-type="string">
            <text:p>Class</text:p>
          </table:table-cell>
          <table:table-cell table:style-name="ce64" office:value-type="string" calcext:value-type="string">
            <text:p>Spec1</text:p>
          </table:table-cell>
          <table:table-cell table:style-name="ce64" office:value-type="string" calcext:value-type="string">
            <text:p>Spec2</text:p>
          </table:table-cell>
          <table:table-cell table:style-name="ce64" office:value-type="string" calcext:value-type="string">
            <text:p>HeritT0</text:p>
          </table:table-cell>
          <table:table-cell table:style-name="ce64" office:value-type="string" calcext:value-type="string">
            <text:p>HeritTX</text:p>
          </table:table-cell>
          <table:table-cell table:style-name="ce64" office:value-type="string" calcext:value-type="string">
            <text:p>Classline</text:p>
          </table:table-cell>
          <table:table-cell table:style-name="ce67" table:number-columns-repeated="1015"/>
        </table:table-row>
        <table:table-row table:style-name="ro3">
          <table:table-cell table:formula="of:=INDIRECT(&quot;'Ancestry+BG'.A&quot;&amp;(1+MATCH(RAND()*SUM(['Ancestry+BG'.B$2:.B$7]);['Ancestry+BG'.C$2:.C$7])))" office:value-type="string" office:string-value="Gnome" calcext:value-type="string">
            <text:p>Gnome</text:p>
          </table:table-cell>
          <table:table-cell table:formula="of:=INDIRECT(&quot;'Ancestry+BG'.A&quot;&amp;([.G2]-1+MATCH(RAND()*SUM(INDIRECT(&quot;'Ancestry+BG'.B$&quot;&amp;[.G2]&amp;&quot;:B$&quot;&amp;[.H2]));INDIRECT(&quot;'Ancestry+BG'.C$&quot;&amp;[.G2]&amp;&quot;:C$&quot;&amp;[.H2]))))" office:value-type="string" office:string-value="Fey Touched" calcext:value-type="string">
            <text:p>Fey Touched</text:p>
          </table:table-cell>
          <table:table-cell table:formula="of:=INDIRECT(&quot;'Ancestry+BG'.G&quot;&amp;(1+MATCH(RAND()*SUM(['Ancestry+BG'.H$2:.H$36]);['Ancestry+BG'.I$2:.I$36])))" office:value-type="string" office:string-value="Guard" calcext:value-type="string">
            <text:p>Guard</text:p>
          </table:table-cell>
          <table:table-cell table:formula="of:=INDIRECT(&quot;'Classes'.A&quot;&amp;(1+MATCH(RAND()*SUM([Classes.B$2:.B$13]);[Classes.C$2:.C$13])))" office:value-type="string" office:string-value="Rogue" calcext:value-type="string">
            <text:p>Rogue</text:p>
          </table:table-cell>
          <table:table-cell table:formula="of:=IF(ISNA(INDIRECT(&quot;'Classes'.G&quot;&amp;[.I2]));&quot;&quot;;INDIRECT(&quot;'Classes'.E&quot;&amp;RANDBETWEEN(1;INDIRECT(&quot;'Classes'.H&quot;&amp;[.I2]))+INDIRECT(&quot;'Classes'.G&quot;&amp;[.I2])-1))" office:value-type="string" office:string-value="Scoundrel" calcext:value-type="string">
            <text:p>Scoundrel</text:p>
          </table:table-cell>
          <table:table-cell table:formula="of:=IF(ISNA(INDIRECT(&quot;'Classes'.I&quot;&amp;[.I2]));&quot;&quot;;INDIRECT(&quot;'Classes'.E&quot;&amp;RANDBETWEEN(1;INDIRECT(&quot;'Classes'.J&quot;&amp;[.I2]))+INDIRECT(&quot;'Classes'.I&quot;&amp;[.I2])-1))">
            <text:p/>
          </table:table-cell>
          <table:table-cell table:formula="of:=INDIRECT(&quot;'Ancestry+BG'.D&quot;&amp;MATCH([.A2];['Ancestry+BG'.A$1:.A$7];0))" office:value-type="float" office:value="10" calcext:value-type="float">
            <text:p>10</text:p>
          </table:table-cell>
          <table:table-cell table:formula="of:=INDIRECT(&quot;'Ancestry+BG'.E&quot;&amp;MATCH([.A2];['Ancestry+BG'.A$1:.A$7];0))" office:value-type="float" office:value="15" calcext:value-type="float">
            <text:p>15</text:p>
          </table:table-cell>
          <table:table-cell table:formula="of:=MATCH([.D2];[Classes.A$2:.A$13];0)+1" office:value-type="float" office:value="11" calcext:value-type="float">
            <text:p>11</text:p>
          </table:table-cell>
          <table:table-cell table:number-columns-repeated="1015"/>
        </table:table-row>
        <table:table-row table:style-name="ro3">
          <table:table-cell table:formula="of:=INDIRECT(&quot;'Ancestry+BG'.A&quot;&amp;(1+MATCH(RAND()*SUM(['Ancestry+BG'.B$2:.B$7]);['Ancestry+BG'.C$2:.C$7])))" office:value-type="string" office:string-value="Halfling" calcext:value-type="string">
            <text:p>Halfling</text:p>
          </table:table-cell>
          <table:table-cell table:formula="of:=INDIRECT(&quot;'Ancestry+BG'.A&quot;&amp;([.G3]-1+MATCH(RAND()*SUM(INDIRECT(&quot;'Ancestry+BG'.B$&quot;&amp;[.G3]&amp;&quot;:B$&quot;&amp;[.H3]));INDIRECT(&quot;'Ancestry+BG'.C$&quot;&amp;[.G3]&amp;&quot;:C$&quot;&amp;[.H3]))))" office:value-type="string" office:string-value="Hillock" calcext:value-type="string">
            <text:p>Hillock</text:p>
          </table:table-cell>
          <table:table-cell table:formula="of:=INDIRECT(&quot;'Ancestry+BG'.G&quot;&amp;(1+MATCH(RAND()*SUM(['Ancestry+BG'.H$2:.H$36]);['Ancestry+BG'.I$2:.I$36])))" office:value-type="string" office:string-value="Gladiator" calcext:value-type="string">
            <text:p>Gladiator</text:p>
          </table:table-cell>
          <table:table-cell table:formula="of:=INDIRECT(&quot;'Classes'.A&quot;&amp;(1+MATCH(RAND()*SUM([Classes.B$2:.B$13]);[Classes.C$2:.C$13])))" office:value-type="string" office:string-value="Rogue" calcext:value-type="string">
            <text:p>Rogue</text:p>
          </table:table-cell>
          <table:table-cell table:formula="of:=IF(ISNA(INDIRECT(&quot;'Classes'.G&quot;&amp;[.I3]));&quot;&quot;;INDIRECT(&quot;'Classes'.E&quot;&amp;RANDBETWEEN(1;INDIRECT(&quot;'Classes'.H&quot;&amp;[.I3]))+INDIRECT(&quot;'Classes'.G&quot;&amp;[.I3])-1))" office:value-type="string" office:string-value="Thief" calcext:value-type="string">
            <text:p>Thief</text:p>
          </table:table-cell>
          <table:table-cell table:formula="of:=IF(ISNA(INDIRECT(&quot;'Classes'.I&quot;&amp;[.I3]));&quot;&quot;;INDIRECT(&quot;'Classes'.E&quot;&amp;RANDBETWEEN(1;INDIRECT(&quot;'Classes'.J&quot;&amp;[.I3]))+INDIRECT(&quot;'Classes'.I&quot;&amp;[.I3])-1))">
            <text:p/>
          </table:table-cell>
          <table:table-cell table:formula="of:=INDIRECT(&quot;'Ancestry+BG'.D&quot;&amp;MATCH([.A3];['Ancestry+BG'.A$1:.A$7];0))" office:value-type="float" office:value="45" calcext:value-type="float">
            <text:p>45</text:p>
          </table:table-cell>
          <table:table-cell table:formula="of:=INDIRECT(&quot;'Ancestry+BG'.E&quot;&amp;MATCH([.A3];['Ancestry+BG'.A$1:.A$7];0))" office:value-type="float" office:value="49" calcext:value-type="float">
            <text:p>49</text:p>
          </table:table-cell>
          <table:table-cell table:formula="of:=MATCH([.D3];[Classes.A$2:.A$13];0)+1" office:value-type="float" office:value="11" calcext:value-type="float">
            <text:p>11</text:p>
          </table:table-cell>
          <table:table-cell table:number-columns-repeated="1015"/>
        </table:table-row>
        <table:table-row table:style-name="ro3">
          <table:table-cell table:formula="of:=INDIRECT(&quot;'Ancestry+BG'.A&quot;&amp;(1+MATCH(RAND()*SUM(['Ancestry+BG'.B$2:.B$7]);['Ancestry+BG'.C$2:.C$7])))" office:value-type="string" office:string-value="Dwarf" calcext:value-type="string">
            <text:p>Dwarf</text:p>
          </table:table-cell>
          <table:table-cell table:formula="of:=INDIRECT(&quot;'Ancestry+BG'.A&quot;&amp;([.G4]-1+MATCH(RAND()*SUM(INDIRECT(&quot;'Ancestry+BG'.B$&quot;&amp;[.G4]&amp;&quot;:B$&quot;&amp;[.H4]));INDIRECT(&quot;'Ancestry+BG'.C$&quot;&amp;[.G4]&amp;&quot;:C$&quot;&amp;[.H4]))))" office:value-type="string" office:string-value="Death Warden" calcext:value-type="string">
            <text:p>Death Warden</text:p>
          </table:table-cell>
          <table:table-cell table:formula="of:=INDIRECT(&quot;'Ancestry+BG'.G&quot;&amp;(1+MATCH(RAND()*SUM(['Ancestry+BG'.H$2:.H$36]);['Ancestry+BG'.I$2:.I$36])))" office:value-type="string" office:string-value="Merchant" calcext:value-type="string">
            <text:p>Merchant</text:p>
          </table:table-cell>
          <table:table-cell table:formula="of:=INDIRECT(&quot;'Classes'.A&quot;&amp;(1+MATCH(RAND()*SUM([Classes.B$2:.B$13]);[Classes.C$2:.C$13])))" office:value-type="string" office:string-value="Ranger" calcext:value-type="string">
            <text:p>Ranger</text:p>
          </table:table-cell>
          <table:table-cell table:formula="of:=IF(ISNA(INDIRECT(&quot;'Classes'.G&quot;&amp;[.I4]));&quot;&quot;;INDIRECT(&quot;'Classes'.E&quot;&amp;RANDBETWEEN(1;INDIRECT(&quot;'Classes'.H&quot;&amp;[.I4]))+INDIRECT(&quot;'Classes'.G&quot;&amp;[.I4])-1))" office:value-type="string" office:string-value="Flurry" calcext:value-type="string">
            <text:p>Flurry</text:p>
          </table:table-cell>
          <table:table-cell table:formula="of:=IF(ISNA(INDIRECT(&quot;'Classes'.I&quot;&amp;[.I4]));&quot;&quot;;INDIRECT(&quot;'Classes'.E&quot;&amp;RANDBETWEEN(1;INDIRECT(&quot;'Classes'.J&quot;&amp;[.I4]))+INDIRECT(&quot;'Classes'.I&quot;&amp;[.I4])-1))">
            <text:p/>
          </table:table-cell>
          <table:table-cell table:formula="of:=INDIRECT(&quot;'Ancestry+BG'.D&quot;&amp;MATCH([.A4];['Ancestry+BG'.A$1:.A$7];0))" office:value-type="float" office:value="24" calcext:value-type="float">
            <text:p>24</text:p>
          </table:table-cell>
          <table:table-cell table:formula="of:=INDIRECT(&quot;'Ancestry+BG'.E&quot;&amp;MATCH([.A4];['Ancestry+BG'.A$1:.A$7];0))" office:value-type="float" office:value="28" calcext:value-type="float">
            <text:p>28</text:p>
          </table:table-cell>
          <table:table-cell table:formula="of:=MATCH([.D4];[Classes.A$2:.A$13];0)+1" office:value-type="float" office:value="10" calcext:value-type="float">
            <text:p>10</text:p>
          </table:table-cell>
          <table:table-cell table:number-columns-repeated="1015"/>
        </table:table-row>
        <table:table-row table:style-name="ro3">
          <table:table-cell table:formula="of:=INDIRECT(&quot;'Ancestry+BG'.A&quot;&amp;(1+MATCH(RAND()*SUM(['Ancestry+BG'.B$2:.B$7]);['Ancestry+BG'.C$2:.C$7])))" office:value-type="string" office:string-value="Dwarf" calcext:value-type="string">
            <text:p>Dwarf</text:p>
          </table:table-cell>
          <table:table-cell table:formula="of:=INDIRECT(&quot;'Ancestry+BG'.A&quot;&amp;([.G5]-1+MATCH(RAND()*SUM(INDIRECT(&quot;'Ancestry+BG'.B$&quot;&amp;[.G5]&amp;&quot;:B$&quot;&amp;[.H5]));INDIRECT(&quot;'Ancestry+BG'.C$&quot;&amp;[.G5]&amp;&quot;:C$&quot;&amp;[.H5]))))" office:value-type="string" office:string-value="Death Warden" calcext:value-type="string">
            <text:p>Death Warden</text:p>
          </table:table-cell>
          <table:table-cell table:formula="of:=INDIRECT(&quot;'Ancestry+BG'.G&quot;&amp;(1+MATCH(RAND()*SUM(['Ancestry+BG'.H$2:.H$36]);['Ancestry+BG'.I$2:.I$36])))" office:value-type="string" office:string-value="Nomad" calcext:value-type="string">
            <text:p>Nomad</text:p>
          </table:table-cell>
          <table:table-cell table:formula="of:=INDIRECT(&quot;'Classes'.A&quot;&amp;(1+MATCH(RAND()*SUM([Classes.B$2:.B$13]);[Classes.C$2:.C$13])))" office:value-type="string" office:string-value="Rogue" calcext:value-type="string">
            <text:p>Rogue</text:p>
          </table:table-cell>
          <table:table-cell table:formula="of:=IF(ISNA(INDIRECT(&quot;'Classes'.G&quot;&amp;[.I5]));&quot;&quot;;INDIRECT(&quot;'Classes'.E&quot;&amp;RANDBETWEEN(1;INDIRECT(&quot;'Classes'.H&quot;&amp;[.I5]))+INDIRECT(&quot;'Classes'.G&quot;&amp;[.I5])-1))" office:value-type="string" office:string-value="Scoundrel" calcext:value-type="string">
            <text:p>Scoundrel</text:p>
          </table:table-cell>
          <table:table-cell table:formula="of:=IF(ISNA(INDIRECT(&quot;'Classes'.I&quot;&amp;[.I5]));&quot;&quot;;INDIRECT(&quot;'Classes'.E&quot;&amp;RANDBETWEEN(1;INDIRECT(&quot;'Classes'.J&quot;&amp;[.I5]))+INDIRECT(&quot;'Classes'.I&quot;&amp;[.I5])-1))">
            <text:p/>
          </table:table-cell>
          <table:table-cell table:formula="of:=INDIRECT(&quot;'Ancestry+BG'.D&quot;&amp;MATCH([.A5];['Ancestry+BG'.A$1:.A$7];0))" office:value-type="float" office:value="24" calcext:value-type="float">
            <text:p>24</text:p>
          </table:table-cell>
          <table:table-cell table:formula="of:=INDIRECT(&quot;'Ancestry+BG'.E&quot;&amp;MATCH([.A5];['Ancestry+BG'.A$1:.A$7];0))" office:value-type="float" office:value="28" calcext:value-type="float">
            <text:p>28</text:p>
          </table:table-cell>
          <table:table-cell table:formula="of:=MATCH([.D5];[Classes.A$2:.A$13];0)+1" office:value-type="float" office:value="11" calcext:value-type="float">
            <text:p>11</text:p>
          </table:table-cell>
          <table:table-cell table:number-columns-repeated="1015"/>
        </table:table-row>
        <table:table-row table:style-name="ro3">
          <table:table-cell table:formula="of:=INDIRECT(&quot;'Ancestry+BG'.A&quot;&amp;(1+MATCH(RAND()*SUM(['Ancestry+BG'.B$2:.B$7]);['Ancestry+BG'.C$2:.C$7])))" office:value-type="string" office:string-value="Human" calcext:value-type="string">
            <text:p>Human</text:p>
          </table:table-cell>
          <table:table-cell table:formula="of:=INDIRECT(&quot;'Ancestry+BG'.A&quot;&amp;([.G6]-1+MATCH(RAND()*SUM(INDIRECT(&quot;'Ancestry+BG'.B$&quot;&amp;[.G6]&amp;&quot;:B$&quot;&amp;[.H6]));INDIRECT(&quot;'Ancestry+BG'.C$&quot;&amp;[.G6]&amp;&quot;:C$&quot;&amp;[.H6]))))" office:value-type="string" office:string-value="Skilled" calcext:value-type="string">
            <text:p>Skilled</text:p>
          </table:table-cell>
          <table:table-cell table:formula="of:=INDIRECT(&quot;'Ancestry+BG'.G&quot;&amp;(1+MATCH(RAND()*SUM(['Ancestry+BG'.H$2:.H$36]);['Ancestry+BG'.I$2:.I$36])))" office:value-type="string" office:string-value="Field Medic" calcext:value-type="string">
            <text:p>Field Medic</text:p>
          </table:table-cell>
          <table:table-cell table:formula="of:=INDIRECT(&quot;'Classes'.A&quot;&amp;(1+MATCH(RAND()*SUM([Classes.B$2:.B$13]);[Classes.C$2:.C$13])))" office:value-type="string" office:string-value="Rogue" calcext:value-type="string">
            <text:p>Rogue</text:p>
          </table:table-cell>
          <table:table-cell table:formula="of:=IF(ISNA(INDIRECT(&quot;'Classes'.G&quot;&amp;[.I6]));&quot;&quot;;INDIRECT(&quot;'Classes'.E&quot;&amp;RANDBETWEEN(1;INDIRECT(&quot;'Classes'.H&quot;&amp;[.I6]))+INDIRECT(&quot;'Classes'.G&quot;&amp;[.I6])-1))" office:value-type="string" office:string-value="Thief" calcext:value-type="string">
            <text:p>Thief</text:p>
          </table:table-cell>
          <table:table-cell table:formula="of:=IF(ISNA(INDIRECT(&quot;'Classes'.I&quot;&amp;[.I6]));&quot;&quot;;INDIRECT(&quot;'Classes'.E&quot;&amp;RANDBETWEEN(1;INDIRECT(&quot;'Classes'.J&quot;&amp;[.I6]))+INDIRECT(&quot;'Classes'.I&quot;&amp;[.I6])-1))">
            <text:p/>
          </table:table-cell>
          <table:table-cell table:formula="of:=INDIRECT(&quot;'Ancestry+BG'.D&quot;&amp;MATCH([.A6];['Ancestry+BG'.A$1:.A$7];0))" office:value-type="float" office:value="18" calcext:value-type="float">
            <text:p>18</text:p>
          </table:table-cell>
          <table:table-cell table:formula="of:=INDIRECT(&quot;'Ancestry+BG'.E&quot;&amp;MATCH([.A6];['Ancestry+BG'.A$1:.A$7];0))" office:value-type="float" office:value="21" calcext:value-type="float">
            <text:p>21</text:p>
          </table:table-cell>
          <table:table-cell table:formula="of:=MATCH([.D6];[Classes.A$2:.A$13];0)+1" office:value-type="float" office:value="11" calcext:value-type="float">
            <text:p>11</text:p>
          </table:table-cell>
          <table:table-cell table:number-columns-repeated="1015"/>
        </table:table-row>
        <table:table-row table:style-name="ro3">
          <table:table-cell table:formula="of:=INDIRECT(&quot;'Ancestry+BG'.A&quot;&amp;(1+MATCH(RAND()*SUM(['Ancestry+BG'.B$2:.B$7]);['Ancestry+BG'.C$2:.C$7])))" office:value-type="string" office:string-value="Gnome" calcext:value-type="string">
            <text:p>Gnome</text:p>
          </table:table-cell>
          <table:table-cell table:formula="of:=INDIRECT(&quot;'Ancestry+BG'.A&quot;&amp;([.G7]-1+MATCH(RAND()*SUM(INDIRECT(&quot;'Ancestry+BG'.B$&quot;&amp;[.G7]&amp;&quot;:B$&quot;&amp;[.H7]));INDIRECT(&quot;'Ancestry+BG'.C$&quot;&amp;[.G7]&amp;&quot;:C$&quot;&amp;[.H7]))))" office:value-type="string" office:string-value="Wellspring Arcane" calcext:value-type="string">
            <text:p>Wellspring Arcane</text:p>
          </table:table-cell>
          <table:table-cell table:formula="of:=INDIRECT(&quot;'Ancestry+BG'.G&quot;&amp;(1+MATCH(RAND()*SUM(['Ancestry+BG'.H$2:.H$36]);['Ancestry+BG'.I$2:.I$36])))" office:value-type="string" office:string-value="Acrobat" calcext:value-type="string">
            <text:p>Acrobat</text:p>
          </table:table-cell>
          <table:table-cell table:formula="of:=INDIRECT(&quot;'Classes'.A&quot;&amp;(1+MATCH(RAND()*SUM([Classes.B$2:.B$13]);[Classes.C$2:.C$13])))" office:value-type="string" office:string-value="Monk" calcext:value-type="string">
            <text:p>Monk</text:p>
          </table:table-cell>
          <table:table-cell table:formula="of:=IF(ISNA(INDIRECT(&quot;'Classes'.G&quot;&amp;[.I7]));&quot;&quot;;INDIRECT(&quot;'Classes'.E&quot;&amp;RANDBETWEEN(1;INDIRECT(&quot;'Classes'.H&quot;&amp;[.I7]))+INDIRECT(&quot;'Classes'.G&quot;&amp;[.I7])-1))">
            <text:p/>
          </table:table-cell>
          <table:table-cell table:formula="of:=IF(ISNA(INDIRECT(&quot;'Classes'.I&quot;&amp;[.I7]));&quot;&quot;;INDIRECT(&quot;'Classes'.E&quot;&amp;RANDBETWEEN(1;INDIRECT(&quot;'Classes'.J&quot;&amp;[.I7]))+INDIRECT(&quot;'Classes'.I&quot;&amp;[.I7])-1))">
            <text:p/>
          </table:table-cell>
          <table:table-cell table:formula="of:=INDIRECT(&quot;'Ancestry+BG'.D&quot;&amp;MATCH([.A7];['Ancestry+BG'.A$1:.A$7];0))" office:value-type="float" office:value="10" calcext:value-type="float">
            <text:p>10</text:p>
          </table:table-cell>
          <table:table-cell table:formula="of:=INDIRECT(&quot;'Ancestry+BG'.E&quot;&amp;MATCH([.A7];['Ancestry+BG'.A$1:.A$7];0))" office:value-type="float" office:value="15" calcext:value-type="float">
            <text:p>15</text:p>
          </table:table-cell>
          <table:table-cell table:formula="of:=MATCH([.D7];[Classes.A$2:.A$13];0)+1" office:value-type="float" office:value="9" calcext:value-type="float">
            <text:p>9</text:p>
          </table:table-cell>
          <table:table-cell table:number-columns-repeated="1015"/>
        </table:table-row>
        <table:table-row table:style-name="ro3">
          <table:table-cell table:formula="of:=INDIRECT(&quot;'Ancestry+BG'.A&quot;&amp;(1+MATCH(RAND()*SUM(['Ancestry+BG'.B$2:.B$7]);['Ancestry+BG'.C$2:.C$7])))" office:value-type="string" office:string-value="Gnome" calcext:value-type="string">
            <text:p>Gnome</text:p>
          </table:table-cell>
          <table:table-cell table:formula="of:=INDIRECT(&quot;'Ancestry+BG'.A&quot;&amp;([.G8]-1+MATCH(RAND()*SUM(INDIRECT(&quot;'Ancestry+BG'.B$&quot;&amp;[.G8]&amp;&quot;:B$&quot;&amp;[.H8]));INDIRECT(&quot;'Ancestry+BG'.C$&quot;&amp;[.G8]&amp;&quot;:C$&quot;&amp;[.H8]))))" office:value-type="string" office:string-value="Wellspring Occult" calcext:value-type="string">
            <text:p>Wellspring Occult</text:p>
          </table:table-cell>
          <table:table-cell table:formula="of:=INDIRECT(&quot;'Ancestry+BG'.G&quot;&amp;(1+MATCH(RAND()*SUM(['Ancestry+BG'.H$2:.H$36]);['Ancestry+BG'.I$2:.I$36])))" office:value-type="string" office:string-value="Acolyte" calcext:value-type="string">
            <text:p>Acolyte</text:p>
          </table:table-cell>
          <table:table-cell table:formula="of:=INDIRECT(&quot;'Classes'.A&quot;&amp;(1+MATCH(RAND()*SUM([Classes.B$2:.B$13]);[Classes.C$2:.C$13])))" office:value-type="string" office:string-value="Rogue" calcext:value-type="string">
            <text:p>Rogue</text:p>
          </table:table-cell>
          <table:table-cell table:formula="of:=IF(ISNA(INDIRECT(&quot;'Classes'.G&quot;&amp;[.I8]));&quot;&quot;;INDIRECT(&quot;'Classes'.E&quot;&amp;RANDBETWEEN(1;INDIRECT(&quot;'Classes'.H&quot;&amp;[.I8]))+INDIRECT(&quot;'Classes'.G&quot;&amp;[.I8])-1))" office:value-type="string" office:string-value="Thief" calcext:value-type="string">
            <text:p>Thief</text:p>
          </table:table-cell>
          <table:table-cell table:formula="of:=IF(ISNA(INDIRECT(&quot;'Classes'.I&quot;&amp;[.I8]));&quot;&quot;;INDIRECT(&quot;'Classes'.E&quot;&amp;RANDBETWEEN(1;INDIRECT(&quot;'Classes'.J&quot;&amp;[.I8]))+INDIRECT(&quot;'Classes'.I&quot;&amp;[.I8])-1))">
            <text:p/>
          </table:table-cell>
          <table:table-cell table:formula="of:=INDIRECT(&quot;'Ancestry+BG'.D&quot;&amp;MATCH([.A8];['Ancestry+BG'.A$1:.A$7];0))" office:value-type="float" office:value="10" calcext:value-type="float">
            <text:p>10</text:p>
          </table:table-cell>
          <table:table-cell table:formula="of:=INDIRECT(&quot;'Ancestry+BG'.E&quot;&amp;MATCH([.A8];['Ancestry+BG'.A$1:.A$7];0))" office:value-type="float" office:value="15" calcext:value-type="float">
            <text:p>15</text:p>
          </table:table-cell>
          <table:table-cell table:formula="of:=MATCH([.D8];[Classes.A$2:.A$13];0)+1" office:value-type="float" office:value="11" calcext:value-type="float">
            <text:p>11</text:p>
          </table:table-cell>
          <table:table-cell table:number-columns-repeated="1015"/>
        </table:table-row>
        <table:table-row table:style-name="ro3">
          <table:table-cell table:formula="of:=INDIRECT(&quot;'Ancestry+BG'.A&quot;&amp;(1+MATCH(RAND()*SUM(['Ancestry+BG'.B$2:.B$7]);['Ancestry+BG'.C$2:.C$7])))" office:value-type="string" office:string-value="Gnome" calcext:value-type="string">
            <text:p>Gnome</text:p>
          </table:table-cell>
          <table:table-cell table:formula="of:=INDIRECT(&quot;'Ancestry+BG'.A&quot;&amp;([.G9]-1+MATCH(RAND()*SUM(INDIRECT(&quot;'Ancestry+BG'.B$&quot;&amp;[.G9]&amp;&quot;:B$&quot;&amp;[.H9]));INDIRECT(&quot;'Ancestry+BG'.C$&quot;&amp;[.G9]&amp;&quot;:C$&quot;&amp;[.H9]))))" office:value-type="string" office:string-value="Chameleon" calcext:value-type="string">
            <text:p>Chameleon</text:p>
          </table:table-cell>
          <table:table-cell table:formula="of:=INDIRECT(&quot;'Ancestry+BG'.G&quot;&amp;(1+MATCH(RAND()*SUM(['Ancestry+BG'.H$2:.H$36]);['Ancestry+BG'.I$2:.I$36])))" office:value-type="string" office:string-value="Animal Whisperer" calcext:value-type="string">
            <text:p>Animal Whisperer</text:p>
          </table:table-cell>
          <table:table-cell table:formula="of:=INDIRECT(&quot;'Classes'.A&quot;&amp;(1+MATCH(RAND()*SUM([Classes.B$2:.B$13]);[Classes.C$2:.C$13])))" office:value-type="string" office:string-value="Fighter" calcext:value-type="string">
            <text:p>Fighter</text:p>
          </table:table-cell>
          <table:table-cell table:formula="of:=IF(ISNA(INDIRECT(&quot;'Classes'.G&quot;&amp;[.I9]));&quot;&quot;;INDIRECT(&quot;'Classes'.E&quot;&amp;RANDBETWEEN(1;INDIRECT(&quot;'Classes'.H&quot;&amp;[.I9]))+INDIRECT(&quot;'Classes'.G&quot;&amp;[.I9])-1))">
            <text:p/>
          </table:table-cell>
          <table:table-cell table:formula="of:=IF(ISNA(INDIRECT(&quot;'Classes'.I&quot;&amp;[.I9]));&quot;&quot;;INDIRECT(&quot;'Classes'.E&quot;&amp;RANDBETWEEN(1;INDIRECT(&quot;'Classes'.J&quot;&amp;[.I9]))+INDIRECT(&quot;'Classes'.I&quot;&amp;[.I9])-1))">
            <text:p/>
          </table:table-cell>
          <table:table-cell table:formula="of:=INDIRECT(&quot;'Ancestry+BG'.D&quot;&amp;MATCH([.A9];['Ancestry+BG'.A$1:.A$7];0))" office:value-type="float" office:value="10" calcext:value-type="float">
            <text:p>10</text:p>
          </table:table-cell>
          <table:table-cell table:formula="of:=INDIRECT(&quot;'Ancestry+BG'.E&quot;&amp;MATCH([.A9];['Ancestry+BG'.A$1:.A$7];0))" office:value-type="float" office:value="15" calcext:value-type="float">
            <text:p>15</text:p>
          </table:table-cell>
          <table:table-cell table:formula="of:=MATCH([.D9];[Classes.A$2:.A$13];0)+1" office:value-type="float" office:value="8" calcext:value-type="float">
            <text:p>8</text:p>
          </table:table-cell>
          <table:table-cell table:number-columns-repeated="1015"/>
        </table:table-row>
        <table:table-row table:style-name="ro3">
          <table:table-cell table:formula="of:=INDIRECT(&quot;'Ancestry+BG'.A&quot;&amp;(1+MATCH(RAND()*SUM(['Ancestry+BG'.B$2:.B$7]);['Ancestry+BG'.C$2:.C$7])))" office:value-type="string" office:string-value="Gnome" calcext:value-type="string">
            <text:p>Gnome</text:p>
          </table:table-cell>
          <table:table-cell table:formula="of:=INDIRECT(&quot;'Ancestry+BG'.A&quot;&amp;([.G10]-1+MATCH(RAND()*SUM(INDIRECT(&quot;'Ancestry+BG'.B$&quot;&amp;[.G10]&amp;&quot;:B$&quot;&amp;[.H10]));INDIRECT(&quot;'Ancestry+BG'.C$&quot;&amp;[.G10]&amp;&quot;:C$&quot;&amp;[.H10]))))" office:value-type="string" office:string-value="Chameleon" calcext:value-type="string">
            <text:p>Chameleon</text:p>
          </table:table-cell>
          <table:table-cell table:formula="of:=INDIRECT(&quot;'Ancestry+BG'.G&quot;&amp;(1+MATCH(RAND()*SUM(['Ancestry+BG'.H$2:.H$36]);['Ancestry+BG'.I$2:.I$36])))" office:value-type="string" office:string-value="Merchant" calcext:value-type="string">
            <text:p>Merchant</text:p>
          </table:table-cell>
          <table:table-cell table:formula="of:=INDIRECT(&quot;'Classes'.A&quot;&amp;(1+MATCH(RAND()*SUM([Classes.B$2:.B$13]);[Classes.C$2:.C$13])))" office:value-type="string" office:string-value="Ranger" calcext:value-type="string">
            <text:p>Ranger</text:p>
          </table:table-cell>
          <table:table-cell table:formula="of:=IF(ISNA(INDIRECT(&quot;'Classes'.G&quot;&amp;[.I10]));&quot;&quot;;INDIRECT(&quot;'Classes'.E&quot;&amp;RANDBETWEEN(1;INDIRECT(&quot;'Classes'.H&quot;&amp;[.I10]))+INDIRECT(&quot;'Classes'.G&quot;&amp;[.I10])-1))" office:value-type="string" office:string-value="Outwit" calcext:value-type="string">
            <text:p>Outwit</text:p>
          </table:table-cell>
          <table:table-cell table:formula="of:=IF(ISNA(INDIRECT(&quot;'Classes'.I&quot;&amp;[.I10]));&quot;&quot;;INDIRECT(&quot;'Classes'.E&quot;&amp;RANDBETWEEN(1;INDIRECT(&quot;'Classes'.J&quot;&amp;[.I10]))+INDIRECT(&quot;'Classes'.I&quot;&amp;[.I10])-1))">
            <text:p/>
          </table:table-cell>
          <table:table-cell table:formula="of:=INDIRECT(&quot;'Ancestry+BG'.D&quot;&amp;MATCH([.A10];['Ancestry+BG'.A$1:.A$7];0))" office:value-type="float" office:value="10" calcext:value-type="float">
            <text:p>10</text:p>
          </table:table-cell>
          <table:table-cell table:formula="of:=INDIRECT(&quot;'Ancestry+BG'.E&quot;&amp;MATCH([.A10];['Ancestry+BG'.A$1:.A$7];0))" office:value-type="float" office:value="15" calcext:value-type="float">
            <text:p>15</text:p>
          </table:table-cell>
          <table:table-cell table:formula="of:=MATCH([.D10];[Classes.A$2:.A$13];0)+1" office:value-type="float" office:value="10" calcext:value-type="float">
            <text:p>10</text:p>
          </table:table-cell>
          <table:table-cell table:number-columns-repeated="1015"/>
        </table:table-row>
        <table:table-row table:style-name="ro3">
          <table:table-cell table:formula="of:=INDIRECT(&quot;'Ancestry+BG'.A&quot;&amp;(1+MATCH(RAND()*SUM(['Ancestry+BG'.B$2:.B$7]);['Ancestry+BG'.C$2:.C$7])))" office:value-type="string" office:string-value="Gnome" calcext:value-type="string">
            <text:p>Gnome</text:p>
          </table:table-cell>
          <table:table-cell table:formula="of:=INDIRECT(&quot;'Ancestry+BG'.A&quot;&amp;([.G11]-1+MATCH(RAND()*SUM(INDIRECT(&quot;'Ancestry+BG'.B$&quot;&amp;[.G11]&amp;&quot;:B$&quot;&amp;[.H11]));INDIRECT(&quot;'Ancestry+BG'.C$&quot;&amp;[.G11]&amp;&quot;:C$&quot;&amp;[.H11]))))" office:value-type="string" office:string-value="Umbral" calcext:value-type="string">
            <text:p>Umbral</text:p>
          </table:table-cell>
          <table:table-cell table:formula="of:=INDIRECT(&quot;'Ancestry+BG'.G&quot;&amp;(1+MATCH(RAND()*SUM(['Ancestry+BG'.H$2:.H$36]);['Ancestry+BG'.I$2:.I$36])))" office:value-type="string" office:string-value="Acrobat" calcext:value-type="string">
            <text:p>Acrobat</text:p>
          </table:table-cell>
          <table:table-cell table:formula="of:=INDIRECT(&quot;'Classes'.A&quot;&amp;(1+MATCH(RAND()*SUM([Classes.B$2:.B$13]);[Classes.C$2:.C$13])))" office:value-type="string" office:string-value="Fighter" calcext:value-type="string">
            <text:p>Fighter</text:p>
          </table:table-cell>
          <table:table-cell table:formula="of:=IF(ISNA(INDIRECT(&quot;'Classes'.G&quot;&amp;[.I11]));&quot;&quot;;INDIRECT(&quot;'Classes'.E&quot;&amp;RANDBETWEEN(1;INDIRECT(&quot;'Classes'.H&quot;&amp;[.I11]))+INDIRECT(&quot;'Classes'.G&quot;&amp;[.I11])-1))">
            <text:p/>
          </table:table-cell>
          <table:table-cell table:formula="of:=IF(ISNA(INDIRECT(&quot;'Classes'.I&quot;&amp;[.I11]));&quot;&quot;;INDIRECT(&quot;'Classes'.E&quot;&amp;RANDBETWEEN(1;INDIRECT(&quot;'Classes'.J&quot;&amp;[.I11]))+INDIRECT(&quot;'Classes'.I&quot;&amp;[.I11])-1))">
            <text:p/>
          </table:table-cell>
          <table:table-cell table:formula="of:=INDIRECT(&quot;'Ancestry+BG'.D&quot;&amp;MATCH([.A11];['Ancestry+BG'.A$1:.A$7];0))" office:value-type="float" office:value="10" calcext:value-type="float">
            <text:p>10</text:p>
          </table:table-cell>
          <table:table-cell table:formula="of:=INDIRECT(&quot;'Ancestry+BG'.E&quot;&amp;MATCH([.A11];['Ancestry+BG'.A$1:.A$7];0))" office:value-type="float" office:value="15" calcext:value-type="float">
            <text:p>15</text:p>
          </table:table-cell>
          <table:table-cell table:formula="of:=MATCH([.D11];[Classes.A$2:.A$13];0)+1" office:value-type="float" office:value="8" calcext:value-type="float">
            <text:p>8</text:p>
          </table:table-cell>
          <table:table-cell table:number-columns-repeated="1015"/>
        </table:table-row>
        <table:table-row table:style-name="ro3">
          <table:table-cell table:formula="of:=INDIRECT(&quot;'Ancestry+BG'.A&quot;&amp;(1+MATCH(RAND()*SUM(['Ancestry+BG'.B$2:.B$7]);['Ancestry+BG'.C$2:.C$7])))" office:value-type="string" office:string-value="Gnome" calcext:value-type="string">
            <text:p>Gnome</text:p>
          </table:table-cell>
          <table:table-cell table:formula="of:=INDIRECT(&quot;'Ancestry+BG'.A&quot;&amp;([.G12]-1+MATCH(RAND()*SUM(INDIRECT(&quot;'Ancestry+BG'.B$&quot;&amp;[.G12]&amp;&quot;:B$&quot;&amp;[.H12]));INDIRECT(&quot;'Ancestry+BG'.C$&quot;&amp;[.G12]&amp;&quot;:C$&quot;&amp;[.H12]))))" office:value-type="string" office:string-value="Umbral" calcext:value-type="string">
            <text:p>Umbral</text:p>
          </table:table-cell>
          <table:table-cell table:formula="of:=INDIRECT(&quot;'Ancestry+BG'.G&quot;&amp;(1+MATCH(RAND()*SUM(['Ancestry+BG'.H$2:.H$36]);['Ancestry+BG'.I$2:.I$36])))" office:value-type="string" office:string-value="Miner" calcext:value-type="string">
            <text:p>Miner</text:p>
          </table:table-cell>
          <table:table-cell table:formula="of:=INDIRECT(&quot;'Classes'.A&quot;&amp;(1+MATCH(RAND()*SUM([Classes.B$2:.B$13]);[Classes.C$2:.C$13])))" office:value-type="string" office:string-value="Fighter" calcext:value-type="string">
            <text:p>Fighter</text:p>
          </table:table-cell>
          <table:table-cell table:formula="of:=IF(ISNA(INDIRECT(&quot;'Classes'.G&quot;&amp;[.I12]));&quot;&quot;;INDIRECT(&quot;'Classes'.E&quot;&amp;RANDBETWEEN(1;INDIRECT(&quot;'Classes'.H&quot;&amp;[.I12]))+INDIRECT(&quot;'Classes'.G&quot;&amp;[.I12])-1))">
            <text:p/>
          </table:table-cell>
          <table:table-cell table:formula="of:=IF(ISNA(INDIRECT(&quot;'Classes'.I&quot;&amp;[.I12]));&quot;&quot;;INDIRECT(&quot;'Classes'.E&quot;&amp;RANDBETWEEN(1;INDIRECT(&quot;'Classes'.J&quot;&amp;[.I12]))+INDIRECT(&quot;'Classes'.I&quot;&amp;[.I12])-1))">
            <text:p/>
          </table:table-cell>
          <table:table-cell table:formula="of:=INDIRECT(&quot;'Ancestry+BG'.D&quot;&amp;MATCH([.A12];['Ancestry+BG'.A$1:.A$7];0))" office:value-type="float" office:value="10" calcext:value-type="float">
            <text:p>10</text:p>
          </table:table-cell>
          <table:table-cell table:formula="of:=INDIRECT(&quot;'Ancestry+BG'.E&quot;&amp;MATCH([.A12];['Ancestry+BG'.A$1:.A$7];0))" office:value-type="float" office:value="15" calcext:value-type="float">
            <text:p>15</text:p>
          </table:table-cell>
          <table:table-cell table:formula="of:=MATCH([.D12];[Classes.A$2:.A$13];0)+1" office:value-type="float" office:value="8" calcext:value-type="float">
            <text:p>8</text:p>
          </table:table-cell>
          <table:table-cell table:number-columns-repeated="1015"/>
        </table:table-row>
        <table:table-row table:style-name="ro3">
          <table:table-cell table:formula="of:=INDIRECT(&quot;'Ancestry+BG'.A&quot;&amp;(1+MATCH(RAND()*SUM(['Ancestry+BG'.B$2:.B$7]);['Ancestry+BG'.C$2:.C$7])))" office:value-type="string" office:string-value="Goblin" calcext:value-type="string">
            <text:p>Goblin</text:p>
          </table:table-cell>
          <table:table-cell table:formula="of:=INDIRECT(&quot;'Ancestry+BG'.A&quot;&amp;([.G13]-1+MATCH(RAND()*SUM(INDIRECT(&quot;'Ancestry+BG'.B$&quot;&amp;[.G13]&amp;&quot;:B$&quot;&amp;[.H13]));INDIRECT(&quot;'Ancestry+BG'.C$&quot;&amp;[.G13]&amp;&quot;:C$&quot;&amp;[.H13]))))" office:value-type="string" office:string-value="Snow" calcext:value-type="string">
            <text:p>Snow</text:p>
          </table:table-cell>
          <table:table-cell table:formula="of:=INDIRECT(&quot;'Ancestry+BG'.G&quot;&amp;(1+MATCH(RAND()*SUM(['Ancestry+BG'.H$2:.H$36]);['Ancestry+BG'.I$2:.I$36])))" office:value-type="string" office:string-value="Merchant" calcext:value-type="string">
            <text:p>Merchant</text:p>
          </table:table-cell>
          <table:table-cell table:formula="of:=INDIRECT(&quot;'Classes'.A&quot;&amp;(1+MATCH(RAND()*SUM([Classes.B$2:.B$13]);[Classes.C$2:.C$13])))" office:value-type="string" office:string-value="Barbarian" calcext:value-type="string">
            <text:p>Barbarian</text:p>
          </table:table-cell>
          <table:table-cell table:formula="of:=IF(ISNA(INDIRECT(&quot;'Classes'.G&quot;&amp;[.I13]));&quot;&quot;;INDIRECT(&quot;'Classes'.E&quot;&amp;RANDBETWEEN(1;INDIRECT(&quot;'Classes'.H&quot;&amp;[.I13]))+INDIRECT(&quot;'Classes'.G&quot;&amp;[.I13])-1))" office:value-type="string" office:string-value="Animal Instinct" calcext:value-type="string">
            <text:p>Animal Instinct</text:p>
          </table:table-cell>
          <table:table-cell table:formula="of:=IF(ISNA(INDIRECT(&quot;'Classes'.I&quot;&amp;[.I13]));&quot;&quot;;INDIRECT(&quot;'Classes'.E&quot;&amp;RANDBETWEEN(1;INDIRECT(&quot;'Classes'.J&quot;&amp;[.I13]))+INDIRECT(&quot;'Classes'.I&quot;&amp;[.I13])-1))">
            <text:p/>
          </table:table-cell>
          <table:table-cell table:formula="of:=INDIRECT(&quot;'Ancestry+BG'.D&quot;&amp;MATCH([.A13];['Ancestry+BG'.A$1:.A$7];0))" office:value-type="float" office:value="38" calcext:value-type="float">
            <text:p>38</text:p>
          </table:table-cell>
          <table:table-cell table:formula="of:=INDIRECT(&quot;'Ancestry+BG'.E&quot;&amp;MATCH([.A13];['Ancestry+BG'.A$1:.A$7];0))" office:value-type="float" office:value="42" calcext:value-type="float">
            <text:p>42</text:p>
          </table:table-cell>
          <table:table-cell table:formula="of:=MATCH([.D13];[Classes.A$2:.A$13];0)+1" office:value-type="float" office:value="3" calcext:value-type="float">
            <text:p>3</text:p>
          </table:table-cell>
          <table:table-cell table:number-columns-repeated="1015"/>
        </table:table-row>
        <table:table-row table:style-name="ro3">
          <table:table-cell table:formula="of:=INDIRECT(&quot;'Ancestry+BG'.A&quot;&amp;(1+MATCH(RAND()*SUM(['Ancestry+BG'.B$2:.B$7]);['Ancestry+BG'.C$2:.C$7])))" office:value-type="string" office:string-value="Gnome" calcext:value-type="string">
            <text:p>Gnome</text:p>
          </table:table-cell>
          <table:table-cell table:formula="of:=INDIRECT(&quot;'Ancestry+BG'.A&quot;&amp;([.G14]-1+MATCH(RAND()*SUM(INDIRECT(&quot;'Ancestry+BG'.B$&quot;&amp;[.G14]&amp;&quot;:B$&quot;&amp;[.H14]));INDIRECT(&quot;'Ancestry+BG'.C$&quot;&amp;[.G14]&amp;&quot;:C$&quot;&amp;[.H14]))))" office:value-type="string" office:string-value="Fey Touched" calcext:value-type="string">
            <text:p>Fey Touched</text:p>
          </table:table-cell>
          <table:table-cell table:formula="of:=INDIRECT(&quot;'Ancestry+BG'.G&quot;&amp;(1+MATCH(RAND()*SUM(['Ancestry+BG'.H$2:.H$36]);['Ancestry+BG'.I$2:.I$36])))" office:value-type="string" office:string-value="Criminal" calcext:value-type="string">
            <text:p>Criminal</text:p>
          </table:table-cell>
          <table:table-cell table:formula="of:=INDIRECT(&quot;'Classes'.A&quot;&amp;(1+MATCH(RAND()*SUM([Classes.B$2:.B$13]);[Classes.C$2:.C$13])))" office:value-type="string" office:string-value="Druid" calcext:value-type="string">
            <text:p>Druid</text:p>
          </table:table-cell>
          <table:table-cell table:formula="of:=IF(ISNA(INDIRECT(&quot;'Classes'.G&quot;&amp;[.I14]));&quot;&quot;;INDIRECT(&quot;'Classes'.E&quot;&amp;RANDBETWEEN(1;INDIRECT(&quot;'Classes'.H&quot;&amp;[.I14]))+INDIRECT(&quot;'Classes'.G&quot;&amp;[.I14])-1))" office:value-type="string" office:string-value="Storm" calcext:value-type="string">
            <text:p>Storm</text:p>
          </table:table-cell>
          <table:table-cell table:formula="of:=IF(ISNA(INDIRECT(&quot;'Classes'.I&quot;&amp;[.I14]));&quot;&quot;;INDIRECT(&quot;'Classes'.E&quot;&amp;RANDBETWEEN(1;INDIRECT(&quot;'Classes'.J&quot;&amp;[.I14]))+INDIRECT(&quot;'Classes'.I&quot;&amp;[.I14])-1))">
            <text:p/>
          </table:table-cell>
          <table:table-cell table:formula="of:=INDIRECT(&quot;'Ancestry+BG'.D&quot;&amp;MATCH([.A14];['Ancestry+BG'.A$1:.A$7];0))" office:value-type="float" office:value="10" calcext:value-type="float">
            <text:p>10</text:p>
          </table:table-cell>
          <table:table-cell table:formula="of:=INDIRECT(&quot;'Ancestry+BG'.E&quot;&amp;MATCH([.A14];['Ancestry+BG'.A$1:.A$7];0))" office:value-type="float" office:value="15" calcext:value-type="float">
            <text:p>15</text:p>
          </table:table-cell>
          <table:table-cell table:formula="of:=MATCH([.D14];[Classes.A$2:.A$13];0)+1" office:value-type="float" office:value="7" calcext:value-type="float">
            <text:p>7</text:p>
          </table:table-cell>
          <table:table-cell table:number-columns-repeated="1015"/>
        </table:table-row>
        <table:table-row table:style-name="ro3">
          <table:table-cell table:formula="of:=INDIRECT(&quot;'Ancestry+BG'.A&quot;&amp;(1+MATCH(RAND()*SUM(['Ancestry+BG'.B$2:.B$7]);['Ancestry+BG'.C$2:.C$7])))" office:value-type="string" office:string-value="Halfling" calcext:value-type="string">
            <text:p>Halfling</text:p>
          </table:table-cell>
          <table:table-cell table:formula="of:=INDIRECT(&quot;'Ancestry+BG'.A&quot;&amp;([.G15]-1+MATCH(RAND()*SUM(INDIRECT(&quot;'Ancestry+BG'.B$&quot;&amp;[.G15]&amp;&quot;:B$&quot;&amp;[.H15]));INDIRECT(&quot;'Ancestry+BG'.C$&quot;&amp;[.G15]&amp;&quot;:C$&quot;&amp;[.H15]))))" office:value-type="string" office:string-value="Wildwood" calcext:value-type="string">
            <text:p>Wildwood</text:p>
          </table:table-cell>
          <table:table-cell table:formula="of:=INDIRECT(&quot;'Ancestry+BG'.G&quot;&amp;(1+MATCH(RAND()*SUM(['Ancestry+BG'.H$2:.H$36]);['Ancestry+BG'.I$2:.I$36])))" office:value-type="string" office:string-value="Charlatan" calcext:value-type="string">
            <text:p>Charlatan</text:p>
          </table:table-cell>
          <table:table-cell table:formula="of:=INDIRECT(&quot;'Classes'.A&quot;&amp;(1+MATCH(RAND()*SUM([Classes.B$2:.B$13]);[Classes.C$2:.C$13])))" office:value-type="string" office:string-value="Ranger" calcext:value-type="string">
            <text:p>Ranger</text:p>
          </table:table-cell>
          <table:table-cell table:formula="of:=IF(ISNA(INDIRECT(&quot;'Classes'.G&quot;&amp;[.I15]));&quot;&quot;;INDIRECT(&quot;'Classes'.E&quot;&amp;RANDBETWEEN(1;INDIRECT(&quot;'Classes'.H&quot;&amp;[.I15]))+INDIRECT(&quot;'Classes'.G&quot;&amp;[.I15])-1))" office:value-type="string" office:string-value="Precision" calcext:value-type="string">
            <text:p>Precision</text:p>
          </table:table-cell>
          <table:table-cell table:formula="of:=IF(ISNA(INDIRECT(&quot;'Classes'.I&quot;&amp;[.I15]));&quot;&quot;;INDIRECT(&quot;'Classes'.E&quot;&amp;RANDBETWEEN(1;INDIRECT(&quot;'Classes'.J&quot;&amp;[.I15]))+INDIRECT(&quot;'Classes'.I&quot;&amp;[.I15])-1))">
            <text:p/>
          </table:table-cell>
          <table:table-cell table:formula="of:=INDIRECT(&quot;'Ancestry+BG'.D&quot;&amp;MATCH([.A15];['Ancestry+BG'.A$1:.A$7];0))" office:value-type="float" office:value="45" calcext:value-type="float">
            <text:p>45</text:p>
          </table:table-cell>
          <table:table-cell table:formula="of:=INDIRECT(&quot;'Ancestry+BG'.E&quot;&amp;MATCH([.A15];['Ancestry+BG'.A$1:.A$7];0))" office:value-type="float" office:value="49" calcext:value-type="float">
            <text:p>49</text:p>
          </table:table-cell>
          <table:table-cell table:formula="of:=MATCH([.D15];[Classes.A$2:.A$13];0)+1" office:value-type="float" office:value="10" calcext:value-type="float">
            <text:p>10</text:p>
          </table:table-cell>
          <table:table-cell table:number-columns-repeated="1015"/>
        </table:table-row>
        <table:table-row table:style-name="ro3">
          <table:table-cell table:formula="of:=INDIRECT(&quot;'Ancestry+BG'.A&quot;&amp;(1+MATCH(RAND()*SUM(['Ancestry+BG'.B$2:.B$7]);['Ancestry+BG'.C$2:.C$7])))" office:value-type="string" office:string-value="Human" calcext:value-type="string">
            <text:p>Human</text:p>
          </table:table-cell>
          <table:table-cell table:formula="of:=INDIRECT(&quot;'Ancestry+BG'.A&quot;&amp;([.G16]-1+MATCH(RAND()*SUM(INDIRECT(&quot;'Ancestry+BG'.B$&quot;&amp;[.G16]&amp;&quot;:B$&quot;&amp;[.H16]));INDIRECT(&quot;'Ancestry+BG'.C$&quot;&amp;[.G16]&amp;&quot;:C$&quot;&amp;[.H16]))))" office:value-type="string" office:string-value="Versatile" calcext:value-type="string">
            <text:p>Versatile</text:p>
          </table:table-cell>
          <table:table-cell table:formula="of:=INDIRECT(&quot;'Ancestry+BG'.G&quot;&amp;(1+MATCH(RAND()*SUM(['Ancestry+BG'.H$2:.H$36]);['Ancestry+BG'.I$2:.I$36])))" office:value-type="string" office:string-value="Barkeep" calcext:value-type="string">
            <text:p>Barkeep</text:p>
          </table:table-cell>
          <table:table-cell table:formula="of:=INDIRECT(&quot;'Classes'.A&quot;&amp;(1+MATCH(RAND()*SUM([Classes.B$2:.B$13]);[Classes.C$2:.C$13])))" office:value-type="string" office:string-value="Fighter" calcext:value-type="string">
            <text:p>Fighter</text:p>
          </table:table-cell>
          <table:table-cell table:formula="of:=IF(ISNA(INDIRECT(&quot;'Classes'.G&quot;&amp;[.I16]));&quot;&quot;;INDIRECT(&quot;'Classes'.E&quot;&amp;RANDBETWEEN(1;INDIRECT(&quot;'Classes'.H&quot;&amp;[.I16]))+INDIRECT(&quot;'Classes'.G&quot;&amp;[.I16])-1))">
            <text:p/>
          </table:table-cell>
          <table:table-cell table:formula="of:=IF(ISNA(INDIRECT(&quot;'Classes'.I&quot;&amp;[.I16]));&quot;&quot;;INDIRECT(&quot;'Classes'.E&quot;&amp;RANDBETWEEN(1;INDIRECT(&quot;'Classes'.J&quot;&amp;[.I16]))+INDIRECT(&quot;'Classes'.I&quot;&amp;[.I16])-1))">
            <text:p/>
          </table:table-cell>
          <table:table-cell table:formula="of:=INDIRECT(&quot;'Ancestry+BG'.D&quot;&amp;MATCH([.A16];['Ancestry+BG'.A$1:.A$7];0))" office:value-type="float" office:value="18" calcext:value-type="float">
            <text:p>18</text:p>
          </table:table-cell>
          <table:table-cell table:formula="of:=INDIRECT(&quot;'Ancestry+BG'.E&quot;&amp;MATCH([.A16];['Ancestry+BG'.A$1:.A$7];0))" office:value-type="float" office:value="21" calcext:value-type="float">
            <text:p>21</text:p>
          </table:table-cell>
          <table:table-cell table:formula="of:=MATCH([.D16];[Classes.A$2:.A$13];0)+1" office:value-type="float" office:value="8" calcext:value-type="float">
            <text:p>8</text:p>
          </table:table-cell>
          <table:table-cell table:number-columns-repeated="1015"/>
        </table:table-row>
        <table:table-row table:style-name="ro3">
          <table:table-cell table:formula="of:=INDIRECT(&quot;'Ancestry+BG'.A&quot;&amp;(1+MATCH(RAND()*SUM(['Ancestry+BG'.B$2:.B$7]);['Ancestry+BG'.C$2:.C$7])))" office:value-type="string" office:string-value="Human" calcext:value-type="string">
            <text:p>Human</text:p>
          </table:table-cell>
          <table:table-cell table:formula="of:=INDIRECT(&quot;'Ancestry+BG'.A&quot;&amp;([.G17]-1+MATCH(RAND()*SUM(INDIRECT(&quot;'Ancestry+BG'.B$&quot;&amp;[.G17]&amp;&quot;:B$&quot;&amp;[.H17]));INDIRECT(&quot;'Ancestry+BG'.C$&quot;&amp;[.G17]&amp;&quot;:C$&quot;&amp;[.H17]))))" office:value-type="string" office:string-value="Half-elf" calcext:value-type="string">
            <text:p>Half-elf</text:p>
          </table:table-cell>
          <table:table-cell table:formula="of:=INDIRECT(&quot;'Ancestry+BG'.G&quot;&amp;(1+MATCH(RAND()*SUM(['Ancestry+BG'.H$2:.H$36]);['Ancestry+BG'.I$2:.I$36])))" office:value-type="string" office:string-value="Fortune Teller" calcext:value-type="string">
            <text:p>Fortune Teller</text:p>
          </table:table-cell>
          <table:table-cell table:formula="of:=INDIRECT(&quot;'Classes'.A&quot;&amp;(1+MATCH(RAND()*SUM([Classes.B$2:.B$13]);[Classes.C$2:.C$13])))" office:value-type="string" office:string-value="Champion" calcext:value-type="string">
            <text:p>Champion</text:p>
          </table:table-cell>
          <table:table-cell table:formula="of:=IF(ISNA(INDIRECT(&quot;'Classes'.G&quot;&amp;[.I17]));&quot;&quot;;INDIRECT(&quot;'Classes'.E&quot;&amp;RANDBETWEEN(1;INDIRECT(&quot;'Classes'.H&quot;&amp;[.I17]))+INDIRECT(&quot;'Classes'.G&quot;&amp;[.I17])-1))" office:value-type="string" office:string-value="Paladin" calcext:value-type="string">
            <text:p>Paladin</text:p>
          </table:table-cell>
          <table:table-cell table:formula="of:=IF(ISNA(INDIRECT(&quot;'Classes'.I&quot;&amp;[.I17]));&quot;&quot;;INDIRECT(&quot;'Classes'.E&quot;&amp;RANDBETWEEN(1;INDIRECT(&quot;'Classes'.J&quot;&amp;[.I17]))+INDIRECT(&quot;'Classes'.I&quot;&amp;[.I17])-1))" office:value-type="string" office:string-value="Wesley the Fleshreaper" calcext:value-type="string">
            <text:p>Wesley the Fleshreaper</text:p>
          </table:table-cell>
          <table:table-cell table:formula="of:=INDIRECT(&quot;'Ancestry+BG'.D&quot;&amp;MATCH([.A17];['Ancestry+BG'.A$1:.A$7];0))" office:value-type="float" office:value="18" calcext:value-type="float">
            <text:p>18</text:p>
          </table:table-cell>
          <table:table-cell table:formula="of:=INDIRECT(&quot;'Ancestry+BG'.E&quot;&amp;MATCH([.A17];['Ancestry+BG'.A$1:.A$7];0))" office:value-type="float" office:value="21" calcext:value-type="float">
            <text:p>21</text:p>
          </table:table-cell>
          <table:table-cell table:formula="of:=MATCH([.D17];[Classes.A$2:.A$13];0)+1" office:value-type="float" office:value="5" calcext:value-type="float">
            <text:p>5</text:p>
          </table:table-cell>
          <table:table-cell table:number-columns-repeated="1015"/>
        </table:table-row>
        <table:table-row table:style-name="ro3">
          <table:table-cell table:formula="of:=INDIRECT(&quot;'Ancestry+BG'.A&quot;&amp;(1+MATCH(RAND()*SUM(['Ancestry+BG'.B$2:.B$7]);['Ancestry+BG'.C$2:.C$7])))" office:value-type="string" office:string-value="Dwarf" calcext:value-type="string">
            <text:p>Dwarf</text:p>
          </table:table-cell>
          <table:table-cell table:formula="of:=INDIRECT(&quot;'Ancestry+BG'.A&quot;&amp;([.G18]-1+MATCH(RAND()*SUM(INDIRECT(&quot;'Ancestry+BG'.B$&quot;&amp;[.G18]&amp;&quot;:B$&quot;&amp;[.H18]));INDIRECT(&quot;'Ancestry+BG'.C$&quot;&amp;[.G18]&amp;&quot;:C$&quot;&amp;[.H18]))))" office:value-type="string" office:string-value="Death Warden" calcext:value-type="string">
            <text:p>Death Warden</text:p>
          </table:table-cell>
          <table:table-cell table:formula="of:=INDIRECT(&quot;'Ancestry+BG'.G&quot;&amp;(1+MATCH(RAND()*SUM(['Ancestry+BG'.H$2:.H$36]);['Ancestry+BG'.I$2:.I$36])))" office:value-type="string" office:string-value="Gambler" calcext:value-type="string">
            <text:p>Gambler</text:p>
          </table:table-cell>
          <table:table-cell table:formula="of:=INDIRECT(&quot;'Classes'.A&quot;&amp;(1+MATCH(RAND()*SUM([Classes.B$2:.B$13]);[Classes.C$2:.C$13])))" office:value-type="string" office:string-value="Cleric" calcext:value-type="string">
            <text:p>Cleric</text:p>
          </table:table-cell>
          <table:table-cell table:formula="of:=IF(ISNA(INDIRECT(&quot;'Classes'.G&quot;&amp;[.I18]));&quot;&quot;;INDIRECT(&quot;'Classes'.E&quot;&amp;RANDBETWEEN(1;INDIRECT(&quot;'Classes'.H&quot;&amp;[.I18]))+INDIRECT(&quot;'Classes'.G&quot;&amp;[.I18])-1))" office:value-type="string" office:string-value="Warpriest" calcext:value-type="string">
            <text:p>Warpriest</text:p>
          </table:table-cell>
          <table:table-cell table:formula="of:=IF(ISNA(INDIRECT(&quot;'Classes'.I&quot;&amp;[.I18]));&quot;&quot;;INDIRECT(&quot;'Classes'.E&quot;&amp;RANDBETWEEN(1;INDIRECT(&quot;'Classes'.J&quot;&amp;[.I18]))+INDIRECT(&quot;'Classes'.I&quot;&amp;[.I18])-1))" office:value-type="string" office:string-value="Wilfred the Moonleaper" calcext:value-type="string">
            <text:p>Wilfred the Moonleaper</text:p>
          </table:table-cell>
          <table:table-cell table:formula="of:=INDIRECT(&quot;'Ancestry+BG'.D&quot;&amp;MATCH([.A18];['Ancestry+BG'.A$1:.A$7];0))" office:value-type="float" office:value="24" calcext:value-type="float">
            <text:p>24</text:p>
          </table:table-cell>
          <table:table-cell table:formula="of:=INDIRECT(&quot;'Ancestry+BG'.E&quot;&amp;MATCH([.A18];['Ancestry+BG'.A$1:.A$7];0))" office:value-type="float" office:value="28" calcext:value-type="float">
            <text:p>28</text:p>
          </table:table-cell>
          <table:table-cell table:formula="of:=MATCH([.D18];[Classes.A$2:.A$13];0)+1" office:value-type="float" office:value="6" calcext:value-type="float">
            <text:p>6</text:p>
          </table:table-cell>
          <table:table-cell table:number-columns-repeated="1015"/>
        </table:table-row>
        <table:table-row table:style-name="ro3">
          <table:table-cell table:formula="of:=INDIRECT(&quot;'Ancestry+BG'.A&quot;&amp;(1+MATCH(RAND()*SUM(['Ancestry+BG'.B$2:.B$7]);['Ancestry+BG'.C$2:.C$7])))" office:value-type="string" office:string-value="Gnome" calcext:value-type="string">
            <text:p>Gnome</text:p>
          </table:table-cell>
          <table:table-cell table:formula="of:=INDIRECT(&quot;'Ancestry+BG'.A&quot;&amp;([.G19]-1+MATCH(RAND()*SUM(INDIRECT(&quot;'Ancestry+BG'.B$&quot;&amp;[.G19]&amp;&quot;:B$&quot;&amp;[.H19]));INDIRECT(&quot;'Ancestry+BG'.C$&quot;&amp;[.G19]&amp;&quot;:C$&quot;&amp;[.H19]))))" office:value-type="string" office:string-value="Wellspring Divine" calcext:value-type="string">
            <text:p>Wellspring Divine</text:p>
          </table:table-cell>
          <table:table-cell table:formula="of:=INDIRECT(&quot;'Ancestry+BG'.G&quot;&amp;(1+MATCH(RAND()*SUM(['Ancestry+BG'.H$2:.H$36]);['Ancestry+BG'.I$2:.I$36])))" office:value-type="string" office:string-value="Scholar" calcext:value-type="string">
            <text:p>Scholar</text:p>
          </table:table-cell>
          <table:table-cell table:formula="of:=INDIRECT(&quot;'Classes'.A&quot;&amp;(1+MATCH(RAND()*SUM([Classes.B$2:.B$13]);[Classes.C$2:.C$13])))" office:value-type="string" office:string-value="Rogue" calcext:value-type="string">
            <text:p>Rogue</text:p>
          </table:table-cell>
          <table:table-cell table:formula="of:=IF(ISNA(INDIRECT(&quot;'Classes'.G&quot;&amp;[.I19]));&quot;&quot;;INDIRECT(&quot;'Classes'.E&quot;&amp;RANDBETWEEN(1;INDIRECT(&quot;'Classes'.H&quot;&amp;[.I19]))+INDIRECT(&quot;'Classes'.G&quot;&amp;[.I19])-1))" office:value-type="string" office:string-value="Thief" calcext:value-type="string">
            <text:p>Thief</text:p>
          </table:table-cell>
          <table:table-cell table:formula="of:=IF(ISNA(INDIRECT(&quot;'Classes'.I&quot;&amp;[.I19]));&quot;&quot;;INDIRECT(&quot;'Classes'.E&quot;&amp;RANDBETWEEN(1;INDIRECT(&quot;'Classes'.J&quot;&amp;[.I19]))+INDIRECT(&quot;'Classes'.I&quot;&amp;[.I19])-1))">
            <text:p/>
          </table:table-cell>
          <table:table-cell table:formula="of:=INDIRECT(&quot;'Ancestry+BG'.D&quot;&amp;MATCH([.A19];['Ancestry+BG'.A$1:.A$7];0))" office:value-type="float" office:value="10" calcext:value-type="float">
            <text:p>10</text:p>
          </table:table-cell>
          <table:table-cell table:formula="of:=INDIRECT(&quot;'Ancestry+BG'.E&quot;&amp;MATCH([.A19];['Ancestry+BG'.A$1:.A$7];0))" office:value-type="float" office:value="15" calcext:value-type="float">
            <text:p>15</text:p>
          </table:table-cell>
          <table:table-cell table:formula="of:=MATCH([.D19];[Classes.A$2:.A$13];0)+1" office:value-type="float" office:value="11" calcext:value-type="float">
            <text:p>11</text:p>
          </table:table-cell>
          <table:table-cell table:number-columns-repeated="1015"/>
        </table:table-row>
        <table:table-row table:style-name="ro3">
          <table:table-cell table:formula="of:=INDIRECT(&quot;'Ancestry+BG'.A&quot;&amp;(1+MATCH(RAND()*SUM(['Ancestry+BG'.B$2:.B$7]);['Ancestry+BG'.C$2:.C$7])))" office:value-type="string" office:string-value="Human" calcext:value-type="string">
            <text:p>Human</text:p>
          </table:table-cell>
          <table:table-cell table:formula="of:=INDIRECT(&quot;'Ancestry+BG'.A&quot;&amp;([.G20]-1+MATCH(RAND()*SUM(INDIRECT(&quot;'Ancestry+BG'.B$&quot;&amp;[.G20]&amp;&quot;:B$&quot;&amp;[.H20]));INDIRECT(&quot;'Ancestry+BG'.C$&quot;&amp;[.G20]&amp;&quot;:C$&quot;&amp;[.H20]))))" office:value-type="string" office:string-value="Skilled" calcext:value-type="string">
            <text:p>Skilled</text:p>
          </table:table-cell>
          <table:table-cell table:formula="of:=INDIRECT(&quot;'Ancestry+BG'.G&quot;&amp;(1+MATCH(RAND()*SUM(['Ancestry+BG'.H$2:.H$36]);['Ancestry+BG'.I$2:.I$36])))" office:value-type="string" office:string-value="Warrior" calcext:value-type="string">
            <text:p>Warrior</text:p>
          </table:table-cell>
          <table:table-cell table:formula="of:=INDIRECT(&quot;'Classes'.A&quot;&amp;(1+MATCH(RAND()*SUM([Classes.B$2:.B$13]);[Classes.C$2:.C$13])))" office:value-type="string" office:string-value="Rogue" calcext:value-type="string">
            <text:p>Rogue</text:p>
          </table:table-cell>
          <table:table-cell table:formula="of:=IF(ISNA(INDIRECT(&quot;'Classes'.G&quot;&amp;[.I20]));&quot;&quot;;INDIRECT(&quot;'Classes'.E&quot;&amp;RANDBETWEEN(1;INDIRECT(&quot;'Classes'.H&quot;&amp;[.I20]))+INDIRECT(&quot;'Classes'.G&quot;&amp;[.I20])-1))" office:value-type="string" office:string-value="Thief" calcext:value-type="string">
            <text:p>Thief</text:p>
          </table:table-cell>
          <table:table-cell table:formula="of:=IF(ISNA(INDIRECT(&quot;'Classes'.I&quot;&amp;[.I20]));&quot;&quot;;INDIRECT(&quot;'Classes'.E&quot;&amp;RANDBETWEEN(1;INDIRECT(&quot;'Classes'.J&quot;&amp;[.I20]))+INDIRECT(&quot;'Classes'.I&quot;&amp;[.I20])-1))">
            <text:p/>
          </table:table-cell>
          <table:table-cell table:formula="of:=INDIRECT(&quot;'Ancestry+BG'.D&quot;&amp;MATCH([.A20];['Ancestry+BG'.A$1:.A$7];0))" office:value-type="float" office:value="18" calcext:value-type="float">
            <text:p>18</text:p>
          </table:table-cell>
          <table:table-cell table:formula="of:=INDIRECT(&quot;'Ancestry+BG'.E&quot;&amp;MATCH([.A20];['Ancestry+BG'.A$1:.A$7];0))" office:value-type="float" office:value="21" calcext:value-type="float">
            <text:p>21</text:p>
          </table:table-cell>
          <table:table-cell table:formula="of:=MATCH([.D20];[Classes.A$2:.A$13];0)+1" office:value-type="float" office:value="11" calcext:value-type="float">
            <text:p>11</text:p>
          </table:table-cell>
          <table:table-cell table:number-columns-repeated="1015"/>
        </table:table-row>
        <table:table-row table:style-name="ro3">
          <table:table-cell table:formula="of:=INDIRECT(&quot;'Ancestry+BG'.A&quot;&amp;(1+MATCH(RAND()*SUM(['Ancestry+BG'.B$2:.B$7]);['Ancestry+BG'.C$2:.C$7])))" office:value-type="string" office:string-value="Human" calcext:value-type="string">
            <text:p>Human</text:p>
          </table:table-cell>
          <table:table-cell table:formula="of:=INDIRECT(&quot;'Ancestry+BG'.A&quot;&amp;([.G21]-1+MATCH(RAND()*SUM(INDIRECT(&quot;'Ancestry+BG'.B$&quot;&amp;[.G21]&amp;&quot;:B$&quot;&amp;[.H21]));INDIRECT(&quot;'Ancestry+BG'.C$&quot;&amp;[.G21]&amp;&quot;:C$&quot;&amp;[.H21]))))" office:value-type="string" office:string-value="Half-orc" calcext:value-type="string">
            <text:p>Half-orc</text:p>
          </table:table-cell>
          <table:table-cell table:formula="of:=INDIRECT(&quot;'Ancestry+BG'.G&quot;&amp;(1+MATCH(RAND()*SUM(['Ancestry+BG'.H$2:.H$36]);['Ancestry+BG'.I$2:.I$36])))" office:value-type="string" office:string-value="Entertainer" calcext:value-type="string">
            <text:p>Entertainer</text:p>
          </table:table-cell>
          <table:table-cell table:formula="of:=INDIRECT(&quot;'Classes'.A&quot;&amp;(1+MATCH(RAND()*SUM([Classes.B$2:.B$13]);[Classes.C$2:.C$13])))" office:value-type="string" office:string-value="Rogue" calcext:value-type="string">
            <text:p>Rogue</text:p>
          </table:table-cell>
          <table:table-cell table:formula="of:=IF(ISNA(INDIRECT(&quot;'Classes'.G&quot;&amp;[.I21]));&quot;&quot;;INDIRECT(&quot;'Classes'.E&quot;&amp;RANDBETWEEN(1;INDIRECT(&quot;'Classes'.H&quot;&amp;[.I21]))+INDIRECT(&quot;'Classes'.G&quot;&amp;[.I21])-1))" office:value-type="string" office:string-value="Thief" calcext:value-type="string">
            <text:p>Thief</text:p>
          </table:table-cell>
          <table:table-cell table:formula="of:=IF(ISNA(INDIRECT(&quot;'Classes'.I&quot;&amp;[.I21]));&quot;&quot;;INDIRECT(&quot;'Classes'.E&quot;&amp;RANDBETWEEN(1;INDIRECT(&quot;'Classes'.J&quot;&amp;[.I21]))+INDIRECT(&quot;'Classes'.I&quot;&amp;[.I21])-1))">
            <text:p/>
          </table:table-cell>
          <table:table-cell table:formula="of:=INDIRECT(&quot;'Ancestry+BG'.D&quot;&amp;MATCH([.A21];['Ancestry+BG'.A$1:.A$7];0))" office:value-type="float" office:value="18" calcext:value-type="float">
            <text:p>18</text:p>
          </table:table-cell>
          <table:table-cell table:formula="of:=INDIRECT(&quot;'Ancestry+BG'.E&quot;&amp;MATCH([.A21];['Ancestry+BG'.A$1:.A$7];0))" office:value-type="float" office:value="21" calcext:value-type="float">
            <text:p>21</text:p>
          </table:table-cell>
          <table:table-cell table:formula="of:=MATCH([.D21];[Classes.A$2:.A$13];0)+1" office:value-type="float" office:value="11" calcext:value-type="float">
            <text:p>11</text:p>
          </table:table-cell>
          <table:table-cell table:number-columns-repeated="1015"/>
        </table:table-row>
        <table:table-row table:style-name="ro3">
          <table:table-cell table:formula="of:=INDIRECT(&quot;'Ancestry+BG'.A&quot;&amp;(1+MATCH(RAND()*SUM(['Ancestry+BG'.B$2:.B$7]);['Ancestry+BG'.C$2:.C$7])))" office:value-type="string" office:string-value="Gnome" calcext:value-type="string">
            <text:p>Gnome</text:p>
          </table:table-cell>
          <table:table-cell table:formula="of:=INDIRECT(&quot;'Ancestry+BG'.A&quot;&amp;([.G22]-1+MATCH(RAND()*SUM(INDIRECT(&quot;'Ancestry+BG'.B$&quot;&amp;[.G22]&amp;&quot;:B$&quot;&amp;[.H22]));INDIRECT(&quot;'Ancestry+BG'.C$&quot;&amp;[.G22]&amp;&quot;:C$&quot;&amp;[.H22]))))" office:value-type="string" office:string-value="Wellspring Occult" calcext:value-type="string">
            <text:p>Wellspring Occult</text:p>
          </table:table-cell>
          <table:table-cell table:formula="of:=INDIRECT(&quot;'Ancestry+BG'.G&quot;&amp;(1+MATCH(RAND()*SUM(['Ancestry+BG'.H$2:.H$36]);['Ancestry+BG'.I$2:.I$36])))" office:value-type="string" office:string-value="Entertainer" calcext:value-type="string">
            <text:p>Entertainer</text:p>
          </table:table-cell>
          <table:table-cell table:formula="of:=INDIRECT(&quot;'Classes'.A&quot;&amp;(1+MATCH(RAND()*SUM([Classes.B$2:.B$13]);[Classes.C$2:.C$13])))" office:value-type="string" office:string-value="Monk" calcext:value-type="string">
            <text:p>Monk</text:p>
          </table:table-cell>
          <table:table-cell table:formula="of:=IF(ISNA(INDIRECT(&quot;'Classes'.G&quot;&amp;[.I22]));&quot;&quot;;INDIRECT(&quot;'Classes'.E&quot;&amp;RANDBETWEEN(1;INDIRECT(&quot;'Classes'.H&quot;&amp;[.I22]))+INDIRECT(&quot;'Classes'.G&quot;&amp;[.I22])-1))">
            <text:p/>
          </table:table-cell>
          <table:table-cell table:formula="of:=IF(ISNA(INDIRECT(&quot;'Classes'.I&quot;&amp;[.I22]));&quot;&quot;;INDIRECT(&quot;'Classes'.E&quot;&amp;RANDBETWEEN(1;INDIRECT(&quot;'Classes'.J&quot;&amp;[.I22]))+INDIRECT(&quot;'Classes'.I&quot;&amp;[.I22])-1))">
            <text:p/>
          </table:table-cell>
          <table:table-cell table:formula="of:=INDIRECT(&quot;'Ancestry+BG'.D&quot;&amp;MATCH([.A22];['Ancestry+BG'.A$1:.A$7];0))" office:value-type="float" office:value="10" calcext:value-type="float">
            <text:p>10</text:p>
          </table:table-cell>
          <table:table-cell table:formula="of:=INDIRECT(&quot;'Ancestry+BG'.E&quot;&amp;MATCH([.A22];['Ancestry+BG'.A$1:.A$7];0))" office:value-type="float" office:value="15" calcext:value-type="float">
            <text:p>15</text:p>
          </table:table-cell>
          <table:table-cell table:formula="of:=MATCH([.D22];[Classes.A$2:.A$13];0)+1" office:value-type="float" office:value="9" calcext:value-type="float">
            <text:p>9</text:p>
          </table:table-cell>
          <table:table-cell table:number-columns-repeated="1015"/>
        </table:table-row>
        <table:table-row table:style-name="ro3">
          <table:table-cell table:formula="of:=INDIRECT(&quot;'Ancestry+BG'.A&quot;&amp;(1+MATCH(RAND()*SUM(['Ancestry+BG'.B$2:.B$7]);['Ancestry+BG'.C$2:.C$7])))" office:value-type="string" office:string-value="Gnome" calcext:value-type="string">
            <text:p>Gnome</text:p>
          </table:table-cell>
          <table:table-cell table:formula="of:=INDIRECT(&quot;'Ancestry+BG'.A&quot;&amp;([.G23]-1+MATCH(RAND()*SUM(INDIRECT(&quot;'Ancestry+BG'.B$&quot;&amp;[.G23]&amp;&quot;:B$&quot;&amp;[.H23]));INDIRECT(&quot;'Ancestry+BG'.C$&quot;&amp;[.G23]&amp;&quot;:C$&quot;&amp;[.H23]))))" office:value-type="string" office:string-value="Fey Touched" calcext:value-type="string">
            <text:p>Fey Touched</text:p>
          </table:table-cell>
          <table:table-cell table:formula="of:=INDIRECT(&quot;'Ancestry+BG'.G&quot;&amp;(1+MATCH(RAND()*SUM(['Ancestry+BG'.H$2:.H$36]);['Ancestry+BG'.I$2:.I$36])))" office:value-type="string" office:string-value="Gambler" calcext:value-type="string">
            <text:p>Gambler</text:p>
          </table:table-cell>
          <table:table-cell table:formula="of:=INDIRECT(&quot;'Classes'.A&quot;&amp;(1+MATCH(RAND()*SUM([Classes.B$2:.B$13]);[Classes.C$2:.C$13])))" office:value-type="string" office:string-value="Cleric" calcext:value-type="string">
            <text:p>Cleric</text:p>
          </table:table-cell>
          <table:table-cell table:formula="of:=IF(ISNA(INDIRECT(&quot;'Classes'.G&quot;&amp;[.I23]));&quot;&quot;;INDIRECT(&quot;'Classes'.E&quot;&amp;RANDBETWEEN(1;INDIRECT(&quot;'Classes'.H&quot;&amp;[.I23]))+INDIRECT(&quot;'Classes'.G&quot;&amp;[.I23])-1))" office:value-type="string" office:string-value="Cloistered" calcext:value-type="string">
            <text:p>Cloistered</text:p>
          </table:table-cell>
          <table:table-cell table:formula="of:=IF(ISNA(INDIRECT(&quot;'Classes'.I&quot;&amp;[.I23]));&quot;&quot;;INDIRECT(&quot;'Classes'.E&quot;&amp;RANDBETWEEN(1;INDIRECT(&quot;'Classes'.J&quot;&amp;[.I23]))+INDIRECT(&quot;'Classes'.I&quot;&amp;[.I23])-1))" office:value-type="string" office:string-value="Sacred Feast Erma" calcext:value-type="string">
            <text:p>Sacred Feast Erma</text:p>
          </table:table-cell>
          <table:table-cell table:formula="of:=INDIRECT(&quot;'Ancestry+BG'.D&quot;&amp;MATCH([.A23];['Ancestry+BG'.A$1:.A$7];0))" office:value-type="float" office:value="10" calcext:value-type="float">
            <text:p>10</text:p>
          </table:table-cell>
          <table:table-cell table:formula="of:=INDIRECT(&quot;'Ancestry+BG'.E&quot;&amp;MATCH([.A23];['Ancestry+BG'.A$1:.A$7];0))" office:value-type="float" office:value="15" calcext:value-type="float">
            <text:p>15</text:p>
          </table:table-cell>
          <table:table-cell table:formula="of:=MATCH([.D23];[Classes.A$2:.A$13];0)+1" office:value-type="float" office:value="6" calcext:value-type="float">
            <text:p>6</text:p>
          </table:table-cell>
          <table:table-cell table:number-columns-repeated="1015"/>
        </table:table-row>
        <table:table-row table:style-name="ro3">
          <table:table-cell table:formula="of:=INDIRECT(&quot;'Ancestry+BG'.A&quot;&amp;(1+MATCH(RAND()*SUM(['Ancestry+BG'.B$2:.B$7]);['Ancestry+BG'.C$2:.C$7])))" office:value-type="string" office:string-value="Dwarf" calcext:value-type="string">
            <text:p>Dwarf</text:p>
          </table:table-cell>
          <table:table-cell table:formula="of:=INDIRECT(&quot;'Ancestry+BG'.A&quot;&amp;([.G24]-1+MATCH(RAND()*SUM(INDIRECT(&quot;'Ancestry+BG'.B$&quot;&amp;[.G24]&amp;&quot;:B$&quot;&amp;[.H24]));INDIRECT(&quot;'Ancestry+BG'.C$&quot;&amp;[.G24]&amp;&quot;:C$&quot;&amp;[.H24]))))" office:value-type="string" office:string-value="Strong blooded" calcext:value-type="string">
            <text:p>Strong blooded</text:p>
          </table:table-cell>
          <table:table-cell table:formula="of:=INDIRECT(&quot;'Ancestry+BG'.G&quot;&amp;(1+MATCH(RAND()*SUM(['Ancestry+BG'.H$2:.H$36]);['Ancestry+BG'.I$2:.I$36])))" office:value-type="string" office:string-value="Barrister" calcext:value-type="string">
            <text:p>Barrister</text:p>
          </table:table-cell>
          <table:table-cell table:formula="of:=INDIRECT(&quot;'Classes'.A&quot;&amp;(1+MATCH(RAND()*SUM([Classes.B$2:.B$13]);[Classes.C$2:.C$13])))" office:value-type="string" office:string-value="Sorcerer" calcext:value-type="string">
            <text:p>Sorcerer</text:p>
          </table:table-cell>
          <table:table-cell table:formula="of:=IF(ISNA(INDIRECT(&quot;'Classes'.G&quot;&amp;[.I24]));&quot;&quot;;INDIRECT(&quot;'Classes'.E&quot;&amp;RANDBETWEEN(1;INDIRECT(&quot;'Classes'.H&quot;&amp;[.I24]))+INDIRECT(&quot;'Classes'.G&quot;&amp;[.I24])-1))" office:value-type="string" office:string-value="Angelic" calcext:value-type="string">
            <text:p>Angelic</text:p>
          </table:table-cell>
          <table:table-cell table:formula="of:=IF(ISNA(INDIRECT(&quot;'Classes'.I&quot;&amp;[.I24]));&quot;&quot;;INDIRECT(&quot;'Classes'.E&quot;&amp;RANDBETWEEN(1;INDIRECT(&quot;'Classes'.J&quot;&amp;[.I24]))+INDIRECT(&quot;'Classes'.I&quot;&amp;[.I24])-1))">
            <text:p/>
          </table:table-cell>
          <table:table-cell table:formula="of:=INDIRECT(&quot;'Ancestry+BG'.D&quot;&amp;MATCH([.A24];['Ancestry+BG'.A$1:.A$7];0))" office:value-type="float" office:value="24" calcext:value-type="float">
            <text:p>24</text:p>
          </table:table-cell>
          <table:table-cell table:formula="of:=INDIRECT(&quot;'Ancestry+BG'.E&quot;&amp;MATCH([.A24];['Ancestry+BG'.A$1:.A$7];0))" office:value-type="float" office:value="28" calcext:value-type="float">
            <text:p>28</text:p>
          </table:table-cell>
          <table:table-cell table:formula="of:=MATCH([.D24];[Classes.A$2:.A$13];0)+1" office:value-type="float" office:value="12" calcext:value-type="float">
            <text:p>12</text:p>
          </table:table-cell>
          <table:table-cell table:number-columns-repeated="1015"/>
        </table:table-row>
        <table:table-row table:style-name="ro3">
          <table:table-cell table:formula="of:=INDIRECT(&quot;'Ancestry+BG'.A&quot;&amp;(1+MATCH(RAND()*SUM(['Ancestry+BG'.B$2:.B$7]);['Ancestry+BG'.C$2:.C$7])))" office:value-type="string" office:string-value="Halfling" calcext:value-type="string">
            <text:p>Halfling</text:p>
          </table:table-cell>
          <table:table-cell table:formula="of:=INDIRECT(&quot;'Ancestry+BG'.A&quot;&amp;([.G25]-1+MATCH(RAND()*SUM(INDIRECT(&quot;'Ancestry+BG'.B$&quot;&amp;[.G25]&amp;&quot;:B$&quot;&amp;[.H25]));INDIRECT(&quot;'Ancestry+BG'.C$&quot;&amp;[.G25]&amp;&quot;:C$&quot;&amp;[.H25]))))" office:value-type="string" office:string-value="Twilight" calcext:value-type="string">
            <text:p>Twilight</text:p>
          </table:table-cell>
          <table:table-cell table:formula="of:=INDIRECT(&quot;'Ancestry+BG'.G&quot;&amp;(1+MATCH(RAND()*SUM(['Ancestry+BG'.H$2:.H$36]);['Ancestry+BG'.I$2:.I$36])))" office:value-type="string" office:string-value="Detective" calcext:value-type="string">
            <text:p>Detective</text:p>
          </table:table-cell>
          <table:table-cell table:formula="of:=INDIRECT(&quot;'Classes'.A&quot;&amp;(1+MATCH(RAND()*SUM([Classes.B$2:.B$13]);[Classes.C$2:.C$13])))" office:value-type="string" office:string-value="Rogue" calcext:value-type="string">
            <text:p>Rogue</text:p>
          </table:table-cell>
          <table:table-cell table:formula="of:=IF(ISNA(INDIRECT(&quot;'Classes'.G&quot;&amp;[.I25]));&quot;&quot;;INDIRECT(&quot;'Classes'.E&quot;&amp;RANDBETWEEN(1;INDIRECT(&quot;'Classes'.H&quot;&amp;[.I25]))+INDIRECT(&quot;'Classes'.G&quot;&amp;[.I25])-1))" office:value-type="string" office:string-value="Scoundrel" calcext:value-type="string">
            <text:p>Scoundrel</text:p>
          </table:table-cell>
          <table:table-cell table:formula="of:=IF(ISNA(INDIRECT(&quot;'Classes'.I&quot;&amp;[.I25]));&quot;&quot;;INDIRECT(&quot;'Classes'.E&quot;&amp;RANDBETWEEN(1;INDIRECT(&quot;'Classes'.J&quot;&amp;[.I25]))+INDIRECT(&quot;'Classes'.I&quot;&amp;[.I25])-1))">
            <text:p/>
          </table:table-cell>
          <table:table-cell table:formula="of:=INDIRECT(&quot;'Ancestry+BG'.D&quot;&amp;MATCH([.A25];['Ancestry+BG'.A$1:.A$7];0))" office:value-type="float" office:value="45" calcext:value-type="float">
            <text:p>45</text:p>
          </table:table-cell>
          <table:table-cell table:formula="of:=INDIRECT(&quot;'Ancestry+BG'.E&quot;&amp;MATCH([.A25];['Ancestry+BG'.A$1:.A$7];0))" office:value-type="float" office:value="49" calcext:value-type="float">
            <text:p>49</text:p>
          </table:table-cell>
          <table:table-cell table:formula="of:=MATCH([.D25];[Classes.A$2:.A$13];0)+1" office:value-type="float" office:value="11" calcext:value-type="float">
            <text:p>11</text:p>
          </table:table-cell>
          <table:table-cell table:number-columns-repeated="1015"/>
        </table:table-row>
        <table:table-row table:style-name="ro3">
          <table:table-cell table:formula="of:=INDIRECT(&quot;'Ancestry+BG'.A&quot;&amp;(1+MATCH(RAND()*SUM(['Ancestry+BG'.B$2:.B$7]);['Ancestry+BG'.C$2:.C$7])))" office:value-type="string" office:string-value="Human" calcext:value-type="string">
            <text:p>Human</text:p>
          </table:table-cell>
          <table:table-cell table:formula="of:=INDIRECT(&quot;'Ancestry+BG'.A&quot;&amp;([.G26]-1+MATCH(RAND()*SUM(INDIRECT(&quot;'Ancestry+BG'.B$&quot;&amp;[.G26]&amp;&quot;:B$&quot;&amp;[.H26]));INDIRECT(&quot;'Ancestry+BG'.C$&quot;&amp;[.G26]&amp;&quot;:C$&quot;&amp;[.H26]))))" office:value-type="string" office:string-value="Versatile" calcext:value-type="string">
            <text:p>Versatile</text:p>
          </table:table-cell>
          <table:table-cell table:formula="of:=INDIRECT(&quot;'Ancestry+BG'.G&quot;&amp;(1+MATCH(RAND()*SUM(['Ancestry+BG'.H$2:.H$36]);['Ancestry+BG'.I$2:.I$36])))" office:value-type="string" office:string-value="Martial Disciple" calcext:value-type="string">
            <text:p>Martial Disciple</text:p>
          </table:table-cell>
          <table:table-cell table:formula="of:=INDIRECT(&quot;'Classes'.A&quot;&amp;(1+MATCH(RAND()*SUM([Classes.B$2:.B$13]);[Classes.C$2:.C$13])))" office:value-type="string" office:string-value="Druid" calcext:value-type="string">
            <text:p>Druid</text:p>
          </table:table-cell>
          <table:table-cell table:formula="of:=IF(ISNA(INDIRECT(&quot;'Classes'.G&quot;&amp;[.I26]));&quot;&quot;;INDIRECT(&quot;'Classes'.E&quot;&amp;RANDBETWEEN(1;INDIRECT(&quot;'Classes'.H&quot;&amp;[.I26]))+INDIRECT(&quot;'Classes'.G&quot;&amp;[.I26])-1))" office:value-type="string" office:string-value="Leaf" calcext:value-type="string">
            <text:p>Leaf</text:p>
          </table:table-cell>
          <table:table-cell table:formula="of:=IF(ISNA(INDIRECT(&quot;'Classes'.I&quot;&amp;[.I26]));&quot;&quot;;INDIRECT(&quot;'Classes'.E&quot;&amp;RANDBETWEEN(1;INDIRECT(&quot;'Classes'.J&quot;&amp;[.I26]))+INDIRECT(&quot;'Classes'.I&quot;&amp;[.I26])-1))">
            <text:p/>
          </table:table-cell>
          <table:table-cell table:formula="of:=INDIRECT(&quot;'Ancestry+BG'.D&quot;&amp;MATCH([.A26];['Ancestry+BG'.A$1:.A$7];0))" office:value-type="float" office:value="18" calcext:value-type="float">
            <text:p>18</text:p>
          </table:table-cell>
          <table:table-cell table:formula="of:=INDIRECT(&quot;'Ancestry+BG'.E&quot;&amp;MATCH([.A26];['Ancestry+BG'.A$1:.A$7];0))" office:value-type="float" office:value="21" calcext:value-type="float">
            <text:p>21</text:p>
          </table:table-cell>
          <table:table-cell table:formula="of:=MATCH([.D26];[Classes.A$2:.A$13];0)+1" office:value-type="float" office:value="7" calcext:value-type="float">
            <text:p>7</text:p>
          </table:table-cell>
          <table:table-cell table:number-columns-repeated="1015"/>
        </table:table-row>
        <table:table-row table:style-name="ro3">
          <table:table-cell table:formula="of:=INDIRECT(&quot;'Ancestry+BG'.A&quot;&amp;(1+MATCH(RAND()*SUM(['Ancestry+BG'.B$2:.B$7]);['Ancestry+BG'.C$2:.C$7])))" office:value-type="string" office:string-value="Elf" calcext:value-type="string">
            <text:p>Elf</text:p>
          </table:table-cell>
          <table:table-cell table:formula="of:=INDIRECT(&quot;'Ancestry+BG'.A&quot;&amp;([.G27]-1+MATCH(RAND()*SUM(INDIRECT(&quot;'Ancestry+BG'.B$&quot;&amp;[.G27]&amp;&quot;:B$&quot;&amp;[.H27]));INDIRECT(&quot;'Ancestry+BG'.C$&quot;&amp;[.G27]&amp;&quot;:C$&quot;&amp;[.H27]))))" office:value-type="string" office:string-value="Arctic" calcext:value-type="string">
            <text:p>Arctic</text:p>
          </table:table-cell>
          <table:table-cell table:formula="of:=INDIRECT(&quot;'Ancestry+BG'.G&quot;&amp;(1+MATCH(RAND()*SUM(['Ancestry+BG'.H$2:.H$36]);['Ancestry+BG'.I$2:.I$36])))" office:value-type="string" office:string-value="Gladiator" calcext:value-type="string">
            <text:p>Gladiator</text:p>
          </table:table-cell>
          <table:table-cell table:formula="of:=INDIRECT(&quot;'Classes'.A&quot;&amp;(1+MATCH(RAND()*SUM([Classes.B$2:.B$13]);[Classes.C$2:.C$13])))" office:value-type="string" office:string-value="Barbarian" calcext:value-type="string">
            <text:p>Barbarian</text:p>
          </table:table-cell>
          <table:table-cell table:formula="of:=IF(ISNA(INDIRECT(&quot;'Classes'.G&quot;&amp;[.I27]));&quot;&quot;;INDIRECT(&quot;'Classes'.E&quot;&amp;RANDBETWEEN(1;INDIRECT(&quot;'Classes'.H&quot;&amp;[.I27]))+INDIRECT(&quot;'Classes'.G&quot;&amp;[.I27])-1))" office:value-type="string" office:string-value="Spirit" calcext:value-type="string">
            <text:p>Spirit</text:p>
          </table:table-cell>
          <table:table-cell table:formula="of:=IF(ISNA(INDIRECT(&quot;'Classes'.I&quot;&amp;[.I27]));&quot;&quot;;INDIRECT(&quot;'Classes'.E&quot;&amp;RANDBETWEEN(1;INDIRECT(&quot;'Classes'.J&quot;&amp;[.I27]))+INDIRECT(&quot;'Classes'.I&quot;&amp;[.I27])-1))">
            <text:p/>
          </table:table-cell>
          <table:table-cell table:formula="of:=INDIRECT(&quot;'Ancestry+BG'.D&quot;&amp;MATCH([.A27];['Ancestry+BG'.A$1:.A$7];0))" office:value-type="float" office:value="31" calcext:value-type="float">
            <text:p>31</text:p>
          </table:table-cell>
          <table:table-cell table:formula="of:=INDIRECT(&quot;'Ancestry+BG'.E&quot;&amp;MATCH([.A27];['Ancestry+BG'.A$1:.A$7];0))" office:value-type="float" office:value="35" calcext:value-type="float">
            <text:p>35</text:p>
          </table:table-cell>
          <table:table-cell table:formula="of:=MATCH([.D27];[Classes.A$2:.A$13];0)+1" office:value-type="float" office:value="3" calcext:value-type="float">
            <text:p>3</text:p>
          </table:table-cell>
          <table:table-cell table:number-columns-repeated="1015"/>
        </table:table-row>
        <table:table-row table:style-name="ro3">
          <table:table-cell table:formula="of:=INDIRECT(&quot;'Ancestry+BG'.A&quot;&amp;(1+MATCH(RAND()*SUM(['Ancestry+BG'.B$2:.B$7]);['Ancestry+BG'.C$2:.C$7])))" office:value-type="string" office:string-value="Halfling" calcext:value-type="string">
            <text:p>Halfling</text:p>
          </table:table-cell>
          <table:table-cell table:formula="of:=INDIRECT(&quot;'Ancestry+BG'.A&quot;&amp;([.G28]-1+MATCH(RAND()*SUM(INDIRECT(&quot;'Ancestry+BG'.B$&quot;&amp;[.G28]&amp;&quot;:B$&quot;&amp;[.H28]));INDIRECT(&quot;'Ancestry+BG'.C$&quot;&amp;[.G28]&amp;&quot;:C$&quot;&amp;[.H28]))))" office:value-type="string" office:string-value="Gutsy" calcext:value-type="string">
            <text:p>Gutsy</text:p>
          </table:table-cell>
          <table:table-cell table:formula="of:=INDIRECT(&quot;'Ancestry+BG'.G&quot;&amp;(1+MATCH(RAND()*SUM(['Ancestry+BG'.H$2:.H$36]);['Ancestry+BG'.I$2:.I$36])))" office:value-type="string" office:string-value="Acolyte" calcext:value-type="string">
            <text:p>Acolyte</text:p>
          </table:table-cell>
          <table:table-cell table:formula="of:=INDIRECT(&quot;'Classes'.A&quot;&amp;(1+MATCH(RAND()*SUM([Classes.B$2:.B$13]);[Classes.C$2:.C$13])))" office:value-type="string" office:string-value="Champion" calcext:value-type="string">
            <text:p>Champion</text:p>
          </table:table-cell>
          <table:table-cell table:formula="of:=IF(ISNA(INDIRECT(&quot;'Classes'.G&quot;&amp;[.I28]));&quot;&quot;;INDIRECT(&quot;'Classes'.E&quot;&amp;RANDBETWEEN(1;INDIRECT(&quot;'Classes'.H&quot;&amp;[.I28]))+INDIRECT(&quot;'Classes'.G&quot;&amp;[.I28])-1))" office:value-type="string" office:string-value="Redeemer" calcext:value-type="string">
            <text:p>Redeemer</text:p>
          </table:table-cell>
          <table:table-cell table:formula="of:=IF(ISNA(INDIRECT(&quot;'Classes'.I&quot;&amp;[.I28]));&quot;&quot;;INDIRECT(&quot;'Classes'.E&quot;&amp;RANDBETWEEN(1;INDIRECT(&quot;'Classes'.J&quot;&amp;[.I28]))+INDIRECT(&quot;'Classes'.I&quot;&amp;[.I28])-1))" office:value-type="string" office:string-value="Rainbow Queen Roberta" calcext:value-type="string">
            <text:p>Rainbow Queen Roberta</text:p>
          </table:table-cell>
          <table:table-cell table:formula="of:=INDIRECT(&quot;'Ancestry+BG'.D&quot;&amp;MATCH([.A28];['Ancestry+BG'.A$1:.A$7];0))" office:value-type="float" office:value="45" calcext:value-type="float">
            <text:p>45</text:p>
          </table:table-cell>
          <table:table-cell table:formula="of:=INDIRECT(&quot;'Ancestry+BG'.E&quot;&amp;MATCH([.A28];['Ancestry+BG'.A$1:.A$7];0))" office:value-type="float" office:value="49" calcext:value-type="float">
            <text:p>49</text:p>
          </table:table-cell>
          <table:table-cell table:formula="of:=MATCH([.D28];[Classes.A$2:.A$13];0)+1" office:value-type="float" office:value="5" calcext:value-type="float">
            <text:p>5</text:p>
          </table:table-cell>
          <table:table-cell table:number-columns-repeated="1015"/>
        </table:table-row>
        <table:table-row table:style-name="ro3">
          <table:table-cell table:formula="of:=INDIRECT(&quot;'Ancestry+BG'.A&quot;&amp;(1+MATCH(RAND()*SUM(['Ancestry+BG'.B$2:.B$7]);['Ancestry+BG'.C$2:.C$7])))" office:value-type="string" office:string-value="Human" calcext:value-type="string">
            <text:p>Human</text:p>
          </table:table-cell>
          <table:table-cell table:formula="of:=INDIRECT(&quot;'Ancestry+BG'.A&quot;&amp;([.G29]-1+MATCH(RAND()*SUM(INDIRECT(&quot;'Ancestry+BG'.B$&quot;&amp;[.G29]&amp;&quot;:B$&quot;&amp;[.H29]));INDIRECT(&quot;'Ancestry+BG'.C$&quot;&amp;[.G29]&amp;&quot;:C$&quot;&amp;[.H29]))))" office:value-type="string" office:string-value="Skilled" calcext:value-type="string">
            <text:p>Skilled</text:p>
          </table:table-cell>
          <table:table-cell table:formula="of:=INDIRECT(&quot;'Ancestry+BG'.G&quot;&amp;(1+MATCH(RAND()*SUM(['Ancestry+BG'.H$2:.H$36]);['Ancestry+BG'.I$2:.I$36])))" office:value-type="string" office:string-value="Laborer" calcext:value-type="string">
            <text:p>Laborer</text:p>
          </table:table-cell>
          <table:table-cell table:formula="of:=INDIRECT(&quot;'Classes'.A&quot;&amp;(1+MATCH(RAND()*SUM([Classes.B$2:.B$13]);[Classes.C$2:.C$13])))" office:value-type="string" office:string-value="Cleric" calcext:value-type="string">
            <text:p>Cleric</text:p>
          </table:table-cell>
          <table:table-cell table:formula="of:=IF(ISNA(INDIRECT(&quot;'Classes'.G&quot;&amp;[.I29]));&quot;&quot;;INDIRECT(&quot;'Classes'.E&quot;&amp;RANDBETWEEN(1;INDIRECT(&quot;'Classes'.H&quot;&amp;[.I29]))+INDIRECT(&quot;'Classes'.G&quot;&amp;[.I29])-1))" office:value-type="string" office:string-value="Warpriest" calcext:value-type="string">
            <text:p>Warpriest</text:p>
          </table:table-cell>
          <table:table-cell table:formula="of:=IF(ISNA(INDIRECT(&quot;'Classes'.I&quot;&amp;[.I29]));&quot;&quot;;INDIRECT(&quot;'Classes'.E&quot;&amp;RANDBETWEEN(1;INDIRECT(&quot;'Classes'.J&quot;&amp;[.I29]))+INDIRECT(&quot;'Classes'.I&quot;&amp;[.I29])-1))" office:value-type="string" office:string-value="Wilfred the Moonleaper" calcext:value-type="string">
            <text:p>Wilfred the Moonleaper</text:p>
          </table:table-cell>
          <table:table-cell table:formula="of:=INDIRECT(&quot;'Ancestry+BG'.D&quot;&amp;MATCH([.A29];['Ancestry+BG'.A$1:.A$7];0))" office:value-type="float" office:value="18" calcext:value-type="float">
            <text:p>18</text:p>
          </table:table-cell>
          <table:table-cell table:formula="of:=INDIRECT(&quot;'Ancestry+BG'.E&quot;&amp;MATCH([.A29];['Ancestry+BG'.A$1:.A$7];0))" office:value-type="float" office:value="21" calcext:value-type="float">
            <text:p>21</text:p>
          </table:table-cell>
          <table:table-cell table:formula="of:=MATCH([.D29];[Classes.A$2:.A$13];0)+1" office:value-type="float" office:value="6" calcext:value-type="float">
            <text:p>6</text:p>
          </table:table-cell>
          <table:table-cell table:number-columns-repeated="1015"/>
        </table:table-row>
        <table:table-row table:style-name="ro3">
          <table:table-cell table:formula="of:=INDIRECT(&quot;'Ancestry+BG'.A&quot;&amp;(1+MATCH(RAND()*SUM(['Ancestry+BG'.B$2:.B$7]);['Ancestry+BG'.C$2:.C$7])))" office:value-type="string" office:string-value="Human" calcext:value-type="string">
            <text:p>Human</text:p>
          </table:table-cell>
          <table:table-cell table:formula="of:=INDIRECT(&quot;'Ancestry+BG'.A&quot;&amp;([.G30]-1+MATCH(RAND()*SUM(INDIRECT(&quot;'Ancestry+BG'.B$&quot;&amp;[.G30]&amp;&quot;:B$&quot;&amp;[.H30]));INDIRECT(&quot;'Ancestry+BG'.C$&quot;&amp;[.G30]&amp;&quot;:C$&quot;&amp;[.H30]))))" office:value-type="string" office:string-value="Half-orc" calcext:value-type="string">
            <text:p>Half-orc</text:p>
          </table:table-cell>
          <table:table-cell table:formula="of:=INDIRECT(&quot;'Ancestry+BG'.G&quot;&amp;(1+MATCH(RAND()*SUM(['Ancestry+BG'.H$2:.H$36]);['Ancestry+BG'.I$2:.I$36])))" office:value-type="string" office:string-value="Scout" calcext:value-type="string">
            <text:p>Scout</text:p>
          </table:table-cell>
          <table:table-cell table:formula="of:=INDIRECT(&quot;'Classes'.A&quot;&amp;(1+MATCH(RAND()*SUM([Classes.B$2:.B$13]);[Classes.C$2:.C$13])))" office:value-type="string" office:string-value="Fighter" calcext:value-type="string">
            <text:p>Fighter</text:p>
          </table:table-cell>
          <table:table-cell table:formula="of:=IF(ISNA(INDIRECT(&quot;'Classes'.G&quot;&amp;[.I30]));&quot;&quot;;INDIRECT(&quot;'Classes'.E&quot;&amp;RANDBETWEEN(1;INDIRECT(&quot;'Classes'.H&quot;&amp;[.I30]))+INDIRECT(&quot;'Classes'.G&quot;&amp;[.I30])-1))">
            <text:p/>
          </table:table-cell>
          <table:table-cell table:formula="of:=IF(ISNA(INDIRECT(&quot;'Classes'.I&quot;&amp;[.I30]));&quot;&quot;;INDIRECT(&quot;'Classes'.E&quot;&amp;RANDBETWEEN(1;INDIRECT(&quot;'Classes'.J&quot;&amp;[.I30]))+INDIRECT(&quot;'Classes'.I&quot;&amp;[.I30])-1))">
            <text:p/>
          </table:table-cell>
          <table:table-cell table:formula="of:=INDIRECT(&quot;'Ancestry+BG'.D&quot;&amp;MATCH([.A30];['Ancestry+BG'.A$1:.A$7];0))" office:value-type="float" office:value="18" calcext:value-type="float">
            <text:p>18</text:p>
          </table:table-cell>
          <table:table-cell table:formula="of:=INDIRECT(&quot;'Ancestry+BG'.E&quot;&amp;MATCH([.A30];['Ancestry+BG'.A$1:.A$7];0))" office:value-type="float" office:value="21" calcext:value-type="float">
            <text:p>21</text:p>
          </table:table-cell>
          <table:table-cell table:formula="of:=MATCH([.D30];[Classes.A$2:.A$13];0)+1" office:value-type="float" office:value="8" calcext:value-type="float">
            <text:p>8</text:p>
          </table:table-cell>
          <table:table-cell table:number-columns-repeated="1015"/>
        </table:table-row>
        <table:table-row table:style-name="ro3">
          <table:table-cell table:formula="of:=INDIRECT(&quot;'Ancestry+BG'.A&quot;&amp;(1+MATCH(RAND()*SUM(['Ancestry+BG'.B$2:.B$7]);['Ancestry+BG'.C$2:.C$7])))" office:value-type="string" office:string-value="Human" calcext:value-type="string">
            <text:p>Human</text:p>
          </table:table-cell>
          <table:table-cell table:formula="of:=INDIRECT(&quot;'Ancestry+BG'.A&quot;&amp;([.G31]-1+MATCH(RAND()*SUM(INDIRECT(&quot;'Ancestry+BG'.B$&quot;&amp;[.G31]&amp;&quot;:B$&quot;&amp;[.H31]));INDIRECT(&quot;'Ancestry+BG'.C$&quot;&amp;[.G31]&amp;&quot;:C$&quot;&amp;[.H31]))))" office:value-type="string" office:string-value="Versatile" calcext:value-type="string">
            <text:p>Versatile</text:p>
          </table:table-cell>
          <table:table-cell table:formula="of:=INDIRECT(&quot;'Ancestry+BG'.G&quot;&amp;(1+MATCH(RAND()*SUM(['Ancestry+BG'.H$2:.H$36]);['Ancestry+BG'.I$2:.I$36])))" office:value-type="string" office:string-value="Noble" calcext:value-type="string">
            <text:p>Noble</text:p>
          </table:table-cell>
          <table:table-cell table:formula="of:=INDIRECT(&quot;'Classes'.A&quot;&amp;(1+MATCH(RAND()*SUM([Classes.B$2:.B$13]);[Classes.C$2:.C$13])))" office:value-type="string" office:string-value="Rogue" calcext:value-type="string">
            <text:p>Rogue</text:p>
          </table:table-cell>
          <table:table-cell table:formula="of:=IF(ISNA(INDIRECT(&quot;'Classes'.G&quot;&amp;[.I31]));&quot;&quot;;INDIRECT(&quot;'Classes'.E&quot;&amp;RANDBETWEEN(1;INDIRECT(&quot;'Classes'.H&quot;&amp;[.I31]))+INDIRECT(&quot;'Classes'.G&quot;&amp;[.I31])-1))" office:value-type="string" office:string-value="Scoundrel" calcext:value-type="string">
            <text:p>Scoundrel</text:p>
          </table:table-cell>
          <table:table-cell table:formula="of:=IF(ISNA(INDIRECT(&quot;'Classes'.I&quot;&amp;[.I31]));&quot;&quot;;INDIRECT(&quot;'Classes'.E&quot;&amp;RANDBETWEEN(1;INDIRECT(&quot;'Classes'.J&quot;&amp;[.I31]))+INDIRECT(&quot;'Classes'.I&quot;&amp;[.I31])-1))">
            <text:p/>
          </table:table-cell>
          <table:table-cell table:formula="of:=INDIRECT(&quot;'Ancestry+BG'.D&quot;&amp;MATCH([.A31];['Ancestry+BG'.A$1:.A$7];0))" office:value-type="float" office:value="18" calcext:value-type="float">
            <text:p>18</text:p>
          </table:table-cell>
          <table:table-cell table:formula="of:=INDIRECT(&quot;'Ancestry+BG'.E&quot;&amp;MATCH([.A31];['Ancestry+BG'.A$1:.A$7];0))" office:value-type="float" office:value="21" calcext:value-type="float">
            <text:p>21</text:p>
          </table:table-cell>
          <table:table-cell table:formula="of:=MATCH([.D31];[Classes.A$2:.A$13];0)+1" office:value-type="float" office:value="11" calcext:value-type="float">
            <text:p>11</text:p>
          </table:table-cell>
          <table:table-cell table:number-columns-repeated="1015"/>
        </table:table-row>
        <table:table-row table:style-name="ro3">
          <table:table-cell table:formula="of:=INDIRECT(&quot;'Ancestry+BG'.A&quot;&amp;(1+MATCH(RAND()*SUM(['Ancestry+BG'.B$2:.B$7]);['Ancestry+BG'.C$2:.C$7])))" office:value-type="string" office:string-value="Human" calcext:value-type="string">
            <text:p>Human</text:p>
          </table:table-cell>
          <table:table-cell table:formula="of:=INDIRECT(&quot;'Ancestry+BG'.A&quot;&amp;([.G32]-1+MATCH(RAND()*SUM(INDIRECT(&quot;'Ancestry+BG'.B$&quot;&amp;[.G32]&amp;&quot;:B$&quot;&amp;[.H32]));INDIRECT(&quot;'Ancestry+BG'.C$&quot;&amp;[.G32]&amp;&quot;:C$&quot;&amp;[.H32]))))" office:value-type="string" office:string-value="Versatile" calcext:value-type="string">
            <text:p>Versatile</text:p>
          </table:table-cell>
          <table:table-cell table:formula="of:=INDIRECT(&quot;'Ancestry+BG'.G&quot;&amp;(1+MATCH(RAND()*SUM(['Ancestry+BG'.H$2:.H$36]);['Ancestry+BG'.I$2:.I$36])))" office:value-type="string" office:string-value="Entertainer" calcext:value-type="string">
            <text:p>Entertainer</text:p>
          </table:table-cell>
          <table:table-cell table:formula="of:=INDIRECT(&quot;'Classes'.A&quot;&amp;(1+MATCH(RAND()*SUM([Classes.B$2:.B$13]);[Classes.C$2:.C$13])))" office:value-type="string" office:string-value="Ranger" calcext:value-type="string">
            <text:p>Ranger</text:p>
          </table:table-cell>
          <table:table-cell table:formula="of:=IF(ISNA(INDIRECT(&quot;'Classes'.G&quot;&amp;[.I32]));&quot;&quot;;INDIRECT(&quot;'Classes'.E&quot;&amp;RANDBETWEEN(1;INDIRECT(&quot;'Classes'.H&quot;&amp;[.I32]))+INDIRECT(&quot;'Classes'.G&quot;&amp;[.I32])-1))" office:value-type="string" office:string-value="Precision" calcext:value-type="string">
            <text:p>Precision</text:p>
          </table:table-cell>
          <table:table-cell table:formula="of:=IF(ISNA(INDIRECT(&quot;'Classes'.I&quot;&amp;[.I32]));&quot;&quot;;INDIRECT(&quot;'Classes'.E&quot;&amp;RANDBETWEEN(1;INDIRECT(&quot;'Classes'.J&quot;&amp;[.I32]))+INDIRECT(&quot;'Classes'.I&quot;&amp;[.I32])-1))">
            <text:p/>
          </table:table-cell>
          <table:table-cell table:formula="of:=INDIRECT(&quot;'Ancestry+BG'.D&quot;&amp;MATCH([.A32];['Ancestry+BG'.A$1:.A$7];0))" office:value-type="float" office:value="18" calcext:value-type="float">
            <text:p>18</text:p>
          </table:table-cell>
          <table:table-cell table:formula="of:=INDIRECT(&quot;'Ancestry+BG'.E&quot;&amp;MATCH([.A32];['Ancestry+BG'.A$1:.A$7];0))" office:value-type="float" office:value="21" calcext:value-type="float">
            <text:p>21</text:p>
          </table:table-cell>
          <table:table-cell table:formula="of:=MATCH([.D32];[Classes.A$2:.A$13];0)+1" office:value-type="float" office:value="10" calcext:value-type="float">
            <text:p>10</text:p>
          </table:table-cell>
          <table:table-cell table:number-columns-repeated="1015"/>
        </table:table-row>
        <table:table-row table:style-name="ro3">
          <table:table-cell table:formula="of:=INDIRECT(&quot;'Ancestry+BG'.A&quot;&amp;(1+MATCH(RAND()*SUM(['Ancestry+BG'.B$2:.B$7]);['Ancestry+BG'.C$2:.C$7])))" office:value-type="string" office:string-value="Human" calcext:value-type="string">
            <text:p>Human</text:p>
          </table:table-cell>
          <table:table-cell table:formula="of:=INDIRECT(&quot;'Ancestry+BG'.A&quot;&amp;([.G33]-1+MATCH(RAND()*SUM(INDIRECT(&quot;'Ancestry+BG'.B$&quot;&amp;[.G33]&amp;&quot;:B$&quot;&amp;[.H33]));INDIRECT(&quot;'Ancestry+BG'.C$&quot;&amp;[.G33]&amp;&quot;:C$&quot;&amp;[.H33]))))" office:value-type="string" office:string-value="Versatile" calcext:value-type="string">
            <text:p>Versatile</text:p>
          </table:table-cell>
          <table:table-cell table:formula="of:=INDIRECT(&quot;'Ancestry+BG'.G&quot;&amp;(1+MATCH(RAND()*SUM(['Ancestry+BG'.H$2:.H$36]);['Ancestry+BG'.I$2:.I$36])))" office:value-type="string" office:string-value="Hunter" calcext:value-type="string">
            <text:p>Hunter</text:p>
          </table:table-cell>
          <table:table-cell table:formula="of:=INDIRECT(&quot;'Classes'.A&quot;&amp;(1+MATCH(RAND()*SUM([Classes.B$2:.B$13]);[Classes.C$2:.C$13])))" office:value-type="string" office:string-value="Champion" calcext:value-type="string">
            <text:p>Champion</text:p>
          </table:table-cell>
          <table:table-cell table:formula="of:=IF(ISNA(INDIRECT(&quot;'Classes'.G&quot;&amp;[.I33]));&quot;&quot;;INDIRECT(&quot;'Classes'.E&quot;&amp;RANDBETWEEN(1;INDIRECT(&quot;'Classes'.H&quot;&amp;[.I33]))+INDIRECT(&quot;'Classes'.G&quot;&amp;[.I33])-1))" office:value-type="string" office:string-value="Redeemer" calcext:value-type="string">
            <text:p>Redeemer</text:p>
          </table:table-cell>
          <table:table-cell table:formula="of:=IF(ISNA(INDIRECT(&quot;'Classes'.I&quot;&amp;[.I33]));&quot;&quot;;INDIRECT(&quot;'Classes'.E&quot;&amp;RANDBETWEEN(1;INDIRECT(&quot;'Classes'.J&quot;&amp;[.I33]))+INDIRECT(&quot;'Classes'.I&quot;&amp;[.I33])-1))" office:value-type="string" office:string-value="Erma the Sacred Feast" calcext:value-type="string">
            <text:p>Erma the Sacred Feast</text:p>
          </table:table-cell>
          <table:table-cell table:formula="of:=INDIRECT(&quot;'Ancestry+BG'.D&quot;&amp;MATCH([.A33];['Ancestry+BG'.A$1:.A$7];0))" office:value-type="float" office:value="18" calcext:value-type="float">
            <text:p>18</text:p>
          </table:table-cell>
          <table:table-cell table:formula="of:=INDIRECT(&quot;'Ancestry+BG'.E&quot;&amp;MATCH([.A33];['Ancestry+BG'.A$1:.A$7];0))" office:value-type="float" office:value="21" calcext:value-type="float">
            <text:p>21</text:p>
          </table:table-cell>
          <table:table-cell table:formula="of:=MATCH([.D33];[Classes.A$2:.A$13];0)+1" office:value-type="float" office:value="5" calcext:value-type="float">
            <text:p>5</text:p>
          </table:table-cell>
          <table:table-cell table:number-columns-repeated="1015"/>
        </table:table-row>
        <table:table-row table:style-name="ro3">
          <table:table-cell table:formula="of:=INDIRECT(&quot;'Ancestry+BG'.A&quot;&amp;(1+MATCH(RAND()*SUM(['Ancestry+BG'.B$2:.B$7]);['Ancestry+BG'.C$2:.C$7])))" office:value-type="string" office:string-value="Human" calcext:value-type="string">
            <text:p>Human</text:p>
          </table:table-cell>
          <table:table-cell table:formula="of:=INDIRECT(&quot;'Ancestry+BG'.A&quot;&amp;([.G34]-1+MATCH(RAND()*SUM(INDIRECT(&quot;'Ancestry+BG'.B$&quot;&amp;[.G34]&amp;&quot;:B$&quot;&amp;[.H34]));INDIRECT(&quot;'Ancestry+BG'.C$&quot;&amp;[.G34]&amp;&quot;:C$&quot;&amp;[.H34]))))" office:value-type="string" office:string-value="Versatile" calcext:value-type="string">
            <text:p>Versatile</text:p>
          </table:table-cell>
          <table:table-cell table:formula="of:=INDIRECT(&quot;'Ancestry+BG'.G&quot;&amp;(1+MATCH(RAND()*SUM(['Ancestry+BG'.H$2:.H$36]);['Ancestry+BG'.I$2:.I$36])))" office:value-type="string" office:string-value="Criminal" calcext:value-type="string">
            <text:p>Criminal</text:p>
          </table:table-cell>
          <table:table-cell table:formula="of:=INDIRECT(&quot;'Classes'.A&quot;&amp;(1+MATCH(RAND()*SUM([Classes.B$2:.B$13]);[Classes.C$2:.C$13])))" office:value-type="string" office:string-value="Champion" calcext:value-type="string">
            <text:p>Champion</text:p>
          </table:table-cell>
          <table:table-cell table:formula="of:=IF(ISNA(INDIRECT(&quot;'Classes'.G&quot;&amp;[.I34]));&quot;&quot;;INDIRECT(&quot;'Classes'.E&quot;&amp;RANDBETWEEN(1;INDIRECT(&quot;'Classes'.H&quot;&amp;[.I34]))+INDIRECT(&quot;'Classes'.G&quot;&amp;[.I34])-1))" office:value-type="string" office:string-value="Liberator" calcext:value-type="string">
            <text:p>Liberator</text:p>
          </table:table-cell>
          <table:table-cell table:formula="of:=IF(ISNA(INDIRECT(&quot;'Classes'.I&quot;&amp;[.I34]));&quot;&quot;;INDIRECT(&quot;'Classes'.E&quot;&amp;RANDBETWEEN(1;INDIRECT(&quot;'Classes'.J&quot;&amp;[.I34]))+INDIRECT(&quot;'Classes'.I&quot;&amp;[.I34])-1))" office:value-type="string" office:string-value="Waren the Roaring Judge" calcext:value-type="string">
            <text:p>Waren the Roaring Judge</text:p>
          </table:table-cell>
          <table:table-cell table:formula="of:=INDIRECT(&quot;'Ancestry+BG'.D&quot;&amp;MATCH([.A34];['Ancestry+BG'.A$1:.A$7];0))" office:value-type="float" office:value="18" calcext:value-type="float">
            <text:p>18</text:p>
          </table:table-cell>
          <table:table-cell table:formula="of:=INDIRECT(&quot;'Ancestry+BG'.E&quot;&amp;MATCH([.A34];['Ancestry+BG'.A$1:.A$7];0))" office:value-type="float" office:value="21" calcext:value-type="float">
            <text:p>21</text:p>
          </table:table-cell>
          <table:table-cell table:formula="of:=MATCH([.D34];[Classes.A$2:.A$13];0)+1" office:value-type="float" office:value="5" calcext:value-type="float">
            <text:p>5</text:p>
          </table:table-cell>
          <table:table-cell table:number-columns-repeated="1015"/>
        </table:table-row>
        <table:table-row table:style-name="ro3">
          <table:table-cell table:formula="of:=INDIRECT(&quot;'Ancestry+BG'.A&quot;&amp;(1+MATCH(RAND()*SUM(['Ancestry+BG'.B$2:.B$7]);['Ancestry+BG'.C$2:.C$7])))" office:value-type="string" office:string-value="Human" calcext:value-type="string">
            <text:p>Human</text:p>
          </table:table-cell>
          <table:table-cell table:formula="of:=INDIRECT(&quot;'Ancestry+BG'.A&quot;&amp;([.G35]-1+MATCH(RAND()*SUM(INDIRECT(&quot;'Ancestry+BG'.B$&quot;&amp;[.G35]&amp;&quot;:B$&quot;&amp;[.H35]));INDIRECT(&quot;'Ancestry+BG'.C$&quot;&amp;[.G35]&amp;&quot;:C$&quot;&amp;[.H35]))))" office:value-type="string" office:string-value="Skilled" calcext:value-type="string">
            <text:p>Skilled</text:p>
          </table:table-cell>
          <table:table-cell table:formula="of:=INDIRECT(&quot;'Ancestry+BG'.G&quot;&amp;(1+MATCH(RAND()*SUM(['Ancestry+BG'.H$2:.H$36]);['Ancestry+BG'.I$2:.I$36])))" office:value-type="string" office:string-value="Street Urchin" calcext:value-type="string">
            <text:p>Street Urchin</text:p>
          </table:table-cell>
          <table:table-cell table:formula="of:=INDIRECT(&quot;'Classes'.A&quot;&amp;(1+MATCH(RAND()*SUM([Classes.B$2:.B$13]);[Classes.C$2:.C$13])))" office:value-type="string" office:string-value="Fighter" calcext:value-type="string">
            <text:p>Fighter</text:p>
          </table:table-cell>
          <table:table-cell table:formula="of:=IF(ISNA(INDIRECT(&quot;'Classes'.G&quot;&amp;[.I35]));&quot;&quot;;INDIRECT(&quot;'Classes'.E&quot;&amp;RANDBETWEEN(1;INDIRECT(&quot;'Classes'.H&quot;&amp;[.I35]))+INDIRECT(&quot;'Classes'.G&quot;&amp;[.I35])-1))">
            <text:p/>
          </table:table-cell>
          <table:table-cell table:formula="of:=IF(ISNA(INDIRECT(&quot;'Classes'.I&quot;&amp;[.I35]));&quot;&quot;;INDIRECT(&quot;'Classes'.E&quot;&amp;RANDBETWEEN(1;INDIRECT(&quot;'Classes'.J&quot;&amp;[.I35]))+INDIRECT(&quot;'Classes'.I&quot;&amp;[.I35])-1))">
            <text:p/>
          </table:table-cell>
          <table:table-cell table:formula="of:=INDIRECT(&quot;'Ancestry+BG'.D&quot;&amp;MATCH([.A35];['Ancestry+BG'.A$1:.A$7];0))" office:value-type="float" office:value="18" calcext:value-type="float">
            <text:p>18</text:p>
          </table:table-cell>
          <table:table-cell table:formula="of:=INDIRECT(&quot;'Ancestry+BG'.E&quot;&amp;MATCH([.A35];['Ancestry+BG'.A$1:.A$7];0))" office:value-type="float" office:value="21" calcext:value-type="float">
            <text:p>21</text:p>
          </table:table-cell>
          <table:table-cell table:formula="of:=MATCH([.D35];[Classes.A$2:.A$13];0)+1" office:value-type="float" office:value="8" calcext:value-type="float">
            <text:p>8</text:p>
          </table:table-cell>
          <table:table-cell table:number-columns-repeated="1015"/>
        </table:table-row>
        <table:table-row table:style-name="ro3">
          <table:table-cell table:formula="of:=INDIRECT(&quot;'Ancestry+BG'.A&quot;&amp;(1+MATCH(RAND()*SUM(['Ancestry+BG'.B$2:.B$7]);['Ancestry+BG'.C$2:.C$7])))" office:value-type="string" office:string-value="Human" calcext:value-type="string">
            <text:p>Human</text:p>
          </table:table-cell>
          <table:table-cell table:formula="of:=INDIRECT(&quot;'Ancestry+BG'.A&quot;&amp;([.G36]-1+MATCH(RAND()*SUM(INDIRECT(&quot;'Ancestry+BG'.B$&quot;&amp;[.G36]&amp;&quot;:B$&quot;&amp;[.H36]));INDIRECT(&quot;'Ancestry+BG'.C$&quot;&amp;[.G36]&amp;&quot;:C$&quot;&amp;[.H36]))))" office:value-type="string" office:string-value="Versatile" calcext:value-type="string">
            <text:p>Versatile</text:p>
          </table:table-cell>
          <table:table-cell table:formula="of:=INDIRECT(&quot;'Ancestry+BG'.G&quot;&amp;(1+MATCH(RAND()*SUM(['Ancestry+BG'.H$2:.H$36]);['Ancestry+BG'.I$2:.I$36])))" office:value-type="string" office:string-value="Criminal" calcext:value-type="string">
            <text:p>Criminal</text:p>
          </table:table-cell>
          <table:table-cell table:formula="of:=INDIRECT(&quot;'Classes'.A&quot;&amp;(1+MATCH(RAND()*SUM([Classes.B$2:.B$13]);[Classes.C$2:.C$13])))" office:value-type="string" office:string-value="Druid" calcext:value-type="string">
            <text:p>Druid</text:p>
          </table:table-cell>
          <table:table-cell table:formula="of:=IF(ISNA(INDIRECT(&quot;'Classes'.G&quot;&amp;[.I36]));&quot;&quot;;INDIRECT(&quot;'Classes'.E&quot;&amp;RANDBETWEEN(1;INDIRECT(&quot;'Classes'.H&quot;&amp;[.I36]))+INDIRECT(&quot;'Classes'.G&quot;&amp;[.I36])-1))" office:value-type="string" office:string-value="Wild" calcext:value-type="string">
            <text:p>Wild</text:p>
          </table:table-cell>
          <table:table-cell table:formula="of:=IF(ISNA(INDIRECT(&quot;'Classes'.I&quot;&amp;[.I36]));&quot;&quot;;INDIRECT(&quot;'Classes'.E&quot;&amp;RANDBETWEEN(1;INDIRECT(&quot;'Classes'.J&quot;&amp;[.I36]))+INDIRECT(&quot;'Classes'.I&quot;&amp;[.I36])-1))">
            <text:p/>
          </table:table-cell>
          <table:table-cell table:formula="of:=INDIRECT(&quot;'Ancestry+BG'.D&quot;&amp;MATCH([.A36];['Ancestry+BG'.A$1:.A$7];0))" office:value-type="float" office:value="18" calcext:value-type="float">
            <text:p>18</text:p>
          </table:table-cell>
          <table:table-cell table:formula="of:=INDIRECT(&quot;'Ancestry+BG'.E&quot;&amp;MATCH([.A36];['Ancestry+BG'.A$1:.A$7];0))" office:value-type="float" office:value="21" calcext:value-type="float">
            <text:p>21</text:p>
          </table:table-cell>
          <table:table-cell table:formula="of:=MATCH([.D36];[Classes.A$2:.A$13];0)+1" office:value-type="float" office:value="7" calcext:value-type="float">
            <text:p>7</text:p>
          </table:table-cell>
          <table:table-cell table:number-columns-repeated="1015"/>
        </table:table-row>
        <table:table-row table:style-name="ro3">
          <table:table-cell table:formula="of:=INDIRECT(&quot;'Ancestry+BG'.A&quot;&amp;(1+MATCH(RAND()*SUM(['Ancestry+BG'.B$2:.B$7]);['Ancestry+BG'.C$2:.C$7])))" office:value-type="string" office:string-value="Elf" calcext:value-type="string">
            <text:p>Elf</text:p>
          </table:table-cell>
          <table:table-cell table:formula="of:=INDIRECT(&quot;'Ancestry+BG'.A&quot;&amp;([.G37]-1+MATCH(RAND()*SUM(INDIRECT(&quot;'Ancestry+BG'.B$&quot;&amp;[.G37]&amp;&quot;:B$&quot;&amp;[.H37]));INDIRECT(&quot;'Ancestry+BG'.C$&quot;&amp;[.G37]&amp;&quot;:C$&quot;&amp;[.H37]))))" office:value-type="string" office:string-value="Seer" calcext:value-type="string">
            <text:p>Seer</text:p>
          </table:table-cell>
          <table:table-cell table:formula="of:=INDIRECT(&quot;'Ancestry+BG'.G&quot;&amp;(1+MATCH(RAND()*SUM(['Ancestry+BG'.H$2:.H$36]);['Ancestry+BG'.I$2:.I$36])))" office:value-type="string" office:string-value="Animal Whisperer" calcext:value-type="string">
            <text:p>Animal Whisperer</text:p>
          </table:table-cell>
          <table:table-cell table:formula="of:=INDIRECT(&quot;'Classes'.A&quot;&amp;(1+MATCH(RAND()*SUM([Classes.B$2:.B$13]);[Classes.C$2:.C$13])))" office:value-type="string" office:string-value="Barbarian" calcext:value-type="string">
            <text:p>Barbarian</text:p>
          </table:table-cell>
          <table:table-cell table:formula="of:=IF(ISNA(INDIRECT(&quot;'Classes'.G&quot;&amp;[.I37]));&quot;&quot;;INDIRECT(&quot;'Classes'.E&quot;&amp;RANDBETWEEN(1;INDIRECT(&quot;'Classes'.H&quot;&amp;[.I37]))+INDIRECT(&quot;'Classes'.G&quot;&amp;[.I37])-1))" office:value-type="string" office:string-value="Animal Instinct" calcext:value-type="string">
            <text:p>Animal Instinct</text:p>
          </table:table-cell>
          <table:table-cell table:formula="of:=IF(ISNA(INDIRECT(&quot;'Classes'.I&quot;&amp;[.I37]));&quot;&quot;;INDIRECT(&quot;'Classes'.E&quot;&amp;RANDBETWEEN(1;INDIRECT(&quot;'Classes'.J&quot;&amp;[.I37]))+INDIRECT(&quot;'Classes'.I&quot;&amp;[.I37])-1))">
            <text:p/>
          </table:table-cell>
          <table:table-cell table:formula="of:=INDIRECT(&quot;'Ancestry+BG'.D&quot;&amp;MATCH([.A37];['Ancestry+BG'.A$1:.A$7];0))" office:value-type="float" office:value="31" calcext:value-type="float">
            <text:p>31</text:p>
          </table:table-cell>
          <table:table-cell table:formula="of:=INDIRECT(&quot;'Ancestry+BG'.E&quot;&amp;MATCH([.A37];['Ancestry+BG'.A$1:.A$7];0))" office:value-type="float" office:value="35" calcext:value-type="float">
            <text:p>35</text:p>
          </table:table-cell>
          <table:table-cell table:formula="of:=MATCH([.D37];[Classes.A$2:.A$13];0)+1" office:value-type="float" office:value="3" calcext:value-type="float">
            <text:p>3</text:p>
          </table:table-cell>
          <table:table-cell table:number-columns-repeated="1015"/>
        </table:table-row>
        <table:table-row table:style-name="ro3">
          <table:table-cell table:formula="of:=INDIRECT(&quot;'Ancestry+BG'.A&quot;&amp;(1+MATCH(RAND()*SUM(['Ancestry+BG'.B$2:.B$7]);['Ancestry+BG'.C$2:.C$7])))" office:value-type="string" office:string-value="Gnome" calcext:value-type="string">
            <text:p>Gnome</text:p>
          </table:table-cell>
          <table:table-cell table:formula="of:=INDIRECT(&quot;'Ancestry+BG'.A&quot;&amp;([.G38]-1+MATCH(RAND()*SUM(INDIRECT(&quot;'Ancestry+BG'.B$&quot;&amp;[.G38]&amp;&quot;:B$&quot;&amp;[.H38]));INDIRECT(&quot;'Ancestry+BG'.C$&quot;&amp;[.G38]&amp;&quot;:C$&quot;&amp;[.H38]))))" office:value-type="string" office:string-value="Umbral" calcext:value-type="string">
            <text:p>Umbral</text:p>
          </table:table-cell>
          <table:table-cell table:formula="of:=INDIRECT(&quot;'Ancestry+BG'.G&quot;&amp;(1+MATCH(RAND()*SUM(['Ancestry+BG'.H$2:.H$36]);['Ancestry+BG'.I$2:.I$36])))" office:value-type="string" office:string-value="Artisan" calcext:value-type="string">
            <text:p>Artisan</text:p>
          </table:table-cell>
          <table:table-cell table:formula="of:=INDIRECT(&quot;'Classes'.A&quot;&amp;(1+MATCH(RAND()*SUM([Classes.B$2:.B$13]);[Classes.C$2:.C$13])))" office:value-type="string" office:string-value="Ranger" calcext:value-type="string">
            <text:p>Ranger</text:p>
          </table:table-cell>
          <table:table-cell table:formula="of:=IF(ISNA(INDIRECT(&quot;'Classes'.G&quot;&amp;[.I38]));&quot;&quot;;INDIRECT(&quot;'Classes'.E&quot;&amp;RANDBETWEEN(1;INDIRECT(&quot;'Classes'.H&quot;&amp;[.I38]))+INDIRECT(&quot;'Classes'.G&quot;&amp;[.I38])-1))" office:value-type="string" office:string-value="Outwit" calcext:value-type="string">
            <text:p>Outwit</text:p>
          </table:table-cell>
          <table:table-cell table:formula="of:=IF(ISNA(INDIRECT(&quot;'Classes'.I&quot;&amp;[.I38]));&quot;&quot;;INDIRECT(&quot;'Classes'.E&quot;&amp;RANDBETWEEN(1;INDIRECT(&quot;'Classes'.J&quot;&amp;[.I38]))+INDIRECT(&quot;'Classes'.I&quot;&amp;[.I38])-1))">
            <text:p/>
          </table:table-cell>
          <table:table-cell table:formula="of:=INDIRECT(&quot;'Ancestry+BG'.D&quot;&amp;MATCH([.A38];['Ancestry+BG'.A$1:.A$7];0))" office:value-type="float" office:value="10" calcext:value-type="float">
            <text:p>10</text:p>
          </table:table-cell>
          <table:table-cell table:formula="of:=INDIRECT(&quot;'Ancestry+BG'.E&quot;&amp;MATCH([.A38];['Ancestry+BG'.A$1:.A$7];0))" office:value-type="float" office:value="15" calcext:value-type="float">
            <text:p>15</text:p>
          </table:table-cell>
          <table:table-cell table:formula="of:=MATCH([.D38];[Classes.A$2:.A$13];0)+1" office:value-type="float" office:value="10" calcext:value-type="float">
            <text:p>10</text:p>
          </table:table-cell>
          <table:table-cell table:number-columns-repeated="1015"/>
        </table:table-row>
        <table:table-row table:style-name="ro3">
          <table:table-cell table:formula="of:=INDIRECT(&quot;'Ancestry+BG'.A&quot;&amp;(1+MATCH(RAND()*SUM(['Ancestry+BG'.B$2:.B$7]);['Ancestry+BG'.C$2:.C$7])))" office:value-type="string" office:string-value="Elf" calcext:value-type="string">
            <text:p>Elf</text:p>
          </table:table-cell>
          <table:table-cell table:formula="of:=INDIRECT(&quot;'Ancestry+BG'.A&quot;&amp;([.G39]-1+MATCH(RAND()*SUM(INDIRECT(&quot;'Ancestry+BG'.B$&quot;&amp;[.G39]&amp;&quot;:B$&quot;&amp;[.H39]));INDIRECT(&quot;'Ancestry+BG'.C$&quot;&amp;[.G39]&amp;&quot;:C$&quot;&amp;[.H39]))))" office:value-type="string" office:string-value="Woodland" calcext:value-type="string">
            <text:p>Woodland</text:p>
          </table:table-cell>
          <table:table-cell table:formula="of:=INDIRECT(&quot;'Ancestry+BG'.G&quot;&amp;(1+MATCH(RAND()*SUM(['Ancestry+BG'.H$2:.H$36]);['Ancestry+BG'.I$2:.I$36])))" office:value-type="string" office:string-value="Merchant" calcext:value-type="string">
            <text:p>Merchant</text:p>
          </table:table-cell>
          <table:table-cell table:formula="of:=INDIRECT(&quot;'Classes'.A&quot;&amp;(1+MATCH(RAND()*SUM([Classes.B$2:.B$13]);[Classes.C$2:.C$13])))" office:value-type="string" office:string-value="Rogue" calcext:value-type="string">
            <text:p>Rogue</text:p>
          </table:table-cell>
          <table:table-cell table:formula="of:=IF(ISNA(INDIRECT(&quot;'Classes'.G&quot;&amp;[.I39]));&quot;&quot;;INDIRECT(&quot;'Classes'.E&quot;&amp;RANDBETWEEN(1;INDIRECT(&quot;'Classes'.H&quot;&amp;[.I39]))+INDIRECT(&quot;'Classes'.G&quot;&amp;[.I39])-1))" office:value-type="string" office:string-value="Ruffian" calcext:value-type="string">
            <text:p>Ruffian</text:p>
          </table:table-cell>
          <table:table-cell table:formula="of:=IF(ISNA(INDIRECT(&quot;'Classes'.I&quot;&amp;[.I39]));&quot;&quot;;INDIRECT(&quot;'Classes'.E&quot;&amp;RANDBETWEEN(1;INDIRECT(&quot;'Classes'.J&quot;&amp;[.I39]))+INDIRECT(&quot;'Classes'.I&quot;&amp;[.I39])-1))">
            <text:p/>
          </table:table-cell>
          <table:table-cell table:formula="of:=INDIRECT(&quot;'Ancestry+BG'.D&quot;&amp;MATCH([.A39];['Ancestry+BG'.A$1:.A$7];0))" office:value-type="float" office:value="31" calcext:value-type="float">
            <text:p>31</text:p>
          </table:table-cell>
          <table:table-cell table:formula="of:=INDIRECT(&quot;'Ancestry+BG'.E&quot;&amp;MATCH([.A39];['Ancestry+BG'.A$1:.A$7];0))" office:value-type="float" office:value="35" calcext:value-type="float">
            <text:p>35</text:p>
          </table:table-cell>
          <table:table-cell table:formula="of:=MATCH([.D39];[Classes.A$2:.A$13];0)+1" office:value-type="float" office:value="11" calcext:value-type="float">
            <text:p>11</text:p>
          </table:table-cell>
          <table:table-cell table:number-columns-repeated="1015"/>
        </table:table-row>
        <table:table-row table:style-name="ro3">
          <table:table-cell table:formula="of:=INDIRECT(&quot;'Ancestry+BG'.A&quot;&amp;(1+MATCH(RAND()*SUM(['Ancestry+BG'.B$2:.B$7]);['Ancestry+BG'.C$2:.C$7])))" office:value-type="string" office:string-value="Gnome" calcext:value-type="string">
            <text:p>Gnome</text:p>
          </table:table-cell>
          <table:table-cell table:formula="of:=INDIRECT(&quot;'Ancestry+BG'.A&quot;&amp;([.G40]-1+MATCH(RAND()*SUM(INDIRECT(&quot;'Ancestry+BG'.B$&quot;&amp;[.G40]&amp;&quot;:B$&quot;&amp;[.H40]));INDIRECT(&quot;'Ancestry+BG'.C$&quot;&amp;[.G40]&amp;&quot;:C$&quot;&amp;[.H40]))))" office:value-type="string" office:string-value="Chameleon" calcext:value-type="string">
            <text:p>Chameleon</text:p>
          </table:table-cell>
          <table:table-cell table:formula="of:=INDIRECT(&quot;'Ancestry+BG'.G&quot;&amp;(1+MATCH(RAND()*SUM(['Ancestry+BG'.H$2:.H$36]);['Ancestry+BG'.I$2:.I$36])))" office:value-type="string" office:string-value="Martial Disciple" calcext:value-type="string">
            <text:p>Martial Disciple</text:p>
          </table:table-cell>
          <table:table-cell table:formula="of:=INDIRECT(&quot;'Classes'.A&quot;&amp;(1+MATCH(RAND()*SUM([Classes.B$2:.B$13]);[Classes.C$2:.C$13])))" office:value-type="string" office:string-value="Ranger" calcext:value-type="string">
            <text:p>Ranger</text:p>
          </table:table-cell>
          <table:table-cell table:formula="of:=IF(ISNA(INDIRECT(&quot;'Classes'.G&quot;&amp;[.I40]));&quot;&quot;;INDIRECT(&quot;'Classes'.E&quot;&amp;RANDBETWEEN(1;INDIRECT(&quot;'Classes'.H&quot;&amp;[.I40]))+INDIRECT(&quot;'Classes'.G&quot;&amp;[.I40])-1))" office:value-type="string" office:string-value="Flurry" calcext:value-type="string">
            <text:p>Flurry</text:p>
          </table:table-cell>
          <table:table-cell table:formula="of:=IF(ISNA(INDIRECT(&quot;'Classes'.I&quot;&amp;[.I40]));&quot;&quot;;INDIRECT(&quot;'Classes'.E&quot;&amp;RANDBETWEEN(1;INDIRECT(&quot;'Classes'.J&quot;&amp;[.I40]))+INDIRECT(&quot;'Classes'.I&quot;&amp;[.I40])-1))">
            <text:p/>
          </table:table-cell>
          <table:table-cell table:formula="of:=INDIRECT(&quot;'Ancestry+BG'.D&quot;&amp;MATCH([.A40];['Ancestry+BG'.A$1:.A$7];0))" office:value-type="float" office:value="10" calcext:value-type="float">
            <text:p>10</text:p>
          </table:table-cell>
          <table:table-cell table:formula="of:=INDIRECT(&quot;'Ancestry+BG'.E&quot;&amp;MATCH([.A40];['Ancestry+BG'.A$1:.A$7];0))" office:value-type="float" office:value="15" calcext:value-type="float">
            <text:p>15</text:p>
          </table:table-cell>
          <table:table-cell table:formula="of:=MATCH([.D40];[Classes.A$2:.A$13];0)+1" office:value-type="float" office:value="10" calcext:value-type="float">
            <text:p>10</text:p>
          </table:table-cell>
          <table:table-cell table:number-columns-repeated="1015"/>
        </table:table-row>
        <table:table-row table:style-name="ro3">
          <table:table-cell table:formula="of:=INDIRECT(&quot;'Ancestry+BG'.A&quot;&amp;(1+MATCH(RAND()*SUM(['Ancestry+BG'.B$2:.B$7]);['Ancestry+BG'.C$2:.C$7])))" office:value-type="string" office:string-value="Gnome" calcext:value-type="string">
            <text:p>Gnome</text:p>
          </table:table-cell>
          <table:table-cell table:formula="of:=INDIRECT(&quot;'Ancestry+BG'.A&quot;&amp;([.G41]-1+MATCH(RAND()*SUM(INDIRECT(&quot;'Ancestry+BG'.B$&quot;&amp;[.G41]&amp;&quot;:B$&quot;&amp;[.H41]));INDIRECT(&quot;'Ancestry+BG'.C$&quot;&amp;[.G41]&amp;&quot;:C$&quot;&amp;[.H41]))))" office:value-type="string" office:string-value="Wellspring Occult" calcext:value-type="string">
            <text:p>Wellspring Occult</text:p>
          </table:table-cell>
          <table:table-cell table:formula="of:=INDIRECT(&quot;'Ancestry+BG'.G&quot;&amp;(1+MATCH(RAND()*SUM(['Ancestry+BG'.H$2:.H$36]);['Ancestry+BG'.I$2:.I$36])))" office:value-type="string" office:string-value="Fortune Teller" calcext:value-type="string">
            <text:p>Fortune Teller</text:p>
          </table:table-cell>
          <table:table-cell table:formula="of:=INDIRECT(&quot;'Classes'.A&quot;&amp;(1+MATCH(RAND()*SUM([Classes.B$2:.B$13]);[Classes.C$2:.C$13])))" office:value-type="string" office:string-value="Rogue" calcext:value-type="string">
            <text:p>Rogue</text:p>
          </table:table-cell>
          <table:table-cell table:formula="of:=IF(ISNA(INDIRECT(&quot;'Classes'.G&quot;&amp;[.I41]));&quot;&quot;;INDIRECT(&quot;'Classes'.E&quot;&amp;RANDBETWEEN(1;INDIRECT(&quot;'Classes'.H&quot;&amp;[.I41]))+INDIRECT(&quot;'Classes'.G&quot;&amp;[.I41])-1))" office:value-type="string" office:string-value="Scoundrel" calcext:value-type="string">
            <text:p>Scoundrel</text:p>
          </table:table-cell>
          <table:table-cell table:formula="of:=IF(ISNA(INDIRECT(&quot;'Classes'.I&quot;&amp;[.I41]));&quot;&quot;;INDIRECT(&quot;'Classes'.E&quot;&amp;RANDBETWEEN(1;INDIRECT(&quot;'Classes'.J&quot;&amp;[.I41]))+INDIRECT(&quot;'Classes'.I&quot;&amp;[.I41])-1))">
            <text:p/>
          </table:table-cell>
          <table:table-cell table:formula="of:=INDIRECT(&quot;'Ancestry+BG'.D&quot;&amp;MATCH([.A41];['Ancestry+BG'.A$1:.A$7];0))" office:value-type="float" office:value="10" calcext:value-type="float">
            <text:p>10</text:p>
          </table:table-cell>
          <table:table-cell table:formula="of:=INDIRECT(&quot;'Ancestry+BG'.E&quot;&amp;MATCH([.A41];['Ancestry+BG'.A$1:.A$7];0))" office:value-type="float" office:value="15" calcext:value-type="float">
            <text:p>15</text:p>
          </table:table-cell>
          <table:table-cell table:formula="of:=MATCH([.D41];[Classes.A$2:.A$13];0)+1" office:value-type="float" office:value="11" calcext:value-type="float">
            <text:p>11</text:p>
          </table:table-cell>
          <table:table-cell table:number-columns-repeated="1015"/>
        </table:table-row>
        <table:table-row table:style-name="ro3">
          <table:table-cell table:formula="of:=INDIRECT(&quot;'Ancestry+BG'.A&quot;&amp;(1+MATCH(RAND()*SUM(['Ancestry+BG'.B$2:.B$7]);['Ancestry+BG'.C$2:.C$7])))" office:value-type="string" office:string-value="Gnome" calcext:value-type="string">
            <text:p>Gnome</text:p>
          </table:table-cell>
          <table:table-cell table:formula="of:=INDIRECT(&quot;'Ancestry+BG'.A&quot;&amp;([.G42]-1+MATCH(RAND()*SUM(INDIRECT(&quot;'Ancestry+BG'.B$&quot;&amp;[.G42]&amp;&quot;:B$&quot;&amp;[.H42]));INDIRECT(&quot;'Ancestry+BG'.C$&quot;&amp;[.G42]&amp;&quot;:C$&quot;&amp;[.H42]))))" office:value-type="string" office:string-value="Wellspring Divine" calcext:value-type="string">
            <text:p>Wellspring Divine</text:p>
          </table:table-cell>
          <table:table-cell table:formula="of:=INDIRECT(&quot;'Ancestry+BG'.G&quot;&amp;(1+MATCH(RAND()*SUM(['Ancestry+BG'.H$2:.H$36]);['Ancestry+BG'.I$2:.I$36])))" office:value-type="string" office:string-value="Guard" calcext:value-type="string">
            <text:p>Guard</text:p>
          </table:table-cell>
          <table:table-cell table:formula="of:=INDIRECT(&quot;'Classes'.A&quot;&amp;(1+MATCH(RAND()*SUM([Classes.B$2:.B$13]);[Classes.C$2:.C$13])))" office:value-type="string" office:string-value="Fighter" calcext:value-type="string">
            <text:p>Fighter</text:p>
          </table:table-cell>
          <table:table-cell table:formula="of:=IF(ISNA(INDIRECT(&quot;'Classes'.G&quot;&amp;[.I42]));&quot;&quot;;INDIRECT(&quot;'Classes'.E&quot;&amp;RANDBETWEEN(1;INDIRECT(&quot;'Classes'.H&quot;&amp;[.I42]))+INDIRECT(&quot;'Classes'.G&quot;&amp;[.I42])-1))">
            <text:p/>
          </table:table-cell>
          <table:table-cell table:formula="of:=IF(ISNA(INDIRECT(&quot;'Classes'.I&quot;&amp;[.I42]));&quot;&quot;;INDIRECT(&quot;'Classes'.E&quot;&amp;RANDBETWEEN(1;INDIRECT(&quot;'Classes'.J&quot;&amp;[.I42]))+INDIRECT(&quot;'Classes'.I&quot;&amp;[.I42])-1))">
            <text:p/>
          </table:table-cell>
          <table:table-cell table:formula="of:=INDIRECT(&quot;'Ancestry+BG'.D&quot;&amp;MATCH([.A42];['Ancestry+BG'.A$1:.A$7];0))" office:value-type="float" office:value="10" calcext:value-type="float">
            <text:p>10</text:p>
          </table:table-cell>
          <table:table-cell table:formula="of:=INDIRECT(&quot;'Ancestry+BG'.E&quot;&amp;MATCH([.A42];['Ancestry+BG'.A$1:.A$7];0))" office:value-type="float" office:value="15" calcext:value-type="float">
            <text:p>15</text:p>
          </table:table-cell>
          <table:table-cell table:formula="of:=MATCH([.D42];[Classes.A$2:.A$13];0)+1" office:value-type="float" office:value="8" calcext:value-type="float">
            <text:p>8</text:p>
          </table:table-cell>
          <table:table-cell table:number-columns-repeated="1015"/>
        </table:table-row>
        <table:table-row table:style-name="ro3">
          <table:table-cell table:formula="of:=INDIRECT(&quot;'Ancestry+BG'.A&quot;&amp;(1+MATCH(RAND()*SUM(['Ancestry+BG'.B$2:.B$7]);['Ancestry+BG'.C$2:.C$7])))" office:value-type="string" office:string-value="Gnome" calcext:value-type="string">
            <text:p>Gnome</text:p>
          </table:table-cell>
          <table:table-cell table:formula="of:=INDIRECT(&quot;'Ancestry+BG'.A&quot;&amp;([.G43]-1+MATCH(RAND()*SUM(INDIRECT(&quot;'Ancestry+BG'.B$&quot;&amp;[.G43]&amp;&quot;:B$&quot;&amp;[.H43]));INDIRECT(&quot;'Ancestry+BG'.C$&quot;&amp;[.G43]&amp;&quot;:C$&quot;&amp;[.H43]))))" office:value-type="string" office:string-value="Chameleon" calcext:value-type="string">
            <text:p>Chameleon</text:p>
          </table:table-cell>
          <table:table-cell table:formula="of:=INDIRECT(&quot;'Ancestry+BG'.G&quot;&amp;(1+MATCH(RAND()*SUM(['Ancestry+BG'.H$2:.H$36]);['Ancestry+BG'.I$2:.I$36])))" office:value-type="string" office:string-value="Barkeep" calcext:value-type="string">
            <text:p>Barkeep</text:p>
          </table:table-cell>
          <table:table-cell table:formula="of:=INDIRECT(&quot;'Classes'.A&quot;&amp;(1+MATCH(RAND()*SUM([Classes.B$2:.B$13]);[Classes.C$2:.C$13])))" office:value-type="string" office:string-value="Fighter" calcext:value-type="string">
            <text:p>Fighter</text:p>
          </table:table-cell>
          <table:table-cell table:formula="of:=IF(ISNA(INDIRECT(&quot;'Classes'.G&quot;&amp;[.I43]));&quot;&quot;;INDIRECT(&quot;'Classes'.E&quot;&amp;RANDBETWEEN(1;INDIRECT(&quot;'Classes'.H&quot;&amp;[.I43]))+INDIRECT(&quot;'Classes'.G&quot;&amp;[.I43])-1))">
            <text:p/>
          </table:table-cell>
          <table:table-cell table:formula="of:=IF(ISNA(INDIRECT(&quot;'Classes'.I&quot;&amp;[.I43]));&quot;&quot;;INDIRECT(&quot;'Classes'.E&quot;&amp;RANDBETWEEN(1;INDIRECT(&quot;'Classes'.J&quot;&amp;[.I43]))+INDIRECT(&quot;'Classes'.I&quot;&amp;[.I43])-1))">
            <text:p/>
          </table:table-cell>
          <table:table-cell table:formula="of:=INDIRECT(&quot;'Ancestry+BG'.D&quot;&amp;MATCH([.A43];['Ancestry+BG'.A$1:.A$7];0))" office:value-type="float" office:value="10" calcext:value-type="float">
            <text:p>10</text:p>
          </table:table-cell>
          <table:table-cell table:formula="of:=INDIRECT(&quot;'Ancestry+BG'.E&quot;&amp;MATCH([.A43];['Ancestry+BG'.A$1:.A$7];0))" office:value-type="float" office:value="15" calcext:value-type="float">
            <text:p>15</text:p>
          </table:table-cell>
          <table:table-cell table:formula="of:=MATCH([.D43];[Classes.A$2:.A$13];0)+1" office:value-type="float" office:value="8" calcext:value-type="float">
            <text:p>8</text:p>
          </table:table-cell>
          <table:table-cell table:number-columns-repeated="1015"/>
        </table:table-row>
        <table:table-row table:style-name="ro3">
          <table:table-cell table:formula="of:=INDIRECT(&quot;'Ancestry+BG'.A&quot;&amp;(1+MATCH(RAND()*SUM(['Ancestry+BG'.B$2:.B$7]);['Ancestry+BG'.C$2:.C$7])))" office:value-type="string" office:string-value="Dwarf" calcext:value-type="string">
            <text:p>Dwarf</text:p>
          </table:table-cell>
          <table:table-cell table:formula="of:=INDIRECT(&quot;'Ancestry+BG'.A&quot;&amp;([.G44]-1+MATCH(RAND()*SUM(INDIRECT(&quot;'Ancestry+BG'.B$&quot;&amp;[.G44]&amp;&quot;:B$&quot;&amp;[.H44]));INDIRECT(&quot;'Ancestry+BG'.C$&quot;&amp;[.G44]&amp;&quot;:C$&quot;&amp;[.H44]))))" office:value-type="string" office:string-value="Forge" calcext:value-type="string">
            <text:p>Forge</text:p>
          </table:table-cell>
          <table:table-cell table:formula="of:=INDIRECT(&quot;'Ancestry+BG'.G&quot;&amp;(1+MATCH(RAND()*SUM(['Ancestry+BG'.H$2:.H$36]);['Ancestry+BG'.I$2:.I$36])))" office:value-type="string" office:string-value="Entertainer" calcext:value-type="string">
            <text:p>Entertainer</text:p>
          </table:table-cell>
          <table:table-cell table:formula="of:=INDIRECT(&quot;'Classes'.A&quot;&amp;(1+MATCH(RAND()*SUM([Classes.B$2:.B$13]);[Classes.C$2:.C$13])))" office:value-type="string" office:string-value="Fighter" calcext:value-type="string">
            <text:p>Fighter</text:p>
          </table:table-cell>
          <table:table-cell table:formula="of:=IF(ISNA(INDIRECT(&quot;'Classes'.G&quot;&amp;[.I44]));&quot;&quot;;INDIRECT(&quot;'Classes'.E&quot;&amp;RANDBETWEEN(1;INDIRECT(&quot;'Classes'.H&quot;&amp;[.I44]))+INDIRECT(&quot;'Classes'.G&quot;&amp;[.I44])-1))">
            <text:p/>
          </table:table-cell>
          <table:table-cell table:formula="of:=IF(ISNA(INDIRECT(&quot;'Classes'.I&quot;&amp;[.I44]));&quot;&quot;;INDIRECT(&quot;'Classes'.E&quot;&amp;RANDBETWEEN(1;INDIRECT(&quot;'Classes'.J&quot;&amp;[.I44]))+INDIRECT(&quot;'Classes'.I&quot;&amp;[.I44])-1))">
            <text:p/>
          </table:table-cell>
          <table:table-cell table:formula="of:=INDIRECT(&quot;'Ancestry+BG'.D&quot;&amp;MATCH([.A44];['Ancestry+BG'.A$1:.A$7];0))" office:value-type="float" office:value="24" calcext:value-type="float">
            <text:p>24</text:p>
          </table:table-cell>
          <table:table-cell table:formula="of:=INDIRECT(&quot;'Ancestry+BG'.E&quot;&amp;MATCH([.A44];['Ancestry+BG'.A$1:.A$7];0))" office:value-type="float" office:value="28" calcext:value-type="float">
            <text:p>28</text:p>
          </table:table-cell>
          <table:table-cell table:formula="of:=MATCH([.D44];[Classes.A$2:.A$13];0)+1" office:value-type="float" office:value="8" calcext:value-type="float">
            <text:p>8</text:p>
          </table:table-cell>
          <table:table-cell table:number-columns-repeated="1015"/>
        </table:table-row>
        <table:table-row table:style-name="ro3">
          <table:table-cell table:formula="of:=INDIRECT(&quot;'Ancestry+BG'.A&quot;&amp;(1+MATCH(RAND()*SUM(['Ancestry+BG'.B$2:.B$7]);['Ancestry+BG'.C$2:.C$7])))" office:value-type="string" office:string-value="Dwarf" calcext:value-type="string">
            <text:p>Dwarf</text:p>
          </table:table-cell>
          <table:table-cell table:formula="of:=INDIRECT(&quot;'Ancestry+BG'.A&quot;&amp;([.G45]-1+MATCH(RAND()*SUM(INDIRECT(&quot;'Ancestry+BG'.B$&quot;&amp;[.G45]&amp;&quot;:B$&quot;&amp;[.H45]));INDIRECT(&quot;'Ancestry+BG'.C$&quot;&amp;[.G45]&amp;&quot;:C$&quot;&amp;[.H45]))))" office:value-type="string" office:string-value="Ancient Blooded" calcext:value-type="string">
            <text:p>Ancient Blooded</text:p>
          </table:table-cell>
          <table:table-cell table:formula="of:=INDIRECT(&quot;'Ancestry+BG'.G&quot;&amp;(1+MATCH(RAND()*SUM(['Ancestry+BG'.H$2:.H$36]);['Ancestry+BG'.I$2:.I$36])))" office:value-type="string" office:string-value="Street Urchin" calcext:value-type="string">
            <text:p>Street Urchin</text:p>
          </table:table-cell>
          <table:table-cell table:formula="of:=INDIRECT(&quot;'Classes'.A&quot;&amp;(1+MATCH(RAND()*SUM([Classes.B$2:.B$13]);[Classes.C$2:.C$13])))" office:value-type="string" office:string-value="Monk" calcext:value-type="string">
            <text:p>Monk</text:p>
          </table:table-cell>
          <table:table-cell table:formula="of:=IF(ISNA(INDIRECT(&quot;'Classes'.G&quot;&amp;[.I45]));&quot;&quot;;INDIRECT(&quot;'Classes'.E&quot;&amp;RANDBETWEEN(1;INDIRECT(&quot;'Classes'.H&quot;&amp;[.I45]))+INDIRECT(&quot;'Classes'.G&quot;&amp;[.I45])-1))">
            <text:p/>
          </table:table-cell>
          <table:table-cell table:formula="of:=IF(ISNA(INDIRECT(&quot;'Classes'.I&quot;&amp;[.I45]));&quot;&quot;;INDIRECT(&quot;'Classes'.E&quot;&amp;RANDBETWEEN(1;INDIRECT(&quot;'Classes'.J&quot;&amp;[.I45]))+INDIRECT(&quot;'Classes'.I&quot;&amp;[.I45])-1))">
            <text:p/>
          </table:table-cell>
          <table:table-cell table:formula="of:=INDIRECT(&quot;'Ancestry+BG'.D&quot;&amp;MATCH([.A45];['Ancestry+BG'.A$1:.A$7];0))" office:value-type="float" office:value="24" calcext:value-type="float">
            <text:p>24</text:p>
          </table:table-cell>
          <table:table-cell table:formula="of:=INDIRECT(&quot;'Ancestry+BG'.E&quot;&amp;MATCH([.A45];['Ancestry+BG'.A$1:.A$7];0))" office:value-type="float" office:value="28" calcext:value-type="float">
            <text:p>28</text:p>
          </table:table-cell>
          <table:table-cell table:formula="of:=MATCH([.D45];[Classes.A$2:.A$13];0)+1" office:value-type="float" office:value="9" calcext:value-type="float">
            <text:p>9</text:p>
          </table:table-cell>
          <table:table-cell table:number-columns-repeated="1015"/>
        </table:table-row>
        <table:table-row table:style-name="ro3">
          <table:table-cell table:formula="of:=INDIRECT(&quot;'Ancestry+BG'.A&quot;&amp;(1+MATCH(RAND()*SUM(['Ancestry+BG'.B$2:.B$7]);['Ancestry+BG'.C$2:.C$7])))" office:value-type="string" office:string-value="Human" calcext:value-type="string">
            <text:p>Human</text:p>
          </table:table-cell>
          <table:table-cell table:formula="of:=INDIRECT(&quot;'Ancestry+BG'.A&quot;&amp;([.G46]-1+MATCH(RAND()*SUM(INDIRECT(&quot;'Ancestry+BG'.B$&quot;&amp;[.G46]&amp;&quot;:B$&quot;&amp;[.H46]));INDIRECT(&quot;'Ancestry+BG'.C$&quot;&amp;[.G46]&amp;&quot;:C$&quot;&amp;[.H46]))))" office:value-type="string" office:string-value="Versatile" calcext:value-type="string">
            <text:p>Versatile</text:p>
          </table:table-cell>
          <table:table-cell table:formula="of:=INDIRECT(&quot;'Ancestry+BG'.G&quot;&amp;(1+MATCH(RAND()*SUM(['Ancestry+BG'.H$2:.H$36]);['Ancestry+BG'.I$2:.I$36])))" office:value-type="string" office:string-value="Entertainer" calcext:value-type="string">
            <text:p>Entertainer</text:p>
          </table:table-cell>
          <table:table-cell table:formula="of:=INDIRECT(&quot;'Classes'.A&quot;&amp;(1+MATCH(RAND()*SUM([Classes.B$2:.B$13]);[Classes.C$2:.C$13])))" office:value-type="string" office:string-value="Cleric" calcext:value-type="string">
            <text:p>Cleric</text:p>
          </table:table-cell>
          <table:table-cell table:formula="of:=IF(ISNA(INDIRECT(&quot;'Classes'.G&quot;&amp;[.I46]));&quot;&quot;;INDIRECT(&quot;'Classes'.E&quot;&amp;RANDBETWEEN(1;INDIRECT(&quot;'Classes'.H&quot;&amp;[.I46]))+INDIRECT(&quot;'Classes'.G&quot;&amp;[.I46])-1))" office:value-type="string" office:string-value="Cloistered" calcext:value-type="string">
            <text:p>Cloistered</text:p>
          </table:table-cell>
          <table:table-cell table:formula="of:=IF(ISNA(INDIRECT(&quot;'Classes'.I&quot;&amp;[.I46]));&quot;&quot;;INDIRECT(&quot;'Classes'.E&quot;&amp;RANDBETWEEN(1;INDIRECT(&quot;'Classes'.J&quot;&amp;[.I46]))+INDIRECT(&quot;'Classes'.I&quot;&amp;[.I46])-1))" office:value-type="string" office:string-value="Erma the Sacred Feast" calcext:value-type="string">
            <text:p>Erma the Sacred Feast</text:p>
          </table:table-cell>
          <table:table-cell table:formula="of:=INDIRECT(&quot;'Ancestry+BG'.D&quot;&amp;MATCH([.A46];['Ancestry+BG'.A$1:.A$7];0))" office:value-type="float" office:value="18" calcext:value-type="float">
            <text:p>18</text:p>
          </table:table-cell>
          <table:table-cell table:formula="of:=INDIRECT(&quot;'Ancestry+BG'.E&quot;&amp;MATCH([.A46];['Ancestry+BG'.A$1:.A$7];0))" office:value-type="float" office:value="21" calcext:value-type="float">
            <text:p>21</text:p>
          </table:table-cell>
          <table:table-cell table:formula="of:=MATCH([.D46];[Classes.A$2:.A$13];0)+1" office:value-type="float" office:value="6" calcext:value-type="float">
            <text:p>6</text:p>
          </table:table-cell>
          <table:table-cell table:number-columns-repeated="1015"/>
        </table:table-row>
        <table:table-row table:style-name="ro3">
          <table:table-cell table:formula="of:=INDIRECT(&quot;'Ancestry+BG'.A&quot;&amp;(1+MATCH(RAND()*SUM(['Ancestry+BG'.B$2:.B$7]);['Ancestry+BG'.C$2:.C$7])))" office:value-type="string" office:string-value="Human" calcext:value-type="string">
            <text:p>Human</text:p>
          </table:table-cell>
          <table:table-cell table:formula="of:=INDIRECT(&quot;'Ancestry+BG'.A&quot;&amp;([.G47]-1+MATCH(RAND()*SUM(INDIRECT(&quot;'Ancestry+BG'.B$&quot;&amp;[.G47]&amp;&quot;:B$&quot;&amp;[.H47]));INDIRECT(&quot;'Ancestry+BG'.C$&quot;&amp;[.G47]&amp;&quot;:C$&quot;&amp;[.H47]))))" office:value-type="string" office:string-value="Versatile" calcext:value-type="string">
            <text:p>Versatile</text:p>
          </table:table-cell>
          <table:table-cell table:formula="of:=INDIRECT(&quot;'Ancestry+BG'.G&quot;&amp;(1+MATCH(RAND()*SUM(['Ancestry+BG'.H$2:.H$36]);['Ancestry+BG'.I$2:.I$36])))" office:value-type="string" office:string-value="Farmhand" calcext:value-type="string">
            <text:p>Farmhand</text:p>
          </table:table-cell>
          <table:table-cell table:formula="of:=INDIRECT(&quot;'Classes'.A&quot;&amp;(1+MATCH(RAND()*SUM([Classes.B$2:.B$13]);[Classes.C$2:.C$13])))" office:value-type="string" office:string-value="Rogue" calcext:value-type="string">
            <text:p>Rogue</text:p>
          </table:table-cell>
          <table:table-cell table:formula="of:=IF(ISNA(INDIRECT(&quot;'Classes'.G&quot;&amp;[.I47]));&quot;&quot;;INDIRECT(&quot;'Classes'.E&quot;&amp;RANDBETWEEN(1;INDIRECT(&quot;'Classes'.H&quot;&amp;[.I47]))+INDIRECT(&quot;'Classes'.G&quot;&amp;[.I47])-1))" office:value-type="string" office:string-value="Thief" calcext:value-type="string">
            <text:p>Thief</text:p>
          </table:table-cell>
          <table:table-cell table:formula="of:=IF(ISNA(INDIRECT(&quot;'Classes'.I&quot;&amp;[.I47]));&quot;&quot;;INDIRECT(&quot;'Classes'.E&quot;&amp;RANDBETWEEN(1;INDIRECT(&quot;'Classes'.J&quot;&amp;[.I47]))+INDIRECT(&quot;'Classes'.I&quot;&amp;[.I47])-1))">
            <text:p/>
          </table:table-cell>
          <table:table-cell table:formula="of:=INDIRECT(&quot;'Ancestry+BG'.D&quot;&amp;MATCH([.A47];['Ancestry+BG'.A$1:.A$7];0))" office:value-type="float" office:value="18" calcext:value-type="float">
            <text:p>18</text:p>
          </table:table-cell>
          <table:table-cell table:formula="of:=INDIRECT(&quot;'Ancestry+BG'.E&quot;&amp;MATCH([.A47];['Ancestry+BG'.A$1:.A$7];0))" office:value-type="float" office:value="21" calcext:value-type="float">
            <text:p>21</text:p>
          </table:table-cell>
          <table:table-cell table:formula="of:=MATCH([.D47];[Classes.A$2:.A$13];0)+1" office:value-type="float" office:value="11" calcext:value-type="float">
            <text:p>11</text:p>
          </table:table-cell>
          <table:table-cell table:number-columns-repeated="1015"/>
        </table:table-row>
        <table:table-row table:style-name="ro3">
          <table:table-cell table:formula="of:=INDIRECT(&quot;'Ancestry+BG'.A&quot;&amp;(1+MATCH(RAND()*SUM(['Ancestry+BG'.B$2:.B$7]);['Ancestry+BG'.C$2:.C$7])))" office:value-type="string" office:string-value="Gnome" calcext:value-type="string">
            <text:p>Gnome</text:p>
          </table:table-cell>
          <table:table-cell table:formula="of:=INDIRECT(&quot;'Ancestry+BG'.A&quot;&amp;([.G48]-1+MATCH(RAND()*SUM(INDIRECT(&quot;'Ancestry+BG'.B$&quot;&amp;[.G48]&amp;&quot;:B$&quot;&amp;[.H48]));INDIRECT(&quot;'Ancestry+BG'.C$&quot;&amp;[.G48]&amp;&quot;:C$&quot;&amp;[.H48]))))" office:value-type="string" office:string-value="Wellspring Divine" calcext:value-type="string">
            <text:p>Wellspring Divine</text:p>
          </table:table-cell>
          <table:table-cell table:formula="of:=INDIRECT(&quot;'Ancestry+BG'.G&quot;&amp;(1+MATCH(RAND()*SUM(['Ancestry+BG'.H$2:.H$36]);['Ancestry+BG'.I$2:.I$36])))" office:value-type="string" office:string-value="Street Urchin" calcext:value-type="string">
            <text:p>Street Urchin</text:p>
          </table:table-cell>
          <table:table-cell table:formula="of:=INDIRECT(&quot;'Classes'.A&quot;&amp;(1+MATCH(RAND()*SUM([Classes.B$2:.B$13]);[Classes.C$2:.C$13])))" office:value-type="string" office:string-value="Rogue" calcext:value-type="string">
            <text:p>Rogue</text:p>
          </table:table-cell>
          <table:table-cell table:formula="of:=IF(ISNA(INDIRECT(&quot;'Classes'.G&quot;&amp;[.I48]));&quot;&quot;;INDIRECT(&quot;'Classes'.E&quot;&amp;RANDBETWEEN(1;INDIRECT(&quot;'Classes'.H&quot;&amp;[.I48]))+INDIRECT(&quot;'Classes'.G&quot;&amp;[.I48])-1))" office:value-type="string" office:string-value="Ruffian" calcext:value-type="string">
            <text:p>Ruffian</text:p>
          </table:table-cell>
          <table:table-cell table:formula="of:=IF(ISNA(INDIRECT(&quot;'Classes'.I&quot;&amp;[.I48]));&quot;&quot;;INDIRECT(&quot;'Classes'.E&quot;&amp;RANDBETWEEN(1;INDIRECT(&quot;'Classes'.J&quot;&amp;[.I48]))+INDIRECT(&quot;'Classes'.I&quot;&amp;[.I48])-1))">
            <text:p/>
          </table:table-cell>
          <table:table-cell table:formula="of:=INDIRECT(&quot;'Ancestry+BG'.D&quot;&amp;MATCH([.A48];['Ancestry+BG'.A$1:.A$7];0))" office:value-type="float" office:value="10" calcext:value-type="float">
            <text:p>10</text:p>
          </table:table-cell>
          <table:table-cell table:formula="of:=INDIRECT(&quot;'Ancestry+BG'.E&quot;&amp;MATCH([.A48];['Ancestry+BG'.A$1:.A$7];0))" office:value-type="float" office:value="15" calcext:value-type="float">
            <text:p>15</text:p>
          </table:table-cell>
          <table:table-cell table:formula="of:=MATCH([.D48];[Classes.A$2:.A$13];0)+1" office:value-type="float" office:value="11" calcext:value-type="float">
            <text:p>11</text:p>
          </table:table-cell>
          <table:table-cell table:number-columns-repeated="1015"/>
        </table:table-row>
        <table:table-row table:style-name="ro3">
          <table:table-cell table:formula="of:=INDIRECT(&quot;'Ancestry+BG'.A&quot;&amp;(1+MATCH(RAND()*SUM(['Ancestry+BG'.B$2:.B$7]);['Ancestry+BG'.C$2:.C$7])))" office:value-type="string" office:string-value="Gnome" calcext:value-type="string">
            <text:p>Gnome</text:p>
          </table:table-cell>
          <table:table-cell table:formula="of:=INDIRECT(&quot;'Ancestry+BG'.A&quot;&amp;([.G49]-1+MATCH(RAND()*SUM(INDIRECT(&quot;'Ancestry+BG'.B$&quot;&amp;[.G49]&amp;&quot;:B$&quot;&amp;[.H49]));INDIRECT(&quot;'Ancestry+BG'.C$&quot;&amp;[.G49]&amp;&quot;:C$&quot;&amp;[.H49]))))" office:value-type="string" office:string-value="Fey Touched" calcext:value-type="string">
            <text:p>Fey Touched</text:p>
          </table:table-cell>
          <table:table-cell table:formula="of:=INDIRECT(&quot;'Ancestry+BG'.G&quot;&amp;(1+MATCH(RAND()*SUM(['Ancestry+BG'.H$2:.H$36]);['Ancestry+BG'.I$2:.I$36])))" office:value-type="string" office:string-value="Warrior" calcext:value-type="string">
            <text:p>Warrior</text:p>
          </table:table-cell>
          <table:table-cell table:formula="of:=INDIRECT(&quot;'Classes'.A&quot;&amp;(1+MATCH(RAND()*SUM([Classes.B$2:.B$13]);[Classes.C$2:.C$13])))" office:value-type="string" office:string-value="Cleric" calcext:value-type="string">
            <text:p>Cleric</text:p>
          </table:table-cell>
          <table:table-cell table:formula="of:=IF(ISNA(INDIRECT(&quot;'Classes'.G&quot;&amp;[.I49]));&quot;&quot;;INDIRECT(&quot;'Classes'.E&quot;&amp;RANDBETWEEN(1;INDIRECT(&quot;'Classes'.H&quot;&amp;[.I49]))+INDIRECT(&quot;'Classes'.G&quot;&amp;[.I49])-1))" office:value-type="string" office:string-value="Warpriest" calcext:value-type="string">
            <text:p>Warpriest</text:p>
          </table:table-cell>
          <table:table-cell table:formula="of:=IF(ISNA(INDIRECT(&quot;'Classes'.I&quot;&amp;[.I49]));&quot;&quot;;INDIRECT(&quot;'Classes'.E&quot;&amp;RANDBETWEEN(1;INDIRECT(&quot;'Classes'.J&quot;&amp;[.I49]))+INDIRECT(&quot;'Classes'.I&quot;&amp;[.I49])-1))" office:value-type="string" office:string-value="Devourer Cheryl" calcext:value-type="string">
            <text:p>Devourer Cheryl</text:p>
          </table:table-cell>
          <table:table-cell table:formula="of:=INDIRECT(&quot;'Ancestry+BG'.D&quot;&amp;MATCH([.A49];['Ancestry+BG'.A$1:.A$7];0))" office:value-type="float" office:value="10" calcext:value-type="float">
            <text:p>10</text:p>
          </table:table-cell>
          <table:table-cell table:formula="of:=INDIRECT(&quot;'Ancestry+BG'.E&quot;&amp;MATCH([.A49];['Ancestry+BG'.A$1:.A$7];0))" office:value-type="float" office:value="15" calcext:value-type="float">
            <text:p>15</text:p>
          </table:table-cell>
          <table:table-cell table:formula="of:=MATCH([.D49];[Classes.A$2:.A$13];0)+1" office:value-type="float" office:value="6" calcext:value-type="float">
            <text:p>6</text:p>
          </table:table-cell>
          <table:table-cell table:number-columns-repeated="1015"/>
        </table:table-row>
      </table:table>
      <table:table table:name="Ancestry+BG" table:style-name="ta1" table:print="false">
        <office:forms form:automatic-focus="false" form:apply-design-mode="false"/>
        <table:table-column table:style-name="co14" table:default-cell-style-name="ce18"/>
        <table:table-column table:style-name="co15" table:default-cell-style-name="ce23"/>
        <table:table-column table:style-name="co12" table:default-cell-style-name="ce24"/>
        <table:table-column table:style-name="co16" table:default-cell-style-name="Default"/>
        <table:table-column table:style-name="co17" table:default-cell-style-name="Default"/>
        <table:table-column table:style-name="co4" table:default-cell-style-name="Default"/>
        <table:table-column table:style-name="co7" table:default-cell-style-name="ce18"/>
        <table:table-column table:style-name="co15" table:default-cell-style-name="ce23"/>
        <table:table-column table:style-name="co12" table:default-cell-style-name="ce24"/>
        <table:table-column table:style-name="co18" table:number-columns-repeated="4" table:default-cell-style-name="Default"/>
        <table:table-row table:style-name="ro3">
          <table:table-cell table:style-name="ce17" office:value-type="string" calcext:value-type="string">
            <text:p>Ancestry</text:p>
          </table:table-cell>
          <table:table-cell table:style-name="ce22" office:value-type="string" calcext:value-type="string">
            <text:p>Weight</text:p>
          </table:table-cell>
          <table:table-cell table:style-name="ce22" office:value-type="string" calcext:value-type="string">
            <text:p>SumWt</text:p>
          </table:table-cell>
          <table:table-cell table:style-name="ce17" office:value-type="string" calcext:value-type="string">
            <text:p>Row0</text:p>
          </table:table-cell>
          <table:table-cell table:style-name="ce22" office:value-type="string" calcext:value-type="string">
            <text:p>RowX</text:p>
          </table:table-cell>
          <table:table-cell/>
          <table:table-cell table:style-name="ce27" office:value-type="string" calcext:value-type="string">
            <text:p>Background</text:p>
          </table:table-cell>
          <table:table-cell table:style-name="ce28" office:value-type="string" calcext:value-type="string">
            <text:p>Weight</text:p>
          </table:table-cell>
          <table:table-cell table:style-name="ce29" office:value-type="string" calcext:value-type="string">
            <text:p>SumWt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Dwarf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style-name="ce24" office:value-type="float" office:value="28" calcext:value-type="float">
            <text:p>28</text:p>
          </table:table-cell>
          <table:table-cell/>
          <table:table-cell office:value-type="string" calcext:value-type="string">
            <text:p>Acolyt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Elf</text:p>
          </table:table-cell>
          <table:table-cell office:value-type="float" office:value="2" calcext:value-type="float">
            <text:p>2</text:p>
          </table:table-cell>
          <table:table-cell table:formula="of:=[.C2]+[.B2]"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table:style-name="ce24" office:value-type="float" office:value="35" calcext:value-type="float">
            <text:p>35</text:p>
          </table:table-cell>
          <table:table-cell/>
          <table:table-cell office:value-type="string" calcext:value-type="string">
            <text:p>Acrobat</text:p>
          </table:table-cell>
          <table:table-cell office:value-type="float" office:value="2" calcext:value-type="float">
            <text:p>2</text:p>
          </table:table-cell>
          <table:table-cell table:formula="of:=[.I2]+[.H2]" office:value-type="float" office:value="3" calcext:value-type="float">
            <text:p>3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Gnome</text:p>
          </table:table-cell>
          <table:table-cell office:value-type="float" office:value="11" calcext:value-type="float">
            <text:p>11</text:p>
          </table:table-cell>
          <table:table-cell table:formula="of:=[.C3]+[.B3]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style-name="ce24" office:value-type="float" office:value="15" calcext:value-type="float">
            <text:p>15</text:p>
          </table:table-cell>
          <table:table-cell/>
          <table:table-cell office:value-type="string" calcext:value-type="string">
            <text:p>Animal Whisperer</text:p>
          </table:table-cell>
          <table:table-cell office:value-type="float" office:value="2" calcext:value-type="float">
            <text:p>2</text:p>
          </table:table-cell>
          <table:table-cell table:formula="of:=[.I3]+[.H3]" office:value-type="float" office:value="5" calcext:value-type="float">
            <text:p>5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Goblin</text:p>
          </table:table-cell>
          <table:table-cell office:value-type="float" office:value="1" calcext:value-type="float">
            <text:p>1</text:p>
          </table:table-cell>
          <table:table-cell table:formula="of:=[.C4]+[.B4]" office:value-type="float" office:value="16" calcext:value-type="float">
            <text:p>16</text:p>
          </table:table-cell>
          <table:table-cell office:value-type="float" office:value="38" calcext:value-type="float">
            <text:p>38</text:p>
          </table:table-cell>
          <table:table-cell table:style-name="ce24" office:value-type="float" office:value="42" calcext:value-type="float">
            <text:p>42</text:p>
          </table:table-cell>
          <table:table-cell/>
          <table:table-cell office:value-type="string" calcext:value-type="string">
            <text:p>Artisan</text:p>
          </table:table-cell>
          <table:table-cell office:value-type="float" office:value="3" calcext:value-type="float">
            <text:p>3</text:p>
          </table:table-cell>
          <table:table-cell table:formula="of:=[.I4]+[.H4]" office:value-type="float" office:value="7" calcext:value-type="float">
            <text:p>7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Halfling</text:p>
          </table:table-cell>
          <table:table-cell office:value-type="float" office:value="1" calcext:value-type="float">
            <text:p>1</text:p>
          </table:table-cell>
          <table:table-cell table:formula="of:=[.C5]+[.B5]" office:value-type="float" office:value="17" calcext:value-type="float">
            <text:p>17</text:p>
          </table:table-cell>
          <table:table-cell office:value-type="float" office:value="45" calcext:value-type="float">
            <text:p>45</text:p>
          </table:table-cell>
          <table:table-cell table:style-name="ce24" office:value-type="float" office:value="49" calcext:value-type="float">
            <text:p>49</text:p>
          </table:table-cell>
          <table:table-cell/>
          <table:table-cell office:value-type="string" calcext:value-type="string">
            <text:p>Artist</text:p>
          </table:table-cell>
          <table:table-cell office:value-type="float" office:value="3" calcext:value-type="float">
            <text:p>3</text:p>
          </table:table-cell>
          <table:table-cell table:formula="of:=[.I5]+[.H5]" office:value-type="float" office:value="10" calcext:value-type="float">
            <text:p>10</text:p>
          </table:table-cell>
          <table:table-cell table:number-columns-repeated="4"/>
        </table:table-row>
        <table:table-row table:style-name="ro3">
          <table:table-cell table:style-name="ce19" office:value-type="string" calcext:value-type="string">
            <text:p>Human</text:p>
          </table:table-cell>
          <table:table-cell office:value-type="float" office:value="15" calcext:value-type="float">
            <text:p>15</text:p>
          </table:table-cell>
          <table:table-cell table:style-name="ce25" table:formula="of:=[.C6]+[.B6]" office:value-type="float" office:value="18" calcext:value-type="float">
            <text:p>18</text:p>
          </table:table-cell>
          <table:table-cell table:style-name="ce26" office:value-type="float" office:value="18" calcext:value-type="float">
            <text:p>18</text:p>
          </table:table-cell>
          <table:table-cell table:style-name="ce25" office:value-type="float" office:value="21" calcext:value-type="float">
            <text:p>21</text:p>
          </table:table-cell>
          <table:table-cell/>
          <table:table-cell office:value-type="string" calcext:value-type="string">
            <text:p>Barkeep</text:p>
          </table:table-cell>
          <table:table-cell office:value-type="float" office:value="3" calcext:value-type="float">
            <text:p>3</text:p>
          </table:table-cell>
          <table:table-cell table:formula="of:=[.I6]+[.H6]" office:value-type="float" office:value="13" calcext:value-type="float">
            <text:p>13</text:p>
          </table:table-cell>
          <table:table-cell table:number-columns-repeated="4"/>
        </table:table-row>
        <table:table-row table:style-name="ro3">
          <table:table-cell table:style-name="Default" table:number-columns-repeated="3"/>
          <table:table-cell table:number-columns-repeated="3"/>
          <table:table-cell office:value-type="string" calcext:value-type="string">
            <text:p>Barrister</text:p>
          </table:table-cell>
          <table:table-cell office:value-type="float" office:value="1" calcext:value-type="float">
            <text:p>1</text:p>
          </table:table-cell>
          <table:table-cell table:formula="of:=[.I7]+[.H7]" office:value-type="float" office:value="16" calcext:value-type="float">
            <text:p>16</text:p>
          </table:table-cell>
          <table:table-cell table:number-columns-repeated="4"/>
        </table:table-row>
        <table:table-row table:style-name="ro3">
          <table:table-cell table:style-name="ce17" office:value-type="string" calcext:value-type="string">
            <text:p>Gnome Heritage</text:p>
          </table:table-cell>
          <table:table-cell table:style-name="ce20" office:value-type="string" calcext:value-type="string">
            <text:p>Weight</text:p>
          </table:table-cell>
          <table:table-cell table:style-name="ce22" office:value-type="string" calcext:value-type="string">
            <text:p>SumWt</text:p>
          </table:table-cell>
          <table:table-cell table:number-columns-repeated="3"/>
          <table:table-cell office:value-type="string" calcext:value-type="string">
            <text:p>Bounty Hunter</text:p>
          </table:table-cell>
          <table:table-cell office:value-type="float" office:value="1" calcext:value-type="float">
            <text:p>1</text:p>
          </table:table-cell>
          <table:table-cell table:formula="of:=[.I8]+[.H8]" office:value-type="float" office:value="17" calcext:value-type="float">
            <text:p>17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Chameleon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Charlatan</text:p>
          </table:table-cell>
          <table:table-cell office:value-type="float" office:value="3" calcext:value-type="float">
            <text:p>3</text:p>
          </table:table-cell>
          <table:table-cell table:formula="of:=[.I9]+[.H9]" office:value-type="float" office:value="18" calcext:value-type="float">
            <text:p>18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Fey Touched</text:p>
          </table:table-cell>
          <table:table-cell office:value-type="float" office:value="6" calcext:value-type="float">
            <text:p>6</text:p>
          </table:table-cell>
          <table:table-cell table:formula="of:=[.C10]+[.B10]" office:value-type="float" office:value="6" calcext:value-type="float">
            <text:p>6</text:p>
          </table:table-cell>
          <table:table-cell table:number-columns-repeated="3"/>
          <table:table-cell office:value-type="string" calcext:value-type="string">
            <text:p>Criminal</text:p>
          </table:table-cell>
          <table:table-cell office:value-type="float" office:value="2" calcext:value-type="float">
            <text:p>2</text:p>
          </table:table-cell>
          <table:table-cell table:formula="of:=[.I10]+[.H10]" office:value-type="float" office:value="21" calcext:value-type="float">
            <text:p>21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Umbral</text:p>
          </table:table-cell>
          <table:table-cell office:value-type="float" office:value="3" calcext:value-type="float">
            <text:p>3</text:p>
          </table:table-cell>
          <table:table-cell table:formula="of:=[.C11]+[.B11]" office:value-type="float" office:value="12" calcext:value-type="float">
            <text:p>12</text:p>
          </table:table-cell>
          <table:table-cell table:number-columns-repeated="3"/>
          <table:table-cell office:value-type="string" calcext:value-type="string">
            <text:p>Detective</text:p>
          </table:table-cell>
          <table:table-cell office:value-type="float" office:value="3" calcext:value-type="float">
            <text:p>3</text:p>
          </table:table-cell>
          <table:table-cell table:formula="of:=[.I11]+[.H11]" office:value-type="float" office:value="23" calcext:value-type="float">
            <text:p>23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Wellspring Arcane</text:p>
          </table:table-cell>
          <table:table-cell office:value-type="float" office:value="2" calcext:value-type="float">
            <text:p>2</text:p>
          </table:table-cell>
          <table:table-cell table:formula="of:=[.C12]+[.B12]" office:value-type="float" office:value="15" calcext:value-type="float">
            <text:p>15</text:p>
          </table:table-cell>
          <table:table-cell table:number-columns-repeated="3"/>
          <table:table-cell office:value-type="string" calcext:value-type="string">
            <text:p>Emissary</text:p>
          </table:table-cell>
          <table:table-cell office:value-type="float" office:value="1" calcext:value-type="float">
            <text:p>1</text:p>
          </table:table-cell>
          <table:table-cell table:formula="of:=[.I12]+[.H12]" office:value-type="float" office:value="26" calcext:value-type="float">
            <text:p>26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Wellspring Divine</text:p>
          </table:table-cell>
          <table:table-cell office:value-type="float" office:value="2" calcext:value-type="float">
            <text:p>2</text:p>
          </table:table-cell>
          <table:table-cell table:formula="of:=[.C13]+[.B13]" office:value-type="float" office:value="17" calcext:value-type="float">
            <text:p>17</text:p>
          </table:table-cell>
          <table:table-cell table:number-columns-repeated="3"/>
          <table:table-cell office:value-type="string" calcext:value-type="string">
            <text:p>Entertainer</text:p>
          </table:table-cell>
          <table:table-cell office:value-type="float" office:value="3" calcext:value-type="float">
            <text:p>3</text:p>
          </table:table-cell>
          <table:table-cell table:formula="of:=[.I13]+[.H13]" office:value-type="float" office:value="27" calcext:value-type="float">
            <text:p>27</text:p>
          </table:table-cell>
          <table:table-cell table:number-columns-repeated="4"/>
        </table:table-row>
        <table:table-row table:style-name="ro3">
          <table:table-cell table:style-name="ce19" office:value-type="string" calcext:value-type="string">
            <text:p>Wellspring Occult</text:p>
          </table:table-cell>
          <table:table-cell office:value-type="float" office:value="2" calcext:value-type="float">
            <text:p>2</text:p>
          </table:table-cell>
          <table:table-cell table:formula="of:=[.C14]+[.B14]" office:value-type="float" office:value="19" calcext:value-type="float">
            <text:p>19</text:p>
          </table:table-cell>
          <table:table-cell table:number-columns-repeated="3"/>
          <table:table-cell office:value-type="string" calcext:value-type="string">
            <text:p>Farmhand</text:p>
          </table:table-cell>
          <table:table-cell office:value-type="float" office:value="3" calcext:value-type="float">
            <text:p>3</text:p>
          </table:table-cell>
          <table:table-cell table:formula="of:=[.I14]+[.H14]" office:value-type="float" office:value="30" calcext:value-type="float">
            <text:p>30</text:p>
          </table:table-cell>
          <table:table-cell table:number-columns-repeated="4"/>
        </table:table-row>
        <table:table-row table:style-name="ro3">
          <table:table-cell table:style-name="Default" table:number-columns-repeated="3"/>
          <table:table-cell table:number-columns-repeated="3"/>
          <table:table-cell office:value-type="string" calcext:value-type="string">
            <text:p>Field Medic</text:p>
          </table:table-cell>
          <table:table-cell office:value-type="float" office:value="2" calcext:value-type="float">
            <text:p>2</text:p>
          </table:table-cell>
          <table:table-cell table:formula="of:=[.I15]+[.H15]" office:value-type="float" office:value="33" calcext:value-type="float">
            <text:p>33</text:p>
          </table:table-cell>
          <table:table-cell table:number-columns-repeated="4"/>
        </table:table-row>
        <table:table-row table:style-name="ro3">
          <table:table-cell table:style-name="ce20" office:value-type="string" calcext:value-type="string">
            <text:p>Human Heritage</text:p>
          </table:table-cell>
          <table:table-cell table:style-name="ce20" office:value-type="string" calcext:value-type="string">
            <text:p>Weight</text:p>
          </table:table-cell>
          <table:table-cell table:style-name="ce22" office:value-type="string" calcext:value-type="string">
            <text:p>SumWt</text:p>
          </table:table-cell>
          <table:table-cell table:number-columns-repeated="3"/>
          <table:table-cell office:value-type="string" calcext:value-type="string">
            <text:p>Fortune Teller</text:p>
          </table:table-cell>
          <table:table-cell office:value-type="float" office:value="2" calcext:value-type="float">
            <text:p>2</text:p>
          </table:table-cell>
          <table:table-cell table:formula="of:=[.I16]+[.H16]" office:value-type="float" office:value="35" calcext:value-type="float">
            <text:p>35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Skilled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Gambler</text:p>
          </table:table-cell>
          <table:table-cell office:value-type="float" office:value="3" calcext:value-type="float">
            <text:p>3</text:p>
          </table:table-cell>
          <table:table-cell table:formula="of:=[.I17]+[.H17]" office:value-type="float" office:value="37" calcext:value-type="float">
            <text:p>37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Versatile</text:p>
          </table:table-cell>
          <table:table-cell office:value-type="float" office:value="10" calcext:value-type="float">
            <text:p>10</text:p>
          </table:table-cell>
          <table:table-cell table:formula="of:=[.C18]+[.B18]"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Gladiator</text:p>
          </table:table-cell>
          <table:table-cell office:value-type="float" office:value="2" calcext:value-type="float">
            <text:p>2</text:p>
          </table:table-cell>
          <table:table-cell table:formula="of:=[.I18]+[.H18]" office:value-type="float" office:value="40" calcext:value-type="float">
            <text:p>40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Half-elf</text:p>
          </table:table-cell>
          <table:table-cell office:value-type="float" office:value="1" calcext:value-type="float">
            <text:p>1</text:p>
          </table:table-cell>
          <table:table-cell table:formula="of:=[.C19]+[.B19]" office:value-type="float" office:value="15" calcext:value-type="float">
            <text:p>15</text:p>
          </table:table-cell>
          <table:table-cell table:number-columns-repeated="3"/>
          <table:table-cell office:value-type="string" calcext:value-type="string">
            <text:p>Guard</text:p>
          </table:table-cell>
          <table:table-cell office:value-type="float" office:value="3" calcext:value-type="float">
            <text:p>3</text:p>
          </table:table-cell>
          <table:table-cell table:formula="of:=[.I19]+[.H19]" office:value-type="float" office:value="42" calcext:value-type="float">
            <text:p>42</text:p>
          </table:table-cell>
          <table:table-cell table:number-columns-repeated="4"/>
        </table:table-row>
        <table:table-row table:style-name="ro3">
          <table:table-cell table:style-name="ce19" office:value-type="string" calcext:value-type="string">
            <text:p>Half-orc</text:p>
          </table:table-cell>
          <table:table-cell office:value-type="float" office:value="1" calcext:value-type="float">
            <text:p>1</text:p>
          </table:table-cell>
          <table:table-cell table:formula="of:=[.C20]+[.B20]" office:value-type="float" office:value="16" calcext:value-type="float">
            <text:p>16</text:p>
          </table:table-cell>
          <table:table-cell table:number-columns-repeated="3"/>
          <table:table-cell office:value-type="string" calcext:value-type="string">
            <text:p>Herbalist</text:p>
          </table:table-cell>
          <table:table-cell office:value-type="float" office:value="2" calcext:value-type="float">
            <text:p>2</text:p>
          </table:table-cell>
          <table:table-cell table:formula="of:=[.I20]+[.H20]" office:value-type="float" office:value="45" calcext:value-type="float">
            <text:p>45</text:p>
          </table:table-cell>
          <table:table-cell table:number-columns-repeated="4"/>
        </table:table-row>
        <table:table-row table:style-name="ro3">
          <table:table-cell table:style-name="Default" table:number-columns-repeated="3"/>
          <table:table-cell table:number-columns-repeated="3"/>
          <table:table-cell office:value-type="string" calcext:value-type="string">
            <text:p>Hermit</text:p>
          </table:table-cell>
          <table:table-cell office:value-type="float" office:value="2" calcext:value-type="float">
            <text:p>2</text:p>
          </table:table-cell>
          <table:table-cell table:formula="of:=[.I21]+[.H21]" office:value-type="float" office:value="47" calcext:value-type="float">
            <text:p>47</text:p>
          </table:table-cell>
          <table:table-cell table:number-columns-repeated="4"/>
        </table:table-row>
        <table:table-row table:style-name="ro3">
          <table:table-cell table:style-name="ce20" office:value-type="string" calcext:value-type="string">
            <text:p>Dwarf Heritage</text:p>
          </table:table-cell>
          <table:table-cell table:style-name="ce20" office:value-type="string" calcext:value-type="string">
            <text:p>Weight</text:p>
          </table:table-cell>
          <table:table-cell table:style-name="ce22" office:value-type="string" calcext:value-type="string">
            <text:p>SumWt</text:p>
          </table:table-cell>
          <table:table-cell table:number-columns-repeated="3"/>
          <table:table-cell office:value-type="string" calcext:value-type="string">
            <text:p>Hunter</text:p>
          </table:table-cell>
          <table:table-cell office:value-type="float" office:value="2" calcext:value-type="float">
            <text:p>2</text:p>
          </table:table-cell>
          <table:table-cell table:formula="of:=[.I22]+[.H22]" office:value-type="float" office:value="49" calcext:value-type="float">
            <text:p>49</text:p>
          </table:table-cell>
          <table:table-cell table:number-columns-repeated="4"/>
        </table:table-row>
        <table:table-row table:style-name="ro3">
          <table:table-cell table:style-name="ce21" office:value-type="string" calcext:value-type="string">
            <text:p>Ancient Bloode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Laborer</text:p>
          </table:table-cell>
          <table:table-cell office:value-type="float" office:value="3" calcext:value-type="float">
            <text:p>3</text:p>
          </table:table-cell>
          <table:table-cell table:formula="of:=[.I23]+[.H23]" office:value-type="float" office:value="51" calcext:value-type="float">
            <text:p>51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Death Warden</text:p>
          </table:table-cell>
          <table:table-cell office:value-type="float" office:value="1" calcext:value-type="float">
            <text:p>1</text:p>
          </table:table-cell>
          <table:table-cell table:formula="of:=[.C24]+[.B24]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Martial Disciple</text:p>
          </table:table-cell>
          <table:table-cell office:value-type="float" office:value="2" calcext:value-type="float">
            <text:p>2</text:p>
          </table:table-cell>
          <table:table-cell table:formula="of:=[.I24]+[.H24]" office:value-type="float" office:value="54" calcext:value-type="float">
            <text:p>54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Forge</text:p>
          </table:table-cell>
          <table:table-cell office:value-type="float" office:value="1" calcext:value-type="float">
            <text:p>1</text:p>
          </table:table-cell>
          <table:table-cell table:formula="of:=[.C25]+[.B25]"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Merchant</text:p>
          </table:table-cell>
          <table:table-cell office:value-type="float" office:value="3" calcext:value-type="float">
            <text:p>3</text:p>
          </table:table-cell>
          <table:table-cell table:formula="of:=[.I25]+[.H25]" office:value-type="float" office:value="56" calcext:value-type="float">
            <text:p>56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Rock</text:p>
          </table:table-cell>
          <table:table-cell office:value-type="float" office:value="1" calcext:value-type="float">
            <text:p>1</text:p>
          </table:table-cell>
          <table:table-cell table:formula="of:=[.C26]+[.B26]"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Miner</text:p>
          </table:table-cell>
          <table:table-cell office:value-type="float" office:value="2" calcext:value-type="float">
            <text:p>2</text:p>
          </table:table-cell>
          <table:table-cell table:formula="of:=[.I26]+[.H26]" office:value-type="float" office:value="59" calcext:value-type="float">
            <text:p>59</text:p>
          </table:table-cell>
          <table:table-cell table:number-columns-repeated="4"/>
        </table:table-row>
        <table:table-row table:style-name="ro3">
          <table:table-cell table:style-name="ce19" office:value-type="string" calcext:value-type="string">
            <text:p>Strong blooded</text:p>
          </table:table-cell>
          <table:table-cell office:value-type="float" office:value="1" calcext:value-type="float">
            <text:p>1</text:p>
          </table:table-cell>
          <table:table-cell table:formula="of:=[.C27]+[.B27]"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Noble</text:p>
          </table:table-cell>
          <table:table-cell office:value-type="float" office:value="1" calcext:value-type="float">
            <text:p>1</text:p>
          </table:table-cell>
          <table:table-cell table:formula="of:=[.I27]+[.H27]" office:value-type="float" office:value="61" calcext:value-type="float">
            <text:p>61</text:p>
          </table:table-cell>
          <table:table-cell table:number-columns-repeated="4"/>
        </table:table-row>
        <table:table-row table:style-name="ro3">
          <table:table-cell table:style-name="Default" table:number-columns-repeated="3"/>
          <table:table-cell table:number-columns-repeated="3"/>
          <table:table-cell office:value-type="string" calcext:value-type="string">
            <text:p>Nomad</text:p>
          </table:table-cell>
          <table:table-cell office:value-type="float" office:value="2" calcext:value-type="float">
            <text:p>2</text:p>
          </table:table-cell>
          <table:table-cell table:formula="of:=[.I28]+[.H28]" office:value-type="float" office:value="62" calcext:value-type="float">
            <text:p>62</text:p>
          </table:table-cell>
          <table:table-cell table:number-columns-repeated="4"/>
        </table:table-row>
        <table:table-row table:style-name="ro3">
          <table:table-cell table:style-name="ce20" office:value-type="string" calcext:value-type="string">
            <text:p>Elf Heritage</text:p>
          </table:table-cell>
          <table:table-cell table:style-name="ce20" office:value-type="string" calcext:value-type="string">
            <text:p>Weight</text:p>
          </table:table-cell>
          <table:table-cell table:style-name="ce22" office:value-type="string" calcext:value-type="string">
            <text:p>SumWt</text:p>
          </table:table-cell>
          <table:table-cell table:number-columns-repeated="3"/>
          <table:table-cell office:value-type="string" calcext:value-type="string">
            <text:p>Prisoner</text:p>
          </table:table-cell>
          <table:table-cell office:value-type="float" office:value="2" calcext:value-type="float">
            <text:p>2</text:p>
          </table:table-cell>
          <table:table-cell table:formula="of:=[.I29]+[.H29]" office:value-type="float" office:value="64" calcext:value-type="float">
            <text:p>64</text:p>
          </table:table-cell>
          <table:table-cell table:number-columns-repeated="4"/>
        </table:table-row>
        <table:table-row table:style-name="ro3">
          <table:table-cell table:style-name="ce21" office:value-type="string" calcext:value-type="string">
            <text:p>Arcti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Sailor</text:p>
          </table:table-cell>
          <table:table-cell office:value-type="float" office:value="2" calcext:value-type="float">
            <text:p>2</text:p>
          </table:table-cell>
          <table:table-cell table:formula="of:=[.I30]+[.H30]" office:value-type="float" office:value="66" calcext:value-type="float">
            <text:p>66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Cavern</text:p>
          </table:table-cell>
          <table:table-cell office:value-type="float" office:value="1" calcext:value-type="float">
            <text:p>1</text:p>
          </table:table-cell>
          <table:table-cell table:formula="of:=[.C31]+[.B31]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Scholar</text:p>
          </table:table-cell>
          <table:table-cell office:value-type="float" office:value="3" calcext:value-type="float">
            <text:p>3</text:p>
          </table:table-cell>
          <table:table-cell table:formula="of:=[.I31]+[.H31]" office:value-type="float" office:value="68" calcext:value-type="float">
            <text:p>68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Seer</text:p>
          </table:table-cell>
          <table:table-cell office:value-type="float" office:value="2" calcext:value-type="float">
            <text:p>2</text:p>
          </table:table-cell>
          <table:table-cell table:formula="of:=[.C32]+[.B32]"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Scout</text:p>
          </table:table-cell>
          <table:table-cell office:value-type="float" office:value="2" calcext:value-type="float">
            <text:p>2</text:p>
          </table:table-cell>
          <table:table-cell table:formula="of:=[.I32]+[.H32]" office:value-type="float" office:value="71" calcext:value-type="float">
            <text:p>71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Whisper</text:p>
          </table:table-cell>
          <table:table-cell office:value-type="float" office:value="2" calcext:value-type="float">
            <text:p>2</text:p>
          </table:table-cell>
          <table:table-cell table:formula="of:=[.C33]+[.B33]"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Street Urchin</text:p>
          </table:table-cell>
          <table:table-cell office:value-type="float" office:value="3" calcext:value-type="float">
            <text:p>3</text:p>
          </table:table-cell>
          <table:table-cell table:formula="of:=[.I33]+[.H33]" office:value-type="float" office:value="73" calcext:value-type="float">
            <text:p>73</text:p>
          </table:table-cell>
          <table:table-cell table:number-columns-repeated="4"/>
        </table:table-row>
        <table:table-row table:style-name="ro3">
          <table:table-cell table:style-name="ce19" office:value-type="string" calcext:value-type="string">
            <text:p>Woodland</text:p>
          </table:table-cell>
          <table:table-cell office:value-type="float" office:value="2" calcext:value-type="float">
            <text:p>2</text:p>
          </table:table-cell>
          <table:table-cell table:formula="of:=[.C34]+[.B34]" office:value-type="float" office:value="6" calcext:value-type="float">
            <text:p>6</text:p>
          </table:table-cell>
          <table:table-cell table:number-columns-repeated="3"/>
          <table:table-cell office:value-type="string" calcext:value-type="string">
            <text:p>Tinker</text:p>
          </table:table-cell>
          <table:table-cell office:value-type="float" office:value="2" calcext:value-type="float">
            <text:p>2</text:p>
          </table:table-cell>
          <table:table-cell table:formula="of:=[.I34]+[.H34]" office:value-type="float" office:value="76" calcext:value-type="float">
            <text:p>76</text:p>
          </table:table-cell>
          <table:table-cell table:number-columns-repeated="4"/>
        </table:table-row>
        <table:table-row table:style-name="ro3">
          <table:table-cell table:style-name="Default" table:number-columns-repeated="3"/>
          <table:table-cell table:number-columns-repeated="3"/>
          <table:table-cell table:style-name="ce19" office:value-type="string" calcext:value-type="string">
            <text:p>Warrior</text:p>
          </table:table-cell>
          <table:table-cell office:value-type="float" office:value="2" calcext:value-type="float">
            <text:p>2</text:p>
          </table:table-cell>
          <table:table-cell table:style-name="ce25" table:formula="of:=[.I35]+[.H35]" office:value-type="float" office:value="78" calcext:value-type="float">
            <text:p>78</text:p>
          </table:table-cell>
          <table:table-cell table:number-columns-repeated="4"/>
        </table:table-row>
        <table:table-row table:style-name="ro3">
          <table:table-cell table:style-name="ce20" office:value-type="string" calcext:value-type="string">
            <text:p>Goblin Heritage</text:p>
          </table:table-cell>
          <table:table-cell table:style-name="ce20" office:value-type="string" calcext:value-type="string">
            <text:p>Weight</text:p>
          </table:table-cell>
          <table:table-cell table:style-name="ce22" office:value-type="string" calcext:value-type="string">
            <text:p>SumWt</text:p>
          </table:table-cell>
          <table:table-cell table:number-columns-repeated="3"/>
          <table:table-cell table:style-name="Default" table:number-columns-repeated="3"/>
          <table:table-cell table:number-columns-repeated="4"/>
        </table:table-row>
        <table:table-row table:style-name="ro3">
          <table:table-cell table:style-name="ce21" office:value-type="string" calcext:value-type="string">
            <text:p>Charhid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Default" table:number-columns-repeated="3"/>
          <table:table-cell table:number-columns-repeated="4"/>
        </table:table-row>
        <table:table-row table:style-name="ro3">
          <table:table-cell office:value-type="string" calcext:value-type="string">
            <text:p>Irongut</text:p>
          </table:table-cell>
          <table:table-cell office:value-type="float" office:value="1" calcext:value-type="float">
            <text:p>1</text:p>
          </table:table-cell>
          <table:table-cell table:formula="of:=[.C38]+[.B38]" office:value-type="float" office:value="1" calcext:value-type="float">
            <text:p>1</text:p>
          </table:table-cell>
          <table:table-cell table:number-columns-repeated="3"/>
          <table:table-cell table:style-name="Default" table:number-columns-repeated="3"/>
          <table:table-cell table:number-columns-repeated="4"/>
        </table:table-row>
        <table:table-row table:style-name="ro3">
          <table:table-cell office:value-type="string" calcext:value-type="string">
            <text:p>Razortooth</text:p>
          </table:table-cell>
          <table:table-cell office:value-type="float" office:value="1" calcext:value-type="float">
            <text:p>1</text:p>
          </table:table-cell>
          <table:table-cell table:formula="of:=[.C39]+[.B39]" office:value-type="float" office:value="2" calcext:value-type="float">
            <text:p>2</text:p>
          </table:table-cell>
          <table:table-cell table:number-columns-repeated="3"/>
          <table:table-cell table:style-name="Default" table:number-columns-repeated="3"/>
          <table:table-cell table:number-columns-repeated="4"/>
        </table:table-row>
        <table:table-row table:style-name="ro3">
          <table:table-cell office:value-type="string" calcext:value-type="string">
            <text:p>Snow</text:p>
          </table:table-cell>
          <table:table-cell office:value-type="float" office:value="1" calcext:value-type="float">
            <text:p>1</text:p>
          </table:table-cell>
          <table:table-cell table:formula="of:=[.C40]+[.B40]" office:value-type="float" office:value="3" calcext:value-type="float">
            <text:p>3</text:p>
          </table:table-cell>
          <table:table-cell table:number-columns-repeated="3"/>
          <table:table-cell table:style-name="Default" table:number-columns-repeated="3"/>
          <table:table-cell table:number-columns-repeated="4"/>
        </table:table-row>
        <table:table-row table:style-name="ro3">
          <table:table-cell table:style-name="ce19" office:value-type="string" calcext:value-type="string">
            <text:p>Unbreakable</text:p>
          </table:table-cell>
          <table:table-cell office:value-type="float" office:value="1" calcext:value-type="float">
            <text:p>1</text:p>
          </table:table-cell>
          <table:table-cell table:formula="of:=[.C41]+[.B41]" office:value-type="float" office:value="4" calcext:value-type="float">
            <text:p>4</text:p>
          </table:table-cell>
          <table:table-cell table:number-columns-repeated="3"/>
          <table:table-cell table:style-name="Default" table:number-columns-repeated="3"/>
          <table:table-cell table:number-columns-repeated="4"/>
        </table:table-row>
        <table:table-row table:style-name="ro3">
          <table:table-cell table:style-name="Default" table:number-columns-repeated="3"/>
          <table:table-cell table:number-columns-repeated="3"/>
          <table:table-cell table:style-name="Default" table:number-columns-repeated="3"/>
          <table:table-cell table:number-columns-repeated="4"/>
        </table:table-row>
        <table:table-row table:style-name="ro3">
          <table:table-cell table:style-name="ce20" office:value-type="string" calcext:value-type="string">
            <text:p>Halfling Heritage</text:p>
          </table:table-cell>
          <table:table-cell table:style-name="ce20" office:value-type="string" calcext:value-type="string">
            <text:p>Weight</text:p>
          </table:table-cell>
          <table:table-cell table:style-name="ce22" office:value-type="string" calcext:value-type="string">
            <text:p>SumWt</text:p>
          </table:table-cell>
          <table:table-cell table:number-columns-repeated="3"/>
          <table:table-cell table:style-name="Default" table:number-columns-repeated="3"/>
          <table:table-cell table:number-columns-repeated="4"/>
        </table:table-row>
        <table:table-row table:style-name="ro3">
          <table:table-cell office:value-type="string" calcext:value-type="string">
            <text:p>Gutsy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Default" table:number-columns-repeated="3"/>
          <table:table-cell table:number-columns-repeated="4"/>
        </table:table-row>
        <table:table-row table:style-name="ro3">
          <table:table-cell office:value-type="string" calcext:value-type="string">
            <text:p>Hillock</text:p>
          </table:table-cell>
          <table:table-cell office:value-type="float" office:value="1" calcext:value-type="float">
            <text:p>1</text:p>
          </table:table-cell>
          <table:table-cell table:formula="of:=[.C45]+[.B45]" office:value-type="float" office:value="1" calcext:value-type="float">
            <text:p>1</text:p>
          </table:table-cell>
          <table:table-cell table:number-columns-repeated="3"/>
          <table:table-cell table:style-name="Default" table:number-columns-repeated="3"/>
          <table:table-cell table:number-columns-repeated="4"/>
        </table:table-row>
        <table:table-row table:style-name="ro3">
          <table:table-cell office:value-type="string" calcext:value-type="string">
            <text:p>Nomadic</text:p>
          </table:table-cell>
          <table:table-cell office:value-type="float" office:value="1" calcext:value-type="float">
            <text:p>1</text:p>
          </table:table-cell>
          <table:table-cell table:formula="of:=[.C46]+[.B46]" office:value-type="float" office:value="2" calcext:value-type="float">
            <text:p>2</text:p>
          </table:table-cell>
          <table:table-cell table:number-columns-repeated="3"/>
          <table:table-cell table:style-name="Default" table:number-columns-repeated="3"/>
          <table:table-cell table:number-columns-repeated="4"/>
        </table:table-row>
        <table:table-row table:style-name="ro3">
          <table:table-cell office:value-type="string" calcext:value-type="string">
            <text:p>Twilight</text:p>
          </table:table-cell>
          <table:table-cell office:value-type="float" office:value="1" calcext:value-type="float">
            <text:p>1</text:p>
          </table:table-cell>
          <table:table-cell table:formula="of:=[.C47]+[.B47]" office:value-type="float" office:value="3" calcext:value-type="float">
            <text:p>3</text:p>
          </table:table-cell>
          <table:table-cell table:number-columns-repeated="3"/>
          <table:table-cell table:style-name="Default" table:number-columns-repeated="3"/>
          <table:table-cell table:number-columns-repeated="4"/>
        </table:table-row>
        <table:table-row table:style-name="ro3">
          <table:table-cell table:style-name="ce19" office:value-type="string" calcext:value-type="string">
            <text:p>Wildwood</text:p>
          </table:table-cell>
          <table:table-cell office:value-type="float" office:value="1" calcext:value-type="float">
            <text:p>1</text:p>
          </table:table-cell>
          <table:table-cell table:formula="of:=[.C48]+[.B48]" office:value-type="float" office:value="4" calcext:value-type="float">
            <text:p>4</text:p>
          </table:table-cell>
          <table:table-cell table:number-columns-repeated="3"/>
          <table:table-cell table:style-name="Default" table:number-columns-repeated="3"/>
          <table:table-cell table:number-columns-repeated="4"/>
        </table:table-row>
      </table:table>
      <table:table table:name="Classes" table:style-name="ta1" table:print="false">
        <office:forms form:automatic-focus="false" form:apply-design-mode="false"/>
        <table:table-column table:style-name="co8" table:default-cell-style-name="ce69"/>
        <table:table-column table:style-name="co13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0" table:default-cell-style-name="ce75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4" table:number-columns-repeated="8" table:default-cell-style-name="Default"/>
        <table:table-row table:style-name="ro3">
          <table:table-cell table:style-name="ce62" office:value-type="string" calcext:value-type="string">
            <text:p>Class</text:p>
          </table:table-cell>
          <table:table-cell table:style-name="ce62" office:value-type="string" calcext:value-type="string">
            <text:p>Weight</text:p>
          </table:table-cell>
          <table:table-cell table:style-name="ce62"/>
          <table:table-cell table:style-name="ce62" office:value-type="string" calcext:value-type="string">
            <text:p>HP</text:p>
          </table:table-cell>
          <table:table-cell table:style-name="ce64" office:value-type="string" calcext:value-type="string">
            <text:p>Spec1</text:p>
          </table:table-cell>
          <table:table-cell table:style-name="ce64" office:value-type="string" calcext:value-type="string">
            <text:p>Spec2</text:p>
          </table:table-cell>
          <table:table-cell table:style-name="ce64" office:value-type="string" calcext:value-type="string">
            <text:p>S10</text:p>
          </table:table-cell>
          <table:table-cell table:style-name="ce64" office:value-type="string" calcext:value-type="string">
            <text:p>S1X</text:p>
          </table:table-cell>
          <table:table-cell table:style-name="ce64" office:value-type="string" calcext:value-type="string">
            <text:p>S20</text:p>
          </table:table-cell>
          <table:table-cell table:style-name="ce82" office:value-type="string" calcext:value-type="string">
            <text:p>S2X</text:p>
          </table:table-cell>
          <table:table-cell table:style-name="ce62" table:number-columns-repeated="8"/>
        </table:table-row>
        <table:table-row table:style-name="ro3">
          <table:table-cell office:value-type="string" calcext:value-type="string">
            <text:p>Alchemist</text:p>
          </table:table-cell>
          <table:table-cell table:style-name="ce7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style-name="Default" office:value-type="string" calcext:value-type="string">
            <text:p>Field</text:p>
          </table:table-cell>
          <table:table-cell office:value-type="string" calcext:value-type="string">
            <text:p>NULL</text:p>
          </table:table-cell>
          <table:table-cell table:style-name="ce66" table:formula="of:=MATCH([.E2];[.B$16:.B$85];0)+15" office:value-type="float" office:value="16" calcext:value-type="float">
            <text:p>16</text:p>
          </table:table-cell>
          <table:table-cell table:style-name="ce66" table:formula="of:=IF(ISNUMBER([.G2]);COUNTIF([.B$16:.B$85];[.E2]);0)" office:value-type="float" office:value="3" calcext:value-type="float">
            <text:p>3</text:p>
          </table:table-cell>
          <table:table-cell table:style-name="ce66" table:formula="of:=MATCH([.F2];[.B$16:.B$85];0)+15" office:value-type="string" office:string-value="" calcext:value-type="error">
            <text:p>#N/A</text:p>
          </table:table-cell>
          <table:table-cell table:style-name="ce85" table:formula="of:=IF(ISNUMBER([.I2]);COUNTIF([.B$16:.B$85];[.F2]);0)" office:value-type="float" office:value="0" calcext:value-type="float">
            <text:p>0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Barbarian</text:p>
          </table:table-cell>
          <table:table-cell table:style-name="ce74" office:value-type="float" office:value="2" calcext:value-type="float">
            <text:p>2</text:p>
          </table:table-cell>
          <table:table-cell table:formula="of:=[.B2]+[.C2]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style-name="Default" office:value-type="string" calcext:value-type="string">
            <text:p>Instinct</text:p>
          </table:table-cell>
          <table:table-cell office:value-type="string" calcext:value-type="string">
            <text:p>NULL</text:p>
          </table:table-cell>
          <table:table-cell table:style-name="ce66" table:formula="of:=MATCH([.E3];[.B$16:.B$85];0)+15" office:value-type="float" office:value="19" calcext:value-type="float">
            <text:p>19</text:p>
          </table:table-cell>
          <table:table-cell table:style-name="ce66" table:formula="of:=IF(ISNUMBER([.G3]);COUNTIF([.B$16:.B$85];[.E3]);0)" office:value-type="float" office:value="5" calcext:value-type="float">
            <text:p>5</text:p>
          </table:table-cell>
          <table:table-cell table:style-name="ce66" table:formula="of:=MATCH([.F3];[.B$16:.B$85];0)+15" office:value-type="string" office:string-value="" calcext:value-type="error">
            <text:p>#N/A</text:p>
          </table:table-cell>
          <table:table-cell table:style-name="ce85" table:formula="of:=IF(ISNUMBER([.I3]);COUNTIF([.B$16:.B$85];[.F3]);0)" office:value-type="float" office:value="0" calcext:value-type="float">
            <text:p>0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Bard</text:p>
          </table:table-cell>
          <table:table-cell table:style-name="ce74" office:value-type="float" office:value="3" calcext:value-type="float">
            <text:p>3</text:p>
          </table:table-cell>
          <table:table-cell table:formula="of:=[.B3]+[.C3]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style-name="Default" office:value-type="string" calcext:value-type="string">
            <text:p>Muse</text:p>
          </table:table-cell>
          <table:table-cell office:value-type="string" calcext:value-type="string">
            <text:p>NULL</text:p>
          </table:table-cell>
          <table:table-cell table:style-name="ce66" table:formula="of:=MATCH([.E4];[.B$16:.B$85];0)+15" office:value-type="float" office:value="24" calcext:value-type="float">
            <text:p>24</text:p>
          </table:table-cell>
          <table:table-cell table:style-name="ce66" table:formula="of:=IF(ISNUMBER([.G4]);COUNTIF([.B$16:.B$85];[.E4]);0)" office:value-type="float" office:value="3" calcext:value-type="float">
            <text:p>3</text:p>
          </table:table-cell>
          <table:table-cell table:style-name="ce66" table:formula="of:=MATCH([.F4];[.B$16:.B$85];0)+15" office:value-type="string" office:string-value="" calcext:value-type="error">
            <text:p>#N/A</text:p>
          </table:table-cell>
          <table:table-cell table:style-name="ce85" table:formula="of:=IF(ISNUMBER([.I4]);COUNTIF([.B$16:.B$85];[.F4]);0)" office:value-type="float" office:value="0" calcext:value-type="float">
            <text:p>0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Champion</text:p>
          </table:table-cell>
          <table:table-cell table:style-name="ce74" office:value-type="float" office:value="2" calcext:value-type="float">
            <text:p>2</text:p>
          </table:table-cell>
          <table:table-cell table:formula="of:=[.B4]+[.C4]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Cause</text:p>
          </table:table-cell>
          <table:table-cell office:value-type="string" calcext:value-type="string">
            <text:p>Deity</text:p>
          </table:table-cell>
          <table:table-cell table:style-name="ce66" table:formula="of:=MATCH([.E5];[.B$16:.B$85];0)+15" office:value-type="float" office:value="27" calcext:value-type="float">
            <text:p>27</text:p>
          </table:table-cell>
          <table:table-cell table:style-name="ce66" table:formula="of:=IF(ISNUMBER([.G5]);COUNTIF([.B$16:.B$85];[.E5]);0)" office:value-type="float" office:value="3" calcext:value-type="float">
            <text:p>3</text:p>
          </table:table-cell>
          <table:table-cell table:style-name="ce66" table:formula="of:=MATCH([.F5];[.B$16:.B$85];0)+15" office:value-type="float" office:value="30" calcext:value-type="float">
            <text:p>30</text:p>
          </table:table-cell>
          <table:table-cell table:style-name="ce85" table:formula="of:=IF(ISNUMBER([.I5]);COUNTIF([.B$16:.B$85];[.F5]);0)" office:value-type="float" office:value="20" calcext:value-type="float">
            <text:p>20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Cleric</text:p>
          </table:table-cell>
          <table:table-cell table:style-name="ce74" office:value-type="float" office:value="3" calcext:value-type="float">
            <text:p>3</text:p>
          </table:table-cell>
          <table:table-cell table:formula="of:=[.B5]+[.C5]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 table:style-name="Default" office:value-type="string" calcext:value-type="string">
            <text:p>Doctrine</text:p>
          </table:table-cell>
          <table:table-cell office:value-type="string" calcext:value-type="string">
            <text:p>Deity</text:p>
          </table:table-cell>
          <table:table-cell table:style-name="ce66" table:formula="of:=MATCH([.E6];[.B$16:.B$85];0)+15" office:value-type="float" office:value="50" calcext:value-type="float">
            <text:p>50</text:p>
          </table:table-cell>
          <table:table-cell table:style-name="ce66" table:formula="of:=IF(ISNUMBER([.G6]);COUNTIF([.B$16:.B$85];[.E6]);0)" office:value-type="float" office:value="2" calcext:value-type="float">
            <text:p>2</text:p>
          </table:table-cell>
          <table:table-cell table:style-name="ce66" table:formula="of:=MATCH([.F6];[.B$16:.B$85];0)+15" office:value-type="float" office:value="30" calcext:value-type="float">
            <text:p>30</text:p>
          </table:table-cell>
          <table:table-cell table:style-name="ce85" table:formula="of:=IF(ISNUMBER([.I6]);COUNTIF([.B$16:.B$85];[.F6]);0)" office:value-type="float" office:value="20" calcext:value-type="float">
            <text:p>20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Druid</text:p>
          </table:table-cell>
          <table:table-cell table:style-name="ce74" office:value-type="float" office:value="2" calcext:value-type="float">
            <text:p>2</text:p>
          </table:table-cell>
          <table:table-cell table:formula="of:=[.B6]+[.C6]"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style-name="Default" office:value-type="string" calcext:value-type="string">
            <text:p>Order</text:p>
          </table:table-cell>
          <table:table-cell office:value-type="string" calcext:value-type="string">
            <text:p>NULL</text:p>
          </table:table-cell>
          <table:table-cell table:style-name="ce66" table:formula="of:=MATCH([.E7];[.B$16:.B$85];0)+15" office:value-type="float" office:value="52" calcext:value-type="float">
            <text:p>52</text:p>
          </table:table-cell>
          <table:table-cell table:style-name="ce66" table:formula="of:=IF(ISNUMBER([.G7]);COUNTIF([.B$16:.B$85];[.E7]);0)" office:value-type="float" office:value="4" calcext:value-type="float">
            <text:p>4</text:p>
          </table:table-cell>
          <table:table-cell table:style-name="ce66" table:formula="of:=MATCH([.F7];[.B$16:.B$85];0)+15" office:value-type="string" office:string-value="" calcext:value-type="error">
            <text:p>#N/A</text:p>
          </table:table-cell>
          <table:table-cell table:style-name="ce85" table:formula="of:=IF(ISNUMBER([.I7]);COUNTIF([.B$16:.B$85];[.F7]);0)" office:value-type="float" office:value="0" calcext:value-type="float">
            <text:p>0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Fighter</text:p>
          </table:table-cell>
          <table:table-cell table:style-name="ce74" office:value-type="float" office:value="4" calcext:value-type="float">
            <text:p>4</text:p>
          </table:table-cell>
          <table:table-cell table:formula="of:=[.B7]+[.C7]"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NULL</text:p>
          </table:table-cell>
          <table:table-cell office:value-type="string" calcext:value-type="string">
            <text:p>NULL</text:p>
          </table:table-cell>
          <table:table-cell table:style-name="ce66" table:formula="of:=MATCH([.E8];[.B$16:.B$85];0)+15" office:value-type="string" office:string-value="" calcext:value-type="error">
            <text:p>#N/A</text:p>
          </table:table-cell>
          <table:table-cell table:style-name="ce66" table:formula="of:=IF(ISNUMBER([.G8]);COUNTIF([.B$16:.B$85];[.E8]);0)" office:value-type="float" office:value="0" calcext:value-type="float">
            <text:p>0</text:p>
          </table:table-cell>
          <table:table-cell table:style-name="ce66" table:formula="of:=MATCH([.F8];[.B$16:.B$85];0)+15" office:value-type="string" office:string-value="" calcext:value-type="error">
            <text:p>#N/A</text:p>
          </table:table-cell>
          <table:table-cell table:style-name="ce85" table:formula="of:=IF(ISNUMBER([.I8]);COUNTIF([.B$16:.B$85];[.F8]);0)" office:value-type="float" office:value="0" calcext:value-type="float">
            <text:p>0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Monk</text:p>
          </table:table-cell>
          <table:table-cell table:style-name="ce74" office:value-type="float" office:value="1" calcext:value-type="float">
            <text:p>1</text:p>
          </table:table-cell>
          <table:table-cell table:formula="of:=[.B8]+[.C8]"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NULL</text:p>
          </table:table-cell>
          <table:table-cell office:value-type="string" calcext:value-type="string">
            <text:p>NULL</text:p>
          </table:table-cell>
          <table:table-cell table:style-name="ce66" table:formula="of:=MATCH([.E9];[.B$16:.B$85];0)+15" office:value-type="string" office:string-value="" calcext:value-type="error">
            <text:p>#N/A</text:p>
          </table:table-cell>
          <table:table-cell table:style-name="ce66" table:formula="of:=IF(ISNUMBER([.G9]);COUNTIF([.B$16:.B$85];[.E9]);0)" office:value-type="float" office:value="0" calcext:value-type="float">
            <text:p>0</text:p>
          </table:table-cell>
          <table:table-cell table:style-name="ce66" table:formula="of:=MATCH([.F9];[.B$16:.B$85];0)+15" office:value-type="string" office:string-value="" calcext:value-type="error">
            <text:p>#N/A</text:p>
          </table:table-cell>
          <table:table-cell table:style-name="ce85" table:formula="of:=IF(ISNUMBER([.I9]);COUNTIF([.B$16:.B$85];[.F9]);0)" office:value-type="float" office:value="0" calcext:value-type="float">
            <text:p>0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Ranger</text:p>
          </table:table-cell>
          <table:table-cell table:style-name="ce74" office:value-type="float" office:value="3" calcext:value-type="float">
            <text:p>3</text:p>
          </table:table-cell>
          <table:table-cell table:formula="of:=[.B9]+[.C9]"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Edge</text:p>
          </table:table-cell>
          <table:table-cell office:value-type="string" calcext:value-type="string">
            <text:p>NULL</text:p>
          </table:table-cell>
          <table:table-cell table:style-name="ce66" table:formula="of:=MATCH([.E10];[.B$16:.B$85];0)+15" office:value-type="float" office:value="58" calcext:value-type="float">
            <text:p>58</text:p>
          </table:table-cell>
          <table:table-cell table:style-name="ce66" table:formula="of:=IF(ISNUMBER([.G10]);COUNTIF([.B$16:.B$85];[.E10]);0)" office:value-type="float" office:value="3" calcext:value-type="float">
            <text:p>3</text:p>
          </table:table-cell>
          <table:table-cell table:style-name="ce66" table:formula="of:=MATCH([.F10];[.B$16:.B$85];0)+15" office:value-type="string" office:string-value="" calcext:value-type="error">
            <text:p>#N/A</text:p>
          </table:table-cell>
          <table:table-cell table:style-name="ce85" table:formula="of:=IF(ISNUMBER([.I10]);COUNTIF([.B$16:.B$85];[.F10]);0)" office:value-type="float" office:value="0" calcext:value-type="float">
            <text:p>0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Rogue</text:p>
          </table:table-cell>
          <table:table-cell table:style-name="ce74" office:value-type="float" office:value="6" calcext:value-type="float">
            <text:p>6</text:p>
          </table:table-cell>
          <table:table-cell table:formula="of:=[.B10]+[.C10]"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table:style-name="Default" office:value-type="string" calcext:value-type="string">
            <text:p>Racket</text:p>
          </table:table-cell>
          <table:table-cell office:value-type="string" calcext:value-type="string">
            <text:p>NULL</text:p>
          </table:table-cell>
          <table:table-cell table:style-name="ce66" table:formula="of:=MATCH([.E11];[.B$16:.B$85];0)+15" office:value-type="float" office:value="61" calcext:value-type="float">
            <text:p>61</text:p>
          </table:table-cell>
          <table:table-cell table:style-name="ce66" table:formula="of:=IF(ISNUMBER([.G11]);COUNTIF([.B$16:.B$85];[.E11]);0)" office:value-type="float" office:value="3" calcext:value-type="float">
            <text:p>3</text:p>
          </table:table-cell>
          <table:table-cell table:style-name="ce66" table:formula="of:=MATCH([.F11];[.B$16:.B$85];0)+15" office:value-type="string" office:string-value="" calcext:value-type="error">
            <text:p>#N/A</text:p>
          </table:table-cell>
          <table:table-cell table:style-name="ce85" table:formula="of:=IF(ISNUMBER([.I11]);COUNTIF([.B$16:.B$85];[.F11]);0)" office:value-type="float" office:value="0" calcext:value-type="float">
            <text:p>0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Sorcerer</text:p>
          </table:table-cell>
          <table:table-cell table:style-name="ce74" office:value-type="float" office:value="2" calcext:value-type="float">
            <text:p>2</text:p>
          </table:table-cell>
          <table:table-cell table:formula="of:=[.B11]+[.C11]"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table:style-name="Default" office:value-type="string" calcext:value-type="string">
            <text:p>Bloodline</text:p>
          </table:table-cell>
          <table:table-cell office:value-type="string" calcext:value-type="string">
            <text:p>NULL</text:p>
          </table:table-cell>
          <table:table-cell table:style-name="ce66" table:formula="of:=MATCH([.E12];[.B$16:.B$85];0)+15" office:value-type="float" office:value="64" calcext:value-type="float">
            <text:p>64</text:p>
          </table:table-cell>
          <table:table-cell table:style-name="ce66" table:formula="of:=IF(ISNUMBER([.G12]);COUNTIF([.B$16:.B$85];[.E12]);0)" office:value-type="float" office:value="10" calcext:value-type="float">
            <text:p>10</text:p>
          </table:table-cell>
          <table:table-cell table:style-name="ce66" table:formula="of:=MATCH([.F12];[.B$16:.B$85];0)+15" office:value-type="string" office:string-value="" calcext:value-type="error">
            <text:p>#N/A</text:p>
          </table:table-cell>
          <table:table-cell table:style-name="ce85" table:formula="of:=IF(ISNUMBER([.I12]);COUNTIF([.B$16:.B$85];[.F12]);0)" office:value-type="float" office:value="0" calcext:value-type="float">
            <text:p>0</text:p>
          </table:table-cell>
          <table:table-cell table:number-columns-repeated="8"/>
        </table:table-row>
        <table:table-row table:style-name="ro3">
          <table:table-cell table:style-name="ce70" office:value-type="string" calcext:value-type="string">
            <text:p>Wizard</text:p>
          </table:table-cell>
          <table:table-cell table:style-name="ce74" office:value-type="float" office:value="1" calcext:value-type="float">
            <text:p>1</text:p>
          </table:table-cell>
          <table:table-cell table:style-name="ce77" table:formula="of:=[.B12]+[.C12]" office:value-type="float" office:value="29" calcext:value-type="float">
            <text:p>29</text:p>
          </table:table-cell>
          <table:table-cell table:style-name="ce77" office:value-type="float" office:value="6" calcext:value-type="float">
            <text:p>6</text:p>
          </table:table-cell>
          <table:table-cell table:style-name="ce77" office:value-type="string" calcext:value-type="string">
            <text:p>School</text:p>
          </table:table-cell>
          <table:table-cell table:style-name="ce77" office:value-type="string" calcext:value-type="string">
            <text:p>Thesis</text:p>
          </table:table-cell>
          <table:table-cell table:style-name="ce84" table:formula="of:=MATCH([.E13];[.B$16:.B$85];0)+15" office:value-type="float" office:value="79" calcext:value-type="float">
            <text:p>79</text:p>
          </table:table-cell>
          <table:table-cell table:style-name="ce84" table:formula="of:=IF(ISNUMBER([.G13]);COUNTIF([.B$16:.B$85];[.E13]);0)" office:value-type="float" office:value="7" calcext:value-type="float">
            <text:p>7</text:p>
          </table:table-cell>
          <table:table-cell table:style-name="ce84" table:formula="of:=MATCH([.F13];[.B$16:.B$85];0)+15" office:value-type="float" office:value="74" calcext:value-type="float">
            <text:p>74</text:p>
          </table:table-cell>
          <table:table-cell table:style-name="ce86" table:formula="of:=IF(ISNUMBER([.I13]);COUNTIF([.B$16:.B$85];[.F13]);0)" office:value-type="float" office:value="5" calcext:value-type="float">
            <text:p>5</text:p>
          </table:table-cell>
          <table:table-cell table:number-columns-repeated="8"/>
        </table:table-row>
        <table:table-row table:style-name="ro3">
          <table:table-cell table:style-name="Default"/>
          <table:table-cell table:number-columns-repeated="3"/>
          <table:table-cell table:style-name="Default"/>
          <table:table-cell table:number-columns-repeated="13"/>
        </table:table-row>
        <table:table-row table:style-name="ro3">
          <table:table-cell table:style-name="ce62" office:value-type="string" calcext:value-type="string">
            <text:p>Class</text:p>
          </table:table-cell>
          <table:table-cell table:style-name="ce64" office:value-type="string" calcext:value-type="string">
            <text:p>Spec</text:p>
          </table:table-cell>
          <table:table-cell table:style-name="ce64" table:number-columns-repeated="2"/>
          <table:table-cell table:style-name="ce82" office:value-type="string" calcext:value-type="string">
            <text:p>Option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Alchemist</text:p>
          </table:table-cell>
          <table:table-cell office:value-type="string" calcext:value-type="string">
            <text:p>Field</text:p>
          </table:table-cell>
          <table:table-cell table:style-name="ce81" table:number-columns-repeated="2"/>
          <table:table-cell office:value-type="string" calcext:value-type="string">
            <text:p>Bomber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Alchemist</text:p>
          </table:table-cell>
          <table:table-cell office:value-type="string" calcext:value-type="string">
            <text:p>Field</text:p>
          </table:table-cell>
          <table:table-cell table:number-columns-repeated="2"/>
          <table:table-cell office:value-type="string" calcext:value-type="string">
            <text:p>Chirurgeon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Alchemist</text:p>
          </table:table-cell>
          <table:table-cell office:value-type="string" calcext:value-type="string">
            <text:p>Field</text:p>
          </table:table-cell>
          <table:table-cell table:number-columns-repeated="2"/>
          <table:table-cell office:value-type="string" calcext:value-type="string">
            <text:p>Mutagenist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Barbarian</text:p>
          </table:table-cell>
          <table:table-cell office:value-type="string" calcext:value-type="string">
            <text:p>Instinct</text:p>
          </table:table-cell>
          <table:table-cell table:number-columns-repeated="2"/>
          <table:table-cell office:value-type="string" calcext:value-type="string">
            <text:p>Animal Instinct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Barbarian</text:p>
          </table:table-cell>
          <table:table-cell office:value-type="string" calcext:value-type="string">
            <text:p>Instinct</text:p>
          </table:table-cell>
          <table:table-cell table:number-columns-repeated="2"/>
          <table:table-cell office:value-type="string" calcext:value-type="string">
            <text:p>Dragon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Barbarian</text:p>
          </table:table-cell>
          <table:table-cell office:value-type="string" calcext:value-type="string">
            <text:p>Instinct</text:p>
          </table:table-cell>
          <table:table-cell table:number-columns-repeated="2"/>
          <table:table-cell office:value-type="string" calcext:value-type="string">
            <text:p>Fury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Barbarian</text:p>
          </table:table-cell>
          <table:table-cell office:value-type="string" calcext:value-type="string">
            <text:p>Instinct</text:p>
          </table:table-cell>
          <table:table-cell table:number-columns-repeated="2"/>
          <table:table-cell office:value-type="string" calcext:value-type="string">
            <text:p>Giant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Barbarian</text:p>
          </table:table-cell>
          <table:table-cell office:value-type="string" calcext:value-type="string">
            <text:p>Instinct</text:p>
          </table:table-cell>
          <table:table-cell table:number-columns-repeated="2"/>
          <table:table-cell office:value-type="string" calcext:value-type="string">
            <text:p>Spirit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Bard</text:p>
          </table:table-cell>
          <table:table-cell office:value-type="string" calcext:value-type="string">
            <text:p>Muse</text:p>
          </table:table-cell>
          <table:table-cell table:number-columns-repeated="2"/>
          <table:table-cell office:value-type="string" calcext:value-type="string">
            <text:p>Enigma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Bard</text:p>
          </table:table-cell>
          <table:table-cell office:value-type="string" calcext:value-type="string">
            <text:p>Muse</text:p>
          </table:table-cell>
          <table:table-cell table:number-columns-repeated="2"/>
          <table:table-cell office:value-type="string" calcext:value-type="string">
            <text:p>Maestro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Bard</text:p>
          </table:table-cell>
          <table:table-cell office:value-type="string" calcext:value-type="string">
            <text:p>Muse</text:p>
          </table:table-cell>
          <table:table-cell table:number-columns-repeated="2"/>
          <table:table-cell office:value-type="string" calcext:value-type="string">
            <text:p>Polymath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Champion</text:p>
          </table:table-cell>
          <table:table-cell office:value-type="string" calcext:value-type="string">
            <text:p>Cause</text:p>
          </table:table-cell>
          <table:table-cell table:number-columns-repeated="2"/>
          <table:table-cell office:value-type="string" calcext:value-type="string">
            <text:p>Paladin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Champion</text:p>
          </table:table-cell>
          <table:table-cell office:value-type="string" calcext:value-type="string">
            <text:p>Cause</text:p>
          </table:table-cell>
          <table:table-cell table:number-columns-repeated="2"/>
          <table:table-cell office:value-type="string" calcext:value-type="string">
            <text:p>Redeemer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Champion</text:p>
          </table:table-cell>
          <table:table-cell office:value-type="string" calcext:value-type="string">
            <text:p>Cause</text:p>
          </table:table-cell>
          <table:table-cell table:number-columns-repeated="2"/>
          <table:table-cell office:value-type="string" calcext:value-type="string">
            <text:p>Liberator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Champion</text:p>
          </table:table-cell>
          <table:table-cell office:value-type="string" calcext:value-type="string">
            <text:p>Deity</text:p>
          </table:table-cell>
          <table:table-cell table:number-columns-repeated="2"/>
          <table:table-cell table:style-name="ce83" office:value-type="string" calcext:value-type="string">
            <text:p>Rainbow Queen Roberta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Champion</text:p>
          </table:table-cell>
          <table:table-cell office:value-type="string" calcext:value-type="string">
            <text:p>Deity</text:p>
          </table:table-cell>
          <table:table-cell table:number-columns-repeated="2"/>
          <table:table-cell table:style-name="ce83" office:value-type="string" calcext:value-type="string">
            <text:p>Moonleaper Wilfred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Champion</text:p>
          </table:table-cell>
          <table:table-cell office:value-type="string" calcext:value-type="string">
            <text:p>Deity</text:p>
          </table:table-cell>
          <table:table-cell table:number-columns-repeated="2"/>
          <table:table-cell table:style-name="ce83" office:value-type="string" calcext:value-type="string">
            <text:p>Devourer Cheryl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Champion</text:p>
          </table:table-cell>
          <table:table-cell office:value-type="string" calcext:value-type="string">
            <text:p>Deity</text:p>
          </table:table-cell>
          <table:table-cell table:number-columns-repeated="2"/>
          <table:table-cell table:style-name="ce83" office:value-type="string" calcext:value-type="string">
            <text:p>Fleshreaper Wesley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Champion</text:p>
          </table:table-cell>
          <table:table-cell office:value-type="string" calcext:value-type="string">
            <text:p>Deity</text:p>
          </table:table-cell>
          <table:table-cell table:number-columns-repeated="2"/>
          <table:table-cell table:style-name="ce83" office:value-type="string" calcext:value-type="string">
            <text:p>Amorous Eldob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Champion</text:p>
          </table:table-cell>
          <table:table-cell office:value-type="string" calcext:value-type="string">
            <text:p>Deity</text:p>
          </table:table-cell>
          <table:table-cell table:number-columns-repeated="2"/>
          <table:table-cell table:style-name="ce83" office:value-type="string" calcext:value-type="string">
            <text:p>Sacred Feast Erma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Champion</text:p>
          </table:table-cell>
          <table:table-cell office:value-type="string" calcext:value-type="string">
            <text:p>Deity</text:p>
          </table:table-cell>
          <table:table-cell table:number-columns-repeated="2"/>
          <table:table-cell table:style-name="ce83" office:value-type="string" calcext:value-type="string">
            <text:p>Roaring Judge Waren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Champion</text:p>
          </table:table-cell>
          <table:table-cell office:value-type="string" calcext:value-type="string">
            <text:p>Deity</text:p>
          </table:table-cell>
          <table:table-cell table:number-columns-repeated="2"/>
          <table:table-cell table:style-name="ce83" office:value-type="string" calcext:value-type="string">
            <text:p>Bringer of Visions Halfrida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Champion</text:p>
          </table:table-cell>
          <table:table-cell office:value-type="string" calcext:value-type="string">
            <text:p>Deity</text:p>
          </table:table-cell>
          <table:table-cell table:number-columns-repeated="2"/>
          <table:table-cell table:style-name="ce83" office:value-type="string" calcext:value-type="string">
            <text:p>Stormchaser Wilfred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Champion</text:p>
          </table:table-cell>
          <table:table-cell office:value-type="string" calcext:value-type="string">
            <text:p>Deity</text:p>
          </table:table-cell>
          <table:table-cell table:number-columns-repeated="2"/>
          <table:table-cell table:style-name="ce83" office:value-type="string" calcext:value-type="string">
            <text:p>Trailblazer Enrica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Cleric</text:p>
          </table:table-cell>
          <table:table-cell office:value-type="string" calcext:value-type="string">
            <text:p>Deity</text:p>
          </table:table-cell>
          <table:table-cell table:number-columns-repeated="2"/>
          <table:table-cell table:style-name="ce83" office:value-type="string" calcext:value-type="string">
            <text:p>Roberta the Rainbow Queen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Cleric</text:p>
          </table:table-cell>
          <table:table-cell office:value-type="string" calcext:value-type="string">
            <text:p>Deity</text:p>
          </table:table-cell>
          <table:table-cell table:number-columns-repeated="2"/>
          <table:table-cell table:style-name="ce83" office:value-type="string" calcext:value-type="string">
            <text:p>Wilfred the Moonleaper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Cleric</text:p>
          </table:table-cell>
          <table:table-cell office:value-type="string" calcext:value-type="string">
            <text:p>Deity</text:p>
          </table:table-cell>
          <table:table-cell table:number-columns-repeated="2"/>
          <table:table-cell table:style-name="ce83" office:value-type="string" calcext:value-type="string">
            <text:p>Cheryl the Devourer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Cleric</text:p>
          </table:table-cell>
          <table:table-cell office:value-type="string" calcext:value-type="string">
            <text:p>Deity</text:p>
          </table:table-cell>
          <table:table-cell table:number-columns-repeated="2"/>
          <table:table-cell table:style-name="ce83" office:value-type="string" calcext:value-type="string">
            <text:p>Wesley the Fleshreaper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Cleric</text:p>
          </table:table-cell>
          <table:table-cell office:value-type="string" calcext:value-type="string">
            <text:p>Deity</text:p>
          </table:table-cell>
          <table:table-cell table:number-columns-repeated="2"/>
          <table:table-cell table:style-name="ce83" office:value-type="string" calcext:value-type="string">
            <text:p>Eldob the Amorous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Cleric</text:p>
          </table:table-cell>
          <table:table-cell office:value-type="string" calcext:value-type="string">
            <text:p>Deity</text:p>
          </table:table-cell>
          <table:table-cell table:number-columns-repeated="2"/>
          <table:table-cell table:style-name="ce83" office:value-type="string" calcext:value-type="string">
            <text:p>Erma the Sacred Feast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Cleric</text:p>
          </table:table-cell>
          <table:table-cell office:value-type="string" calcext:value-type="string">
            <text:p>Deity</text:p>
          </table:table-cell>
          <table:table-cell table:number-columns-repeated="2"/>
          <table:table-cell table:style-name="ce83" office:value-type="string" calcext:value-type="string">
            <text:p>Waren the Roaring Judge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Cleric</text:p>
          </table:table-cell>
          <table:table-cell office:value-type="string" calcext:value-type="string">
            <text:p>Deity</text:p>
          </table:table-cell>
          <table:table-cell table:number-columns-repeated="2"/>
          <table:table-cell table:style-name="ce83" office:value-type="string" calcext:value-type="string">
            <text:p>Halfrida the Bringer of Visions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Cleric</text:p>
          </table:table-cell>
          <table:table-cell office:value-type="string" calcext:value-type="string">
            <text:p>Deity</text:p>
          </table:table-cell>
          <table:table-cell table:number-columns-repeated="2"/>
          <table:table-cell table:style-name="ce83" office:value-type="string" calcext:value-type="string">
            <text:p>Wilfred the Stormchaser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Cleric</text:p>
          </table:table-cell>
          <table:table-cell office:value-type="string" calcext:value-type="string">
            <text:p>Deity</text:p>
          </table:table-cell>
          <table:table-cell table:number-columns-repeated="2"/>
          <table:table-cell table:style-name="ce83" office:value-type="string" calcext:value-type="string">
            <text:p>Enrica the Trailblazer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Cleric</text:p>
          </table:table-cell>
          <table:table-cell office:value-type="string" calcext:value-type="string">
            <text:p>Doctrine</text:p>
          </table:table-cell>
          <table:table-cell table:number-columns-repeated="2"/>
          <table:table-cell office:value-type="string" calcext:value-type="string">
            <text:p>Cloistered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Cleric</text:p>
          </table:table-cell>
          <table:table-cell office:value-type="string" calcext:value-type="string">
            <text:p>Doctrine</text:p>
          </table:table-cell>
          <table:table-cell table:number-columns-repeated="2"/>
          <table:table-cell office:value-type="string" calcext:value-type="string">
            <text:p>Warpriest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Druid</text:p>
          </table:table-cell>
          <table:table-cell office:value-type="string" calcext:value-type="string">
            <text:p>Order</text:p>
          </table:table-cell>
          <table:table-cell table:number-columns-repeated="2"/>
          <table:table-cell office:value-type="string" calcext:value-type="string">
            <text:p>Animal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Druid</text:p>
          </table:table-cell>
          <table:table-cell office:value-type="string" calcext:value-type="string">
            <text:p>Order</text:p>
          </table:table-cell>
          <table:table-cell table:number-columns-repeated="2"/>
          <table:table-cell office:value-type="string" calcext:value-type="string">
            <text:p>Leaf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Druid</text:p>
          </table:table-cell>
          <table:table-cell office:value-type="string" calcext:value-type="string">
            <text:p>Order</text:p>
          </table:table-cell>
          <table:table-cell table:number-columns-repeated="2"/>
          <table:table-cell office:value-type="string" calcext:value-type="string">
            <text:p>Storm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Druid</text:p>
          </table:table-cell>
          <table:table-cell office:value-type="string" calcext:value-type="string">
            <text:p>Order</text:p>
          </table:table-cell>
          <table:table-cell table:number-columns-repeated="2"/>
          <table:table-cell office:value-type="string" calcext:value-type="string">
            <text:p>Wild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Fighter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Monk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anger</text:p>
          </table:table-cell>
          <table:table-cell office:value-type="string" calcext:value-type="string">
            <text:p>Edge</text:p>
          </table:table-cell>
          <table:table-cell table:number-columns-repeated="2"/>
          <table:table-cell office:value-type="string" calcext:value-type="string">
            <text:p>Flurry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Ranger</text:p>
          </table:table-cell>
          <table:table-cell office:value-type="string" calcext:value-type="string">
            <text:p>Edge</text:p>
          </table:table-cell>
          <table:table-cell table:number-columns-repeated="2"/>
          <table:table-cell office:value-type="string" calcext:value-type="string">
            <text:p>Precision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Ranger</text:p>
          </table:table-cell>
          <table:table-cell office:value-type="string" calcext:value-type="string">
            <text:p>Edge</text:p>
          </table:table-cell>
          <table:table-cell table:number-columns-repeated="2"/>
          <table:table-cell office:value-type="string" calcext:value-type="string">
            <text:p>Outwit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Rogue</text:p>
          </table:table-cell>
          <table:table-cell office:value-type="string" calcext:value-type="string">
            <text:p>Racket</text:p>
          </table:table-cell>
          <table:table-cell table:number-columns-repeated="2"/>
          <table:table-cell office:value-type="string" calcext:value-type="string">
            <text:p>Ruffian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Rogue</text:p>
          </table:table-cell>
          <table:table-cell office:value-type="string" calcext:value-type="string">
            <text:p>Racket</text:p>
          </table:table-cell>
          <table:table-cell table:number-columns-repeated="2"/>
          <table:table-cell office:value-type="string" calcext:value-type="string">
            <text:p>Scoundrel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Rogue</text:p>
          </table:table-cell>
          <table:table-cell office:value-type="string" calcext:value-type="string">
            <text:p>Racket</text:p>
          </table:table-cell>
          <table:table-cell table:number-columns-repeated="2"/>
          <table:table-cell office:value-type="string" calcext:value-type="string">
            <text:p>Thief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Sorcerer</text:p>
          </table:table-cell>
          <table:table-cell office:value-type="string" calcext:value-type="string">
            <text:p>Bloodline</text:p>
          </table:table-cell>
          <table:table-cell table:number-columns-repeated="2"/>
          <table:table-cell office:value-type="string" calcext:value-type="string">
            <text:p>Aberrant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Sorcerer</text:p>
          </table:table-cell>
          <table:table-cell office:value-type="string" calcext:value-type="string">
            <text:p>Bloodline</text:p>
          </table:table-cell>
          <table:table-cell table:number-columns-repeated="2"/>
          <table:table-cell office:value-type="string" calcext:value-type="string">
            <text:p>Angelic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Sorcerer</text:p>
          </table:table-cell>
          <table:table-cell office:value-type="string" calcext:value-type="string">
            <text:p>Bloodline</text:p>
          </table:table-cell>
          <table:table-cell table:number-columns-repeated="2"/>
          <table:table-cell office:value-type="string" calcext:value-type="string">
            <text:p>Demonic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Sorcerer</text:p>
          </table:table-cell>
          <table:table-cell office:value-type="string" calcext:value-type="string">
            <text:p>Bloodline</text:p>
          </table:table-cell>
          <table:table-cell table:number-columns-repeated="2"/>
          <table:table-cell office:value-type="string" calcext:value-type="string">
            <text:p>Diabolic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Sorcerer</text:p>
          </table:table-cell>
          <table:table-cell office:value-type="string" calcext:value-type="string">
            <text:p>Bloodline</text:p>
          </table:table-cell>
          <table:table-cell table:number-columns-repeated="2"/>
          <table:table-cell office:value-type="string" calcext:value-type="string">
            <text:p>Draconic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Sorcerer</text:p>
          </table:table-cell>
          <table:table-cell office:value-type="string" calcext:value-type="string">
            <text:p>Bloodline</text:p>
          </table:table-cell>
          <table:table-cell table:number-columns-repeated="2"/>
          <table:table-cell office:value-type="string" calcext:value-type="string">
            <text:p>Elemental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Sorcerer</text:p>
          </table:table-cell>
          <table:table-cell office:value-type="string" calcext:value-type="string">
            <text:p>Bloodline</text:p>
          </table:table-cell>
          <table:table-cell table:number-columns-repeated="2"/>
          <table:table-cell office:value-type="string" calcext:value-type="string">
            <text:p>Fey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Sorcerer</text:p>
          </table:table-cell>
          <table:table-cell office:value-type="string" calcext:value-type="string">
            <text:p>Bloodline</text:p>
          </table:table-cell>
          <table:table-cell table:number-columns-repeated="2"/>
          <table:table-cell office:value-type="string" calcext:value-type="string">
            <text:p>Hag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Sorcerer</text:p>
          </table:table-cell>
          <table:table-cell office:value-type="string" calcext:value-type="string">
            <text:p>Bloodline</text:p>
          </table:table-cell>
          <table:table-cell table:number-columns-repeated="2"/>
          <table:table-cell office:value-type="string" calcext:value-type="string">
            <text:p>Imprerial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Sorcerer</text:p>
          </table:table-cell>
          <table:table-cell office:value-type="string" calcext:value-type="string">
            <text:p>Bloodline</text:p>
          </table:table-cell>
          <table:table-cell table:number-columns-repeated="2"/>
          <table:table-cell office:value-type="string" calcext:value-type="string">
            <text:p>Undead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Wizard</text:p>
          </table:table-cell>
          <table:table-cell office:value-type="string" calcext:value-type="string">
            <text:p>Thesis</text:p>
          </table:table-cell>
          <table:table-cell table:number-columns-repeated="2"/>
          <table:table-cell office:value-type="string" calcext:value-type="string">
            <text:p>Improved Familiar Attunement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Wizard</text:p>
          </table:table-cell>
          <table:table-cell office:value-type="string" calcext:value-type="string">
            <text:p>Thesis</text:p>
          </table:table-cell>
          <table:table-cell table:number-columns-repeated="2"/>
          <table:table-cell office:value-type="string" calcext:value-type="string">
            <text:p>Metamagic Experimentation Reach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Wizard</text:p>
          </table:table-cell>
          <table:table-cell office:value-type="string" calcext:value-type="string">
            <text:p>Thesis</text:p>
          </table:table-cell>
          <table:table-cell table:number-columns-repeated="2"/>
          <table:table-cell office:value-type="string" calcext:value-type="string">
            <text:p>Metamagic Experimentation Widen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Wizard</text:p>
          </table:table-cell>
          <table:table-cell office:value-type="string" calcext:value-type="string">
            <text:p>Thesis</text:p>
          </table:table-cell>
          <table:table-cell table:number-columns-repeated="2"/>
          <table:table-cell office:value-type="string" calcext:value-type="string">
            <text:p>Spell Blending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Wizard</text:p>
          </table:table-cell>
          <table:table-cell office:value-type="string" calcext:value-type="string">
            <text:p>Thesis</text:p>
          </table:table-cell>
          <table:table-cell table:number-columns-repeated="2"/>
          <table:table-cell office:value-type="string" calcext:value-type="string">
            <text:p>Spell Substitution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Wizard</text:p>
          </table:table-cell>
          <table:table-cell office:value-type="string" calcext:value-type="string">
            <text:p>School</text:p>
          </table:table-cell>
          <table:table-cell table:number-columns-repeated="2"/>
          <table:table-cell office:value-type="string" calcext:value-type="string">
            <text:p>Abjuration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Wizard</text:p>
          </table:table-cell>
          <table:table-cell office:value-type="string" calcext:value-type="string">
            <text:p>School</text:p>
          </table:table-cell>
          <table:table-cell table:number-columns-repeated="2"/>
          <table:table-cell office:value-type="string" calcext:value-type="string">
            <text:p>Conjuration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Wizard</text:p>
          </table:table-cell>
          <table:table-cell office:value-type="string" calcext:value-type="string">
            <text:p>School</text:p>
          </table:table-cell>
          <table:table-cell table:number-columns-repeated="2"/>
          <table:table-cell office:value-type="string" calcext:value-type="string">
            <text:p>Divination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Wizard</text:p>
          </table:table-cell>
          <table:table-cell office:value-type="string" calcext:value-type="string">
            <text:p>School</text:p>
          </table:table-cell>
          <table:table-cell table:number-columns-repeated="2"/>
          <table:table-cell office:value-type="string" calcext:value-type="string">
            <text:p>Enchantment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Wizard</text:p>
          </table:table-cell>
          <table:table-cell office:value-type="string" calcext:value-type="string">
            <text:p>School</text:p>
          </table:table-cell>
          <table:table-cell table:number-columns-repeated="2"/>
          <table:table-cell office:value-type="string" calcext:value-type="string">
            <text:p>Evocation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Wizard</text:p>
          </table:table-cell>
          <table:table-cell office:value-type="string" calcext:value-type="string">
            <text:p>School</text:p>
          </table:table-cell>
          <table:table-cell table:number-columns-repeated="2"/>
          <table:table-cell office:value-type="string" calcext:value-type="string">
            <text:p>Illusion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Wizard</text:p>
          </table:table-cell>
          <table:table-cell office:value-type="string" calcext:value-type="string">
            <text:p>School</text:p>
          </table:table-cell>
          <table:table-cell table:style-name="ce77" table:number-columns-repeated="2"/>
          <table:table-cell office:value-type="string" calcext:value-type="string">
            <text:p>Necromancy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Wizard</text:p>
          </table:table-cell>
          <table:table-cell office:value-type="string" calcext:value-type="string">
            <text:p>School</text:p>
          </table:table-cell>
          <table:table-cell table:number-columns-repeated="2"/>
          <table:table-cell office:value-type="string" calcext:value-type="string">
            <text:p>Transmutation</text:p>
          </table:table-cell>
          <table:table-cell table:number-columns-repeated="13"/>
        </table:table-row>
        <table:table-row table:style-name="ro3">
          <table:table-cell table:style-name="ce70" office:value-type="string" calcext:value-type="string">
            <text:p>Wizard</text:p>
          </table:table-cell>
          <table:table-cell table:style-name="ce77" office:value-type="string" calcext:value-type="string">
            <text:p>School</text:p>
          </table:table-cell>
          <table:table-cell table:style-name="ce77" table:number-columns-repeated="2"/>
          <table:table-cell table:style-name="ce76" office:value-type="string" calcext:value-type="string">
            <text:p>Universal</text:p>
          </table:table-cell>
          <table:table-cell table:number-columns-repeated="13"/>
        </table:table-row>
      </table:table>
      <table:table table:name="Classes_Basic" table:style-name="ta1" table:print="false">
        <office:forms form:automatic-focus="false" form:apply-design-mode="false"/>
        <table:table-column table:style-name="co8" table:default-cell-style-name="ce18"/>
        <table:table-column table:style-name="co13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0" table:default-cell-style-name="Default"/>
        <table:table-column table:style-name="co21" table:default-cell-style-name="ce24"/>
        <table:table-column table:style-name="co22" table:default-cell-style-name="Default"/>
        <table:table-column table:style-name="co23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4" table:number-columns-repeated="8" table:default-cell-style-name="Default"/>
        <table:table-row table:style-name="ro3">
          <table:table-cell table:style-name="ce11" office:value-type="string" calcext:value-type="string">
            <text:p>Class</text:p>
          </table:table-cell>
          <table:table-cell table:style-name="ce11" office:value-type="string" calcext:value-type="string">
            <text:p>Weight</text:p>
          </table:table-cell>
          <table:table-cell table:style-name="ce11"/>
          <table:table-cell table:style-name="ce11" office:value-type="string" calcext:value-type="string">
            <text:p>HP</text:p>
          </table:table-cell>
          <table:table-cell table:style-name="ce13" office:value-type="string" calcext:value-type="string">
            <text:p>Spec1</text:p>
          </table:table-cell>
          <table:table-cell table:style-name="ce13" office:value-type="string" calcext:value-type="string">
            <text:p>Spec2</text:p>
          </table:table-cell>
          <table:table-cell table:style-name="ce13" office:value-type="string" calcext:value-type="string">
            <text:p>S10</text:p>
          </table:table-cell>
          <table:table-cell table:style-name="ce13" office:value-type="string" calcext:value-type="string">
            <text:p>S1X</text:p>
          </table:table-cell>
          <table:table-cell table:style-name="ce13" office:value-type="string" calcext:value-type="string">
            <text:p>S20</text:p>
          </table:table-cell>
          <table:table-cell table:style-name="ce31" office:value-type="string" calcext:value-type="string">
            <text:p>S2X</text:p>
          </table:table-cell>
          <table:table-cell table:style-name="ce11" table:number-columns-repeated="8"/>
        </table:table-row>
        <table:table-row table:style-name="ro3">
          <table:table-cell office:value-type="string" calcext:value-type="string">
            <text:p>Alchemist</text:p>
          </table:table-cell>
          <table:table-cell table:style-name="ce2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ield</text:p>
          </table:table-cell>
          <table:table-cell table:style-name="Default" office:value-type="string" calcext:value-type="string">
            <text:p>NULL</text:p>
          </table:table-cell>
          <table:table-cell table:style-name="ce15" table:formula="of:=MATCH([.E2];[.B$16:.B$85];0)+15" office:value-type="float" office:value="16" calcext:value-type="float">
            <text:p>16</text:p>
          </table:table-cell>
          <table:table-cell table:style-name="ce15" table:formula="of:=IF(ISNUMBER([.G2]);COUNTIF([.B$16:.B$85];[.E2]);0)" office:value-type="float" office:value="3" calcext:value-type="float">
            <text:p>3</text:p>
          </table:table-cell>
          <table:table-cell table:style-name="ce15" table:formula="of:=MATCH([.F2];[.B$16:.B$85];0)+15" office:value-type="string" office:string-value="" calcext:value-type="error">
            <text:p>#N/A</text:p>
          </table:table-cell>
          <table:table-cell table:style-name="ce34" table:formula="of:=IF(ISNUMBER([.I2]);COUNTIF([.B$16:.B$85];[.F2]);0)" office:value-type="float" office:value="0" calcext:value-type="float">
            <text:p>0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Barbarian</text:p>
          </table:table-cell>
          <table:table-cell table:style-name="ce23" office:value-type="float" office:value="1" calcext:value-type="float">
            <text:p>1</text:p>
          </table:table-cell>
          <table:table-cell table:formula="of:=[.B2]+[.C2]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Instinct</text:p>
          </table:table-cell>
          <table:table-cell table:style-name="Default" office:value-type="string" calcext:value-type="string">
            <text:p>NULL</text:p>
          </table:table-cell>
          <table:table-cell table:style-name="ce15" table:formula="of:=MATCH([.E3];[.B$16:.B$85];0)+15" office:value-type="float" office:value="19" calcext:value-type="float">
            <text:p>19</text:p>
          </table:table-cell>
          <table:table-cell table:style-name="ce15" table:formula="of:=IF(ISNUMBER([.G3]);COUNTIF([.B$16:.B$85];[.E3]);0)" office:value-type="float" office:value="5" calcext:value-type="float">
            <text:p>5</text:p>
          </table:table-cell>
          <table:table-cell table:style-name="ce15" table:formula="of:=MATCH([.F3];[.B$16:.B$85];0)+15" office:value-type="string" office:string-value="" calcext:value-type="error">
            <text:p>#N/A</text:p>
          </table:table-cell>
          <table:table-cell table:style-name="ce34" table:formula="of:=IF(ISNUMBER([.I3]);COUNTIF([.B$16:.B$85];[.F3]);0)" office:value-type="float" office:value="0" calcext:value-type="float">
            <text:p>0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Bard</text:p>
          </table:table-cell>
          <table:table-cell table:style-name="ce23" office:value-type="float" office:value="1" calcext:value-type="float">
            <text:p>1</text:p>
          </table:table-cell>
          <table:table-cell table:formula="of:=[.B3]+[.C3]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use</text:p>
          </table:table-cell>
          <table:table-cell table:style-name="Default" office:value-type="string" calcext:value-type="string">
            <text:p>NULL</text:p>
          </table:table-cell>
          <table:table-cell table:style-name="ce15" table:formula="of:=MATCH([.E4];[.B$16:.B$85];0)+15" office:value-type="float" office:value="24" calcext:value-type="float">
            <text:p>24</text:p>
          </table:table-cell>
          <table:table-cell table:style-name="ce15" table:formula="of:=IF(ISNUMBER([.G4]);COUNTIF([.B$16:.B$85];[.E4]);0)" office:value-type="float" office:value="3" calcext:value-type="float">
            <text:p>3</text:p>
          </table:table-cell>
          <table:table-cell table:style-name="ce15" table:formula="of:=MATCH([.F4];[.B$16:.B$85];0)+15" office:value-type="string" office:string-value="" calcext:value-type="error">
            <text:p>#N/A</text:p>
          </table:table-cell>
          <table:table-cell table:style-name="ce34" table:formula="of:=IF(ISNUMBER([.I4]);COUNTIF([.B$16:.B$85];[.F4]);0)" office:value-type="float" office:value="0" calcext:value-type="float">
            <text:p>0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Champion</text:p>
          </table:table-cell>
          <table:table-cell table:style-name="ce23" office:value-type="float" office:value="1" calcext:value-type="float">
            <text:p>1</text:p>
          </table:table-cell>
          <table:table-cell table:formula="of:=[.B4]+[.C4]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ause</text:p>
          </table:table-cell>
          <table:table-cell table:style-name="Default" office:value-type="string" calcext:value-type="string">
            <text:p>Deity</text:p>
          </table:table-cell>
          <table:table-cell table:style-name="ce15" table:formula="of:=MATCH([.E5];[.B$16:.B$85];0)+15" office:value-type="float" office:value="27" calcext:value-type="float">
            <text:p>27</text:p>
          </table:table-cell>
          <table:table-cell table:style-name="ce15" table:formula="of:=IF(ISNUMBER([.G5]);COUNTIF([.B$16:.B$85];[.E5]);0)" office:value-type="float" office:value="3" calcext:value-type="float">
            <text:p>3</text:p>
          </table:table-cell>
          <table:table-cell table:style-name="ce15" table:formula="of:=MATCH([.F5];[.B$16:.B$85];0)+15" office:value-type="float" office:value="30" calcext:value-type="float">
            <text:p>30</text:p>
          </table:table-cell>
          <table:table-cell table:style-name="ce34" table:formula="of:=IF(ISNUMBER([.I5]);COUNTIF([.B$16:.B$85];[.F5]);0)" office:value-type="float" office:value="20" calcext:value-type="float">
            <text:p>20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Cleric</text:p>
          </table:table-cell>
          <table:table-cell table:style-name="ce23" office:value-type="float" office:value="1" calcext:value-type="float">
            <text:p>1</text:p>
          </table:table-cell>
          <table:table-cell table:formula="of:=[.B5]+[.C5]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octrine</text:p>
          </table:table-cell>
          <table:table-cell table:style-name="Default" office:value-type="string" calcext:value-type="string">
            <text:p>Deity</text:p>
          </table:table-cell>
          <table:table-cell table:style-name="ce15" table:formula="of:=MATCH([.E6];[.B$16:.B$85];0)+15" office:value-type="float" office:value="50" calcext:value-type="float">
            <text:p>50</text:p>
          </table:table-cell>
          <table:table-cell table:style-name="ce15" table:formula="of:=IF(ISNUMBER([.G6]);COUNTIF([.B$16:.B$85];[.E6]);0)" office:value-type="float" office:value="2" calcext:value-type="float">
            <text:p>2</text:p>
          </table:table-cell>
          <table:table-cell table:style-name="ce15" table:formula="of:=MATCH([.F6];[.B$16:.B$85];0)+15" office:value-type="float" office:value="30" calcext:value-type="float">
            <text:p>30</text:p>
          </table:table-cell>
          <table:table-cell table:style-name="ce34" table:formula="of:=IF(ISNUMBER([.I6]);COUNTIF([.B$16:.B$85];[.F6]);0)" office:value-type="float" office:value="20" calcext:value-type="float">
            <text:p>20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Druid</text:p>
          </table:table-cell>
          <table:table-cell table:style-name="ce23" office:value-type="float" office:value="1" calcext:value-type="float">
            <text:p>1</text:p>
          </table:table-cell>
          <table:table-cell table:formula="of:=[.B6]+[.C6]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rder</text:p>
          </table:table-cell>
          <table:table-cell table:style-name="Default" office:value-type="string" calcext:value-type="string">
            <text:p>NULL</text:p>
          </table:table-cell>
          <table:table-cell table:style-name="ce15" table:formula="of:=MATCH([.E7];[.B$16:.B$85];0)+15" office:value-type="float" office:value="52" calcext:value-type="float">
            <text:p>52</text:p>
          </table:table-cell>
          <table:table-cell table:style-name="ce15" table:formula="of:=IF(ISNUMBER([.G7]);COUNTIF([.B$16:.B$85];[.E7]);0)" office:value-type="float" office:value="4" calcext:value-type="float">
            <text:p>4</text:p>
          </table:table-cell>
          <table:table-cell table:style-name="ce15" table:formula="of:=MATCH([.F7];[.B$16:.B$85];0)+15" office:value-type="string" office:string-value="" calcext:value-type="error">
            <text:p>#N/A</text:p>
          </table:table-cell>
          <table:table-cell table:style-name="ce34" table:formula="of:=IF(ISNUMBER([.I7]);COUNTIF([.B$16:.B$85];[.F7]);0)" office:value-type="float" office:value="0" calcext:value-type="float">
            <text:p>0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Fighter</text:p>
          </table:table-cell>
          <table:table-cell table:style-name="ce23" office:value-type="float" office:value="1" calcext:value-type="float">
            <text:p>1</text:p>
          </table:table-cell>
          <table:table-cell table:formula="of:=[.B7]+[.C7]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ULL</text:p>
          </table:table-cell>
          <table:table-cell table:style-name="Default" office:value-type="string" calcext:value-type="string">
            <text:p>NULL</text:p>
          </table:table-cell>
          <table:table-cell table:style-name="ce15" table:formula="of:=MATCH([.E8];[.B$16:.B$85];0)+15" office:value-type="string" office:string-value="" calcext:value-type="error">
            <text:p>#N/A</text:p>
          </table:table-cell>
          <table:table-cell table:style-name="ce15" table:formula="of:=IF(ISNUMBER([.G8]);COUNTIF([.B$16:.B$85];[.E8]);0)" office:value-type="float" office:value="0" calcext:value-type="float">
            <text:p>0</text:p>
          </table:table-cell>
          <table:table-cell table:style-name="ce15" table:formula="of:=MATCH([.F8];[.B$16:.B$85];0)+15" office:value-type="string" office:string-value="" calcext:value-type="error">
            <text:p>#N/A</text:p>
          </table:table-cell>
          <table:table-cell table:style-name="ce34" table:formula="of:=IF(ISNUMBER([.I8]);COUNTIF([.B$16:.B$85];[.F8]);0)" office:value-type="float" office:value="0" calcext:value-type="float">
            <text:p>0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Monk</text:p>
          </table:table-cell>
          <table:table-cell table:style-name="ce23" office:value-type="float" office:value="1" calcext:value-type="float">
            <text:p>1</text:p>
          </table:table-cell>
          <table:table-cell table:formula="of:=[.B8]+[.C8]"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ULL</text:p>
          </table:table-cell>
          <table:table-cell table:style-name="Default" office:value-type="string" calcext:value-type="string">
            <text:p>NULL</text:p>
          </table:table-cell>
          <table:table-cell table:style-name="ce15" table:formula="of:=MATCH([.E9];[.B$16:.B$85];0)+15" office:value-type="string" office:string-value="" calcext:value-type="error">
            <text:p>#N/A</text:p>
          </table:table-cell>
          <table:table-cell table:style-name="ce15" table:formula="of:=IF(ISNUMBER([.G9]);COUNTIF([.B$16:.B$85];[.E9]);0)" office:value-type="float" office:value="0" calcext:value-type="float">
            <text:p>0</text:p>
          </table:table-cell>
          <table:table-cell table:style-name="ce15" table:formula="of:=MATCH([.F9];[.B$16:.B$85];0)+15" office:value-type="string" office:string-value="" calcext:value-type="error">
            <text:p>#N/A</text:p>
          </table:table-cell>
          <table:table-cell table:style-name="ce34" table:formula="of:=IF(ISNUMBER([.I9]);COUNTIF([.B$16:.B$85];[.F9]);0)" office:value-type="float" office:value="0" calcext:value-type="float">
            <text:p>0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Ranger</text:p>
          </table:table-cell>
          <table:table-cell table:style-name="ce23" office:value-type="float" office:value="1" calcext:value-type="float">
            <text:p>1</text:p>
          </table:table-cell>
          <table:table-cell table:formula="of:=[.B9]+[.C9]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dge</text:p>
          </table:table-cell>
          <table:table-cell table:style-name="Default" office:value-type="string" calcext:value-type="string">
            <text:p>NULL</text:p>
          </table:table-cell>
          <table:table-cell table:style-name="ce15" table:formula="of:=MATCH([.E10];[.B$16:.B$85];0)+15" office:value-type="float" office:value="56" calcext:value-type="float">
            <text:p>56</text:p>
          </table:table-cell>
          <table:table-cell table:style-name="ce15" table:formula="of:=IF(ISNUMBER([.G10]);COUNTIF([.B$16:.B$85];[.E10]);0)" office:value-type="float" office:value="3" calcext:value-type="float">
            <text:p>3</text:p>
          </table:table-cell>
          <table:table-cell table:style-name="ce15" table:formula="of:=MATCH([.F10];[.B$16:.B$85];0)+15" office:value-type="string" office:string-value="" calcext:value-type="error">
            <text:p>#N/A</text:p>
          </table:table-cell>
          <table:table-cell table:style-name="ce34" table:formula="of:=IF(ISNUMBER([.I10]);COUNTIF([.B$16:.B$85];[.F10]);0)" office:value-type="float" office:value="0" calcext:value-type="float">
            <text:p>0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Rogue</text:p>
          </table:table-cell>
          <table:table-cell table:style-name="ce23" office:value-type="float" office:value="1" calcext:value-type="float">
            <text:p>1</text:p>
          </table:table-cell>
          <table:table-cell table:formula="of:=[.B10]+[.C10]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acket</text:p>
          </table:table-cell>
          <table:table-cell table:style-name="Default" office:value-type="string" calcext:value-type="string">
            <text:p>NULL</text:p>
          </table:table-cell>
          <table:table-cell table:style-name="ce15" table:formula="of:=MATCH([.E11];[.B$16:.B$85];0)+15" office:value-type="float" office:value="59" calcext:value-type="float">
            <text:p>59</text:p>
          </table:table-cell>
          <table:table-cell table:style-name="ce15" table:formula="of:=IF(ISNUMBER([.G11]);COUNTIF([.B$16:.B$85];[.E11]);0)" office:value-type="float" office:value="3" calcext:value-type="float">
            <text:p>3</text:p>
          </table:table-cell>
          <table:table-cell table:style-name="ce15" table:formula="of:=MATCH([.F11];[.B$16:.B$85];0)+15" office:value-type="string" office:string-value="" calcext:value-type="error">
            <text:p>#N/A</text:p>
          </table:table-cell>
          <table:table-cell table:style-name="ce34" table:formula="of:=IF(ISNUMBER([.I11]);COUNTIF([.B$16:.B$85];[.F11]);0)" office:value-type="float" office:value="0" calcext:value-type="float">
            <text:p>0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Sorcerer</text:p>
          </table:table-cell>
          <table:table-cell table:style-name="ce23" office:value-type="float" office:value="1" calcext:value-type="float">
            <text:p>1</text:p>
          </table:table-cell>
          <table:table-cell table:formula="of:=[.B11]+[.C11]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loodline</text:p>
          </table:table-cell>
          <table:table-cell table:style-name="Default" office:value-type="string" calcext:value-type="string">
            <text:p>NULL</text:p>
          </table:table-cell>
          <table:table-cell table:style-name="ce15" table:formula="of:=MATCH([.E12];[.B$16:.B$85];0)+15" office:value-type="float" office:value="62" calcext:value-type="float">
            <text:p>62</text:p>
          </table:table-cell>
          <table:table-cell table:style-name="ce15" table:formula="of:=IF(ISNUMBER([.G12]);COUNTIF([.B$16:.B$85];[.E12]);0)" office:value-type="float" office:value="10" calcext:value-type="float">
            <text:p>10</text:p>
          </table:table-cell>
          <table:table-cell table:style-name="ce15" table:formula="of:=MATCH([.F12];[.B$16:.B$85];0)+15" office:value-type="string" office:string-value="" calcext:value-type="error">
            <text:p>#N/A</text:p>
          </table:table-cell>
          <table:table-cell table:style-name="ce34" table:formula="of:=IF(ISNUMBER([.I12]);COUNTIF([.B$16:.B$85];[.F12]);0)" office:value-type="float" office:value="0" calcext:value-type="float">
            <text:p>0</text:p>
          </table:table-cell>
          <table:table-cell table:number-columns-repeated="8"/>
        </table:table-row>
        <table:table-row table:style-name="ro3">
          <table:table-cell table:style-name="ce19" office:value-type="string" calcext:value-type="string">
            <text:p>Wizard</text:p>
          </table:table-cell>
          <table:table-cell table:style-name="ce23" office:value-type="float" office:value="1" calcext:value-type="float">
            <text:p>1</text:p>
          </table:table-cell>
          <table:table-cell table:style-name="ce26" table:formula="of:=[.B12]+[.C12]" office:value-type="float" office:value="11" calcext:value-type="float">
            <text:p>11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string" calcext:value-type="string">
            <text:p>School</text:p>
          </table:table-cell>
          <table:table-cell table:style-name="ce26" office:value-type="string" calcext:value-type="string">
            <text:p>Thesis</text:p>
          </table:table-cell>
          <table:table-cell table:style-name="ce33" table:formula="of:=MATCH([.E13];[.B$16:.B$85];0)+15" office:value-type="float" office:value="77" calcext:value-type="float">
            <text:p>77</text:p>
          </table:table-cell>
          <table:table-cell table:style-name="ce33" table:formula="of:=IF(ISNUMBER([.G13]);COUNTIF([.B$16:.B$85];[.E13]);0)" office:value-type="float" office:value="9" calcext:value-type="float">
            <text:p>9</text:p>
          </table:table-cell>
          <table:table-cell table:style-name="ce33" table:formula="of:=MATCH([.F13];[.B$16:.B$85];0)+15" office:value-type="float" office:value="72" calcext:value-type="float">
            <text:p>72</text:p>
          </table:table-cell>
          <table:table-cell table:style-name="ce35" table:formula="of:=IF(ISNUMBER([.I13]);COUNTIF([.B$16:.B$85];[.F13]);0)" office:value-type="float" office:value="5" calcext:value-type="float">
            <text:p>5</text:p>
          </table:table-cell>
          <table:table-cell table:number-columns-repeated="8"/>
        </table:table-row>
        <table:table-row table:style-name="ro3">
          <table:table-cell table:style-name="Default"/>
          <table:table-cell table:number-columns-repeated="4"/>
          <table:table-cell table:style-name="Default"/>
          <table:table-cell table:number-columns-repeated="12"/>
        </table:table-row>
        <table:table-row table:style-name="ro3">
          <table:table-cell table:style-name="ce11" office:value-type="string" calcext:value-type="string">
            <text:p>Class</text:p>
          </table:table-cell>
          <table:table-cell table:style-name="ce13" office:value-type="string" calcext:value-type="string">
            <text:p>Spec</text:p>
          </table:table-cell>
          <table:table-cell table:style-name="ce13" table:number-columns-repeated="2"/>
          <table:table-cell table:style-name="ce13" office:value-type="string" calcext:value-type="string">
            <text:p>Option</text:p>
          </table:table-cell>
          <table:table-cell table:style-name="ce31" office:value-type="string" calcext:value-type="string">
            <text:p>Skills</text:p>
          </table:table-cell>
          <table:table-cell table:number-columns-repeated="12"/>
        </table:table-row>
        <table:table-row table:style-name="ro3">
          <table:table-cell table:style-name="ce21" office:value-type="string" calcext:value-type="string">
            <text:p>Alchemist</text:p>
          </table:table-cell>
          <table:table-cell table:style-name="ce30" office:value-type="string" calcext:value-type="string">
            <text:p>Field</text:p>
          </table:table-cell>
          <table:table-cell table:style-name="ce30" table:number-columns-repeated="2"/>
          <table:table-cell table:style-name="ce30" office:value-type="string" calcext:value-type="string">
            <text:p>Bomber</text:p>
          </table:table-cell>
          <table:table-cell table:style-name="ce32"/>
          <table:table-cell table:number-columns-repeated="12"/>
        </table:table-row>
        <table:table-row table:style-name="ro3">
          <table:table-cell office:value-type="string" calcext:value-type="string">
            <text:p>Alchemist</text:p>
          </table:table-cell>
          <table:table-cell office:value-type="string" calcext:value-type="string">
            <text:p>Field</text:p>
          </table:table-cell>
          <table:table-cell table:number-columns-repeated="2"/>
          <table:table-cell office:value-type="string" calcext:value-type="string">
            <text:p>Chirurgeon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Alchemist</text:p>
          </table:table-cell>
          <table:table-cell office:value-type="string" calcext:value-type="string">
            <text:p>Field</text:p>
          </table:table-cell>
          <table:table-cell table:number-columns-repeated="2"/>
          <table:table-cell office:value-type="string" calcext:value-type="string">
            <text:p>Mutagenist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Barbarian</text:p>
          </table:table-cell>
          <table:table-cell office:value-type="string" calcext:value-type="string">
            <text:p>Instinct</text:p>
          </table:table-cell>
          <table:table-cell table:number-columns-repeated="2"/>
          <table:table-cell office:value-type="string" calcext:value-type="string">
            <text:p>Animal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Barbarian</text:p>
          </table:table-cell>
          <table:table-cell office:value-type="string" calcext:value-type="string">
            <text:p>Instinct</text:p>
          </table:table-cell>
          <table:table-cell table:number-columns-repeated="2"/>
          <table:table-cell office:value-type="string" calcext:value-type="string">
            <text:p>Dragon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Barbarian</text:p>
          </table:table-cell>
          <table:table-cell office:value-type="string" calcext:value-type="string">
            <text:p>Instinct</text:p>
          </table:table-cell>
          <table:table-cell table:number-columns-repeated="2"/>
          <table:table-cell office:value-type="string" calcext:value-type="string">
            <text:p>Fury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Barbarian</text:p>
          </table:table-cell>
          <table:table-cell office:value-type="string" calcext:value-type="string">
            <text:p>Instinct</text:p>
          </table:table-cell>
          <table:table-cell table:number-columns-repeated="2"/>
          <table:table-cell office:value-type="string" calcext:value-type="string">
            <text:p>Giant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Barbarian</text:p>
          </table:table-cell>
          <table:table-cell office:value-type="string" calcext:value-type="string">
            <text:p>Instinct</text:p>
          </table:table-cell>
          <table:table-cell table:number-columns-repeated="2"/>
          <table:table-cell office:value-type="string" calcext:value-type="string">
            <text:p>Spirit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Bard</text:p>
          </table:table-cell>
          <table:table-cell office:value-type="string" calcext:value-type="string">
            <text:p>Muse</text:p>
          </table:table-cell>
          <table:table-cell table:number-columns-repeated="2"/>
          <table:table-cell office:value-type="string" calcext:value-type="string">
            <text:p>Enigma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Bard</text:p>
          </table:table-cell>
          <table:table-cell office:value-type="string" calcext:value-type="string">
            <text:p>Muse</text:p>
          </table:table-cell>
          <table:table-cell table:number-columns-repeated="2"/>
          <table:table-cell office:value-type="string" calcext:value-type="string">
            <text:p>Maestro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Bard</text:p>
          </table:table-cell>
          <table:table-cell office:value-type="string" calcext:value-type="string">
            <text:p>Muse</text:p>
          </table:table-cell>
          <table:table-cell table:number-columns-repeated="2"/>
          <table:table-cell office:value-type="string" calcext:value-type="string">
            <text:p>Polymath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Champion</text:p>
          </table:table-cell>
          <table:table-cell office:value-type="string" calcext:value-type="string">
            <text:p>Cause</text:p>
          </table:table-cell>
          <table:table-cell table:number-columns-repeated="2"/>
          <table:table-cell office:value-type="string" calcext:value-type="string">
            <text:p>Paladin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Champion</text:p>
          </table:table-cell>
          <table:table-cell office:value-type="string" calcext:value-type="string">
            <text:p>Cause</text:p>
          </table:table-cell>
          <table:table-cell table:number-columns-repeated="2"/>
          <table:table-cell office:value-type="string" calcext:value-type="string">
            <text:p>Redeemer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Champion</text:p>
          </table:table-cell>
          <table:table-cell office:value-type="string" calcext:value-type="string">
            <text:p>Cause</text:p>
          </table:table-cell>
          <table:table-cell table:number-columns-repeated="2"/>
          <table:table-cell office:value-type="string" calcext:value-type="string">
            <text:p>Liberator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Champion</text:p>
          </table:table-cell>
          <table:table-cell office:value-type="string" calcext:value-type="string">
            <text:p>Deity</text:p>
          </table:table-cell>
          <table:table-cell table:number-columns-repeated="2"/>
          <table:table-cell office:value-type="string" calcext:value-type="string">
            <text:p>Rainbow Queen</text:p>
          </table:table-cell>
          <table:table-cell office:value-type="string" calcext:value-type="string">
            <text:p>Society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Champion</text:p>
          </table:table-cell>
          <table:table-cell office:value-type="string" calcext:value-type="string">
            <text:p>Deity</text:p>
          </table:table-cell>
          <table:table-cell table:number-columns-repeated="2"/>
          <table:table-cell office:value-type="string" calcext:value-type="string">
            <text:p>Moonleaper</text:p>
          </table:table-cell>
          <table:table-cell office:value-type="string" calcext:value-type="string">
            <text:p>Acrobatics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Champion</text:p>
          </table:table-cell>
          <table:table-cell office:value-type="string" calcext:value-type="string">
            <text:p>Deity</text:p>
          </table:table-cell>
          <table:table-cell table:number-columns-repeated="2"/>
          <table:table-cell office:value-type="string" calcext:value-type="string">
            <text:p>Devourer</text:p>
          </table:table-cell>
          <table:table-cell office:value-type="string" calcext:value-type="string">
            <text:p>Survival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Champion</text:p>
          </table:table-cell>
          <table:table-cell office:value-type="string" calcext:value-type="string">
            <text:p>Deity</text:p>
          </table:table-cell>
          <table:table-cell table:number-columns-repeated="2"/>
          <table:table-cell office:value-type="string" calcext:value-type="string">
            <text:p>Fleshreaper</text:p>
          </table:table-cell>
          <table:table-cell office:value-type="string" calcext:value-type="string">
            <text:p>Athletics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Champion</text:p>
          </table:table-cell>
          <table:table-cell office:value-type="string" calcext:value-type="string">
            <text:p>Deity</text:p>
          </table:table-cell>
          <table:table-cell table:number-columns-repeated="2"/>
          <table:table-cell office:value-type="string" calcext:value-type="string">
            <text:p>Amorous</text:p>
          </table:table-cell>
          <table:table-cell office:value-type="string" calcext:value-type="string">
            <text:p>Performanc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Champion</text:p>
          </table:table-cell>
          <table:table-cell office:value-type="string" calcext:value-type="string">
            <text:p>Deity</text:p>
          </table:table-cell>
          <table:table-cell table:number-columns-repeated="2"/>
          <table:table-cell office:value-type="string" calcext:value-type="string">
            <text:p>Sacred Feast</text:p>
          </table:table-cell>
          <table:table-cell office:value-type="string" calcext:value-type="string">
            <text:p>Natur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Champion</text:p>
          </table:table-cell>
          <table:table-cell office:value-type="string" calcext:value-type="string">
            <text:p>Deity</text:p>
          </table:table-cell>
          <table:table-cell table:number-columns-repeated="2"/>
          <table:table-cell office:value-type="string" calcext:value-type="string">
            <text:p>Roaring Judge</text:p>
          </table:table-cell>
          <table:table-cell office:value-type="string" calcext:value-type="string">
            <text:p>Diplomacy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Champion</text:p>
          </table:table-cell>
          <table:table-cell office:value-type="string" calcext:value-type="string">
            <text:p>Deity</text:p>
          </table:table-cell>
          <table:table-cell table:number-columns-repeated="2"/>
          <table:table-cell office:value-type="string" calcext:value-type="string">
            <text:p>Bringer of Visions</text:p>
          </table:table-cell>
          <table:table-cell office:value-type="string" calcext:value-type="string">
            <text:p>Crafting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Champion</text:p>
          </table:table-cell>
          <table:table-cell office:value-type="string" calcext:value-type="string">
            <text:p>Deity</text:p>
          </table:table-cell>
          <table:table-cell table:number-columns-repeated="2"/>
          <table:table-cell office:value-type="string" calcext:value-type="string">
            <text:p>Stormchaser</text:p>
          </table:table-cell>
          <table:table-cell office:value-type="string" calcext:value-type="string">
            <text:p>Acrobatics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Champion</text:p>
          </table:table-cell>
          <table:table-cell office:value-type="string" calcext:value-type="string">
            <text:p>Deity</text:p>
          </table:table-cell>
          <table:table-cell table:number-columns-repeated="2"/>
          <table:table-cell office:value-type="string" calcext:value-type="string">
            <text:p>Trailblazer</text:p>
          </table:table-cell>
          <table:table-cell office:value-type="string" calcext:value-type="string">
            <text:p>Diplomacy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Cleric</text:p>
          </table:table-cell>
          <table:table-cell office:value-type="string" calcext:value-type="string">
            <text:p>Deity</text:p>
          </table:table-cell>
          <table:table-cell table:number-columns-repeated="2"/>
          <table:table-cell office:value-type="string" calcext:value-type="string">
            <text:p>Roberta the Rainbow Queen</text:p>
          </table:table-cell>
          <table:table-cell office:value-type="string" calcext:value-type="string">
            <text:p>Society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Cleric</text:p>
          </table:table-cell>
          <table:table-cell office:value-type="string" calcext:value-type="string">
            <text:p>Deity</text:p>
          </table:table-cell>
          <table:table-cell table:number-columns-repeated="2"/>
          <table:table-cell office:value-type="string" calcext:value-type="string">
            <text:p>Wilfred the Moonleaper</text:p>
          </table:table-cell>
          <table:table-cell office:value-type="string" calcext:value-type="string">
            <text:p>Acrobatics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Cleric</text:p>
          </table:table-cell>
          <table:table-cell office:value-type="string" calcext:value-type="string">
            <text:p>Deity</text:p>
          </table:table-cell>
          <table:table-cell table:number-columns-repeated="2"/>
          <table:table-cell office:value-type="string" calcext:value-type="string">
            <text:p>Cheryl the Devourer</text:p>
          </table:table-cell>
          <table:table-cell office:value-type="string" calcext:value-type="string">
            <text:p>Survival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Cleric</text:p>
          </table:table-cell>
          <table:table-cell office:value-type="string" calcext:value-type="string">
            <text:p>Deity</text:p>
          </table:table-cell>
          <table:table-cell table:number-columns-repeated="2"/>
          <table:table-cell office:value-type="string" calcext:value-type="string">
            <text:p>Wesley the Fleshreaper</text:p>
          </table:table-cell>
          <table:table-cell office:value-type="string" calcext:value-type="string">
            <text:p>Athletics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Cleric</text:p>
          </table:table-cell>
          <table:table-cell office:value-type="string" calcext:value-type="string">
            <text:p>Deity</text:p>
          </table:table-cell>
          <table:table-cell table:number-columns-repeated="2"/>
          <table:table-cell office:value-type="string" calcext:value-type="string">
            <text:p>Eldob the Amorous</text:p>
          </table:table-cell>
          <table:table-cell office:value-type="string" calcext:value-type="string">
            <text:p>Performanc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Cleric</text:p>
          </table:table-cell>
          <table:table-cell office:value-type="string" calcext:value-type="string">
            <text:p>Deity</text:p>
          </table:table-cell>
          <table:table-cell table:number-columns-repeated="2"/>
          <table:table-cell office:value-type="string" calcext:value-type="string">
            <text:p>Erma the Sacred Feast</text:p>
          </table:table-cell>
          <table:table-cell office:value-type="string" calcext:value-type="string">
            <text:p>Natur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Cleric</text:p>
          </table:table-cell>
          <table:table-cell office:value-type="string" calcext:value-type="string">
            <text:p>Deity</text:p>
          </table:table-cell>
          <table:table-cell table:number-columns-repeated="2"/>
          <table:table-cell office:value-type="string" calcext:value-type="string">
            <text:p>Waren the Roaring Judge</text:p>
          </table:table-cell>
          <table:table-cell office:value-type="string" calcext:value-type="string">
            <text:p>Diplomacy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Cleric</text:p>
          </table:table-cell>
          <table:table-cell office:value-type="string" calcext:value-type="string">
            <text:p>Deity</text:p>
          </table:table-cell>
          <table:table-cell table:number-columns-repeated="2"/>
          <table:table-cell office:value-type="string" calcext:value-type="string">
            <text:p>Halfrida the Bringer of Visions</text:p>
          </table:table-cell>
          <table:table-cell office:value-type="string" calcext:value-type="string">
            <text:p>Crafting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Cleric</text:p>
          </table:table-cell>
          <table:table-cell office:value-type="string" calcext:value-type="string">
            <text:p>Deity</text:p>
          </table:table-cell>
          <table:table-cell table:number-columns-repeated="2"/>
          <table:table-cell office:value-type="string" calcext:value-type="string">
            <text:p>Wilfred the Stormchaser</text:p>
          </table:table-cell>
          <table:table-cell office:value-type="string" calcext:value-type="string">
            <text:p>Acrobatics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Cleric</text:p>
          </table:table-cell>
          <table:table-cell office:value-type="string" calcext:value-type="string">
            <text:p>Deity</text:p>
          </table:table-cell>
          <table:table-cell table:number-columns-repeated="2"/>
          <table:table-cell office:value-type="string" calcext:value-type="string">
            <text:p>Enrica the Trailblazer</text:p>
          </table:table-cell>
          <table:table-cell office:value-type="string" calcext:value-type="string">
            <text:p>Diplomacy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Cleric</text:p>
          </table:table-cell>
          <table:table-cell office:value-type="string" calcext:value-type="string">
            <text:p>Doctrine</text:p>
          </table:table-cell>
          <table:table-cell table:number-columns-repeated="2"/>
          <table:table-cell office:value-type="string" calcext:value-type="string">
            <text:p>Cloistered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Cleric</text:p>
          </table:table-cell>
          <table:table-cell office:value-type="string" calcext:value-type="string">
            <text:p>Doctrine</text:p>
          </table:table-cell>
          <table:table-cell table:number-columns-repeated="2"/>
          <table:table-cell office:value-type="string" calcext:value-type="string">
            <text:p>Warpriest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Druid</text:p>
          </table:table-cell>
          <table:table-cell office:value-type="string" calcext:value-type="string">
            <text:p>Order</text:p>
          </table:table-cell>
          <table:table-cell table:number-columns-repeated="2"/>
          <table:table-cell office:value-type="string" calcext:value-type="string">
            <text:p>Animal</text:p>
          </table:table-cell>
          <table:table-cell office:value-type="string" calcext:value-type="string">
            <text:p>Athletics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Druid</text:p>
          </table:table-cell>
          <table:table-cell office:value-type="string" calcext:value-type="string">
            <text:p>Order</text:p>
          </table:table-cell>
          <table:table-cell table:number-columns-repeated="2"/>
          <table:table-cell office:value-type="string" calcext:value-type="string">
            <text:p>Leaf</text:p>
          </table:table-cell>
          <table:table-cell office:value-type="string" calcext:value-type="string">
            <text:p>Diplomacy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Druid</text:p>
          </table:table-cell>
          <table:table-cell office:value-type="string" calcext:value-type="string">
            <text:p>Order</text:p>
          </table:table-cell>
          <table:table-cell table:number-columns-repeated="2"/>
          <table:table-cell office:value-type="string" calcext:value-type="string">
            <text:p>Storm</text:p>
          </table:table-cell>
          <table:table-cell office:value-type="string" calcext:value-type="string">
            <text:p>Acrobatics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Druid</text:p>
          </table:table-cell>
          <table:table-cell office:value-type="string" calcext:value-type="string">
            <text:p>Order</text:p>
          </table:table-cell>
          <table:table-cell table:number-columns-repeated="2"/>
          <table:table-cell office:value-type="string" calcext:value-type="string">
            <text:p>Wild</text:p>
          </table:table-cell>
          <table:table-cell office:value-type="string" calcext:value-type="string">
            <text:p>Intimidation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Ranger</text:p>
          </table:table-cell>
          <table:table-cell office:value-type="string" calcext:value-type="string">
            <text:p>Edge</text:p>
          </table:table-cell>
          <table:table-cell table:number-columns-repeated="2"/>
          <table:table-cell office:value-type="string" calcext:value-type="string">
            <text:p>Flurry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Ranger</text:p>
          </table:table-cell>
          <table:table-cell office:value-type="string" calcext:value-type="string">
            <text:p>Edge</text:p>
          </table:table-cell>
          <table:table-cell table:number-columns-repeated="2"/>
          <table:table-cell office:value-type="string" calcext:value-type="string">
            <text:p>Precision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Ranger</text:p>
          </table:table-cell>
          <table:table-cell office:value-type="string" calcext:value-type="string">
            <text:p>Edge</text:p>
          </table:table-cell>
          <table:table-cell table:number-columns-repeated="2"/>
          <table:table-cell office:value-type="string" calcext:value-type="string">
            <text:p>Outwit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Rogue</text:p>
          </table:table-cell>
          <table:table-cell office:value-type="string" calcext:value-type="string">
            <text:p>Racket</text:p>
          </table:table-cell>
          <table:table-cell table:number-columns-repeated="2"/>
          <table:table-cell office:value-type="string" calcext:value-type="string">
            <text:p>Ruffian</text:p>
          </table:table-cell>
          <table:table-cell office:value-type="string" calcext:value-type="string">
            <text:p>Intimidation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Rogue</text:p>
          </table:table-cell>
          <table:table-cell office:value-type="string" calcext:value-type="string">
            <text:p>Racket</text:p>
          </table:table-cell>
          <table:table-cell table:number-columns-repeated="2"/>
          <table:table-cell office:value-type="string" calcext:value-type="string">
            <text:p>Scoundrel</text:p>
          </table:table-cell>
          <table:table-cell office:value-type="string" calcext:value-type="string">
            <text:p>Deception,Diplomacy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Rogue</text:p>
          </table:table-cell>
          <table:table-cell office:value-type="string" calcext:value-type="string">
            <text:p>Racket</text:p>
          </table:table-cell>
          <table:table-cell table:number-columns-repeated="2"/>
          <table:table-cell office:value-type="string" calcext:value-type="string">
            <text:p>Thief</text:p>
          </table:table-cell>
          <table:table-cell office:value-type="string" calcext:value-type="string">
            <text:p>Thievery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Sorcerer</text:p>
          </table:table-cell>
          <table:table-cell office:value-type="string" calcext:value-type="string">
            <text:p>Bloodline</text:p>
          </table:table-cell>
          <table:table-cell table:number-columns-repeated="2"/>
          <table:table-cell office:value-type="string" calcext:value-type="string">
            <text:p>Aberrant</text:p>
          </table:table-cell>
          <table:table-cell office:value-type="string" calcext:value-type="string">
            <text:p>Intimidation,Occultism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Sorcerer</text:p>
          </table:table-cell>
          <table:table-cell office:value-type="string" calcext:value-type="string">
            <text:p>Bloodline</text:p>
          </table:table-cell>
          <table:table-cell table:number-columns-repeated="2"/>
          <table:table-cell office:value-type="string" calcext:value-type="string">
            <text:p>Angelic</text:p>
          </table:table-cell>
          <table:table-cell office:value-type="string" calcext:value-type="string">
            <text:p>Diplomacy,Religion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Sorcerer</text:p>
          </table:table-cell>
          <table:table-cell office:value-type="string" calcext:value-type="string">
            <text:p>Bloodline</text:p>
          </table:table-cell>
          <table:table-cell table:number-columns-repeated="2"/>
          <table:table-cell office:value-type="string" calcext:value-type="string">
            <text:p>Demonic</text:p>
          </table:table-cell>
          <table:table-cell office:value-type="string" calcext:value-type="string">
            <text:p>Intimidation,Religion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Sorcerer</text:p>
          </table:table-cell>
          <table:table-cell office:value-type="string" calcext:value-type="string">
            <text:p>Bloodline</text:p>
          </table:table-cell>
          <table:table-cell table:number-columns-repeated="2"/>
          <table:table-cell office:value-type="string" calcext:value-type="string">
            <text:p>Diabolic</text:p>
          </table:table-cell>
          <table:table-cell office:value-type="string" calcext:value-type="string">
            <text:p>Deception,Religion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Sorcerer</text:p>
          </table:table-cell>
          <table:table-cell office:value-type="string" calcext:value-type="string">
            <text:p>Bloodline</text:p>
          </table:table-cell>
          <table:table-cell table:number-columns-repeated="2"/>
          <table:table-cell office:value-type="string" calcext:value-type="string">
            <text:p>Draconic</text:p>
          </table:table-cell>
          <table:table-cell office:value-type="string" calcext:value-type="string">
            <text:p>Arcana,Intimidation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Sorcerer</text:p>
          </table:table-cell>
          <table:table-cell office:value-type="string" calcext:value-type="string">
            <text:p>Bloodline</text:p>
          </table:table-cell>
          <table:table-cell table:number-columns-repeated="2"/>
          <table:table-cell office:value-type="string" calcext:value-type="string">
            <text:p>Elemental</text:p>
          </table:table-cell>
          <table:table-cell office:value-type="string" calcext:value-type="string">
            <text:p>Intimidation,Natur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Sorcerer</text:p>
          </table:table-cell>
          <table:table-cell office:value-type="string" calcext:value-type="string">
            <text:p>Bloodline</text:p>
          </table:table-cell>
          <table:table-cell table:number-columns-repeated="2"/>
          <table:table-cell office:value-type="string" calcext:value-type="string">
            <text:p>Fey</text:p>
          </table:table-cell>
          <table:table-cell office:value-type="string" calcext:value-type="string">
            <text:p>Deception,Natur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Sorcerer</text:p>
          </table:table-cell>
          <table:table-cell office:value-type="string" calcext:value-type="string">
            <text:p>Bloodline</text:p>
          </table:table-cell>
          <table:table-cell table:number-columns-repeated="2"/>
          <table:table-cell office:value-type="string" calcext:value-type="string">
            <text:p>Hag</text:p>
          </table:table-cell>
          <table:table-cell office:value-type="string" calcext:value-type="string">
            <text:p>Deception,Occultism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Sorcerer</text:p>
          </table:table-cell>
          <table:table-cell office:value-type="string" calcext:value-type="string">
            <text:p>Bloodline</text:p>
          </table:table-cell>
          <table:table-cell table:number-columns-repeated="2"/>
          <table:table-cell office:value-type="string" calcext:value-type="string">
            <text:p>Imprerial</text:p>
          </table:table-cell>
          <table:table-cell office:value-type="string" calcext:value-type="string">
            <text:p>Arcana,Society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Sorcerer</text:p>
          </table:table-cell>
          <table:table-cell office:value-type="string" calcext:value-type="string">
            <text:p>Bloodline</text:p>
          </table:table-cell>
          <table:table-cell table:number-columns-repeated="2"/>
          <table:table-cell office:value-type="string" calcext:value-type="string">
            <text:p>Undead</text:p>
          </table:table-cell>
          <table:table-cell office:value-type="string" calcext:value-type="string">
            <text:p>Intimidation,Religion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Wizard</text:p>
          </table:table-cell>
          <table:table-cell office:value-type="string" calcext:value-type="string">
            <text:p>Thesis</text:p>
          </table:table-cell>
          <table:table-cell table:number-columns-repeated="2"/>
          <table:table-cell office:value-type="string" calcext:value-type="string">
            <text:p>Improved Familiar Attunement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Wizard</text:p>
          </table:table-cell>
          <table:table-cell office:value-type="string" calcext:value-type="string">
            <text:p>Thesis</text:p>
          </table:table-cell>
          <table:table-cell table:number-columns-repeated="2"/>
          <table:table-cell office:value-type="string" calcext:value-type="string">
            <text:p>Metamagic Experimentation Reach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Wizard</text:p>
          </table:table-cell>
          <table:table-cell office:value-type="string" calcext:value-type="string">
            <text:p>Thesis</text:p>
          </table:table-cell>
          <table:table-cell table:number-columns-repeated="2"/>
          <table:table-cell office:value-type="string" calcext:value-type="string">
            <text:p>Metamagic Experimentation Widen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Wizard</text:p>
          </table:table-cell>
          <table:table-cell office:value-type="string" calcext:value-type="string">
            <text:p>Thesis</text:p>
          </table:table-cell>
          <table:table-cell table:number-columns-repeated="2"/>
          <table:table-cell office:value-type="string" calcext:value-type="string">
            <text:p>Spell Blending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Wizard</text:p>
          </table:table-cell>
          <table:table-cell office:value-type="string" calcext:value-type="string">
            <text:p>Thesis</text:p>
          </table:table-cell>
          <table:table-cell table:number-columns-repeated="2"/>
          <table:table-cell office:value-type="string" calcext:value-type="string">
            <text:p>Spell Substitution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Wizard</text:p>
          </table:table-cell>
          <table:table-cell office:value-type="string" calcext:value-type="string">
            <text:p>School</text:p>
          </table:table-cell>
          <table:table-cell table:number-columns-repeated="2"/>
          <table:table-cell office:value-type="string" calcext:value-type="string">
            <text:p>Abjuration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Wizard</text:p>
          </table:table-cell>
          <table:table-cell office:value-type="string" calcext:value-type="string">
            <text:p>School</text:p>
          </table:table-cell>
          <table:table-cell table:number-columns-repeated="2"/>
          <table:table-cell office:value-type="string" calcext:value-type="string">
            <text:p>Conjuration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Wizard</text:p>
          </table:table-cell>
          <table:table-cell office:value-type="string" calcext:value-type="string">
            <text:p>School</text:p>
          </table:table-cell>
          <table:table-cell table:number-columns-repeated="2"/>
          <table:table-cell office:value-type="string" calcext:value-type="string">
            <text:p>Divination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Wizard</text:p>
          </table:table-cell>
          <table:table-cell office:value-type="string" calcext:value-type="string">
            <text:p>School</text:p>
          </table:table-cell>
          <table:table-cell table:number-columns-repeated="2"/>
          <table:table-cell office:value-type="string" calcext:value-type="string">
            <text:p>Enchantment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Wizard</text:p>
          </table:table-cell>
          <table:table-cell office:value-type="string" calcext:value-type="string">
            <text:p>School</text:p>
          </table:table-cell>
          <table:table-cell table:number-columns-repeated="2"/>
          <table:table-cell office:value-type="string" calcext:value-type="string">
            <text:p>Evocation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Wizard</text:p>
          </table:table-cell>
          <table:table-cell office:value-type="string" calcext:value-type="string">
            <text:p>School</text:p>
          </table:table-cell>
          <table:table-cell table:number-columns-repeated="2"/>
          <table:table-cell office:value-type="string" calcext:value-type="string">
            <text:p>Illusion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Wizard</text:p>
          </table:table-cell>
          <table:table-cell office:value-type="string" calcext:value-type="string">
            <text:p>School</text:p>
          </table:table-cell>
          <table:table-cell table:number-columns-repeated="2"/>
          <table:table-cell office:value-type="string" calcext:value-type="string">
            <text:p>Necromancy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Wizard</text:p>
          </table:table-cell>
          <table:table-cell office:value-type="string" calcext:value-type="string">
            <text:p>School</text:p>
          </table:table-cell>
          <table:table-cell table:number-columns-repeated="2"/>
          <table:table-cell office:value-type="string" calcext:value-type="string">
            <text:p>Transmutation</text:p>
          </table:table-cell>
          <table:table-cell table:number-columns-repeated="13"/>
        </table:table-row>
        <table:table-row table:style-name="ro3">
          <table:table-cell table:style-name="ce19" office:value-type="string" calcext:value-type="string">
            <text:p>Wizard</text:p>
          </table:table-cell>
          <table:table-cell table:style-name="ce26" office:value-type="string" calcext:value-type="string">
            <text:p>School</text:p>
          </table:table-cell>
          <table:table-cell table:style-name="ce26" table:number-columns-repeated="2"/>
          <table:table-cell table:style-name="ce26" office:value-type="string" calcext:value-type="string">
            <text:p>Universal</text:p>
          </table:table-cell>
          <table:table-cell table:style-name="ce25"/>
          <table:table-cell table:number-columns-repeated="12"/>
        </table:table-row>
        <table:table-row table:style-name="ro3">
          <table:table-cell table:number-columns-repeated="5"/>
          <table:table-cell table:style-name="Default"/>
          <table:table-cell table:number-columns-repeated="12"/>
        </table:table-row>
      </table:table>
      <table:table table:name="Ancestry+BG_Basic" table:style-name="ta1" table:print="false">
        <office:forms form:automatic-focus="false" form:apply-design-mode="false"/>
        <table:table-column table:style-name="co14" table:default-cell-style-name="ce18"/>
        <table:table-column table:style-name="co15" table:default-cell-style-name="ce23"/>
        <table:table-column table:style-name="co12" table:default-cell-style-name="ce24"/>
        <table:table-column table:style-name="co16" table:default-cell-style-name="Default"/>
        <table:table-column table:style-name="co17" table:default-cell-style-name="Default"/>
        <table:table-column table:style-name="co24" table:number-columns-repeated="2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0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4" table:default-cell-style-name="Default"/>
        <table:table-column table:style-name="co7" table:default-cell-style-name="ce37"/>
        <table:table-column table:style-name="co15" table:default-cell-style-name="ce23"/>
        <table:table-column table:style-name="co30" table:default-cell-style-name="ce24"/>
        <table:table-column table:style-name="co30" table:default-cell-style-name="Default"/>
        <table:table-column table:style-name="co31" table:default-cell-style-name="Default"/>
        <table:table-column table:style-name="co32" table:default-cell-style-name="ce40"/>
        <table:table-row table:style-name="ro3">
          <table:table-cell table:style-name="ce17" office:value-type="string" calcext:value-type="string">
            <text:p>Ancestry</text:p>
          </table:table-cell>
          <table:table-cell table:style-name="ce22" office:value-type="string" calcext:value-type="string">
            <text:p>Weight</text:p>
          </table:table-cell>
          <table:table-cell table:style-name="ce22" office:value-type="string" calcext:value-type="string">
            <text:p>SumWt</text:p>
          </table:table-cell>
          <table:table-cell table:style-name="ce17" office:value-type="string" calcext:value-type="string">
            <text:p>Row0</text:p>
          </table:table-cell>
          <table:table-cell table:style-name="ce22" office:value-type="string" calcext:value-type="string">
            <text:p>RowX</text:p>
          </table:table-cell>
          <table:table-cell table:style-name="ce22" office:value-type="string" calcext:value-type="string">
            <text:p>Adv1</text:p>
          </table:table-cell>
          <table:table-cell table:style-name="ce22" office:value-type="string" calcext:value-type="string">
            <text:p>Adv2</text:p>
          </table:table-cell>
          <table:table-cell table:style-name="ce22" office:value-type="string" calcext:value-type="string">
            <text:p>Dis1</text:p>
          </table:table-cell>
          <table:table-cell table:style-name="ce22" office:value-type="string" calcext:value-type="string">
            <text:p>Free</text:p>
          </table:table-cell>
          <table:table-cell table:style-name="ce22" office:value-type="string" calcext:value-type="string">
            <text:p>HP</text:p>
          </table:table-cell>
          <table:table-cell table:style-name="ce22" office:value-type="string" calcext:value-type="string">
            <text:p>Speed</text:p>
          </table:table-cell>
          <table:table-cell table:style-name="ce22" office:value-type="string" calcext:value-type="string">
            <text:p>Languages</text:p>
          </table:table-cell>
          <table:table-cell table:style-name="ce22" office:value-type="string" calcext:value-type="string">
            <text:p>Traits</text:p>
          </table:table-cell>
          <table:table-cell/>
          <table:table-cell table:style-name="ce36" office:value-type="string" calcext:value-type="string">
            <text:p>Background</text:p>
          </table:table-cell>
          <table:table-cell table:style-name="ce36" office:value-type="string" calcext:value-type="string">
            <text:p>Weight</text:p>
          </table:table-cell>
          <table:table-cell table:style-name="ce36" office:value-type="string" calcext:value-type="string">
            <text:p>SumWt</text:p>
          </table:table-cell>
          <table:table-cell table:style-name="ce36" office:value-type="string" calcext:value-type="string">
            <text:p>BoostA</text:p>
          </table:table-cell>
          <table:table-cell table:style-name="ce36" office:value-type="string" calcext:value-type="string">
            <text:p>Skills</text:p>
          </table:table-cell>
          <table:table-cell table:style-name="ce36" office:value-type="string" calcext:value-type="string">
            <text:p>Feats</text:p>
          </table:table-cell>
        </table:table-row>
        <table:table-row table:style-name="ro3">
          <table:table-cell office:value-type="string" calcext:value-type="string">
            <text:p>Dwarf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CON</text:p>
          </table:table-cell>
          <table:table-cell office:value-type="string" calcext:value-type="string">
            <text:p>WIS</text:p>
          </table:table-cell>
          <table:table-cell table:style-name="ce24" office:value-type="string" calcext:value-type="string">
            <text:p>CHA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ommon,Dwarven,INT</text:p>
          </table:table-cell>
          <table:table-cell table:style-name="ce24" office:value-type="string" calcext:value-type="string">
            <text:p>Darkvision,clan dagger</text:p>
          </table:table-cell>
          <table:table-cell/>
          <table:table-cell office:value-type="string" calcext:value-type="string">
            <text:p>Acoly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,WIS</text:p>
          </table:table-cell>
          <table:table-cell office:value-type="string" calcext:value-type="string">
            <text:p>Religion,Lore (Scribe)</text:p>
          </table:table-cell>
          <table:table-cell office:value-type="string" calcext:value-type="string">
            <text:p>Student of the Canon</text:p>
          </table:table-cell>
        </table:table-row>
        <table:table-row table:style-name="ro3">
          <table:table-cell office:value-type="string" calcext:value-type="string">
            <text:p>Elf</text:p>
          </table:table-cell>
          <table:table-cell office:value-type="float" office:value="2" calcext:value-type="float">
            <text:p>2</text:p>
          </table:table-cell>
          <table:table-cell table:formula="of:=[.C2]+[.B2]"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DEX</text:p>
          </table:table-cell>
          <table:table-cell office:value-type="string" calcext:value-type="string">
            <text:p>INT</text:p>
          </table:table-cell>
          <table:table-cell table:style-name="ce24" office:value-type="string" calcext:value-type="string">
            <text:p>CON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ommon,Elven,INT</text:p>
          </table:table-cell>
          <table:table-cell table:style-name="ce24" office:value-type="string" calcext:value-type="string">
            <text:p>Low light vision</text:p>
          </table:table-cell>
          <table:table-cell/>
          <table:table-cell office:value-type="string" calcext:value-type="string">
            <text:p>Acrobat</text:p>
          </table:table-cell>
          <table:table-cell office:value-type="float" office:value="1" calcext:value-type="float">
            <text:p>1</text:p>
          </table:table-cell>
          <table:table-cell table:formula="of:=[.Q2]+[.P2]" office:value-type="float" office:value="1" calcext:value-type="float">
            <text:p>1</text:p>
          </table:table-cell>
          <table:table-cell office:value-type="string" calcext:value-type="string">
            <text:p>STR,DEX</text:p>
          </table:table-cell>
          <table:table-cell office:value-type="string" calcext:value-type="string">
            <text:p>Acrobatics,Lore (Circus)</text:p>
          </table:table-cell>
          <table:table-cell office:value-type="string" calcext:value-type="string">
            <text:p>Steady Balance</text:p>
          </table:table-cell>
        </table:table-row>
        <table:table-row table:style-name="ro3">
          <table:table-cell office:value-type="string" calcext:value-type="string">
            <text:p>Gnome</text:p>
          </table:table-cell>
          <table:table-cell office:value-type="float" office:value="1" calcext:value-type="float">
            <text:p>1</text:p>
          </table:table-cell>
          <table:table-cell table:formula="of:=[.C3]+[.B3]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ON</text:p>
          </table:table-cell>
          <table:table-cell office:value-type="string" calcext:value-type="string">
            <text:p>CHA</text:p>
          </table:table-cell>
          <table:table-cell table:style-name="ce24" office:value-type="string" calcext:value-type="string">
            <text:p>STR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mmon,Gnome,Sylvan,INT</text:p>
          </table:table-cell>
          <table:table-cell table:style-name="ce24" office:value-type="string" calcext:value-type="string">
            <text:p>Low light vision,small</text:p>
          </table:table-cell>
          <table:table-cell/>
          <table:table-cell office:value-type="string" calcext:value-type="string">
            <text:p>Animal Whisperer</text:p>
          </table:table-cell>
          <table:table-cell office:value-type="float" office:value="1" calcext:value-type="float">
            <text:p>1</text:p>
          </table:table-cell>
          <table:table-cell table:formula="of:=[.Q3]+[.P3]" office:value-type="float" office:value="2" calcext:value-type="float">
            <text:p>2</text:p>
          </table:table-cell>
          <table:table-cell office:value-type="string" calcext:value-type="string">
            <text:p>WIS,CHA</text:p>
          </table:table-cell>
          <table:table-cell office:value-type="string" calcext:value-type="string">
            <text:p>Nature,Lore (pick a terrain)</text:p>
          </table:table-cell>
          <table:table-cell office:value-type="string" calcext:value-type="string">
            <text:p>Train Animal</text:p>
          </table:table-cell>
        </table:table-row>
        <table:table-row table:style-name="ro3">
          <table:table-cell office:value-type="string" calcext:value-type="string">
            <text:p>Goblin</text:p>
          </table:table-cell>
          <table:table-cell office:value-type="float" office:value="1" calcext:value-type="float">
            <text:p>1</text:p>
          </table:table-cell>
          <table:table-cell table:formula="of:=[.C4]+[.B4]"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DEX</text:p>
          </table:table-cell>
          <table:table-cell office:value-type="string" calcext:value-type="string">
            <text:p>CHA</text:p>
          </table:table-cell>
          <table:table-cell table:style-name="ce24" office:value-type="string" calcext:value-type="string">
            <text:p>WIS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mmon,Goblin,INT</text:p>
          </table:table-cell>
          <table:table-cell table:style-name="ce24" office:value-type="string" calcext:value-type="string">
            <text:p>Darkvision,small</text:p>
          </table:table-cell>
          <table:table-cell/>
          <table:table-cell office:value-type="string" calcext:value-type="string">
            <text:p>Artisan</text:p>
          </table:table-cell>
          <table:table-cell office:value-type="float" office:value="1" calcext:value-type="float">
            <text:p>1</text:p>
          </table:table-cell>
          <table:table-cell table:formula="of:=[.Q4]+[.P4]" office:value-type="float" office:value="3" calcext:value-type="float">
            <text:p>3</text:p>
          </table:table-cell>
          <table:table-cell office:value-type="string" calcext:value-type="string">
            <text:p>STR,INT</text:p>
          </table:table-cell>
          <table:table-cell office:value-type="string" calcext:value-type="string">
            <text:p>Crafting,Lore (Guild)</text:p>
          </table:table-cell>
          <table:table-cell office:value-type="string" calcext:value-type="string">
            <text:p>Specialty Crafting</text:p>
          </table:table-cell>
        </table:table-row>
        <table:table-row table:style-name="ro3">
          <table:table-cell office:value-type="string" calcext:value-type="string">
            <text:p>Halfling</text:p>
          </table:table-cell>
          <table:table-cell office:value-type="float" office:value="1" calcext:value-type="float">
            <text:p>1</text:p>
          </table:table-cell>
          <table:table-cell table:formula="of:=[.C5]+[.B5]" office:value-type="float" office:value="7" calcext:value-type="float">
            <text:p>7</text:p>
          </table:table-cell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DEX</text:p>
          </table:table-cell>
          <table:table-cell office:value-type="string" calcext:value-type="string">
            <text:p>WIS</text:p>
          </table:table-cell>
          <table:table-cell table:style-name="ce24" office:value-type="string" calcext:value-type="string">
            <text:p>STR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mmon,Halfling,INT</text:p>
          </table:table-cell>
          <table:table-cell table:style-name="ce24" office:value-type="string" calcext:value-type="string">
            <text:p>Keen eyes</text:p>
          </table:table-cell>
          <table:table-cell/>
          <table:table-cell office:value-type="string" calcext:value-type="string">
            <text:p>Artist</text:p>
          </table:table-cell>
          <table:table-cell office:value-type="float" office:value="1" calcext:value-type="float">
            <text:p>1</text:p>
          </table:table-cell>
          <table:table-cell table:formula="of:=[.Q5]+[.P5]" office:value-type="float" office:value="4" calcext:value-type="float">
            <text:p>4</text:p>
          </table:table-cell>
          <table:table-cell office:value-type="string" calcext:value-type="string">
            <text:p>DEX,CHA</text:p>
          </table:table-cell>
          <table:table-cell office:value-type="string" calcext:value-type="string">
            <text:p>Crafting,Lore (Art)</text:p>
          </table:table-cell>
          <table:table-cell office:value-type="string" calcext:value-type="string">
            <text:p>Specialty Crafting</text:p>
          </table:table-cell>
        </table:table-row>
        <table:table-row table:style-name="ro3">
          <table:table-cell table:style-name="ce19" office:value-type="string" calcext:value-type="string">
            <text:p>Human</text:p>
          </table:table-cell>
          <table:table-cell office:value-type="float" office:value="5" calcext:value-type="float">
            <text:p>5</text:p>
          </table:table-cell>
          <table:table-cell table:formula="of:=[.C6]+[.B6]" office:value-type="float" office:value="8" calcext:value-type="float">
            <text:p>8</text:p>
          </table:table-cell>
          <table:table-cell table:style-name="ce26" office:value-type="float" office:value="18" calcext:value-type="float">
            <text:p>18</text:p>
          </table:table-cell>
          <table:table-cell table:style-name="ce26" office:value-type="float" office:value="21" calcext:value-type="float">
            <text:p>21</text:p>
          </table:table-cell>
          <table:table-cell table:style-name="ce26" table:number-columns-repeated="2"/>
          <table:table-cell table:style-name="ce25"/>
          <table:table-cell table:style-name="ce26" office:value-type="float" office:value="2" calcext:value-type="float">
            <text:p>2</text:p>
          </table:table-cell>
          <table:table-cell table:style-name="ce26" office:value-type="float" office:value="8" calcext:value-type="float">
            <text:p>8</text:p>
          </table:table-cell>
          <table:table-cell table:style-name="ce26" office:value-type="float" office:value="25" calcext:value-type="float">
            <text:p>25</text:p>
          </table:table-cell>
          <table:table-cell table:style-name="ce26" office:value-type="string" calcext:value-type="string">
            <text:p>Common,1+INT</text:p>
          </table:table-cell>
          <table:table-cell table:style-name="ce25"/>
          <table:table-cell/>
          <table:table-cell office:value-type="string" calcext:value-type="string">
            <text:p>Barkeep</text:p>
          </table:table-cell>
          <table:table-cell office:value-type="float" office:value="1" calcext:value-type="float">
            <text:p>1</text:p>
          </table:table-cell>
          <table:table-cell table:formula="of:=[.Q6]+[.P6]" office:value-type="float" office:value="5" calcext:value-type="float">
            <text:p>5</text:p>
          </table:table-cell>
          <table:table-cell office:value-type="string" calcext:value-type="string">
            <text:p>CON,CHA</text:p>
          </table:table-cell>
          <table:table-cell office:value-type="string" calcext:value-type="string">
            <text:p>Diplomacy,Lore (Alcohol)</text:p>
          </table:table-cell>
          <table:table-cell office:value-type="string" calcext:value-type="string">
            <text:p>Hobnobber</text:p>
          </table:table-cell>
        </table:table-row>
        <table:table-row table:style-name="ro3">
          <table:table-cell table:style-name="Default" table:number-columns-repeated="3"/>
          <table:table-cell table:number-columns-repeated="11"/>
          <table:table-cell office:value-type="string" calcext:value-type="string">
            <text:p>Barrister</text:p>
          </table:table-cell>
          <table:table-cell office:value-type="float" office:value="1" calcext:value-type="float">
            <text:p>1</text:p>
          </table:table-cell>
          <table:table-cell table:formula="of:=[.Q7]+[.P7]" office:value-type="float" office:value="6" calcext:value-type="float">
            <text:p>6</text:p>
          </table:table-cell>
          <table:table-cell office:value-type="string" calcext:value-type="string">
            <text:p>INT,CHA</text:p>
          </table:table-cell>
          <table:table-cell office:value-type="string" calcext:value-type="string">
            <text:p>Diplomacy,Lore (Legal)</text:p>
          </table:table-cell>
          <table:table-cell office:value-type="string" calcext:value-type="string">
            <text:p>Group Impression</text:p>
          </table:table-cell>
        </table:table-row>
        <table:table-row table:style-name="ro3">
          <table:table-cell table:style-name="ce17" office:value-type="string" calcext:value-type="string">
            <text:p>Gnome Heritage</text:p>
          </table:table-cell>
          <table:table-cell table:style-name="ce20" office:value-type="string" calcext:value-type="string">
            <text:p>Weight</text:p>
          </table:table-cell>
          <table:table-cell table:style-name="ce22" office:value-type="string" calcext:value-type="string">
            <text:p>SumWt</text:p>
          </table:table-cell>
          <table:table-cell table:number-columns-repeated="11"/>
          <table:table-cell office:value-type="string" calcext:value-type="string">
            <text:p>Bounty Hunter</text:p>
          </table:table-cell>
          <table:table-cell office:value-type="float" office:value="1" calcext:value-type="float">
            <text:p>1</text:p>
          </table:table-cell>
          <table:table-cell table:formula="of:=[.Q8]+[.P8]" office:value-type="float" office:value="7" calcext:value-type="float">
            <text:p>7</text:p>
          </table:table-cell>
          <table:table-cell office:value-type="string" calcext:value-type="string">
            <text:p>STR,WIS</text:p>
          </table:table-cell>
          <table:table-cell office:value-type="string" calcext:value-type="string">
            <text:p>Survival,Lore (Legal)</text:p>
          </table:table-cell>
          <table:table-cell office:value-type="string" calcext:value-type="string">
            <text:p>Experienced Tracker</text:p>
          </table:table-cell>
        </table:table-row>
        <table:table-row table:style-name="ro3">
          <table:table-cell office:value-type="string" calcext:value-type="string">
            <text:p>Chameleon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1"/>
          <table:table-cell office:value-type="string" calcext:value-type="string">
            <text:p>Charlatan</text:p>
          </table:table-cell>
          <table:table-cell office:value-type="float" office:value="1" calcext:value-type="float">
            <text:p>1</text:p>
          </table:table-cell>
          <table:table-cell table:formula="of:=[.Q9]+[.P9]" office:value-type="float" office:value="8" calcext:value-type="float">
            <text:p>8</text:p>
          </table:table-cell>
          <table:table-cell office:value-type="string" calcext:value-type="string">
            <text:p>INT,CHA</text:p>
          </table:table-cell>
          <table:table-cell office:value-type="string" calcext:value-type="string">
            <text:p>Deception,Lore (Underworld)</text:p>
          </table:table-cell>
          <table:table-cell office:value-type="string" calcext:value-type="string">
            <text:p>Charming Liar</text:p>
          </table:table-cell>
        </table:table-row>
        <table:table-row table:style-name="ro3">
          <table:table-cell office:value-type="string" calcext:value-type="string">
            <text:p>Fey Touched</text:p>
          </table:table-cell>
          <table:table-cell office:value-type="float" office:value="3" calcext:value-type="float">
            <text:p>3</text:p>
          </table:table-cell>
          <table:table-cell table:formula="of:=[.C10]+[.B10]" office:value-type="float" office:value="3" calcext:value-type="float">
            <text:p>3</text:p>
          </table:table-cell>
          <table:table-cell table:number-columns-repeated="11"/>
          <table:table-cell office:value-type="string" calcext:value-type="string">
            <text:p>Criminal</text:p>
          </table:table-cell>
          <table:table-cell office:value-type="float" office:value="1" calcext:value-type="float">
            <text:p>1</text:p>
          </table:table-cell>
          <table:table-cell table:formula="of:=[.Q10]+[.P10]" office:value-type="float" office:value="9" calcext:value-type="float">
            <text:p>9</text:p>
          </table:table-cell>
          <table:table-cell office:value-type="string" calcext:value-type="string">
            <text:p>DEX,INT</text:p>
          </table:table-cell>
          <table:table-cell office:value-type="string" calcext:value-type="string">
            <text:p>Stealth,Lore (Underworld)</text:p>
          </table:table-cell>
          <table:table-cell office:value-type="string" calcext:value-type="string">
            <text:p>Experienced Smuggler</text:p>
          </table:table-cell>
        </table:table-row>
        <table:table-row table:style-name="ro3">
          <table:table-cell office:value-type="string" calcext:value-type="string">
            <text:p>Ubral</text:p>
          </table:table-cell>
          <table:table-cell office:value-type="float" office:value="3" calcext:value-type="float">
            <text:p>3</text:p>
          </table:table-cell>
          <table:table-cell table:formula="of:=[.C11]+[.B11]" office:value-type="float" office:value="6" calcext:value-type="float">
            <text:p>6</text:p>
          </table:table-cell>
          <table:table-cell table:number-columns-repeated="11"/>
          <table:table-cell office:value-type="string" calcext:value-type="string">
            <text:p>Detective</text:p>
          </table:table-cell>
          <table:table-cell office:value-type="float" office:value="1" calcext:value-type="float">
            <text:p>1</text:p>
          </table:table-cell>
          <table:table-cell table:formula="of:=[.Q11]+[.P11]" office:value-type="float" office:value="10" calcext:value-type="float">
            <text:p>10</text:p>
          </table:table-cell>
          <table:table-cell office:value-type="string" calcext:value-type="string">
            <text:p>INT,WIS</text:p>
          </table:table-cell>
          <table:table-cell office:value-type="string" calcext:value-type="string">
            <text:p>Society,Lore (Underworld)</text:p>
          </table:table-cell>
          <table:table-cell office:value-type="string" calcext:value-type="string">
            <text:p>Streetwise</text:p>
          </table:table-cell>
        </table:table-row>
        <table:table-row table:style-name="ro3">
          <table:table-cell office:value-type="string" calcext:value-type="string">
            <text:p>Wellspring Arcane</text:p>
          </table:table-cell>
          <table:table-cell office:value-type="float" office:value="1" calcext:value-type="float">
            <text:p>1</text:p>
          </table:table-cell>
          <table:table-cell table:formula="of:=[.C12]+[.B12]" office:value-type="float" office:value="9" calcext:value-type="float">
            <text:p>9</text:p>
          </table:table-cell>
          <table:table-cell table:number-columns-repeated="11"/>
          <table:table-cell office:value-type="string" calcext:value-type="string">
            <text:p>Emissary</text:p>
          </table:table-cell>
          <table:table-cell office:value-type="float" office:value="1" calcext:value-type="float">
            <text:p>1</text:p>
          </table:table-cell>
          <table:table-cell table:formula="of:=[.Q12]+[.P12]" office:value-type="float" office:value="11" calcext:value-type="float">
            <text:p>11</text:p>
          </table:table-cell>
          <table:table-cell office:value-type="string" calcext:value-type="string">
            <text:p>INT,CHA</text:p>
          </table:table-cell>
          <table:table-cell office:value-type="string" calcext:value-type="string">
            <text:p>Society,Lore (pick a city)</text:p>
          </table:table-cell>
          <table:table-cell office:value-type="string" calcext:value-type="string">
            <text:p>Multilingual</text:p>
          </table:table-cell>
        </table:table-row>
        <table:table-row table:style-name="ro3">
          <table:table-cell office:value-type="string" calcext:value-type="string">
            <text:p>Wellspring Divine</text:p>
          </table:table-cell>
          <table:table-cell office:value-type="float" office:value="1" calcext:value-type="float">
            <text:p>1</text:p>
          </table:table-cell>
          <table:table-cell table:formula="of:=[.C13]+[.B13]" office:value-type="float" office:value="10" calcext:value-type="float">
            <text:p>10</text:p>
          </table:table-cell>
          <table:table-cell table:number-columns-repeated="11"/>
          <table:table-cell office:value-type="string" calcext:value-type="string">
            <text:p>Entertainer</text:p>
          </table:table-cell>
          <table:table-cell office:value-type="float" office:value="1" calcext:value-type="float">
            <text:p>1</text:p>
          </table:table-cell>
          <table:table-cell table:formula="of:=[.Q13]+[.P13]" office:value-type="float" office:value="12" calcext:value-type="float">
            <text:p>12</text:p>
          </table:table-cell>
          <table:table-cell office:value-type="string" calcext:value-type="string">
            <text:p>DEX,CHA</text:p>
          </table:table-cell>
          <table:table-cell office:value-type="string" calcext:value-type="string">
            <text:p>Performance,Lore (Theater)</text:p>
          </table:table-cell>
          <table:table-cell office:value-type="string" calcext:value-type="string">
            <text:p>Fascinating Performance</text:p>
          </table:table-cell>
        </table:table-row>
        <table:table-row table:style-name="ro3">
          <table:table-cell table:style-name="ce19" office:value-type="string" calcext:value-type="string">
            <text:p>Wellspring Occult</text:p>
          </table:table-cell>
          <table:table-cell office:value-type="float" office:value="1" calcext:value-type="float">
            <text:p>1</text:p>
          </table:table-cell>
          <table:table-cell table:formula="of:=[.C14]+[.B14]" office:value-type="float" office:value="11" calcext:value-type="float">
            <text:p>11</text:p>
          </table:table-cell>
          <table:table-cell table:number-columns-repeated="11"/>
          <table:table-cell office:value-type="string" calcext:value-type="string">
            <text:p>Farmhand</text:p>
          </table:table-cell>
          <table:table-cell office:value-type="float" office:value="1" calcext:value-type="float">
            <text:p>1</text:p>
          </table:table-cell>
          <table:table-cell table:formula="of:=[.Q14]+[.P14]" office:value-type="float" office:value="13" calcext:value-type="float">
            <text:p>13</text:p>
          </table:table-cell>
          <table:table-cell office:value-type="string" calcext:value-type="string">
            <text:p>CON,WIS</text:p>
          </table:table-cell>
          <table:table-cell office:value-type="string" calcext:value-type="string">
            <text:p>Athletics,Lore (Farming)</text:p>
          </table:table-cell>
          <table:table-cell office:value-type="string" calcext:value-type="string">
            <text:p>Assurance (Athletics)</text:p>
          </table:table-cell>
        </table:table-row>
        <table:table-row table:style-name="ro3">
          <table:table-cell table:style-name="Default" table:number-columns-repeated="3"/>
          <table:table-cell table:number-columns-repeated="11"/>
          <table:table-cell office:value-type="string" calcext:value-type="string">
            <text:p>Field Medic</text:p>
          </table:table-cell>
          <table:table-cell office:value-type="float" office:value="1" calcext:value-type="float">
            <text:p>1</text:p>
          </table:table-cell>
          <table:table-cell table:formula="of:=[.Q15]+[.P15]" office:value-type="float" office:value="14" calcext:value-type="float">
            <text:p>14</text:p>
          </table:table-cell>
          <table:table-cell office:value-type="string" calcext:value-type="string">
            <text:p>CON,WIS</text:p>
          </table:table-cell>
          <table:table-cell office:value-type="string" calcext:value-type="string">
            <text:p>Medicine,Lore (Warfare)</text:p>
          </table:table-cell>
          <table:table-cell office:value-type="string" calcext:value-type="string">
            <text:p>Battle Medic</text:p>
          </table:table-cell>
        </table:table-row>
        <table:table-row table:style-name="ro3">
          <table:table-cell table:style-name="ce20" office:value-type="string" calcext:value-type="string">
            <text:p>Human Heritage</text:p>
          </table:table-cell>
          <table:table-cell table:style-name="ce20" office:value-type="string" calcext:value-type="string">
            <text:p>Weight</text:p>
          </table:table-cell>
          <table:table-cell table:style-name="ce22" office:value-type="string" calcext:value-type="string">
            <text:p>SumWt</text:p>
          </table:table-cell>
          <table:table-cell table:number-columns-repeated="11"/>
          <table:table-cell office:value-type="string" calcext:value-type="string">
            <text:p>Fortune Teller</text:p>
          </table:table-cell>
          <table:table-cell office:value-type="float" office:value="1" calcext:value-type="float">
            <text:p>1</text:p>
          </table:table-cell>
          <table:table-cell table:formula="of:=[.Q16]+[.P16]" office:value-type="float" office:value="15" calcext:value-type="float">
            <text:p>15</text:p>
          </table:table-cell>
          <table:table-cell office:value-type="string" calcext:value-type="string">
            <text:p>INT,CHA</text:p>
          </table:table-cell>
          <table:table-cell office:value-type="string" calcext:value-type="string">
            <text:p>Occultism,Lore (Fortune Telling)</text:p>
          </table:table-cell>
          <table:table-cell office:value-type="string" calcext:value-type="string">
            <text:p>Oddity Identification</text:p>
          </table:table-cell>
        </table:table-row>
        <table:table-row table:style-name="ro3">
          <table:table-cell office:value-type="string" calcext:value-type="string">
            <text:p>Skilled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1"/>
          <table:table-cell office:value-type="string" calcext:value-type="string">
            <text:p>Gambler</text:p>
          </table:table-cell>
          <table:table-cell office:value-type="float" office:value="1" calcext:value-type="float">
            <text:p>1</text:p>
          </table:table-cell>
          <table:table-cell table:formula="of:=[.Q17]+[.P17]" office:value-type="float" office:value="16" calcext:value-type="float">
            <text:p>16</text:p>
          </table:table-cell>
          <table:table-cell office:value-type="string" calcext:value-type="string">
            <text:p>DEX,CHA</text:p>
          </table:table-cell>
          <table:table-cell office:value-type="string" calcext:value-type="string">
            <text:p>Deception,Lore (Games)</text:p>
          </table:table-cell>
          <table:table-cell office:value-type="string" calcext:value-type="string">
            <text:p>Lie to Me</text:p>
          </table:table-cell>
        </table:table-row>
        <table:table-row table:style-name="ro3">
          <table:table-cell office:value-type="string" calcext:value-type="string">
            <text:p>Versatile</text:p>
          </table:table-cell>
          <table:table-cell office:value-type="float" office:value="4" calcext:value-type="float">
            <text:p>4</text:p>
          </table:table-cell>
          <table:table-cell table:formula="of:=[.C18]+[.B18]" office:value-type="float" office:value="2" calcext:value-type="float">
            <text:p>2</text:p>
          </table:table-cell>
          <table:table-cell table:number-columns-repeated="11"/>
          <table:table-cell office:value-type="string" calcext:value-type="string">
            <text:p>Gladiator</text:p>
          </table:table-cell>
          <table:table-cell office:value-type="float" office:value="1" calcext:value-type="float">
            <text:p>1</text:p>
          </table:table-cell>
          <table:table-cell table:formula="of:=[.Q18]+[.P18]" office:value-type="float" office:value="17" calcext:value-type="float">
            <text:p>17</text:p>
          </table:table-cell>
          <table:table-cell office:value-type="string" calcext:value-type="string">
            <text:p>STR,CHA</text:p>
          </table:table-cell>
          <table:table-cell office:value-type="string" calcext:value-type="string">
            <text:p>Performance,Lore (Gladiatorial)</text:p>
          </table:table-cell>
          <table:table-cell office:value-type="string" calcext:value-type="string">
            <text:p>Impressive Perfomance</text:p>
          </table:table-cell>
        </table:table-row>
        <table:table-row table:style-name="ro3">
          <table:table-cell office:value-type="string" calcext:value-type="string">
            <text:p>Half-elf</text:p>
          </table:table-cell>
          <table:table-cell office:value-type="float" office:value="1" calcext:value-type="float">
            <text:p>1</text:p>
          </table:table-cell>
          <table:table-cell table:formula="of:=[.C19]+[.B19]" office:value-type="float" office:value="6" calcext:value-type="float">
            <text:p>6</text:p>
          </table:table-cell>
          <table:table-cell table:number-columns-repeated="11"/>
          <table:table-cell office:value-type="string" calcext:value-type="string">
            <text:p>Guard</text:p>
          </table:table-cell>
          <table:table-cell office:value-type="float" office:value="1" calcext:value-type="float">
            <text:p>1</text:p>
          </table:table-cell>
          <table:table-cell table:formula="of:=[.Q19]+[.P19]" office:value-type="float" office:value="18" calcext:value-type="float">
            <text:p>18</text:p>
          </table:table-cell>
          <table:table-cell office:value-type="string" calcext:value-type="string">
            <text:p>STR,CHA</text:p>
          </table:table-cell>
          <table:table-cell office:value-type="string" calcext:value-type="string">
            <text:p>Intimidation,Lore (Legal or Warfare)</text:p>
          </table:table-cell>
          <table:table-cell office:value-type="string" calcext:value-type="string">
            <text:p>Quick Coercion</text:p>
          </table:table-cell>
        </table:table-row>
        <table:table-row table:style-name="ro3">
          <table:table-cell table:style-name="ce19" office:value-type="string" calcext:value-type="string">
            <text:p>Half-orc</text:p>
          </table:table-cell>
          <table:table-cell office:value-type="float" office:value="1" calcext:value-type="float">
            <text:p>1</text:p>
          </table:table-cell>
          <table:table-cell table:formula="of:=[.C20]+[.B20]" office:value-type="float" office:value="7" calcext:value-type="float">
            <text:p>7</text:p>
          </table:table-cell>
          <table:table-cell table:number-columns-repeated="11"/>
          <table:table-cell office:value-type="string" calcext:value-type="string">
            <text:p>Herbalist</text:p>
          </table:table-cell>
          <table:table-cell office:value-type="float" office:value="1" calcext:value-type="float">
            <text:p>1</text:p>
          </table:table-cell>
          <table:table-cell table:formula="of:=[.Q20]+[.P20]" office:value-type="float" office:value="19" calcext:value-type="float">
            <text:p>19</text:p>
          </table:table-cell>
          <table:table-cell office:value-type="string" calcext:value-type="string">
            <text:p>CON,WIS</text:p>
          </table:table-cell>
          <table:table-cell office:value-type="string" calcext:value-type="string">
            <text:p>Nature,Lore (Herbalism)</text:p>
          </table:table-cell>
          <table:table-cell office:value-type="string" calcext:value-type="string">
            <text:p>Natural Medicine</text:p>
          </table:table-cell>
        </table:table-row>
        <table:table-row table:style-name="ro3">
          <table:table-cell table:style-name="Default" table:number-columns-repeated="3"/>
          <table:table-cell table:number-columns-repeated="11"/>
          <table:table-cell office:value-type="string" calcext:value-type="string">
            <text:p>Hermit</text:p>
          </table:table-cell>
          <table:table-cell office:value-type="float" office:value="1" calcext:value-type="float">
            <text:p>1</text:p>
          </table:table-cell>
          <table:table-cell table:formula="of:=[.Q21]+[.P21]" office:value-type="float" office:value="20" calcext:value-type="float">
            <text:p>20</text:p>
          </table:table-cell>
          <table:table-cell office:value-type="string" calcext:value-type="string">
            <text:p>CON,INT</text:p>
          </table:table-cell>
          <table:table-cell office:value-type="string" calcext:value-type="string">
            <text:p>Nature or Occultism,Lore (pick a terrain)</text:p>
          </table:table-cell>
          <table:table-cell office:value-type="string" calcext:value-type="string">
            <text:p>Dubious Knowledge</text:p>
          </table:table-cell>
        </table:table-row>
        <table:table-row table:style-name="ro3">
          <table:table-cell table:style-name="ce20" office:value-type="string" calcext:value-type="string">
            <text:p>Dwarf Heritage</text:p>
          </table:table-cell>
          <table:table-cell table:style-name="ce20" office:value-type="string" calcext:value-type="string">
            <text:p>Weight</text:p>
          </table:table-cell>
          <table:table-cell table:style-name="ce22" office:value-type="string" calcext:value-type="string">
            <text:p>SumWt</text:p>
          </table:table-cell>
          <table:table-cell table:number-columns-repeated="11"/>
          <table:table-cell office:value-type="string" calcext:value-type="string">
            <text:p>Hunter</text:p>
          </table:table-cell>
          <table:table-cell office:value-type="float" office:value="1" calcext:value-type="float">
            <text:p>1</text:p>
          </table:table-cell>
          <table:table-cell table:formula="of:=[.Q22]+[.P22]" office:value-type="float" office:value="21" calcext:value-type="float">
            <text:p>21</text:p>
          </table:table-cell>
          <table:table-cell office:value-type="string" calcext:value-type="string">
            <text:p>DEX,WIS</text:p>
          </table:table-cell>
          <table:table-cell office:value-type="string" calcext:value-type="string">
            <text:p>Survival,Lore (Tanning)</text:p>
          </table:table-cell>
          <table:table-cell office:value-type="string" calcext:value-type="string">
            <text:p>Survey Wildlife</text:p>
          </table:table-cell>
        </table:table-row>
        <table:table-row table:style-name="ro3">
          <table:table-cell table:style-name="ce21" office:value-type="string" calcext:value-type="string">
            <text:p>Ancient Bloode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1"/>
          <table:table-cell office:value-type="string" calcext:value-type="string">
            <text:p>Laborer</text:p>
          </table:table-cell>
          <table:table-cell office:value-type="float" office:value="1" calcext:value-type="float">
            <text:p>1</text:p>
          </table:table-cell>
          <table:table-cell table:formula="of:=[.Q23]+[.P23]" office:value-type="float" office:value="22" calcext:value-type="float">
            <text:p>22</text:p>
          </table:table-cell>
          <table:table-cell office:value-type="string" calcext:value-type="string">
            <text:p>STR,CON</text:p>
          </table:table-cell>
          <table:table-cell office:value-type="string" calcext:value-type="string">
            <text:p>Athletics,Lore (Labor)</text:p>
          </table:table-cell>
          <table:table-cell office:value-type="string" calcext:value-type="string">
            <text:p>Hefty Hauler</text:p>
          </table:table-cell>
        </table:table-row>
        <table:table-row table:style-name="ro3">
          <table:table-cell office:value-type="string" calcext:value-type="string">
            <text:p>Death Warden</text:p>
          </table:table-cell>
          <table:table-cell office:value-type="float" office:value="1" calcext:value-type="float">
            <text:p>1</text:p>
          </table:table-cell>
          <table:table-cell table:formula="of:=[.C24]+[.B24]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Martial Disciple</text:p>
          </table:table-cell>
          <table:table-cell office:value-type="float" office:value="1" calcext:value-type="float">
            <text:p>1</text:p>
          </table:table-cell>
          <table:table-cell table:formula="of:=[.Q24]+[.P24]" office:value-type="float" office:value="23" calcext:value-type="float">
            <text:p>23</text:p>
          </table:table-cell>
          <table:table-cell office:value-type="string" calcext:value-type="string">
            <text:p>STR,DEX</text:p>
          </table:table-cell>
          <table:table-cell office:value-type="string" calcext:value-type="string">
            <text:p>Acrobatics or Athletics,Lore (Warfare)</text:p>
          </table:table-cell>
          <table:table-cell office:value-type="string" calcext:value-type="string">
            <text:p>Cat Fall or Quick Jump</text:p>
          </table:table-cell>
        </table:table-row>
        <table:table-row table:style-name="ro3">
          <table:table-cell office:value-type="string" calcext:value-type="string">
            <text:p>Forge</text:p>
          </table:table-cell>
          <table:table-cell office:value-type="float" office:value="1" calcext:value-type="float">
            <text:p>1</text:p>
          </table:table-cell>
          <table:table-cell table:formula="of:=[.C25]+[.B25]" office:value-type="float" office:value="2" calcext:value-type="float">
            <text:p>2</text:p>
          </table:table-cell>
          <table:table-cell table:number-columns-repeated="11"/>
          <table:table-cell office:value-type="string" calcext:value-type="string">
            <text:p>Merchant</text:p>
          </table:table-cell>
          <table:table-cell office:value-type="float" office:value="1" calcext:value-type="float">
            <text:p>1</text:p>
          </table:table-cell>
          <table:table-cell table:formula="of:=[.Q25]+[.P25]" office:value-type="float" office:value="24" calcext:value-type="float">
            <text:p>24</text:p>
          </table:table-cell>
          <table:table-cell office:value-type="string" calcext:value-type="string">
            <text:p>INT,CHA</text:p>
          </table:table-cell>
          <table:table-cell office:value-type="string" calcext:value-type="string">
            <text:p>Diplomacy,Lore (Mercantile)</text:p>
          </table:table-cell>
          <table:table-cell office:value-type="string" calcext:value-type="string">
            <text:p>Bargain Hunter</text:p>
          </table:table-cell>
        </table:table-row>
        <table:table-row table:style-name="ro3">
          <table:table-cell office:value-type="string" calcext:value-type="string">
            <text:p>Rock</text:p>
          </table:table-cell>
          <table:table-cell office:value-type="float" office:value="1" calcext:value-type="float">
            <text:p>1</text:p>
          </table:table-cell>
          <table:table-cell table:formula="of:=[.C26]+[.B26]" office:value-type="float" office:value="3" calcext:value-type="float">
            <text:p>3</text:p>
          </table:table-cell>
          <table:table-cell table:number-columns-repeated="11"/>
          <table:table-cell office:value-type="string" calcext:value-type="string">
            <text:p>Miner</text:p>
          </table:table-cell>
          <table:table-cell office:value-type="float" office:value="1" calcext:value-type="float">
            <text:p>1</text:p>
          </table:table-cell>
          <table:table-cell table:formula="of:=[.Q26]+[.P26]" office:value-type="float" office:value="25" calcext:value-type="float">
            <text:p>25</text:p>
          </table:table-cell>
          <table:table-cell office:value-type="string" calcext:value-type="string">
            <text:p>STR,WIS</text:p>
          </table:table-cell>
          <table:table-cell office:value-type="string" calcext:value-type="string">
            <text:p>Survival,Lore (Mining)</text:p>
          </table:table-cell>
          <table:table-cell office:value-type="string" calcext:value-type="string">
            <text:p>Terrain Expertise (underground)</text:p>
          </table:table-cell>
        </table:table-row>
        <table:table-row table:style-name="ro3">
          <table:table-cell table:style-name="ce19" office:value-type="string" calcext:value-type="string">
            <text:p>Strong blooded</text:p>
          </table:table-cell>
          <table:table-cell office:value-type="float" office:value="1" calcext:value-type="float">
            <text:p>1</text:p>
          </table:table-cell>
          <table:table-cell table:formula="of:=[.C27]+[.B27]" office:value-type="float" office:value="4" calcext:value-type="float">
            <text:p>4</text:p>
          </table:table-cell>
          <table:table-cell table:number-columns-repeated="11"/>
          <table:table-cell office:value-type="string" calcext:value-type="string">
            <text:p>Noble</text:p>
          </table:table-cell>
          <table:table-cell office:value-type="float" office:value="1" calcext:value-type="float">
            <text:p>1</text:p>
          </table:table-cell>
          <table:table-cell table:formula="of:=[.Q27]+[.P27]" office:value-type="float" office:value="26" calcext:value-type="float">
            <text:p>26</text:p>
          </table:table-cell>
          <table:table-cell office:value-type="string" calcext:value-type="string">
            <text:p>INT,CHA</text:p>
          </table:table-cell>
          <table:table-cell office:value-type="string" calcext:value-type="string">
            <text:p>Society,Lore (Heraldry or Genealogy)</text:p>
          </table:table-cell>
          <table:table-cell office:value-type="string" calcext:value-type="string">
            <text:p>Courtly Graces</text:p>
          </table:table-cell>
        </table:table-row>
        <table:table-row table:style-name="ro3">
          <table:table-cell table:style-name="Default" table:number-columns-repeated="3"/>
          <table:table-cell table:number-columns-repeated="11"/>
          <table:table-cell office:value-type="string" calcext:value-type="string">
            <text:p>Nomad</text:p>
          </table:table-cell>
          <table:table-cell office:value-type="float" office:value="1" calcext:value-type="float">
            <text:p>1</text:p>
          </table:table-cell>
          <table:table-cell table:formula="of:=[.Q28]+[.P28]" office:value-type="float" office:value="27" calcext:value-type="float">
            <text:p>27</text:p>
          </table:table-cell>
          <table:table-cell office:value-type="string" calcext:value-type="string">
            <text:p>CON,WIS</text:p>
          </table:table-cell>
          <table:table-cell office:value-type="string" calcext:value-type="string">
            <text:p>Survival,Lore (pick a terrain)</text:p>
          </table:table-cell>
          <table:table-cell office:value-type="string" calcext:value-type="string">
            <text:p>Assurance (Survival)</text:p>
          </table:table-cell>
        </table:table-row>
        <table:table-row table:style-name="ro3">
          <table:table-cell table:style-name="ce20" office:value-type="string" calcext:value-type="string">
            <text:p>Elf Heritage</text:p>
          </table:table-cell>
          <table:table-cell table:style-name="ce20" office:value-type="string" calcext:value-type="string">
            <text:p>Weight</text:p>
          </table:table-cell>
          <table:table-cell table:style-name="ce22" office:value-type="string" calcext:value-type="string">
            <text:p>SumWt</text:p>
          </table:table-cell>
          <table:table-cell table:number-columns-repeated="11"/>
          <table:table-cell office:value-type="string" calcext:value-type="string">
            <text:p>Prisoner</text:p>
          </table:table-cell>
          <table:table-cell office:value-type="float" office:value="1" calcext:value-type="float">
            <text:p>1</text:p>
          </table:table-cell>
          <table:table-cell table:formula="of:=[.Q29]+[.P29]" office:value-type="float" office:value="28" calcext:value-type="float">
            <text:p>28</text:p>
          </table:table-cell>
          <table:table-cell office:value-type="string" calcext:value-type="string">
            <text:p>STR,CON</text:p>
          </table:table-cell>
          <table:table-cell office:value-type="string" calcext:value-type="string">
            <text:p>Stealth,Lore (Underworld)</text:p>
          </table:table-cell>
          <table:table-cell office:value-type="string" calcext:value-type="string">
            <text:p>Experienced Smuggler</text:p>
          </table:table-cell>
        </table:table-row>
        <table:table-row table:style-name="ro3">
          <table:table-cell table:style-name="ce21" office:value-type="string" calcext:value-type="string">
            <text:p>Arcti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1"/>
          <table:table-cell office:value-type="string" calcext:value-type="string">
            <text:p>Sailor</text:p>
          </table:table-cell>
          <table:table-cell office:value-type="float" office:value="1" calcext:value-type="float">
            <text:p>1</text:p>
          </table:table-cell>
          <table:table-cell table:formula="of:=[.Q30]+[.P30]" office:value-type="float" office:value="29" calcext:value-type="float">
            <text:p>29</text:p>
          </table:table-cell>
          <table:table-cell office:value-type="string" calcext:value-type="string">
            <text:p>STR,DEX</text:p>
          </table:table-cell>
          <table:table-cell office:value-type="string" calcext:value-type="string">
            <text:p>Athletics,Lore (Sailing)</text:p>
          </table:table-cell>
          <table:table-cell office:value-type="string" calcext:value-type="string">
            <text:p>Underwater Marauder</text:p>
          </table:table-cell>
        </table:table-row>
        <table:table-row table:style-name="ro3">
          <table:table-cell office:value-type="string" calcext:value-type="string">
            <text:p>Cavern</text:p>
          </table:table-cell>
          <table:table-cell office:value-type="float" office:value="1" calcext:value-type="float">
            <text:p>1</text:p>
          </table:table-cell>
          <table:table-cell table:formula="of:=[.C31]+[.B31]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Scholar</text:p>
          </table:table-cell>
          <table:table-cell office:value-type="float" office:value="1" calcext:value-type="float">
            <text:p>1</text:p>
          </table:table-cell>
          <table:table-cell table:formula="of:=[.Q31]+[.P31]" office:value-type="float" office:value="30" calcext:value-type="float">
            <text:p>30</text:p>
          </table:table-cell>
          <table:table-cell office:value-type="string" calcext:value-type="string">
            <text:p>INT,WIS</text:p>
          </table:table-cell>
          <table:table-cell office:value-type="string" calcext:value-type="string">
            <text:p>pick a knowledge skill,Lore (Academia)</text:p>
          </table:table-cell>
          <table:table-cell office:value-type="string" calcext:value-type="string">
            <text:p>Assurance (knowledge skill)</text:p>
          </table:table-cell>
        </table:table-row>
        <table:table-row table:style-name="ro3">
          <table:table-cell office:value-type="string" calcext:value-type="string">
            <text:p>Seer</text:p>
          </table:table-cell>
          <table:table-cell office:value-type="float" office:value="2" calcext:value-type="float">
            <text:p>2</text:p>
          </table:table-cell>
          <table:table-cell table:formula="of:=[.C32]+[.B32]" office:value-type="float" office:value="2" calcext:value-type="float">
            <text:p>2</text:p>
          </table:table-cell>
          <table:table-cell table:number-columns-repeated="11"/>
          <table:table-cell office:value-type="string" calcext:value-type="string">
            <text:p>Scout</text:p>
          </table:table-cell>
          <table:table-cell office:value-type="float" office:value="1" calcext:value-type="float">
            <text:p>1</text:p>
          </table:table-cell>
          <table:table-cell table:formula="of:=[.Q32]+[.P32]" office:value-type="float" office:value="31" calcext:value-type="float">
            <text:p>31</text:p>
          </table:table-cell>
          <table:table-cell office:value-type="string" calcext:value-type="string">
            <text:p>DEX,WIS</text:p>
          </table:table-cell>
          <table:table-cell office:value-type="string" calcext:value-type="string">
            <text:p>Survival,Lore (pick a terrain)</text:p>
          </table:table-cell>
          <table:table-cell office:value-type="string" calcext:value-type="string">
            <text:p>Forager</text:p>
          </table:table-cell>
        </table:table-row>
        <table:table-row table:style-name="ro3">
          <table:table-cell office:value-type="string" calcext:value-type="string">
            <text:p>Whisper</text:p>
          </table:table-cell>
          <table:table-cell office:value-type="float" office:value="2" calcext:value-type="float">
            <text:p>2</text:p>
          </table:table-cell>
          <table:table-cell table:formula="of:=[.C33]+[.B33]" office:value-type="float" office:value="4" calcext:value-type="float">
            <text:p>4</text:p>
          </table:table-cell>
          <table:table-cell table:number-columns-repeated="11"/>
          <table:table-cell office:value-type="string" calcext:value-type="string">
            <text:p>Street Urchin</text:p>
          </table:table-cell>
          <table:table-cell office:value-type="float" office:value="1" calcext:value-type="float">
            <text:p>1</text:p>
          </table:table-cell>
          <table:table-cell table:formula="of:=[.Q33]+[.P33]" office:value-type="float" office:value="32" calcext:value-type="float">
            <text:p>32</text:p>
          </table:table-cell>
          <table:table-cell office:value-type="string" calcext:value-type="string">
            <text:p>DEX,CON</text:p>
          </table:table-cell>
          <table:table-cell office:value-type="string" calcext:value-type="string">
            <text:p>Thievery,Lore (pick a city)</text:p>
          </table:table-cell>
          <table:table-cell office:value-type="string" calcext:value-type="string">
            <text:p>Pickpocket</text:p>
          </table:table-cell>
        </table:table-row>
        <table:table-row table:style-name="ro3">
          <table:table-cell table:style-name="ce19" office:value-type="string" calcext:value-type="string">
            <text:p>Woodland</text:p>
          </table:table-cell>
          <table:table-cell office:value-type="float" office:value="2" calcext:value-type="float">
            <text:p>2</text:p>
          </table:table-cell>
          <table:table-cell table:formula="of:=[.C34]+[.B34]" office:value-type="float" office:value="6" calcext:value-type="float">
            <text:p>6</text:p>
          </table:table-cell>
          <table:table-cell table:number-columns-repeated="11"/>
          <table:table-cell office:value-type="string" calcext:value-type="string">
            <text:p>Tinker</text:p>
          </table:table-cell>
          <table:table-cell office:value-type="float" office:value="1" calcext:value-type="float">
            <text:p>1</text:p>
          </table:table-cell>
          <table:table-cell table:formula="of:=[.Q34]+[.P34]" office:value-type="float" office:value="33" calcext:value-type="float">
            <text:p>33</text:p>
          </table:table-cell>
          <table:table-cell office:value-type="string" calcext:value-type="string">
            <text:p>DEX,INT</text:p>
          </table:table-cell>
          <table:table-cell office:value-type="string" calcext:value-type="string">
            <text:p>Crafting,Lore (Engineering)</text:p>
          </table:table-cell>
          <table:table-cell office:value-type="string" calcext:value-type="string">
            <text:p>Specialty Crafting</text:p>
          </table:table-cell>
        </table:table-row>
        <table:table-row table:style-name="ro3">
          <table:table-cell table:style-name="Default" table:number-columns-repeated="3"/>
          <table:table-cell table:number-columns-repeated="11"/>
          <table:table-cell table:style-name="ce38" office:value-type="string" calcext:value-type="string">
            <text:p>Warrior</text:p>
          </table:table-cell>
          <table:table-cell office:value-type="float" office:value="1" calcext:value-type="float">
            <text:p>1</text:p>
          </table:table-cell>
          <table:table-cell table:formula="of:=[.Q35]+[.P35]" office:value-type="float" office:value="34" calcext:value-type="float">
            <text:p>34</text:p>
          </table:table-cell>
          <table:table-cell table:style-name="ce39" office:value-type="string" calcext:value-type="string">
            <text:p>STR,CON</text:p>
          </table:table-cell>
          <table:table-cell table:style-name="ce39" office:value-type="string" calcext:value-type="string">
            <text:p>Intimidation,Lore (Warfare)</text:p>
          </table:table-cell>
          <table:table-cell table:style-name="ce41" office:value-type="string" calcext:value-type="string">
            <text:p>Intimidating Glare</text:p>
          </table:table-cell>
        </table:table-row>
        <table:table-row table:style-name="ro3">
          <table:table-cell table:style-name="ce20" office:value-type="string" calcext:value-type="string">
            <text:p>Goblin Heritage</text:p>
          </table:table-cell>
          <table:table-cell table:style-name="ce20" office:value-type="string" calcext:value-type="string">
            <text:p>Weight</text:p>
          </table:table-cell>
          <table:table-cell table:style-name="ce22" office:value-type="string" calcext:value-type="string">
            <text:p>SumWt</text:p>
          </table:table-cell>
          <table:table-cell table:number-columns-repeated="11"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table:style-name="ce21" office:value-type="string" calcext:value-type="string">
            <text:p>Charhid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1"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Irongut</text:p>
          </table:table-cell>
          <table:table-cell office:value-type="float" office:value="1" calcext:value-type="float">
            <text:p>1</text:p>
          </table:table-cell>
          <table:table-cell table:formula="of:=[.C38]+[.B38]" office:value-type="float" office:value="1" calcext:value-type="float">
            <text:p>1</text:p>
          </table:table-cell>
          <table:table-cell table:number-columns-repeated="11"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Razortooth</text:p>
          </table:table-cell>
          <table:table-cell office:value-type="float" office:value="1" calcext:value-type="float">
            <text:p>1</text:p>
          </table:table-cell>
          <table:table-cell table:formula="of:=[.C39]+[.B39]" office:value-type="float" office:value="2" calcext:value-type="float">
            <text:p>2</text:p>
          </table:table-cell>
          <table:table-cell table:number-columns-repeated="11"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Snow</text:p>
          </table:table-cell>
          <table:table-cell office:value-type="float" office:value="1" calcext:value-type="float">
            <text:p>1</text:p>
          </table:table-cell>
          <table:table-cell table:formula="of:=[.C40]+[.B40]" office:value-type="float" office:value="3" calcext:value-type="float">
            <text:p>3</text:p>
          </table:table-cell>
          <table:table-cell table:number-columns-repeated="11"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table:style-name="ce19" office:value-type="string" calcext:value-type="string">
            <text:p>Unbreakable</text:p>
          </table:table-cell>
          <table:table-cell office:value-type="float" office:value="1" calcext:value-type="float">
            <text:p>1</text:p>
          </table:table-cell>
          <table:table-cell table:formula="of:=[.C41]+[.B41]" office:value-type="float" office:value="4" calcext:value-type="float">
            <text:p>4</text:p>
          </table:table-cell>
          <table:table-cell table:number-columns-repeated="11"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table:style-name="Default" table:number-columns-repeated="3"/>
          <table:table-cell table:number-columns-repeated="11"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table:style-name="ce20" office:value-type="string" calcext:value-type="string">
            <text:p>Halfling Heritage</text:p>
          </table:table-cell>
          <table:table-cell table:style-name="ce20" office:value-type="string" calcext:value-type="string">
            <text:p>Weight</text:p>
          </table:table-cell>
          <table:table-cell table:style-name="ce22" office:value-type="string" calcext:value-type="string">
            <text:p>SumWt</text:p>
          </table:table-cell>
          <table:table-cell table:number-columns-repeated="11"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Gutsy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1"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Hillock</text:p>
          </table:table-cell>
          <table:table-cell office:value-type="float" office:value="1" calcext:value-type="float">
            <text:p>1</text:p>
          </table:table-cell>
          <table:table-cell table:formula="of:=[.C45]+[.B45]" office:value-type="float" office:value="1" calcext:value-type="float">
            <text:p>1</text:p>
          </table:table-cell>
          <table:table-cell table:number-columns-repeated="11"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Nomadic</text:p>
          </table:table-cell>
          <table:table-cell office:value-type="float" office:value="1" calcext:value-type="float">
            <text:p>1</text:p>
          </table:table-cell>
          <table:table-cell table:formula="of:=[.C46]+[.B46]" office:value-type="float" office:value="2" calcext:value-type="float">
            <text:p>2</text:p>
          </table:table-cell>
          <table:table-cell table:number-columns-repeated="11"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Twilight</text:p>
          </table:table-cell>
          <table:table-cell office:value-type="float" office:value="1" calcext:value-type="float">
            <text:p>1</text:p>
          </table:table-cell>
          <table:table-cell table:formula="of:=[.C47]+[.B47]" office:value-type="float" office:value="3" calcext:value-type="float">
            <text:p>3</text:p>
          </table:table-cell>
          <table:table-cell table:number-columns-repeated="11"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table:style-name="ce19" office:value-type="string" calcext:value-type="string">
            <text:p>Wildwood</text:p>
          </table:table-cell>
          <table:table-cell office:value-type="float" office:value="1" calcext:value-type="float">
            <text:p>1</text:p>
          </table:table-cell>
          <table:table-cell table:formula="of:=[.C48]+[.B48]" office:value-type="float" office:value="4" calcext:value-type="float">
            <text:p>4</text:p>
          </table:table-cell>
          <table:table-cell table:number-columns-repeated="11"/>
          <table:table-cell table:style-name="Default" table:number-columns-repeated="3"/>
          <table:table-cell table:number-columns-repeated="2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2-06">00/00/0000</text:date>, <text:time style:data-style-name="N2" text:time-value="18:48:15.92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4H50M37S</meta:editing-duration>
    <meta:editing-cycles>48</meta:editing-cycles>
    <meta:generator>LibreOffice/5.1.1.3$Windows_x86 LibreOffice_project/89f508ef3ecebd2cfb8e1def0f0ba9a803b88a6d</meta:generator>
    <dc:date>2022-02-06T18:52:26.651000000</dc:date>
    <meta:document-statistic meta:table-count="6" meta:cell-count="1852" meta:object-count="0"/>
    <meta:user-defined meta:name="Info 1"/>
    <meta:user-defined meta:name="Info 2"/>
    <meta:user-defined meta:name="Info 3"/>
    <meta:user-defined meta:name="Info 4"/>
  </office:meta>
</office:document-meta>
</file>